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background-color="#FFFF00"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center"/>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text-properties fo:font-style="italic" style:font-style-asian="italic" style:font-style-complex="italic" fo:language="ru" fo:country="RU"/>
    </style:style>
    <style:style style:name="P87" style:parent-style-name="Textbody" style:family="paragraph">
      <style:paragraph-properties fo:text-align="justify"/>
      <style:text-properties fo:language="ru" fo:country="RU"/>
    </style:style>
    <style:style style:name="P88" style:parent-style-name="Textbody" style:family="paragraph">
      <style:paragraph-properties fo:text-align="justify"/>
      <style:text-properties fo:font-style="italic" style:font-style-asian="italic" style:font-style-complex="italic"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style>
    <style:style style:name="T95" style:parent-style-name="DefaultParagraphFont" style:family="text">
      <style:text-properties fo:font-style="italic" style:font-style-asian="italic" style:font-style-complex="italic" fo:language="ru" fo:country="RU"/>
    </style:style>
    <style:style style:name="P96" style:parent-style-name="Textbody" style:family="paragraph">
      <style:paragraph-properties fo:text-align="justify"/>
      <style:text-properties fo:language="ru" fo:country="RU"/>
    </style:style>
    <style:style style:name="P97" style:parent-style-name="Textbody" style:family="paragraph">
      <style:paragraph-properties fo:text-align="justify"/>
      <style:text-properties fo:font-style="italic" style:font-style-asian="italic" style:font-style-complex="italic"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style>
    <style:style style:name="T102" style:parent-style-name="DefaultParagraphFont" style:family="text">
      <style:text-properties fo:font-style="italic" style:font-style-asian="italic" style:font-style-complex="italic" fo:language="ru" fo:country="RU"/>
    </style:style>
    <style:style style:name="P103" style:parent-style-name="Textbody" style:family="paragraph">
      <style:paragraph-properties fo:text-align="justify"/>
    </style:style>
    <style:style style:name="T104" style:parent-style-name="DefaultParagraphFont" style:family="text">
      <style:text-properties fo:font-style="italic" style:font-style-asian="italic" style:font-style-complex="italic" fo:language="ru" fo:country="RU"/>
    </style:style>
    <style:style style:name="P105" style:parent-style-name="Textbody" style:family="paragraph">
      <style:paragraph-properties fo:text-align="justify"/>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language="ru" fo:country="RU"/>
    </style:style>
    <style:style style:name="P108" style:parent-style-name="Textbody" style:family="paragraph">
      <style:paragraph-properties fo:text-align="justify"/>
    </style:style>
    <style:style style:name="T109" style:parent-style-name="DefaultParagraphFont" style:family="text">
      <style:text-properties fo:font-style="italic" style:font-style-asian="italic" style:font-style-complex="italic" fo:language="ru" fo:country="RU"/>
    </style:style>
    <style:style style:name="P110" style:parent-style-name="Textbody" style:family="paragraph">
      <style:paragraph-properties fo:text-align="justify"/>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language="ru" fo:country="RU"/>
    </style:style>
    <style:style style:name="P113" style:parent-style-name="Textbody" style:family="paragraph">
      <style:paragraph-properties fo:text-align="justify"/>
      <style:text-properties fo:font-style="italic" style:font-style-asian="italic" style:font-style-complex="italic"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style>
    <style:style style:name="T122" style:parent-style-name="DefaultParagraphFont" style:family="text">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style>
    <style:style style:name="T125" style:parent-style-name="DefaultParagraphFont" style:family="text">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style>
    <style:style style:name="T139" style:parent-style-name="DefaultParagraphFont" style:family="text">
      <style:text-properties fo:font-style="italic" style:font-style-asian="italic" style:font-style-complex="italic" fo:language="ru" fo:country="RU"/>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fo:language="ru" fo:country="RU"/>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fo:language="ru" fo:country="RU"/>
    </style:style>
    <style:style style:name="P144" style:parent-style-name="Textbody" style:family="paragraph">
      <style:paragraph-properties fo:text-align="justify"/>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style>
    <style:style style:name="T148" style:parent-style-name="DefaultParagraphFont" style:family="text">
      <style:text-properties fo:font-style="italic" style:font-style-asian="italic" style:font-style-complex="italic" fo:language="ru" fo:country="RU"/>
    </style:style>
    <style:style style:name="T149" style:parent-style-name="DefaultParagraphFont" style:family="text">
      <style:text-properties fo:font-style="italic" style:font-style-asian="italic" style:font-style-complex="italic" fo:language="uk" fo:country="UA"/>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uk" fo:country="UA"/>
    </style:style>
    <style:style style:name="T152" style:parent-style-name="DefaultParagraphFont" style:family="text">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font-style="italic" style:font-style-asian="italic" style:font-style-complex="italic"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fo:language="ru" fo:country="RU"/>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center"/>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font-style="italic" style:font-style-asian="italic" style:font-style-complex="italic" fo:language="ru" fo:country="RU"/>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fo:language="ru" fo:country="RU"/>
    </style:style>
    <style:style style:name="P212" style:parent-style-name="Textbody" style:family="paragraph">
      <style:paragraph-properties fo:text-align="justify"/>
      <style:text-properties fo:language="ru" fo:country="RU"/>
    </style:style>
    <style:style style:name="P213" style:parent-style-name="Textbody" style:family="paragraph">
      <style:paragraph-properties fo:text-align="justify"/>
      <style:text-properties fo:font-style="italic" style:font-style-asian="italic" style:font-style-complex="italic" fo:language="ru" fo:country="RU"/>
    </style:style>
    <style:style style:name="P214" style:parent-style-name="Textbody" style:family="paragraph">
      <style:paragraph-properties fo:text-align="justify"/>
      <style:text-properties fo:font-style="italic" style:font-style-asian="italic" style:font-style-complex="italic"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style>
    <style:style style:name="T218" style:parent-style-name="DefaultParagraphFont" style:family="text">
      <style:text-properties fo:font-style="italic" style:font-style-asian="italic" style:font-style-complex="italic" fo:language="ru" fo:country="RU"/>
    </style:style>
    <style:style style:name="P219" style:parent-style-name="Textbody" style:family="paragraph">
      <style:paragraph-properties fo:text-align="justify"/>
      <style:text-properties fo:font-style="italic" style:font-style-asian="italic" style:font-style-complex="italic" fo:language="ru" fo:country="RU"/>
    </style:style>
    <style:style style:name="P220" style:parent-style-name="Textbody" style:family="paragraph">
      <style:paragraph-properties fo:text-align="justify"/>
      <style:text-properties fo:font-style="italic" style:font-style-asian="italic" style:font-style-complex="italic" fo:language="ru" fo:country="RU"/>
    </style:style>
    <style:style style:name="P221" style:parent-style-name="Textbody" style:family="paragraph">
      <style:paragraph-properties fo:text-align="justify"/>
      <style:text-properties fo:language="ru" fo:country="RU"/>
    </style:style>
    <style:style style:name="P222" style:parent-style-name="Textbody" style:family="paragraph">
      <style:paragraph-properties fo:text-align="justify"/>
      <style:text-properties fo:language="ru" fo:country="RU"/>
    </style:style>
    <style:style style:name="P223" style:parent-style-name="Textbody" style:family="paragraph">
      <style:paragraph-properties fo:text-align="justify"/>
      <style:text-properties fo:font-style="italic" style:font-style-asian="italic" style:font-style-complex="italic" fo:language="ru" fo:country="RU"/>
    </style:style>
    <style:style style:name="P224" style:parent-style-name="Textbody" style:family="paragraph">
      <style:paragraph-properties fo:text-align="justify"/>
      <style:text-properties fo:font-style="italic" style:font-style-asian="italic" style:font-style-complex="italic" fo:language="ru" fo:country="RU"/>
    </style:style>
    <style:style style:name="P225" style:parent-style-name="Textbody" style:family="paragraph">
      <style:paragraph-properties fo:text-align="justify"/>
      <style:text-properties fo:font-style="italic" style:font-style-asian="italic" style:font-style-complex="italic"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style>
    <style:style style:name="T264" style:parent-style-name="DefaultParagraphFont" style:family="text">
      <style:text-properties fo:font-style="italic" style:font-style-asian="italic" style:font-style-complex="italic" fo:language="ru" fo:country="RU"/>
    </style:style>
    <style:style style:name="P265" style:parent-style-name="Textbody" style:family="paragraph">
      <style:paragraph-properties fo:text-align="justify"/>
      <style:text-properties fo:font-style="italic" style:font-style-asian="italic" style:font-style-complex="italic" fo:language="ru" fo:country="RU"/>
    </style:style>
    <style:style style:name="P266" style:parent-style-name="Textbody" style:family="paragraph">
      <style:paragraph-properties fo:text-align="justify"/>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center"/>
      <style:text-properties fo:language="ru" fo:country="RU"/>
    </style:style>
    <style:style style:name="P281" style:parent-style-name="Textbody" style:family="paragraph">
      <style:paragraph-properties fo:text-align="justify"/>
      <style:text-properties fo:language="ru" fo:country="RU"/>
    </style:style>
    <style:style style:name="P282" style:parent-style-name="Textbody" style:family="paragraph">
      <style:paragraph-properties fo:text-align="justify"/>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Heading2" style:family="paragraph">
      <style:paragraph-properties fo:text-align="center"/>
      <style:text-properties fo:language="ru" fo:country="RU"/>
    </style:style>
    <style:style style:name="P289" style:parent-style-name="Textbody" style:family="paragraph">
      <style:paragraph-properties fo:text-align="center"/>
      <style:text-properties fo:language="ru" fo:country="RU"/>
    </style:style>
    <style:style style:name="P290"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1"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2"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3" style:parent-style-name="Textbody" style:family="paragraph">
      <style:paragraph-properties fo:text-align="justify" fo:margin-left="2.4618in">
        <style:tab-stops/>
      </style:paragraph-properties>
      <style:text-properties fo:language="ru" fo:country="RU"/>
    </style:style>
    <style:style style:name="P294" style:parent-style-name="Textbody" style:family="paragraph">
      <style:paragraph-properties fo:text-align="justify"/>
      <style:text-properties fo:language="ru" fo:country="RU"/>
    </style:style>
    <style:style style:name="P295" style:parent-style-name="Textbody" style:family="paragraph">
      <style:paragraph-properties fo:text-align="justify"/>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background-color="#FFFF00"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style>
    <style:style style:name="T314" style:parent-style-name="DefaultParagraphFont" style:family="text">
      <style:text-properties fo:language="ru" fo:country="RU"/>
    </style:style>
    <style:style style:name="T315" style:parent-style-name="DefaultParagraphFont" style:family="text">
      <style:text-properties fo:language="uk" fo:country="UA"/>
    </style:style>
    <style:style style:name="T316" style:parent-style-name="DefaultParagraphFont" style:family="text">
      <style:text-properties fo:language="ru" fo:country="RU"/>
    </style:style>
    <style:style style:name="P317" style:parent-style-name="Textbody" style:family="paragraph">
      <style:paragraph-properties fo:text-align="justify"/>
      <style:text-properties fo:language="ru" fo:country="RU"/>
    </style:style>
    <style:style style:name="P318" style:parent-style-name="Textbody" style:family="paragraph">
      <style:paragraph-properties fo:text-align="justify"/>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text-properties fo:font-style="italic" style:font-style-asian="italic" style:font-style-complex="italic" fo:language="ru" fo:country="RU"/>
    </style:style>
    <style:style style:name="P321" style:parent-style-name="Textbody" style:family="paragraph">
      <style:paragraph-properties fo:text-align="justify"/>
      <style:text-properties fo:font-style="italic" style:font-style-asian="italic" style:font-style-complex="italic" fo:language="ru" fo:country="RU"/>
    </style:style>
    <style:style style:name="P322" style:parent-style-name="Textbody" style:family="paragraph">
      <style:paragraph-properties fo:text-align="justify"/>
    </style:style>
    <style:style style:name="T323" style:parent-style-name="DefaultParagraphFont" style:family="text">
      <style:text-properties fo:font-style="italic" style:font-style-asian="italic" style:font-style-complex="italic" fo:language="ru" fo:country="RU"/>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fo:language="ru" fo:country="RU"/>
    </style:style>
    <style:style style:name="T326" style:parent-style-name="DefaultParagraphFont" style:family="text">
      <style:text-properties fo:font-style="italic" style:font-style-asian="italic" style:font-style-complex="italic"/>
    </style:style>
    <style:style style:name="T327" style:parent-style-name="DefaultParagraphFont" style:family="text">
      <style:text-properties fo:font-style="italic" style:font-style-asian="italic" style:font-style-complex="italic" fo:language="ru" fo:country="RU"/>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fo:language="ru" fo:country="RU"/>
    </style:style>
    <style:style style:name="P330" style:parent-style-name="Textbody" style:family="paragraph">
      <style:paragraph-properties fo:text-align="justify"/>
      <style:text-properties fo:font-style="italic" style:font-style-asian="italic" style:font-style-complex="italic"/>
    </style:style>
    <style:style style:name="P331" style:parent-style-name="Textbody" style:family="paragraph">
      <style:paragraph-properties fo:text-align="justify"/>
      <style:text-properties fo:font-style="italic" style:font-style-asian="italic" style:font-style-complex="italic"/>
    </style:style>
    <style:style style:name="P332" style:parent-style-name="Textbody" style:family="paragraph">
      <style:paragraph-properties fo:text-align="justify"/>
      <style:text-properties fo:font-style="italic" style:font-style-asian="italic" style:font-style-complex="italic"/>
    </style:style>
    <style:style style:name="P333" style:parent-style-name="Textbody" style:family="paragraph">
      <style:paragraph-properties fo:text-align="justify"/>
      <style:text-properties fo:font-style="italic" style:font-style-asian="italic" style:font-style-complex="italic"/>
    </style:style>
    <style:style style:name="P334" style:parent-style-name="Textbody" style:family="paragraph">
      <style:paragraph-properties fo:text-align="justify"/>
      <style:text-properties fo:font-style="italic" style:font-style-asian="italic" style:font-style-complex="italic"/>
    </style:style>
    <style:style style:name="P335" style:parent-style-name="Textbody" style:family="paragraph">
      <style:paragraph-properties fo:text-align="justify"/>
    </style:style>
    <style:style style:name="T336" style:parent-style-name="DefaultParagraphFont" style:family="text">
      <style:text-properties fo:font-style="italic" style:font-style-asian="italic" style:font-style-complex="italic"/>
    </style:style>
    <style:style style:name="T337" style:parent-style-name="FootnoteReference" style:family="text">
      <style:text-properties fo:font-style="italic" style:font-style-asian="italic" style:font-style-complex="italic"/>
    </style:style>
    <style:style style:name="T338" style:parent-style-name="DefaultParagraphFont" style:family="text">
      <style:text-properties fo:language="ru" fo:country="RU"/>
    </style:style>
    <style:style style:name="P339" style:parent-style-name="Textbody" style:family="paragraph">
      <style:paragraph-properties fo:text-align="justify"/>
      <style:text-properties fo:font-style="italic" style:font-style-asian="italic" style:font-style-complex="italic"/>
    </style:style>
    <style:style style:name="P340" style:parent-style-name="Textbody" style:family="paragraph">
      <style:paragraph-properties fo:text-align="justify"/>
      <style:text-properties fo:font-style="italic" style:font-style-asian="italic" style:font-style-complex="italic" fo:language="ru" fo:country="RU"/>
    </style:style>
    <style:style style:name="P341" style:parent-style-name="Textbody" style:family="paragraph">
      <style:paragraph-properties fo:text-align="justify"/>
      <style:text-properties fo:font-style="italic" style:font-style-asian="italic" style:font-style-complex="italic" fo:language="ru" fo:country="RU"/>
    </style:style>
    <style:style style:name="P342" style:parent-style-name="Textbody" style:family="paragraph">
      <style:paragraph-properties fo:text-align="justify"/>
      <style:text-properties fo:language="ru" fo:country="RU"/>
    </style:style>
    <style:style style:name="P343" style:parent-style-name="Textbody" style:family="paragraph">
      <style:paragraph-properties fo:text-align="justify"/>
      <style:text-properties fo:language="ru" fo:country="RU"/>
    </style:style>
    <style:style style:name="P344" style:parent-style-name="Textbody" style:family="paragraph">
      <style:paragraph-properties fo:text-align="justify"/>
      <style:text-properties fo:language="ru" fo:country="RU"/>
    </style:style>
    <style:style style:name="P345" style:parent-style-name="Textbody" style:family="paragraph">
      <style:paragraph-properties fo:text-align="justify"/>
      <style:text-properties fo:language="ru" fo:country="RU"/>
    </style:style>
    <style:style style:name="P346" style:parent-style-name="Textbody" style:family="paragraph">
      <style:paragraph-properties fo:text-align="justify"/>
      <style:text-properties fo:language="ru" fo:country="RU"/>
    </style:style>
    <style:style style:name="P347" style:parent-style-name="Textbody" style:family="paragraph">
      <style:paragraph-properties fo:text-align="justify"/>
    </style:style>
    <style:style style:name="T348" style:parent-style-name="DefaultParagraphFont" style:family="text">
      <style:text-properties fo:language="ru" fo:country="RU"/>
    </style:style>
    <style:style style:name="P349" style:parent-style-name="Textbody" style:family="paragraph">
      <style:paragraph-properties fo:text-align="justify"/>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text-properties fo:language="ru" fo:country="RU"/>
    </style:style>
    <style:style style:name="P353" style:parent-style-name="Textbody" style:family="paragraph">
      <style:paragraph-properties fo:text-align="justify"/>
      <style:text-properties fo:language="ru" fo:country="RU"/>
    </style:style>
    <style:style style:name="P354" style:parent-style-name="Textbody" style:family="paragraph">
      <style:paragraph-properties fo:text-align="justify"/>
      <style:text-properties fo:language="ru" fo:country="RU"/>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text-properties fo:language="ru" fo:country="RU"/>
    </style:style>
    <style:style style:name="P359" style:parent-style-name="Textbody" style:family="paragraph">
      <style:text-properties fo:language="ru" fo:country="RU"/>
    </style:style>
    <style:style style:name="P360" style:parent-style-name="Textbody" style:family="paragraph">
      <style:text-properties fo:language="ru" fo:country="RU"/>
    </style:style>
    <style:style style:name="P361" style:parent-style-name="Textbody" style:family="paragraph">
      <style:text-properties fo:language="ru" fo:country="RU"/>
    </style:style>
    <style:style style:name="P362" style:parent-style-name="Textbody" style:family="paragraph">
      <style:text-properties fo:language="ru" fo:country="RU"/>
    </style:style>
    <style:style style:name="P363" style:parent-style-name="Textbody" style:family="paragraph">
      <style:text-properties fo:language="ru" fo:country="RU"/>
    </style:style>
    <style:style style:name="T364" style:parent-style-name="DefaultParagraphFont" style:family="text">
      <style:text-properties fo:language="ru" fo:country="RU"/>
    </style:style>
    <style:style style:name="T365" style:parent-style-name="DefaultParagraphFont" style:family="text">
      <style:text-properties fo:language="uk" fo:country="UA"/>
    </style:style>
    <style:style style:name="T366" style:parent-style-name="DefaultParagraphFont" style:family="text">
      <style:text-properties fo:language="ru" fo:country="RU"/>
    </style:style>
    <style:style style:name="T367" style:parent-style-name="DefaultParagraphFont" style:family="text">
      <style:text-properties fo:language="uk" fo:country="UA"/>
    </style:style>
    <style:style style:name="T368" style:parent-style-name="DefaultParagraphFont" style:family="text">
      <style:text-properties fo:language="ru" fo:country="RU"/>
    </style:style>
    <style:style style:name="P369" style:parent-style-name="Textbody" style:family="paragraph">
      <style:text-properties fo:language="ru" fo:country="RU"/>
    </style:style>
    <style:style style:name="P370" style:parent-style-name="Textbody" style:family="paragraph">
      <style:paragraph-properties fo:text-align="justify"/>
      <style:text-properties fo:language="ru" fo:country="RU"/>
    </style:style>
    <style:style style:name="P371" style:parent-style-name="Textbody" style:family="paragraph">
      <style:paragraph-properties fo:text-align="justify"/>
      <style:text-properties fo:language="ru" fo:country="RU"/>
    </style:style>
    <style:style style:name="P372" style:parent-style-name="Textbody" style:family="paragraph">
      <style:paragraph-properties fo:text-align="justify"/>
    </style:style>
    <style:style style:name="T373" style:parent-style-name="DefaultParagraphFont" style:family="text">
      <style:text-properties fo:language="ru" fo:country="RU"/>
    </style:style>
    <style:style style:name="T374" style:parent-style-name="DefaultParagraphFont" style:family="text">
      <style:text-properties fo:language="uk" fo:country="UA"/>
    </style:style>
    <style:style style:name="T375" style:parent-style-name="DefaultParagraphFont" style:family="text">
      <style:text-properties fo:language="ru" fo:country="RU"/>
    </style:style>
    <style:style style:name="T376" style:parent-style-name="DefaultParagraphFont" style:family="text">
      <style:text-properties fo:language="ru" fo:country="RU"/>
    </style:style>
    <style:style style:name="P377" style:parent-style-name="Textbody" style:family="paragraph">
      <style:paragraph-properties fo:text-align="justify"/>
      <style:text-properties fo:language="ru" fo:country="RU"/>
    </style:style>
    <style:style style:name="P378" style:parent-style-name="Textbody" style:family="paragraph">
      <style:paragraph-properties fo:text-align="justify"/>
      <style:text-properties fo:language="ru" fo:country="RU"/>
    </style:style>
    <style:style style:name="P379" style:parent-style-name="Textbody" style:family="paragraph">
      <style:paragraph-properties fo:text-align="justify"/>
      <style:text-properties fo:language="ru" fo:country="RU"/>
    </style:style>
    <style:style style:name="P380" style:parent-style-name="Textbody" style:family="paragraph">
      <style:paragraph-properties fo:text-align="justify"/>
      <style:text-properties fo:language="ru" fo:country="RU"/>
    </style:style>
    <style:style style:name="P381" style:parent-style-name="Textbody" style:family="paragraph">
      <style:text-properties fo:language="ru" fo:country="RU"/>
    </style:style>
    <style:style style:name="P382" style:parent-style-name="Textbody" style:family="paragraph">
      <style:paragraph-properties fo:text-align="center"/>
      <style:text-properties fo:language="ru" fo:country="RU"/>
    </style:style>
    <style:style style:name="P383" style:parent-style-name="Textbody" style:family="paragraph">
      <style:paragraph-properties fo:text-align="justify"/>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paragraph-properties fo:text-align="justify"/>
      <style:text-properties fo:language="ru" fo:country="RU"/>
    </style:style>
    <style:style style:name="P389" style:parent-style-name="Textbody" style:family="paragraph">
      <style:paragraph-properties fo:text-align="justify"/>
      <style:text-properties fo:language="ru" fo:country="RU"/>
    </style:style>
    <style:style style:name="P390" style:parent-style-name="Textbody" style:family="paragraph">
      <style:paragraph-properties fo:text-align="justify"/>
    </style:style>
    <style:style style:name="T391" style:parent-style-name="DefaultParagraphFont" style:family="text">
      <style:text-properties fo:language="ru" fo:country="RU"/>
    </style:style>
    <style:style style:name="T392" style:parent-style-name="DefaultParagraphFont" style:family="text">
      <style:text-properties fo:background-color="#FFFFFF" fo:language="ru" fo:country="RU"/>
    </style:style>
    <style:style style:name="T393" style:parent-style-name="DefaultParagraphFont" style:family="text">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text-properties fo:language="ru" fo:country="RU"/>
    </style:style>
    <style:style style:name="P400" style:parent-style-name="Textbody" style:family="paragraph">
      <style:paragraph-properties fo:text-align="justify"/>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style>
    <style:style style:name="T432" style:parent-style-name="DefaultParagraphFont" style:family="text">
      <style:text-properties fo:language="ru" fo:country="RU"/>
    </style:style>
    <style:style style:name="T433" style:parent-style-name="DefaultParagraphFont" style:family="text">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style>
    <style:style style:name="T462" style:parent-style-name="DefaultParagraphFont" style:family="text">
      <style:text-properties fo:language="ru" fo:country="RU"/>
    </style:style>
    <style:style style:name="T463" style:parent-style-name="DefaultParagraphFont" style:family="text">
      <style:text-properties fo:language="ru" fo:country="RU"/>
    </style:style>
    <style:style style:name="P464" style:parent-style-name="Textbody" style:family="paragraph">
      <style:paragraph-properties fo:text-align="justify"/>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text-properties fo:language="ru" fo:country="RU"/>
    </style:style>
    <style:style style:name="P473" style:parent-style-name="Heading2" style:family="paragraph">
      <style:paragraph-properties fo:text-align="center"/>
      <style:text-properties fo:language="ru" fo:country="RU"/>
    </style:style>
    <style:style style:name="P474" style:parent-style-name="Textbody" style:family="paragraph">
      <style:paragraph-properties fo:text-align="center"/>
      <style:text-properties fo:language="ru" fo:country="RU"/>
    </style:style>
    <style:style style:name="P475"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7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style>
    <style:style style:name="T496" style:parent-style-name="DefaultParagraphFont" style:family="text">
      <style:text-properties fo:language="ru" fo:country="RU"/>
    </style:style>
    <style:style style:name="T497" style:parent-style-name="DefaultParagraphFont" style:family="text">
      <style:text-properties fo:background-color="#FFFFFF" fo:language="ru" fo:country="RU"/>
    </style:style>
    <style:style style:name="T498" style:parent-style-name="DefaultParagraphFont" style:family="text">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style>
    <style:style style:name="T501" style:parent-style-name="DefaultParagraphFont" style:family="text">
      <style:text-properties fo:language="ru" fo:country="RU"/>
    </style:style>
    <style:style style:name="T502" style:parent-style-name="DefaultParagraphFont" style:family="text">
      <style:text-properties fo:background-color="#FFFFFF" fo:language="ru" fo:country="RU"/>
    </style:style>
    <style:style style:name="T503" style:parent-style-name="DefaultParagraphFont" style:family="text">
      <style:text-properties fo:language="ru" fo:country="RU"/>
    </style:style>
    <style:style style:name="P504" style:parent-style-name="Textbody" style:family="paragraph">
      <style:paragraph-properties fo:text-align="justify"/>
      <style:text-properties fo:language="ru" fo:country="RU"/>
    </style:style>
    <style:style style:name="P505" style:parent-style-name="Textbody" style:family="paragraph">
      <style:paragraph-properties fo:text-align="justify"/>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text-properties fo:language="ru" fo:country="RU"/>
    </style:style>
    <style:style style:name="P508" style:parent-style-name="Textbody" style:family="paragraph">
      <style:paragraph-properties fo:text-align="justify"/>
      <style:text-properties fo:language="ru" fo:country="RU"/>
    </style:style>
    <style:style style:name="P509" style:parent-style-name="Textbody" style:family="paragraph">
      <style:paragraph-properties fo:text-align="justify"/>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style>
    <style:style style:name="T515" style:parent-style-name="DefaultParagraphFont" style:family="text">
      <style:text-properties fo:language="ru" fo:country="RU"/>
    </style:style>
    <style:style style:name="T516" style:parent-style-name="DefaultParagraphFont" style:family="text">
      <style:text-properties fo:language="uk" fo:country="UA"/>
    </style:style>
    <style:style style:name="T517" style:parent-style-name="DefaultParagraphFont" style:family="text">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text-properties fo:language="ru" fo:country="RU"/>
    </style:style>
    <style:style style:name="P523" style:parent-style-name="Textbody" style:family="paragraph">
      <style:paragraph-properties fo:text-align="justify"/>
      <style:text-properties fo:language="ru" fo:country="RU"/>
    </style:style>
    <style:style style:name="P524" style:parent-style-name="Textbody" style:family="paragraph">
      <style:paragraph-properties fo:text-align="justify"/>
      <style:text-properties fo:language="ru" fo:country="RU"/>
    </style:style>
    <style:style style:name="P525" style:parent-style-name="Textbody" style:family="paragraph">
      <style:paragraph-properties fo:text-align="justify"/>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style>
    <style:style style:name="T542" style:parent-style-name="DefaultParagraphFont" style:family="text">
      <style:text-properties fo:language="ru" fo:country="RU"/>
    </style:style>
    <style:style style:name="T543" style:parent-style-name="DefaultParagraphFont" style:family="text">
      <style:text-properties fo:language="uk" fo:country="UA"/>
    </style:style>
    <style:style style:name="T544" style:parent-style-name="DefaultParagraphFont" style:family="text">
      <style:text-properties fo:language="ru" fo:country="RU"/>
    </style:style>
    <style:style style:name="T545" style:parent-style-name="DefaultParagraphFont" style:family="text">
      <style:text-properties fo:language="uk" fo:country="UA"/>
    </style:style>
    <style:style style:name="T546" style:parent-style-name="DefaultParagraphFont" style:family="text">
      <style:text-properties fo:language="ru" fo:country="RU"/>
    </style:style>
    <style:style style:name="P547" style:parent-style-name="Textbody" style:family="paragraph">
      <style:paragraph-properties fo:text-align="justify"/>
      <style:text-properties fo:font-style="italic" style:font-style-asian="italic" style:font-style-complex="italic"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style>
    <style:style style:name="T551" style:parent-style-name="DefaultParagraphFont" style:family="text">
      <style:text-properties fo:language="ru" fo:country="RU"/>
    </style:style>
    <style:style style:name="T552" style:parent-style-name="DefaultParagraphFont" style:family="text">
      <style:text-properties fo:language="uk" fo:country="UA"/>
    </style:style>
    <style:style style:name="P553" style:parent-style-name="Textbody" style:family="paragraph">
      <style:paragraph-properties fo:text-align="justify"/>
      <style:text-properties fo:background-color="#FFFF00" fo:language="ru" fo:country="RU"/>
    </style:style>
    <style:style style:name="P554" style:parent-style-name="Textbody" style:family="paragraph">
      <style:paragraph-properties fo:text-align="justify"/>
    </style:style>
    <style:style style:name="T555" style:parent-style-name="DefaultParagraphFont" style:family="text">
      <style:text-properties fo:language="ru" fo:country="RU"/>
    </style:style>
    <style:style style:name="T556" style:parent-style-name="DefaultParagraphFont" style:family="text">
      <style:text-properties fo:language="uk" fo:country="UA"/>
    </style:style>
    <style:style style:name="T557" style:parent-style-name="DefaultParagraphFont" style:family="text">
      <style:text-properties fo:language="ru" fo:country="RU"/>
    </style:style>
    <style:style style:name="T558" style:parent-style-name="DefaultParagraphFont" style:family="text">
      <style:text-properties fo:language="uk" fo:country="UA"/>
    </style:style>
    <style:style style:name="T559" style:parent-style-name="DefaultParagraphFont" style:family="text">
      <style:text-properties fo:language="ru" fo:country="RU"/>
    </style:style>
    <style:style style:name="T560" style:parent-style-name="DefaultParagraphFont" style:family="text">
      <style:text-properties fo:language="uk" fo:country="UA"/>
    </style:style>
    <style:style style:name="T561" style:parent-style-name="DefaultParagraphFont" style:family="text">
      <style:text-properties fo:language="ru" fo:country="RU"/>
    </style:style>
    <style:style style:name="P562" style:parent-style-name="Textbody" style:family="paragraph">
      <style:paragraph-properties fo:text-align="justify"/>
      <style:text-properties fo:language="ru" fo:country="RU"/>
    </style:style>
    <style:style style:name="P563" style:parent-style-name="Textbody" style:family="paragraph">
      <style:paragraph-properties fo:text-align="justify"/>
      <style:text-properties fo:language="ru" fo:country="RU"/>
    </style:style>
    <style:style style:name="P564" style:parent-style-name="Textbody" style:family="paragraph">
      <style:paragraph-properties fo:text-align="justify"/>
      <style:text-properties fo:language="ru" fo:country="RU"/>
    </style:style>
    <style:style style:name="P565" style:parent-style-name="Textbody" style:family="paragraph">
      <style:paragraph-properties fo:text-align="justify"/>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T569" style:parent-style-name="DefaultParagraphFont" style:family="text">
      <style:text-properties fo:language="ru" fo:country="RU"/>
    </style:style>
    <style:style style:name="T570" style:parent-style-name="DefaultParagraphFont" style:family="text">
      <style:text-properties fo:language="ru" fo:country="RU"/>
    </style:style>
    <style:style style:name="P571" style:parent-style-name="Textbody" style:family="paragraph">
      <style:paragraph-properties fo:text-align="justify"/>
      <style:text-properties fo:language="ru" fo:country="RU"/>
    </style:style>
    <style:style style:name="P572" style:parent-style-name="Textbody" style:family="paragraph">
      <style:paragraph-properties fo:text-align="justify"/>
      <style:text-properties fo:language="ru" fo:country="RU"/>
    </style:style>
    <style:style style:name="P573" style:parent-style-name="Textbody" style:family="paragraph">
      <style:paragraph-properties fo:text-align="justify"/>
      <style:text-properties fo:language="ru" fo:country="RU"/>
    </style:style>
    <style:style style:name="P574" style:parent-style-name="Textbody" style:family="paragraph">
      <style:paragraph-properties fo:text-align="justify"/>
      <style:text-properties fo:language="ru" fo:country="RU"/>
    </style:style>
    <style:style style:name="P575" style:parent-style-name="Textbody" style:family="paragraph">
      <style:paragraph-properties fo:text-align="justify"/>
      <style:text-properties fo:language="ru" fo:country="RU"/>
    </style:style>
    <style:style style:name="P576" style:parent-style-name="Textbody" style:family="paragraph">
      <style:paragraph-properties fo:text-align="justify"/>
      <style:text-properties fo:language="ru" fo:country="RU"/>
    </style:style>
    <style:style style:name="P577" style:parent-style-name="Textbody" style:family="paragraph">
      <style:paragraph-properties fo:text-align="justify"/>
      <style:text-properties fo:language="ru" fo:country="RU"/>
    </style:style>
    <style:style style:name="P578" style:parent-style-name="Textbody" style:family="paragraph">
      <style:paragraph-properties fo:text-align="justify"/>
      <style:text-properties fo:language="ru" fo:country="RU"/>
    </style:style>
    <style:style style:name="P579" style:parent-style-name="Textbody" style:family="paragraph">
      <style:paragraph-properties fo:text-align="justify"/>
      <style:text-properties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style>
    <style:style style:name="T587" style:parent-style-name="DefaultParagraphFont" style:family="text">
      <style:text-properties fo:language="ru" fo:country="RU"/>
    </style:style>
    <style:style style:name="T588" style:parent-style-name="DefaultParagraphFont" style:family="text">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style>
    <style:style style:name="T592" style:parent-style-name="DefaultParagraphFont" style:family="text">
      <style:text-properties fo:language="ru" fo:country="RU"/>
    </style:style>
    <style:style style:name="T593" style:parent-style-name="DefaultParagraphFont" style:family="text">
      <style:text-properties fo:language="ru" fo:country="RU"/>
    </style:style>
    <style:style style:name="T594" style:parent-style-name="DefaultParagraphFont" style:family="text">
      <style:text-properties fo:language="ru" fo:country="RU"/>
    </style:style>
    <style:style style:name="T595" style:parent-style-name="DefaultParagraphFont" style:family="text">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style>
    <style:style style:name="T600" style:parent-style-name="DefaultParagraphFont" style:family="text">
      <style:text-properties fo:language="ru" fo:country="RU"/>
    </style:style>
    <style:style style:name="T601" style:parent-style-name="DefaultParagraphFont" style:family="text">
      <style:text-properties fo:language="uk" fo:country="UA"/>
    </style:style>
    <style:style style:name="T602" style:parent-style-name="DefaultParagraphFont" style:family="text">
      <style:text-properties fo:language="ru" fo:country="RU"/>
    </style:style>
    <style:style style:name="P603" style:parent-style-name="Textbody" style:family="paragraph">
      <style:paragraph-properties fo:text-align="justify"/>
      <style:text-properties fo:language="ru" fo:country="RU"/>
    </style:style>
    <style:style style:name="P604" style:parent-style-name="Textbody" style:family="paragraph">
      <style:paragraph-properties fo:text-align="justify"/>
      <style:text-properties fo:language="ru" fo:country="RU"/>
    </style:style>
    <style:style style:name="P605" style:parent-style-name="Textbody" style:family="paragraph">
      <style:paragraph-properties fo:text-align="justify"/>
      <style:text-properties fo:language="ru" fo:country="RU"/>
    </style:style>
    <style:style style:name="P606" style:parent-style-name="Textbody" style:family="paragraph">
      <style:paragraph-properties fo:text-align="justify"/>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style>
    <style:style style:name="T612" style:parent-style-name="DefaultParagraphFont" style:family="text">
      <style:text-properties fo:language="ru" fo:country="RU"/>
    </style:style>
    <style:style style:name="T613" style:parent-style-name="DefaultParagraphFont" style:family="text">
      <style:text-properties fo:language="uk" fo:country="UA"/>
    </style:style>
    <style:style style:name="T614" style:parent-style-name="DefaultParagraphFont" style:family="text">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style>
    <style:style style:name="T622" style:parent-style-name="DefaultParagraphFont" style:family="text">
      <style:text-properties fo:language="ru" fo:country="RU"/>
    </style:style>
    <style:style style:name="T623" style:parent-style-name="DefaultParagraphFont" style:family="text">
      <style:text-properties fo:language="uk" fo:country="UA"/>
    </style:style>
    <style:style style:name="T624" style:parent-style-name="DefaultParagraphFont" style:family="text">
      <style:text-properties fo:language="ru" fo:country="RU"/>
    </style:style>
    <style:style style:name="P625" style:parent-style-name="Textbody" style:family="paragraph">
      <style:paragraph-properties fo:text-align="justify"/>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center"/>
      <style:text-properties fo:language="ru" fo:country="RU"/>
    </style:style>
    <style:style style:name="P632" style:parent-style-name="Textbody" style:family="paragraph">
      <style:paragraph-properties fo:text-align="justify"/>
      <style:text-properties fo:language="ru" fo:country="RU"/>
    </style:style>
    <style:style style:name="P633" style:parent-style-name="Textbody" style:family="paragraph">
      <style:paragraph-properties fo:text-align="justify"/>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center"/>
      <style:text-properties fo:language="ru" fo:country="RU"/>
    </style:style>
    <style:style style:name="P652" style:parent-style-name="Textbody" style:family="paragraph">
      <style:paragraph-properties fo:text-align="justify"/>
      <style:text-properties fo:font-style="italic" style:font-style-asian="italic" style:font-style-complex="italic" fo:language="ru" fo:country="RU"/>
    </style:style>
    <style:style style:name="P653" style:parent-style-name="Textbody" style:family="paragraph">
      <style:paragraph-properties fo:text-align="justify"/>
      <style:text-properties fo:font-style="italic" style:font-style-asian="italic" style:font-style-complex="italic" fo:language="ru" fo:country="RU"/>
    </style:style>
    <style:style style:name="P654" style:parent-style-name="Textbody" style:family="paragraph">
      <style:paragraph-properties fo:text-align="justify"/>
      <style:text-properties fo:font-style="italic" style:font-style-asian="italic" style:font-style-complex="italic" fo:language="ru" fo:country="RU"/>
    </style:style>
    <style:style style:name="P655" style:parent-style-name="Textbody" style:family="paragraph">
      <style:paragraph-properties fo:text-align="justify"/>
      <style:text-properties fo:font-style="italic" style:font-style-asian="italic" style:font-style-complex="italic" fo:language="ru" fo:country="RU"/>
    </style:style>
    <style:style style:name="P656" style:parent-style-name="Textbody" style:family="paragraph">
      <style:paragraph-properties fo:text-align="justify"/>
      <style:text-properties fo:font-style="italic" style:font-style-asian="italic" style:font-style-complex="italic" fo:language="ru" fo:country="RU"/>
    </style:style>
    <style:style style:name="P657" style:parent-style-name="Textbody" style:family="paragraph">
      <style:paragraph-properties fo:text-align="justify"/>
      <style:text-properties fo:font-style="italic" style:font-style-asian="italic" style:font-style-complex="italic" fo:language="ru" fo:country="RU"/>
    </style:style>
    <style:style style:name="P658" style:parent-style-name="Textbody" style:family="paragraph">
      <style:paragraph-properties fo:text-align="justify"/>
      <style:text-properties fo:font-style="italic" style:font-style-asian="italic" style:font-style-complex="italic" fo:language="ru" fo:country="RU"/>
    </style:style>
    <style:style style:name="P659" style:parent-style-name="Textbody" style:family="paragraph">
      <style:paragraph-properties fo:text-align="justify"/>
      <style:text-properties fo:font-style="italic" style:font-style-asian="italic" style:font-style-complex="italic" fo:language="ru" fo:country="RU"/>
    </style:style>
    <style:style style:name="P660" style:parent-style-name="Textbody" style:family="paragraph">
      <style:paragraph-properties fo:text-align="justify"/>
      <style:text-properties fo:font-style="italic" style:font-style-asian="italic" style:font-style-complex="italic" fo:language="ru" fo:country="RU"/>
    </style:style>
    <style:style style:name="P661" style:parent-style-name="Textbody" style:family="paragraph">
      <style:paragraph-properties fo:text-align="justify"/>
      <style:text-properties fo:font-style="italic" style:font-style-asian="italic" style:font-style-complex="italic" fo:language="ru" fo:country="RU"/>
    </style:style>
    <style:style style:name="P662" style:parent-style-name="Textbody" style:family="paragraph">
      <style:paragraph-properties fo:text-align="justify"/>
      <style:text-properties fo:font-style="italic" style:font-style-asian="italic" style:font-style-complex="italic" fo:language="ru" fo:country="RU"/>
    </style:style>
    <style:style style:name="P663" style:parent-style-name="Textbody" style:family="paragraph">
      <style:paragraph-properties fo:text-align="justify"/>
      <style:text-properties fo:font-style="italic" style:font-style-asian="italic" style:font-style-complex="italic" fo:language="ru" fo:country="RU"/>
    </style:style>
    <style:style style:name="P664" style:parent-style-name="Textbody" style:family="paragraph">
      <style:paragraph-properties fo:text-align="justify"/>
      <style:text-properties fo:font-style="italic" style:font-style-asian="italic" style:font-style-complex="italic" fo:language="ru" fo:country="RU"/>
    </style:style>
    <style:style style:name="P665" style:parent-style-name="Textbody" style:family="paragraph">
      <style:paragraph-properties fo:text-align="justify"/>
      <style:text-properties fo:font-style="italic" style:font-style-asian="italic" style:font-style-complex="italic"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background-color="#FFFF00"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style>
    <style:style style:name="T733" style:parent-style-name="DefaultParagraphFont" style:family="text">
      <style:text-properties fo:font-style="italic" style:font-style-asian="italic" style:font-style-complex="italic" fo:language="uk" fo:country="UA"/>
    </style:style>
    <style:style style:name="T734" style:parent-style-name="DefaultParagraphFont" style:family="text">
      <style:text-properties fo:font-style="italic" style:font-style-asian="italic" style:font-style-complex="italic" fo:language="ru" fo:country="RU"/>
    </style:style>
    <style:style style:name="T735" style:parent-style-name="DefaultParagraphFont" style:family="text">
      <style:text-properties fo:font-style="italic" style:font-style-asian="italic" style:font-style-complex="italic" fo:language="uk" fo:country="UA"/>
    </style:style>
    <style:style style:name="T736" style:parent-style-name="DefaultParagraphFont" style:family="text">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text-properties fo:font-style="italic" style:font-style-asian="italic" style:font-style-complex="italic" fo:language="ru" fo:country="RU"/>
    </style:style>
    <style:style style:name="P741" style:parent-style-name="Textbody" style:family="paragraph">
      <style:paragraph-properties fo:text-align="justify"/>
      <style:text-properties fo:font-style="italic" style:font-style-asian="italic" style:font-style-complex="italic" fo:language="ru" fo:country="RU"/>
    </style:style>
    <style:style style:name="P742" style:parent-style-name="Textbody" style:family="paragraph">
      <style:paragraph-properties fo:text-align="justify"/>
      <style:text-properties fo:font-style="italic" style:font-style-asian="italic" style:font-style-complex="italic" fo:language="ru" fo:country="RU"/>
    </style:style>
    <style:style style:name="P743" style:parent-style-name="Textbody" style:family="paragraph">
      <style:paragraph-properties fo:text-align="justify"/>
      <style:text-properties fo:font-style="italic" style:font-style-asian="italic" style:font-style-complex="italic" fo:language="ru" fo:country="RU"/>
    </style:style>
    <style:style style:name="P744" style:parent-style-name="Textbody" style:family="paragraph">
      <style:paragraph-properties fo:text-align="justify"/>
      <style:text-properties fo:font-style="italic" style:font-style-asian="italic" style:font-style-complex="italic" fo:language="ru" fo:country="RU"/>
    </style:style>
    <style:style style:name="P745" style:parent-style-name="Textbody" style:family="paragraph">
      <style:paragraph-properties fo:text-align="justify"/>
      <style:text-properties fo:font-style="italic" style:font-style-asian="italic" style:font-style-complex="italic" fo:language="ru" fo:country="RU"/>
    </style:style>
    <style:style style:name="P746" style:parent-style-name="Textbody" style:family="paragraph">
      <style:paragraph-properties fo:text-align="justify"/>
      <style:text-properties fo:font-style="italic" style:font-style-asian="italic" style:font-style-complex="italic" fo:language="ru" fo:country="RU"/>
    </style:style>
    <style:style style:name="P747" style:parent-style-name="Textbody" style:family="paragraph">
      <style:paragraph-properties fo:text-align="justify"/>
      <style:text-properties fo:font-style="italic" style:font-style-asian="italic" style:font-style-complex="italic" fo:language="ru" fo:country="RU"/>
    </style:style>
    <style:style style:name="P748" style:parent-style-name="Textbody" style:family="paragraph">
      <style:paragraph-properties fo:text-align="justify"/>
      <style:text-properties fo:font-style="italic" style:font-style-asian="italic" style:font-style-complex="italic" fo:language="ru" fo:country="RU"/>
    </style:style>
    <style:style style:name="P749" style:parent-style-name="Textbody" style:family="paragraph">
      <style:paragraph-properties fo:text-align="justify"/>
      <style:text-properties fo:font-style="italic" style:font-style-asian="italic" style:font-style-complex="italic" fo:language="ru" fo:country="RU"/>
    </style:style>
    <style:style style:name="P750" style:parent-style-name="Textbody" style:family="paragraph">
      <style:paragraph-properties fo:text-align="justify"/>
      <style:text-properties fo:font-style="italic" style:font-style-asian="italic" style:font-style-complex="italic" fo:language="ru" fo:country="RU"/>
    </style:style>
    <style:style style:name="P751" style:parent-style-name="Textbody" style:family="paragraph">
      <style:paragraph-properties fo:text-align="justify"/>
    </style:style>
    <style:style style:name="T752" style:parent-style-name="DefaultParagraphFont" style:family="text">
      <style:text-properties fo:font-style="italic" style:font-style-asian="italic" style:font-style-complex="italic" fo:language="ru" fo:country="RU"/>
    </style:style>
    <style:style style:name="T753" style:parent-style-name="DefaultParagraphFont" style:family="text">
      <style:text-properties fo:font-weight="bold" style:font-weight-asian="bold" style:font-weight-complex="bold" fo:font-style="italic" style:font-style-asian="italic" style:font-style-complex="italic" fo:language="ru" fo:country="RU"/>
    </style:style>
    <style:style style:name="T754" style:parent-style-name="DefaultParagraphFont" style:family="text">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text-properties fo:font-style="italic" style:font-style-asian="italic" style:font-style-complex="italic" fo:language="ru" fo:country="RU"/>
    </style:style>
    <style:style style:name="P760" style:parent-style-name="Textbody" style:family="paragraph">
      <style:paragraph-properties fo:text-align="justify"/>
      <style:text-properties fo:font-style="italic" style:font-style-asian="italic" style:font-style-complex="italic" fo:language="ru" fo:country="RU"/>
    </style:style>
    <style:style style:name="P761" style:parent-style-name="Textbody" style:family="paragraph">
      <style:paragraph-properties fo:text-align="justify"/>
      <style:text-properties fo:font-style="italic" style:font-style-asian="italic" style:font-style-complex="italic" fo:language="ru" fo:country="RU"/>
    </style:style>
    <style:style style:name="P762" style:parent-style-name="Textbody" style:family="paragraph">
      <style:paragraph-properties fo:text-align="justify"/>
      <style:text-properties fo:font-style="italic" style:font-style-asian="italic" style:font-style-complex="italic" fo:language="ru" fo:country="RU"/>
    </style:style>
    <style:style style:name="P763" style:parent-style-name="Textbody" style:family="paragraph">
      <style:paragraph-properties fo:text-align="justify"/>
      <style:text-properties fo:font-style="italic" style:font-style-asian="italic" style:font-style-complex="italic" fo:language="ru" fo:country="RU"/>
    </style:style>
    <style:style style:name="P764" style:parent-style-name="Textbody" style:family="paragraph">
      <style:paragraph-properties fo:text-align="justify"/>
      <style:text-properties fo:font-style="italic" style:font-style-asian="italic" style:font-style-complex="italic" fo:language="ru" fo:country="RU"/>
    </style:style>
    <style:style style:name="P765" style:parent-style-name="Textbody" style:family="paragraph">
      <style:paragraph-properties fo:text-align="justify"/>
      <style:text-properties fo:font-style="italic" style:font-style-asian="italic" style:font-style-complex="italic" fo:language="ru" fo:country="RU"/>
    </style:style>
    <style:style style:name="P766" style:parent-style-name="Textbody" style:family="paragraph">
      <style:paragraph-properties fo:text-align="justify"/>
    </style:style>
    <style:style style:name="T767" style:parent-style-name="DefaultParagraphFont" style:family="text">
      <style:text-properties fo:font-style="italic" style:font-style-asian="italic" style:font-style-complex="italic" fo:language="ru" fo:country="RU"/>
    </style:style>
    <style:style style:name="T768" style:parent-style-name="DefaultParagraphFont" style:family="text">
      <style:text-properties fo:font-weight="bold" style:font-weight-asian="bold" style:font-weight-complex="bold" fo:font-style="italic" style:font-style-asian="italic" style:font-style-complex="italic" fo:language="ru" fo:country="RU"/>
    </style:style>
    <style:style style:name="P769" style:parent-style-name="Textbody" style:family="paragraph">
      <style:paragraph-properties fo:text-align="justify"/>
      <style:text-properties fo:font-style="italic" style:font-style-asian="italic" style:font-style-complex="italic" fo:language="ru" fo:country="RU"/>
    </style:style>
    <style:style style:name="P770" style:parent-style-name="Textbody" style:family="paragraph">
      <style:paragraph-properties fo:text-align="justify"/>
    </style:style>
    <style:style style:name="T771" style:parent-style-name="DefaultParagraphFont" style:family="text">
      <style:text-properties fo:font-style="italic" style:font-style-asian="italic" style:font-style-complex="italic" fo:language="ru" fo:country="RU"/>
    </style:style>
    <style:style style:name="T772" style:parent-style-name="DefaultParagraphFont" style:family="text">
      <style:text-properties fo:font-weight="bold" style:font-weight-asian="bold" style:font-weight-complex="bold" fo:font-style="italic" style:font-style-asian="italic" style:font-style-complex="italic" fo:language="ru" fo:country="RU"/>
    </style:style>
    <style:style style:name="T773" style:parent-style-name="DefaultParagraphFont" style:family="text">
      <style:text-properties fo:font-style="italic" style:font-style-asian="italic" style:font-style-complex="italic" fo:language="ru" fo:country="RU"/>
    </style:style>
    <style:style style:name="T774" style:parent-style-name="DefaultParagraphFont" style:family="text">
      <style:text-properties fo:font-weight="bold" style:font-weight-asian="bold" style:font-weight-complex="bold" fo:font-style="italic" style:font-style-asian="italic" style:font-style-complex="italic" fo:language="ru" fo:country="RU"/>
    </style:style>
    <style:style style:name="T775" style:parent-style-name="DefaultParagraphFont" style:family="text">
      <style:text-properties fo:font-style="italic" style:font-style-asian="italic" style:font-style-complex="italic" fo:language="ru" fo:country="RU"/>
    </style:style>
    <style:style style:name="T776" style:parent-style-name="DefaultParagraphFont" style:family="text">
      <style:text-properties fo:font-weight="bold" style:font-weight-asian="bold" style:font-weight-complex="bold" fo:font-style="italic" style:font-style-asian="italic" style:font-style-complex="italic" fo:language="ru" fo:country="RU"/>
    </style:style>
    <style:style style:name="P777" style:parent-style-name="Textbody" style:family="paragraph">
      <style:paragraph-properties fo:text-align="justify"/>
      <style:text-properties fo:font-style="italic" style:font-style-asian="italic" style:font-style-complex="italic" fo:language="ru" fo:country="RU"/>
    </style:style>
    <style:style style:name="P778" style:parent-style-name="Textbody" style:family="paragraph">
      <style:paragraph-properties fo:text-align="justify"/>
      <style:text-properties fo:font-style="italic" style:font-style-asian="italic" style:font-style-complex="italic" fo:language="ru" fo:country="RU"/>
    </style:style>
    <style:style style:name="P779" style:parent-style-name="Textbody" style:family="paragraph">
      <style:paragraph-properties fo:text-align="justify"/>
      <style:text-properties fo:font-style="italic" style:font-style-asian="italic" style:font-style-complex="italic" fo:language="ru" fo:country="RU"/>
    </style:style>
    <style:style style:name="P780" style:parent-style-name="Textbody" style:family="paragraph">
      <style:paragraph-properties fo:text-align="justify"/>
      <style:text-properties fo:font-style="italic" style:font-style-asian="italic" style:font-style-complex="italic" fo:language="ru" fo:country="RU"/>
    </style:style>
    <style:style style:name="P781" style:parent-style-name="Textbody" style:family="paragraph">
      <style:paragraph-properties fo:text-align="justify"/>
      <style:text-properties fo:font-style="italic" style:font-style-asian="italic" style:font-style-complex="italic" fo:language="ru" fo:country="RU"/>
    </style:style>
    <style:style style:name="P782" style:parent-style-name="Textbody" style:family="paragraph">
      <style:paragraph-properties fo:text-align="justify"/>
      <style:text-properties fo:font-style="italic" style:font-style-asian="italic" style:font-style-complex="italic" fo:language="ru" fo:country="RU"/>
    </style:style>
    <style:style style:name="P783" style:parent-style-name="Textbody" style:family="paragraph">
      <style:paragraph-properties fo:text-align="justify"/>
      <style:text-properties fo:font-style="italic" style:font-style-asian="italic" style:font-style-complex="italic" fo:language="ru" fo:country="RU"/>
    </style:style>
    <style:style style:name="P784" style:parent-style-name="Textbody" style:family="paragraph">
      <style:paragraph-properties fo:text-align="justify"/>
      <style:text-properties fo:font-style="italic" style:font-style-asian="italic" style:font-style-complex="italic" fo:language="ru" fo:country="RU"/>
    </style:style>
    <style:style style:name="P785" style:parent-style-name="Textbody" style:family="paragraph">
      <style:paragraph-properties fo:text-align="justify"/>
      <style:text-properties fo:font-style="italic" style:font-style-asian="italic" style:font-style-complex="italic" fo:language="ru" fo:country="RU"/>
    </style:style>
    <style:style style:name="P786" style:parent-style-name="Textbody" style:family="paragraph">
      <style:paragraph-properties fo:text-align="justify"/>
      <style:text-properties fo:font-style="italic" style:font-style-asian="italic" style:font-style-complex="italic" fo:language="ru" fo:country="RU"/>
    </style:style>
    <style:style style:name="P787" style:parent-style-name="Textbody" style:family="paragraph">
      <style:paragraph-properties fo:text-align="justify"/>
      <style:text-properties fo:font-style="italic" style:font-style-asian="italic" style:font-style-complex="italic" fo:language="ru" fo:country="RU"/>
    </style:style>
    <style:style style:name="P788" style:parent-style-name="Textbody" style:family="paragraph">
      <style:paragraph-properties fo:text-align="justify"/>
      <style:text-properties fo:font-style="italic" style:font-style-asian="italic" style:font-style-complex="italic" fo:language="ru" fo:country="RU"/>
    </style:style>
    <style:style style:name="P789" style:parent-style-name="Textbody" style:family="paragraph">
      <style:paragraph-properties fo:text-align="justify"/>
      <style:text-properties fo:font-style="italic" style:font-style-asian="italic" style:font-style-complex="italic" fo:language="ru" fo:country="RU"/>
    </style:style>
    <style:style style:name="P790" style:parent-style-name="Textbody" style:family="paragraph">
      <style:paragraph-properties fo:text-align="justify"/>
      <style:text-properties fo:font-style="italic" style:font-style-asian="italic" style:font-style-complex="italic" fo:language="ru" fo:country="RU"/>
    </style:style>
    <style:style style:name="P791" style:parent-style-name="Textbody" style:family="paragraph">
      <style:paragraph-properties fo:text-align="justify"/>
      <style:text-properties fo:font-style="italic" style:font-style-asian="italic" style:font-style-complex="italic" fo:language="ru" fo:country="RU"/>
    </style:style>
    <style:style style:name="P792" style:parent-style-name="Textbody" style:family="paragraph">
      <style:paragraph-properties fo:text-align="justify"/>
      <style:text-properties fo:font-style="italic" style:font-style-asian="italic" style:font-style-complex="italic" fo:language="ru" fo:country="RU"/>
    </style:style>
    <style:style style:name="P793" style:parent-style-name="Textbody" style:family="paragraph">
      <style:paragraph-properties fo:text-align="justify"/>
    </style:style>
    <style:style style:name="T794" style:parent-style-name="DefaultParagraphFont" style:family="text">
      <style:text-properties fo:font-weight="bold" style:font-weight-asian="bold" style:font-weight-complex="bold" fo:font-style="italic" style:font-style-asian="italic" style:font-style-complex="italic" fo:language="ru" fo:country="RU"/>
    </style:style>
    <style:style style:name="T795" style:parent-style-name="DefaultParagraphFont" style:family="text">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text-properties fo:font-style="italic" style:font-style-asian="italic" style:font-style-complex="italic" fo:language="ru" fo:country="RU"/>
    </style:style>
    <style:style style:name="P802" style:parent-style-name="Textbody" style:family="paragraph">
      <style:paragraph-properties fo:text-align="justify"/>
      <style:text-properties fo:font-style="italic" style:font-style-asian="italic" style:font-style-complex="italic" fo:language="ru" fo:country="RU"/>
    </style:style>
    <style:style style:name="P803" style:parent-style-name="Textbody" style:family="paragraph">
      <style:paragraph-properties fo:text-align="justify"/>
      <style:text-properties fo:font-style="italic" style:font-style-asian="italic" style:font-style-complex="italic" fo:language="ru" fo:country="RU"/>
    </style:style>
    <style:style style:name="P804" style:parent-style-name="Textbody" style:family="paragraph">
      <style:paragraph-properties fo:text-align="justify"/>
      <style:text-properties fo:font-style="italic" style:font-style-asian="italic" style:font-style-complex="italic" fo:language="ru" fo:country="RU"/>
    </style:style>
    <style:style style:name="P805" style:parent-style-name="Textbody" style:family="paragraph">
      <style:paragraph-properties fo:text-align="justify"/>
      <style:text-properties fo:font-style="italic" style:font-style-asian="italic" style:font-style-complex="italic" fo:language="ru" fo:country="RU"/>
    </style:style>
    <style:style style:name="P806" style:parent-style-name="Textbody" style:family="paragraph">
      <style:paragraph-properties fo:text-align="justify"/>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text-properties fo:font-style="italic" style:font-style-asian="italic" style:font-style-complex="italic" fo:language="ru" fo:country="RU"/>
    </style:style>
    <style:style style:name="P812" style:parent-style-name="Textbody" style:family="paragraph">
      <style:paragraph-properties fo:text-align="justify"/>
      <style:text-properties fo:font-style="italic" style:font-style-asian="italic" style:font-style-complex="italic" fo:background-color="#FFFF00" fo:language="ru" fo:country="RU"/>
    </style:style>
    <style:style style:name="P813" style:parent-style-name="Textbody" style:family="paragraph">
      <style:paragraph-properties fo:text-align="justify"/>
      <style:text-properties fo:font-style="italic" style:font-style-asian="italic" style:font-style-complex="italic" fo:language="ru" fo:country="RU"/>
    </style:style>
    <style:style style:name="P814" style:parent-style-name="Textbody" style:family="paragraph">
      <style:paragraph-properties fo:text-align="justify"/>
      <style:text-properties fo:font-style="italic" style:font-style-asian="italic" style:font-style-complex="italic" fo:language="ru" fo:country="RU"/>
    </style:style>
    <style:style style:name="P815" style:parent-style-name="Textbody" style:family="paragraph">
      <style:paragraph-properties fo:text-align="justify"/>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style>
    <style:style style:name="T919" style:parent-style-name="DefaultParagraphFont" style:family="text">
      <style:text-properties fo:font-style="italic" style:font-style-asian="italic" style:font-style-complex="italic"/>
    </style:style>
    <style:style style:name="T920" style:parent-style-name="DefaultParagraphFont" style:family="text">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background-color="#FFFF00"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language="ru" fo:country="RU"/>
    </style:style>
    <style:style style:name="P928" style:parent-style-name="Textbody" style:family="paragraph">
      <style:paragraph-properties fo:text-align="center"/>
      <style:text-properties fo:language="ru" fo:country="RU"/>
    </style:style>
    <style:style style:name="P929" style:parent-style-name="Textbody" style:family="paragraph">
      <style:paragraph-properties fo:text-align="justify"/>
      <style:text-properties fo:background-color="#FFFF00" fo:language="ru" fo:country="RU"/>
    </style:style>
    <style:style style:name="P930" style:parent-style-name="Textbody" style:family="paragraph">
      <style:paragraph-properties fo:text-align="justify"/>
      <style:text-properties fo:language="ru" fo:country="RU"/>
    </style:style>
    <style:style style:name="P931" style:parent-style-name="Textbody" style:family="paragraph">
      <style:paragraph-properties fo:text-align="justify"/>
      <style:text-properties fo:language="ru" fo:country="RU"/>
    </style:style>
    <style:style style:name="P932" style:parent-style-name="Heading2" style:family="paragraph">
      <style:paragraph-properties fo:text-align="center"/>
      <style:text-properties fo:language="ru" fo:country="RU"/>
    </style:style>
    <style:style style:name="P933" style:parent-style-name="Textbody" style:family="paragraph">
      <style:paragraph-properties fo:text-align="center"/>
      <style:text-properties fo:language="ru" fo:country="RU"/>
    </style:style>
    <style:style style:name="P934"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35"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36" style:parent-style-name="Textbody" style:family="paragraph">
      <style:paragraph-properties fo:text-align="justify"/>
      <style:text-properties fo:language="ru" fo:country="RU"/>
    </style:style>
    <style:style style:name="P937" style:parent-style-name="Textbody" style:family="paragraph">
      <style:paragraph-properties fo:text-align="justify"/>
      <style:text-properties fo:font-style="italic" style:font-style-asian="italic" style:font-style-complex="italic" fo:language="ru" fo:country="RU"/>
    </style:style>
    <style:style style:name="P938" style:parent-style-name="Textbody" style:family="paragraph">
      <style:paragraph-properties fo:text-align="justify"/>
      <style:text-properties fo:font-style="italic" style:font-style-asian="italic" style:font-style-complex="italic" fo:language="ru" fo:country="RU"/>
    </style:style>
    <style:style style:name="P939" style:parent-style-name="Textbody" style:family="paragraph">
      <style:paragraph-properties fo:text-align="justify"/>
      <style:text-properties fo:font-style="italic" style:font-style-asian="italic" style:font-style-complex="italic" fo:language="ru" fo:country="RU"/>
    </style:style>
    <style:style style:name="P940" style:parent-style-name="Textbody" style:family="paragraph">
      <style:paragraph-properties fo:text-align="justify"/>
      <style:text-properties fo:font-style="italic" style:font-style-asian="italic" style:font-style-complex="italic"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Textbody" style:family="paragraph">
      <style:paragraph-properties fo:text-align="justify"/>
      <style:text-properties fo:font-style="italic" style:font-style-asian="italic" style:font-style-complex="italic" fo:language="ru" fo:country="RU"/>
    </style:style>
    <style:style style:name="P944" style:parent-style-name="Textbody" style:family="paragraph">
      <style:paragraph-properties fo:text-align="justify"/>
      <style:text-properties fo:font-style="italic" style:font-style-asian="italic" style:font-style-complex="italic" fo:language="ru" fo:country="RU"/>
    </style:style>
    <style:style style:name="P945" style:parent-style-name="Textbody" style:family="paragraph">
      <style:paragraph-properties fo:text-align="justify"/>
      <style:text-properties fo:font-style="italic" style:font-style-asian="italic" style:font-style-complex="italic" fo:language="ru" fo:country="RU"/>
    </style:style>
    <style:style style:name="P946" style:parent-style-name="Textbody" style:family="paragraph">
      <style:paragraph-properties fo:text-align="justify"/>
      <style:text-properties fo:font-style="italic" style:font-style-asian="italic" style:font-style-complex="italic"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text-properties fo:language="ru" fo:country="RU"/>
    </style:style>
    <style:style style:name="P966" style:parent-style-name="Textbody" style:family="paragraph">
      <style:paragraph-properties fo:text-align="justify"/>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style>
    <style:style style:name="T995" style:parent-style-name="DefaultParagraphFont" style:family="text">
      <style:text-properties fo:language="ru" fo:country="RU"/>
    </style:style>
    <style:style style:name="T996" style:parent-style-name="DefaultParagraphFont" style:family="text">
      <style:text-properties fo:background-color="#FFFFFF" fo:language="ru" fo:country="RU"/>
    </style:style>
    <style:style style:name="T997" style:parent-style-name="DefaultParagraphFont" style:family="text">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background-color="#FFFF00"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background-color="#FFFF00"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background-color="#FFFF00"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background-color="#FFFF00"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background-color="#FFFF00"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center"/>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center"/>
      <style:text-properties fo:language="ru" fo:country="RU"/>
    </style:style>
    <style:style style:name="P1137" style:parent-style-name="Textbody" style:family="paragraph">
      <style:paragraph-properties fo:text-align="justify"/>
      <style:text-properties fo:font-style="italic" style:font-style-asian="italic" style:font-style-complex="italic" fo:language="ru" fo:country="RU"/>
    </style:style>
    <style:style style:name="P1138" style:parent-style-name="Textbody" style:family="paragraph">
      <style:paragraph-properties fo:text-align="justify"/>
      <style:text-properties fo:font-style="italic" style:font-style-asian="italic" style:font-style-complex="italic" fo:language="ru" fo:country="RU"/>
    </style:style>
    <style:style style:name="P1139" style:parent-style-name="Textbody" style:family="paragraph">
      <style:paragraph-properties fo:text-align="justify"/>
      <style:text-properties fo:font-style="italic" style:font-style-asian="italic" style:font-style-complex="italic" fo:language="ru" fo:country="RU"/>
    </style:style>
    <style:style style:name="P1140" style:parent-style-name="Textbody" style:family="paragraph">
      <style:paragraph-properties fo:text-align="justify"/>
      <style:text-properties fo:font-style="italic" style:font-style-asian="italic" style:font-style-complex="italic" fo:language="ru" fo:country="RU"/>
    </style:style>
    <style:style style:name="P1141" style:parent-style-name="Textbody" style:family="paragraph">
      <style:paragraph-properties fo:text-align="justify"/>
      <style:text-properties fo:font-style="italic" style:font-style-asian="italic" style:font-style-complex="italic" fo:language="ru" fo:country="RU"/>
    </style:style>
    <style:style style:name="P1142" style:parent-style-name="Textbody" style:family="paragraph">
      <style:paragraph-properties fo:text-align="justify"/>
      <style:text-properties fo:font-style="italic" style:font-style-asian="italic" style:font-style-complex="italic" fo:language="ru" fo:country="RU"/>
    </style:style>
    <style:style style:name="P1143" style:parent-style-name="Textbody" style:family="paragraph">
      <style:paragraph-properties fo:text-align="justify"/>
      <style:text-properties fo:font-style="italic" style:font-style-asian="italic" style:font-style-complex="italic" fo:language="ru" fo:country="RU"/>
    </style:style>
    <style:style style:name="P1144" style:parent-style-name="Textbody" style:family="paragraph">
      <style:paragraph-properties fo:text-align="justify"/>
      <style:text-properties fo:font-style="italic" style:font-style-asian="italic" style:font-style-complex="italic" fo:language="ru" fo:country="RU"/>
    </style:style>
    <style:style style:name="P1145" style:parent-style-name="Textbody" style:family="paragraph">
      <style:paragraph-properties fo:text-align="justify"/>
      <style:text-properties fo:font-style="italic" style:font-style-asian="italic" style:font-style-complex="italic" fo:language="ru" fo:country="RU"/>
    </style:style>
    <style:style style:name="P1146" style:parent-style-name="Textbody" style:family="paragraph">
      <style:paragraph-properties fo:text-align="justify"/>
      <style:text-properties fo:font-style="italic" style:font-style-asian="italic" style:font-style-complex="italic" fo:language="ru" fo:country="RU"/>
    </style:style>
    <style:style style:name="P1147" style:parent-style-name="Textbody" style:family="paragraph">
      <style:paragraph-properties fo:text-align="justify"/>
      <style:text-properties fo:font-style="italic" style:font-style-asian="italic" style:font-style-complex="italic" fo:language="ru" fo:country="RU"/>
    </style:style>
    <style:style style:name="P1148" style:parent-style-name="Textbody" style:family="paragraph">
      <style:paragraph-properties fo:text-align="justify"/>
      <style:text-properties fo:font-style="italic" style:font-style-asian="italic" style:font-style-complex="italic" fo:language="ru" fo:country="RU"/>
    </style:style>
    <style:style style:name="P1149" style:parent-style-name="Textbody" style:family="paragraph">
      <style:paragraph-properties fo:text-align="justify"/>
      <style:text-properties fo:font-style="italic" style:font-style-asian="italic" style:font-style-complex="italic" fo:language="ru" fo:country="RU"/>
    </style:style>
    <style:style style:name="P1150" style:parent-style-name="Textbody" style:family="paragraph">
      <style:paragraph-properties fo:text-align="justify"/>
    </style:style>
    <style:style style:name="T1151" style:parent-style-name="DefaultParagraphFont" style:family="text">
      <style:text-properties fo:font-style="italic" style:font-style-asian="italic" style:font-style-complex="italic" fo:language="ru" fo:country="RU"/>
    </style:style>
    <style:style style:name="P1152" style:parent-style-name="Textbody" style:family="paragraph">
      <style:paragraph-properties fo:text-align="justify"/>
      <style:text-properties fo:background-color="#00CCFF" fo:language="ru" fo:country="RU"/>
    </style:style>
    <style:style style:name="P1153" style:parent-style-name="Textbody" style:family="paragraph">
      <style:paragraph-properties fo:text-align="center"/>
      <style:text-properties fo:language="ru" fo:country="RU"/>
    </style:style>
    <style:style style:name="P1154" style:parent-style-name="Textbody" style:family="paragraph">
      <style:paragraph-properties fo:text-align="justify"/>
      <style:text-properties fo:language="ru" fo:country="RU"/>
    </style:style>
    <style:style style:name="P1155" style:parent-style-name="Textbody" style:family="paragraph">
      <style:paragraph-properties fo:text-align="justify"/>
      <style:text-properties fo:language="ru" fo:country="RU"/>
    </style:style>
    <style:style style:name="P1156" style:parent-style-name="Textbody" style:family="paragraph">
      <style:paragraph-properties fo:text-align="justify"/>
      <style:text-properties fo:language="ru" fo:country="RU"/>
    </style:style>
    <style:style style:name="P1157" style:parent-style-name="Textbody" style:family="paragraph">
      <style:paragraph-properties fo:text-align="justify"/>
      <style:text-properties fo:language="ru" fo:country="RU"/>
    </style:style>
    <style:style style:name="P1158" style:parent-style-name="Textbody" style:family="paragraph">
      <style:paragraph-properties fo:text-align="justify"/>
      <style:text-properties fo:language="ru" fo:country="RU"/>
    </style:style>
    <style:style style:name="P1159" style:parent-style-name="Textbody" style:family="paragraph">
      <style:paragraph-properties fo:text-align="justify"/>
      <style:text-properties fo:language="ru" fo:country="RU"/>
    </style:style>
    <style:style style:name="P1160" style:parent-style-name="Textbody" style:family="paragraph">
      <style:paragraph-properties fo:text-align="justify"/>
      <style:text-properties fo:language="ru" fo:country="RU"/>
    </style:style>
    <style:style style:name="P1161" style:parent-style-name="Textbody" style:family="paragraph">
      <style:paragraph-properties fo:text-align="justify"/>
      <style:text-properties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Heading2" style:family="paragraph">
      <style:paragraph-properties fo:text-align="center"/>
      <style:text-properties fo:language="ru" fo:country="RU"/>
    </style:style>
    <style:style style:name="P1165" style:parent-style-name="Textbody" style:family="paragraph">
      <style:paragraph-properties fo:text-align="center"/>
      <style:text-properties fo:language="ru" fo:country="RU"/>
    </style:style>
    <style:style style:name="P1166"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67" style:parent-style-name="Textbody" style:family="paragraph">
      <style:paragraph-properties fo:text-align="center"/>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Textbody" style:family="paragraph">
      <style:paragraph-properties fo:text-align="justify"/>
      <style:text-properties fo:language="ru" fo:country="RU"/>
    </style:style>
    <style:style style:name="P1176" style:parent-style-name="Textbody" style:family="paragraph">
      <style:paragraph-properties fo:text-align="justify"/>
      <style:text-properties fo:language="ru" fo:country="RU"/>
    </style:style>
    <style:style style:name="P1177" style:parent-style-name="Textbody" style:family="paragraph">
      <style:paragraph-properties fo:text-align="justify"/>
      <style:text-properties fo:language="ru" fo:country="RU"/>
    </style:style>
    <style:style style:name="P1178" style:parent-style-name="Textbody" style:family="paragraph">
      <style:paragraph-properties fo:text-align="justify"/>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center"/>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justify"/>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Heading2" style:family="paragraph">
      <style:paragraph-properties fo:text-align="center"/>
      <style:text-properties fo:language="ru" fo:country="RU"/>
    </style:style>
    <style:style style:name="P1281" style:parent-style-name="Textbody" style:family="paragraph">
      <style:paragraph-properties fo:text-align="center"/>
      <style:text-properties fo:language="ru" fo:country="RU"/>
    </style:style>
    <style:style style:name="P1282"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83"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style>
    <style:style style:name="T1290" style:parent-style-name="DefaultParagraphFont" style:family="text">
      <style:text-properties fo:language="ru" fo:country="RU"/>
    </style:style>
    <style:style style:name="T1291" style:parent-style-name="DefaultParagraphFont" style:family="text">
      <style:text-properties fo:language="uk" fo:country="UA"/>
    </style:style>
    <style:style style:name="T1292" style:parent-style-name="DefaultParagraphFont" style:family="text">
      <style:text-properties fo:language="ru" fo:country="RU"/>
    </style:style>
    <style:style style:name="T1293" style:parent-style-name="DefaultParagraphFont" style:family="text">
      <style:text-properties fo:language="uk" fo:country="UA"/>
    </style:style>
    <style:style style:name="T1294" style:parent-style-name="DefaultParagraphFont" style:family="text">
      <style:text-properties fo:language="ru" fo:country="RU"/>
    </style:style>
    <style:style style:name="T1295" style:parent-style-name="DefaultParagraphFont" style:family="text">
      <style:text-properties fo:language="ru" fo:country="RU"/>
    </style:style>
    <style:style style:name="T1296" style:parent-style-name="DefaultParagraphFont" style:family="text">
      <style:text-properties fo:language="ru" fo:country="RU"/>
    </style:style>
    <style:style style:name="T1297" style:parent-style-name="DefaultParagraphFont" style:family="text">
      <style:text-properties fo:language="ru" fo:country="RU"/>
    </style:style>
    <style:style style:name="T1298" style:parent-style-name="DefaultParagraphFont" style:family="text">
      <style:text-properties fo:language="ru" fo:country="RU"/>
    </style:style>
    <style:style style:name="P1299" style:parent-style-name="Textbody" style:family="paragraph">
      <style:paragraph-properties fo:text-align="justify"/>
      <style:text-properties fo:language="ru" fo:country="RU"/>
    </style:style>
    <style:style style:name="P1300" style:parent-style-name="Textbody" style:family="paragraph">
      <style:paragraph-properties fo:text-align="justify"/>
      <style:text-properties fo:language="ru" fo:country="RU"/>
    </style:style>
    <style:style style:name="P1301" style:parent-style-name="Textbody" style:family="paragraph">
      <style:paragraph-properties fo:text-align="justify"/>
      <style:text-properties fo:language="ru" fo:country="RU"/>
    </style:style>
    <style:style style:name="P1302" style:parent-style-name="Textbody" style:family="paragraph">
      <style:paragraph-properties fo:text-align="justify"/>
      <style:text-properties fo:language="ru" fo:country="RU"/>
    </style:style>
    <style:style style:name="P1303" style:parent-style-name="Textbody" style:family="paragraph">
      <style:paragraph-properties fo:text-align="justify"/>
      <style:text-properties fo:language="ru" fo:country="RU"/>
    </style:style>
    <style:style style:name="P1304" style:parent-style-name="Textbody" style:family="paragraph">
      <style:paragraph-properties fo:text-align="justify"/>
      <style:text-properties fo:language="ru" fo:country="RU"/>
    </style:style>
    <style:style style:name="P1305" style:parent-style-name="Textbody" style:family="paragraph">
      <style:paragraph-properties fo:text-align="justify"/>
      <style:text-properties fo:language="ru" fo:country="RU"/>
    </style:style>
    <style:style style:name="P1306" style:parent-style-name="Textbody" style:family="paragraph">
      <style:paragraph-properties fo:text-align="justify"/>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style>
    <style:style style:name="T1309" style:parent-style-name="DefaultParagraphFont" style:family="text">
      <style:text-properties fo:language="ru" fo:country="RU"/>
    </style:style>
    <style:style style:name="T1310" style:parent-style-name="DefaultParagraphFont" style:family="text">
      <style:text-properties fo:language="uk" fo:country="UA"/>
    </style:style>
    <style:style style:name="T1311" style:parent-style-name="DefaultParagraphFont" style:family="text">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font-style="italic" style:font-style-asian="italic" style:font-style-complex="italic" fo:language="ru" fo:country="RU"/>
    </style:style>
    <style:style style:name="P1321" style:parent-style-name="Textbody" style:family="paragraph">
      <style:paragraph-properties fo:text-align="justify"/>
      <style:text-properties fo:font-style="italic" style:font-style-asian="italic" style:font-style-complex="italic" fo:language="ru" fo:country="RU"/>
    </style:style>
    <style:style style:name="P1322" style:parent-style-name="Textbody" style:family="paragraph">
      <style:paragraph-properties fo:text-align="justify"/>
    </style:style>
    <style:style style:name="T1323" style:parent-style-name="DefaultParagraphFont" style:family="text">
      <style:text-properties fo:font-style="italic" style:font-style-asian="italic" style:font-style-complex="italic"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style>
    <style:style style:name="T1326" style:parent-style-name="DefaultParagraphFont" style:family="text">
      <style:text-properties fo:font-style="italic" style:font-style-asian="italic" style:font-style-complex="italic"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center"/>
      <style:text-properties fo:language="ru" fo:country="RU"/>
    </style:style>
    <style:style style:name="P1329" style:parent-style-name="Textbody" style:family="paragraph">
      <style:paragraph-properties fo:text-align="justify"/>
      <style:text-properties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style>
    <style:style style:name="T1355" style:parent-style-name="DefaultParagraphFont" style:family="text">
      <style:text-properties fo:language="ru" fo:country="RU"/>
    </style:style>
    <style:style style:name="T1356" style:parent-style-name="DefaultParagraphFont" style:family="text">
      <style:text-properties fo:language="uk" fo:country="UA"/>
    </style:style>
    <style:style style:name="T1357" style:parent-style-name="DefaultParagraphFont" style:family="text">
      <style:text-properties fo:language="ru" fo:country="RU"/>
    </style:style>
    <style:style style:name="T1358" style:parent-style-name="DefaultParagraphFont" style:family="text">
      <style:text-properties fo:language="uk" fo:country="UA"/>
    </style:style>
    <style:style style:name="T1359" style:parent-style-name="DefaultParagraphFont" style:family="text">
      <style:text-properties fo:language="ru" fo:country="RU"/>
    </style:style>
    <style:style style:name="T1360" style:parent-style-name="DefaultParagraphFont" style:family="text">
      <style:text-properties fo:language="uk" fo:country="UA"/>
    </style:style>
    <style:style style:name="T1361" style:parent-style-name="DefaultParagraphFont" style:family="text">
      <style:text-properties fo:language="ru" fo:country="RU"/>
    </style:style>
    <style:style style:name="T1362" style:parent-style-name="DefaultParagraphFont" style:family="text">
      <style:text-properties fo:language="uk" fo:country="UA"/>
    </style:style>
    <style:style style:name="T1363" style:parent-style-name="DefaultParagraphFont" style:family="text">
      <style:text-properties fo:language="ru" fo:country="RU"/>
    </style:style>
    <style:style style:name="T1364" style:parent-style-name="DefaultParagraphFont" style:family="text">
      <style:text-properties fo:language="uk" fo:country="UA"/>
    </style:style>
    <style:style style:name="T1365" style:parent-style-name="DefaultParagraphFont" style:family="text">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text-properties fo:language="ru" fo:country="RU"/>
    </style:style>
    <style:style style:name="P1370" style:parent-style-name="Textbody" style:family="paragraph">
      <style:paragraph-properties fo:text-align="justify"/>
      <style:text-properties fo:language="ru" fo:country="RU"/>
    </style:style>
    <style:style style:name="P1371" style:parent-style-name="Textbody" style:family="paragraph">
      <style:paragraph-properties fo:text-align="justify"/>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Heading2" style:family="paragraph">
      <style:paragraph-properties fo:text-align="center"/>
      <style:text-properties fo:language="ru" fo:country="RU"/>
    </style:style>
    <style:style style:name="P1422" style:parent-style-name="Textbody" style:family="paragraph">
      <style:paragraph-properties fo:text-align="center"/>
      <style:text-properties fo:language="ru" fo:country="RU"/>
    </style:style>
    <style:style style:name="P142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2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background-color="#FFFFFF" fo:language="ru" fo:country="RU"/>
    </style:style>
    <style:style style:name="P1432" style:parent-style-name="Textbody" style:family="paragraph">
      <style:paragraph-properties fo:text-align="justify"/>
      <style:text-properties fo:background-color="#FFFF00"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background-color="#FFFF00"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background-color="#FFFF00"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style>
    <style:style style:name="T1467" style:parent-style-name="DefaultParagraphFont" style:family="text">
      <style:text-properties fo:language="ru" fo:country="RU"/>
    </style:style>
    <style:style style:name="T1468" style:parent-style-name="DefaultParagraphFont" style:family="text">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style>
    <style:style style:name="T1478" style:parent-style-name="DefaultParagraphFont" style:family="text">
      <style:text-properties fo:font-style="italic" style:font-style-asian="italic" style:font-style-complex="italic" fo:language="ru" fo:country="RU"/>
    </style:style>
    <style:style style:name="T1479" style:parent-style-name="DefaultParagraphFont" style:family="text">
      <style:text-properties fo:font-style="italic" style:font-style-asian="italic" style:font-style-complex="italic"/>
    </style:style>
    <style:style style:name="T1480" style:parent-style-name="DefaultParagraphFont" style:family="text">
      <style:text-properties fo:font-style="italic" style:font-style-asian="italic" style:font-style-complex="italic" fo:language="ru" fo:country="RU"/>
    </style:style>
    <style:style style:name="T1481" style:parent-style-name="DefaultParagraphFont" style:family="text">
      <style:text-properties fo:font-style="italic" style:font-style-asian="italic" style:font-style-complex="italic" fo:background-color="#FFFFFF" fo:language="ru" fo:country="RU"/>
    </style:style>
    <style:style style:name="T1482" style:parent-style-name="DefaultParagraphFont" style:family="text">
      <style:text-properties fo:font-style="italic" style:font-style-asian="italic" style:font-style-complex="italic" fo:language="ru" fo:country="RU"/>
    </style:style>
    <style:style style:name="P1483" style:parent-style-name="Textbody" style:family="paragraph">
      <style:paragraph-properties fo:text-align="justify"/>
      <style:text-properties fo:font-style="italic" style:font-style-asian="italic" style:font-style-complex="italic"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style>
    <style:style style:name="T1486" style:parent-style-name="DefaultParagraphFont" style:family="text">
      <style:text-properties fo:language="ru" fo:country="RU"/>
    </style:style>
    <style:style style:name="T1487" style:parent-style-name="DefaultParagraphFont" style:family="text">
      <style:text-properties fo:background-color="#FFFF00"/>
    </style:style>
    <style:style style:name="T1488" style:parent-style-name="DefaultParagraphFont" style:family="text">
      <style:text-properties fo:language="ru" fo:country="RU"/>
    </style:style>
    <style:style style:name="P1489" style:parent-style-name="Heading2" style:family="paragraph">
      <style:paragraph-properties fo:text-align="center"/>
      <style:text-properties fo:font-weight="normal" style:font-weight-asian="normal" style:font-weight-complex="normal"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Heading2" style:family="paragraph">
      <style:paragraph-properties fo:text-align="center"/>
      <style:text-properties fo:language="ru" fo:country="RU"/>
    </style:style>
    <style:style style:name="P1589" style:parent-style-name="Textbody" style:family="paragraph">
      <style:paragraph-properties fo:text-align="center"/>
      <style:text-properties fo:language="ru" fo:country="RU"/>
    </style:style>
    <style:style style:name="P159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Textbody" style:family="paragraph">
      <style:paragraph-properties fo:text-align="justify"/>
      <style:text-properties fo:language="ru" fo:country="RU"/>
    </style:style>
    <style:style style:name="P1605" style:parent-style-name="Textbody" style:family="paragraph">
      <style:paragraph-properties fo:text-align="justify"/>
      <style:text-properties fo:language="ru" fo:country="RU"/>
    </style:style>
    <style:style style:name="P1606" style:parent-style-name="Textbody" style:family="paragraph">
      <style:paragraph-properties fo:text-align="justify"/>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center"/>
      <style:text-properties fo:language="ru" fo:country="RU"/>
    </style:style>
    <style:style style:name="P1629" style:parent-style-name="Textbody" style:family="paragraph">
      <style:paragraph-properties fo:text-align="center"/>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style>
    <style:style style:name="T1689" style:parent-style-name="DefaultParagraphFont" style:family="text">
      <style:text-properties fo:language="ru" fo:country="RU"/>
    </style:style>
    <style:style style:name="T1690" style:parent-style-name="DefaultParagraphFont" style:family="text">
      <style:text-properties fo:language="ru" fo:country="RU"/>
    </style:style>
    <style:style style:name="T1691" style:parent-style-name="DefaultParagraphFont" style:family="text">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Heading2" style:family="paragraph">
      <style:paragraph-properties fo:text-align="center"/>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00"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text-properties fo:language="ru" fo:country="RU"/>
    </style:style>
    <style:style style:name="P1703" style:parent-style-name="Textbody" style:family="paragraph">
      <style:paragraph-properties fo:text-align="justify"/>
      <style:text-properties fo:language="ru" fo:country="RU"/>
    </style:style>
    <style:style style:name="P1704" style:parent-style-name="Textbody" style:family="paragraph">
      <style:paragraph-properties fo:text-align="justify"/>
      <style:text-properties fo:language="ru" fo:country="RU"/>
    </style:style>
    <style:style style:name="P1705" style:parent-style-name="Textbody" style:family="paragraph">
      <style:paragraph-properties fo:text-align="justify"/>
    </style:style>
    <style:style style:name="T1706" style:parent-style-name="DefaultParagraphFont" style:family="text">
      <style:text-properties fo:language="ru" fo:country="RU"/>
    </style:style>
    <style:style style:name="T1707" style:parent-style-name="DefaultParagraphFont" style:family="text">
      <style:text-properties fo:background-color="#FFFF00" fo:language="ru" fo:country="RU"/>
    </style:style>
    <style:style style:name="T1708" style:parent-style-name="DefaultParagraphFont" style:family="text">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text-properties fo:language="ru" fo:country="RU"/>
    </style:style>
    <style:style style:name="P1782" style:parent-style-name="Textbody" style:family="paragraph">
      <style:text-properties fo:language="ru" fo:country="RU"/>
    </style:style>
    <style:style style:name="P1783" style:parent-style-name="Textbody" style:family="paragraph">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style>
    <style:style style:name="T1787" style:parent-style-name="DefaultParagraphFont" style:family="text">
      <style:text-properties fo:language="ru" fo:country="RU"/>
    </style:style>
    <style:style style:name="T1788" style:parent-style-name="DefaultParagraphFont" style:family="text">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style>
    <style:style style:name="T1793" style:parent-style-name="DefaultParagraphFont" style:family="text">
      <style:text-properties fo:language="ru" fo:country="RU"/>
    </style:style>
    <style:style style:name="T1794" style:parent-style-name="DefaultParagraphFont" style:family="text">
      <style:text-properties fo:language="ru" fo:country="RU"/>
    </style:style>
    <style:style style:name="P1795" style:parent-style-name="Textbody" style:family="paragraph">
      <style:paragraph-properties fo:text-align="justify"/>
      <style:text-properties fo:language="ru" fo:country="RU"/>
    </style:style>
    <style:style style:name="P1796" style:parent-style-name="Quotations" style:family="paragraph">
      <style:text-properties fo:language="ru" fo:country="RU"/>
    </style:style>
    <style:style style:name="P1797" style:parent-style-name="Quotations" style:family="paragraph">
      <style:text-properties fo:language="ru" fo:country="RU"/>
    </style:style>
    <style:style style:name="P1798" style:parent-style-name="Quotations" style:family="paragraph">
      <style:text-properties fo:language="ru" fo:country="RU"/>
    </style:style>
    <style:style style:name="P1799" style:parent-style-name="Quotations" style:family="paragraph">
      <style:text-properties fo:language="ru" fo:country="RU"/>
    </style:style>
    <style:style style:name="T1800" style:parent-style-name="DefaultParagraphFont" style:family="text">
      <style:text-properties fo:language="ru" fo:country="RU"/>
    </style:style>
    <style:style style:name="T1801" style:parent-style-name="DefaultParagraphFont" style:family="text">
      <style:text-properties fo:language="ru" fo:country="RU"/>
    </style:style>
    <style:style style:name="P1802" style:parent-style-name="Quotations" style:family="paragraph">
      <style:text-properties fo:language="ru" fo:country="RU"/>
    </style:style>
    <style:style style:name="P1803" style:parent-style-name="Quotations" style:family="paragraph">
      <style:text-properties fo:language="ru" fo:country="RU"/>
    </style:style>
    <style:style style:name="P1804" style:parent-style-name="Textbody" style:family="paragraph">
      <style:paragraph-properties fo:text-align="justify"/>
      <style:text-properties fo:language="ru" fo:country="RU"/>
    </style:style>
    <style:style style:name="P1805" style:parent-style-name="Textbody" style:family="paragraph">
      <style:paragraph-properties fo:text-align="justify"/>
      <style:text-properties fo:language="ru" fo:country="RU"/>
    </style:style>
    <style:style style:name="P1806" style:parent-style-name="Textbody" style:family="paragraph">
      <style:paragraph-properties fo:text-align="justify"/>
    </style:style>
    <style:style style:name="T1807" style:parent-style-name="DefaultParagraphFont" style:family="text">
      <style:text-properties fo:language="ru" fo:country="RU"/>
    </style:style>
    <style:style style:name="T1808" style:parent-style-name="DefaultParagraphFont" style:family="text">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text-properties fo:language="ru" fo:country="RU"/>
    </style:style>
    <style:style style:name="P1814" style:parent-style-name="Textbody" style:family="paragraph">
      <style:paragraph-properties fo:text-align="justify"/>
      <style:text-properties fo:language="ru" fo:country="RU"/>
    </style:style>
    <style:style style:name="P1815" style:parent-style-name="Textbody" style:family="paragraph">
      <style:paragraph-properties fo:text-align="justify"/>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background-color="#FFFF00" fo:language="ru" fo:country="RU"/>
    </style:style>
    <style:style style:name="P1831" style:parent-style-name="Textbody" style:family="paragraph">
      <style:paragraph-properties fo:text-align="center"/>
      <style:text-properties fo:language="ru" fo:country="RU"/>
    </style:style>
    <style:style style:name="P1832" style:parent-style-name="Textbody" style:family="paragraph">
      <style:paragraph-properties fo:text-align="center"/>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style>
    <style:style style:name="T1864" style:parent-style-name="DefaultParagraphFont" style:family="text">
      <style:text-properties fo:language="ru" fo:country="RU"/>
    </style:style>
    <style:style style:name="T1865" style:parent-style-name="DefaultParagraphFont" style:family="text">
      <style:text-properties fo:background-color="#FFFF00" fo:language="ru" fo:country="RU"/>
    </style:style>
    <style:style style:name="T1866" style:parent-style-name="DefaultParagraphFont" style:family="text">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Heading2" style:family="paragraph">
      <style:paragraph-properties fo:text-align="center"/>
      <style:text-properties fo:language="ru" fo:country="RU"/>
    </style:style>
    <style:style style:name="P1882" style:parent-style-name="Textbody" style:family="paragraph">
      <style:text-properties fo:language="ru" fo:country="RU"/>
    </style:style>
    <style:style style:name="P1883"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84" style:parent-style-name="Textbody" style:family="paragraph">
      <style:text-properties fo:language="ru" fo:country="RU"/>
    </style:style>
    <style:style style:name="T1885" style:parent-style-name="DefaultParagraphFont" style:family="text">
      <style:text-properties fo:language="ru" fo:country="RU"/>
    </style:style>
    <style:style style:name="T1886" style:parent-style-name="DefaultParagraphFont" style:family="text">
      <style:text-properties fo:background-color="#FFFF00" fo:language="ru" fo:country="RU"/>
    </style:style>
    <style:style style:name="T1887" style:parent-style-name="DefaultParagraphFont" style:family="text">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text-properties fo:language="ru" fo:country="RU"/>
    </style:style>
    <style:style style:name="P1897" style:parent-style-name="Textbody" style:family="paragraph">
      <style:paragraph-properties fo:text-align="justify"/>
      <style:text-properties fo:language="ru" fo:country="RU"/>
    </style:style>
    <style:style style:name="P1898" style:parent-style-name="Textbody" style:family="paragraph">
      <style:paragraph-properties fo:text-align="justify"/>
      <style:text-properties fo:language="ru" fo:country="RU"/>
    </style:style>
    <style:style style:name="P1899" style:parent-style-name="Textbody" style:family="paragraph">
      <style:paragraph-properties fo:text-align="justify"/>
      <style:text-properties fo:language="ru" fo:country="RU"/>
    </style:style>
    <style:style style:name="P1900" style:parent-style-name="Textbody" style:family="paragraph">
      <style:paragraph-properties fo:text-align="justify"/>
      <style:text-properties fo:language="ru" fo:country="RU"/>
    </style:style>
    <style:style style:name="P1901" style:parent-style-name="Textbody" style:family="paragraph">
      <style:paragraph-properties fo:text-align="justify"/>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style>
    <style:style style:name="T1925" style:parent-style-name="DefaultParagraphFont" style:family="text">
      <style:text-properties fo:language="ru" fo:country="RU"/>
    </style:style>
    <style:style style:name="T1926" style:parent-style-name="DefaultParagraphFont" style:family="text">
      <style:text-properties fo:language="ru" fo:country="RU"/>
    </style:style>
    <style:style style:name="T1927" style:parent-style-name="DefaultParagraphFont" style:family="text">
      <style:text-properties fo:background-color="#FFFFFF" fo:language="ru" fo:country="RU"/>
    </style:style>
    <style:style style:name="P1928" style:parent-style-name="Textbody" style:family="paragraph">
      <style:paragraph-properties fo:text-align="justify"/>
      <style:text-properties fo:background-color="#FFFFFF"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style>
    <style:style style:name="T1990" style:parent-style-name="DefaultParagraphFont" style:family="text">
      <style:text-properties fo:font-style="italic" style:font-style-asian="italic" style:font-style-complex="italic" fo:language="ru" fo:country="RU"/>
    </style:style>
    <style:style style:name="P1991" style:parent-style-name="Textbody" style:family="paragraph">
      <style:paragraph-properties fo:text-align="justify"/>
    </style:style>
    <style:style style:name="T1992" style:parent-style-name="DefaultParagraphFont" style:family="text">
      <style:text-properties fo:font-style="italic" style:font-style-asian="italic" style:font-style-complex="italic" fo:language="ru" fo:country="RU"/>
    </style:style>
    <style:style style:name="P1993" style:parent-style-name="Textbody" style:family="paragraph">
      <style:paragraph-properties fo:text-align="justify"/>
      <style:text-properties fo:font-style="italic" style:font-style-asian="italic" style:font-style-complex="italic" fo:language="ru" fo:country="RU"/>
    </style:style>
    <style:style style:name="P1994" style:parent-style-name="Textbody" style:family="paragraph">
      <style:paragraph-properties fo:text-align="justify"/>
      <style:text-properties fo:font-style="italic" style:font-style-asian="italic" style:font-style-complex="italic" fo:language="ru" fo:country="RU"/>
    </style:style>
    <style:style style:name="P1995" style:parent-style-name="Textbody" style:family="paragraph">
      <style:paragraph-properties fo:text-align="justify"/>
      <style:text-properties fo:font-style="italic" style:font-style-asian="italic" style:font-style-complex="italic" fo:language="ru" fo:country="RU"/>
    </style:style>
    <style:style style:name="P1996" style:parent-style-name="Textbody" style:family="paragraph">
      <style:paragraph-properties fo:text-align="justify"/>
    </style:style>
    <style:style style:name="T1997" style:parent-style-name="DefaultParagraphFont" style:family="text">
      <style:text-properties fo:font-style="italic" style:font-style-asian="italic" style:font-style-complex="italic" fo:language="ru" fo:country="RU"/>
    </style:style>
    <style:style style:name="P1998" style:parent-style-name="Textbody" style:family="paragraph">
      <style:paragraph-properties fo:text-align="justify"/>
      <style:text-properties fo:font-style="italic" style:font-style-asian="italic" style:font-style-complex="italic" fo:language="ru" fo:country="RU"/>
    </style:style>
    <style:style style:name="P1999" style:parent-style-name="Textbody" style:family="paragraph">
      <style:paragraph-properties fo:text-align="justify"/>
      <style:text-properties fo:font-style="italic" style:font-style-asian="italic" style:font-style-complex="italic" fo:language="ru" fo:country="RU"/>
    </style:style>
    <style:style style:name="P2000" style:parent-style-name="Textbody" style:family="paragraph">
      <style:paragraph-properties fo:text-align="justify"/>
      <style:text-properties fo:font-style="italic" style:font-style-asian="italic" style:font-style-complex="italic" fo:language="ru" fo:country="RU"/>
    </style:style>
    <style:style style:name="P2001" style:parent-style-name="Textbody" style:family="paragraph">
      <style:paragraph-properties fo:text-align="justify"/>
      <style:text-properties fo:font-style="italic" style:font-style-asian="italic" style:font-style-complex="italic" fo:language="ru" fo:country="RU"/>
    </style:style>
    <style:style style:name="P2002" style:parent-style-name="Textbody" style:family="paragraph">
      <style:paragraph-properties fo:text-align="justify"/>
      <style:text-properties fo:font-style="italic" style:font-style-asian="italic" style:font-style-complex="italic" fo:language="ru" fo:country="RU"/>
    </style:style>
    <style:style style:name="P2003" style:parent-style-name="Textbody" style:family="paragraph">
      <style:paragraph-properties fo:text-align="justify"/>
      <style:text-properties fo:language="ru" fo:country="RU"/>
    </style:style>
    <style:style style:name="P2004" style:parent-style-name="Textbody" style:family="paragraph">
      <style:paragraph-properties fo:text-align="center"/>
      <style:text-properties fo:language="ru" fo:country="RU"/>
    </style:style>
    <style:style style:name="P2005" style:parent-style-name="Textbody" style:family="paragraph">
      <style:paragraph-properties fo:text-align="justify"/>
      <style:text-properties fo:language="ru" fo:country="RU"/>
    </style:style>
    <style:style style:name="P2006" style:parent-style-name="Textbody" style:family="paragraph">
      <style:paragraph-properties fo:text-align="justify"/>
      <style:text-properties fo:font-style="italic" style:font-style-asian="italic" style:font-style-complex="italic" fo:language="ru" fo:country="RU"/>
    </style:style>
    <style:style style:name="P2007" style:parent-style-name="Textbody" style:family="paragraph">
      <style:paragraph-properties fo:text-align="justify"/>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style>
    <style:style style:name="T2010" style:parent-style-name="DefaultParagraphFont" style:family="text">
      <style:text-properties fo:font-style="italic" style:font-style-asian="italic" style:font-style-complex="italic" fo:language="ru" fo:country="RU"/>
    </style:style>
    <style:style style:name="T2011" style:parent-style-name="DefaultParagraphFont" style:family="text">
      <style:text-properties fo:font-style="italic" style:font-style-asian="italic" style:font-style-complex="italic" fo:background-color="#FFFF00" fo:language="ru" fo:country="RU"/>
    </style:style>
    <style:style style:name="T2012" style:parent-style-name="DefaultParagraphFont" style:family="text">
      <style:text-properties fo:font-style="italic" style:font-style-asian="italic" style:font-style-complex="italic" fo:language="ru" fo:country="RU"/>
    </style:style>
    <style:style style:name="P2013" style:parent-style-name="Textbody" style:family="paragraph">
      <style:paragraph-properties fo:text-align="justify"/>
    </style:style>
    <style:style style:name="T2014" style:parent-style-name="DefaultParagraphFont" style:family="text">
      <style:text-properties fo:font-style="italic" style:font-style-asian="italic" style:font-style-complex="italic" fo:language="ru" fo:country="RU"/>
    </style:style>
    <style:style style:name="P2015" style:parent-style-name="Textbody" style:family="paragraph">
      <style:paragraph-properties fo:text-align="justify"/>
    </style:style>
    <style:style style:name="T2016" style:parent-style-name="DefaultParagraphFont" style:family="text">
      <style:text-properties fo:font-style="italic" style:font-style-asian="italic" style:font-style-complex="italic" fo:language="ru" fo:country="RU"/>
    </style:style>
    <style:style style:name="T2017" style:parent-style-name="DefaultParagraphFont" style:family="text">
      <style:text-properties fo:font-style="italic" style:font-style-asian="italic" style:font-style-complex="italic" fo:background-color="#FFFF66" fo:language="ru" fo:country="RU"/>
    </style:style>
    <style:style style:name="T2018" style:parent-style-name="DefaultParagraphFont" style:family="text">
      <style:text-properties fo:font-style="italic" style:font-style-asian="italic" style:font-style-complex="italic" fo:language="ru" fo:country="RU"/>
    </style:style>
    <style:style style:name="P2019" style:parent-style-name="Textbody" style:family="paragraph">
      <style:paragraph-properties fo:text-align="justify"/>
      <style:text-properties fo:language="ru" fo:country="RU"/>
    </style:style>
    <style:style style:name="P2020" style:parent-style-name="Textbody" style:family="paragraph">
      <style:paragraph-properties fo:text-align="center"/>
      <style:text-properties fo:language="ru" fo:country="RU"/>
    </style:style>
    <style:style style:name="P2021" style:parent-style-name="Textbody" style:family="paragraph">
      <style:paragraph-properties fo:text-align="justify"/>
      <style:text-properties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text-properties fo:font-style="italic" style:font-style-asian="italic" style:font-style-complex="italic" fo:language="ru" fo:country="RU"/>
    </style:style>
    <style:style style:name="P2025" style:parent-style-name="Textbody" style:family="paragraph">
      <style:paragraph-properties fo:text-align="justify"/>
      <style:text-properties fo:font-style="italic" style:font-style-asian="italic" style:font-style-complex="italic" fo:language="ru" fo:country="RU"/>
    </style:style>
    <style:style style:name="P2026" style:parent-style-name="Textbody" style:family="paragraph">
      <style:paragraph-properties fo:text-align="justify"/>
      <style:text-properties fo:font-style="italic" style:font-style-asian="italic" style:font-style-complex="italic" fo:language="ru" fo:country="RU"/>
    </style:style>
    <style:style style:name="P2027" style:parent-style-name="Textbody" style:family="paragraph">
      <style:paragraph-properties fo:text-align="justify"/>
    </style:style>
    <style:style style:name="T2028" style:parent-style-name="DefaultParagraphFont" style:family="text">
      <style:text-properties fo:font-style="italic" style:font-style-asian="italic" style:font-style-complex="italic"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text-properties fo:font-style="italic" style:font-style-asian="italic" style:font-style-complex="italic" fo:language="ru" fo:country="RU"/>
    </style:style>
    <style:style style:name="P2031" style:parent-style-name="Textbody" style:family="paragraph">
      <style:paragraph-properties fo:text-align="justify"/>
      <style:text-properties fo:font-style="italic" style:font-style-asian="italic" style:font-style-complex="italic" fo:language="ru" fo:country="RU"/>
    </style:style>
    <style:style style:name="P2032" style:parent-style-name="Textbody" style:family="paragraph">
      <style:paragraph-properties fo:text-align="justify"/>
      <style:text-properties fo:font-style="italic" style:font-style-asian="italic" style:font-style-complex="italic" fo:language="ru" fo:country="RU"/>
    </style:style>
    <style:style style:name="P2033" style:parent-style-name="Textbody" style:family="paragraph">
      <style:paragraph-properties fo:text-align="justify"/>
      <style:text-properties fo:font-style="italic" style:font-style-asian="italic" style:font-style-complex="italic" fo:language="ru" fo:country="RU"/>
    </style:style>
    <style:style style:name="P2034" style:parent-style-name="Textbody" style:family="paragraph">
      <style:paragraph-properties fo:text-align="justify"/>
    </style:style>
    <style:style style:name="T2035" style:parent-style-name="DefaultParagraphFont" style:family="text">
      <style:text-properties fo:font-style="italic" style:font-style-asian="italic" style:font-style-complex="italic" fo:language="ru" fo:country="RU"/>
    </style:style>
    <style:style style:name="P2036" style:parent-style-name="Textbody" style:family="paragraph">
      <style:paragraph-properties fo:text-align="justify"/>
      <style:text-properties fo:font-style="italic" style:font-style-asian="italic" style:font-style-complex="italic"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text-properties fo:font-style="italic" style:font-style-asian="italic" style:font-style-complex="italic" fo:language="ru" fo:country="RU"/>
    </style:style>
    <style:style style:name="P2042" style:parent-style-name="Textbody" style:family="paragraph">
      <style:paragraph-properties fo:text-align="justify"/>
      <style:text-properties fo:font-style="italic" style:font-style-asian="italic" style:font-style-complex="italic" fo:language="ru" fo:country="RU"/>
    </style:style>
    <style:style style:name="P2043" style:parent-style-name="Textbody" style:family="paragraph">
      <style:paragraph-properties fo:text-align="justify"/>
    </style:style>
    <style:style style:name="T2044" style:parent-style-name="DefaultParagraphFont" style:family="text">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text-properties fo:font-style="italic" style:font-style-asian="italic" style:font-style-complex="italic" fo:language="ru" fo:country="RU"/>
    </style:style>
    <style:style style:name="P2050" style:parent-style-name="Textbody" style:family="paragraph">
      <style:paragraph-properties fo:text-align="justify"/>
      <style:text-properties fo:font-style="italic" style:font-style-asian="italic" style:font-style-complex="italic" fo:language="ru" fo:country="RU"/>
    </style:style>
    <style:style style:name="P2051" style:parent-style-name="Textbody" style:family="paragraph">
      <style:paragraph-properties fo:text-align="justify"/>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text-properties fo:font-style="italic" style:font-style-asian="italic" style:font-style-complex="italic" fo:language="ru" fo:country="RU"/>
    </style:style>
    <style:style style:name="P2057" style:parent-style-name="Textbody" style:family="paragraph">
      <style:paragraph-properties fo:text-align="justify"/>
      <style:text-properties fo:font-style="italic" style:font-style-asian="italic" style:font-style-complex="italic" fo:language="ru" fo:country="RU"/>
    </style:style>
    <style:style style:name="P2058" style:parent-style-name="Textbody" style:family="paragraph">
      <style:paragraph-properties fo:text-align="justify"/>
    </style:style>
    <style:style style:name="T2059" style:parent-style-name="DefaultParagraphFont" style:family="text">
      <style:text-properties fo:font-style="italic" style:font-style-asian="italic" style:font-style-complex="italic" fo:language="ru" fo:country="RU"/>
    </style:style>
    <style:style style:name="T2060" style:parent-style-name="DefaultParagraphFont" style:family="text">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style>
    <style:style style:name="T2088" style:parent-style-name="DefaultParagraphFont" style:family="text">
      <style:text-properties fo:font-weight="bold" style:font-weight-asian="bold" style:font-weight-complex="bold" fo:language="ru" fo:country="RU"/>
    </style:style>
    <style:style style:name="T2089" style:parent-style-name="DefaultParagraphFont" style:family="text">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text-properties fo:language="ru" fo:country="RU"/>
    </style:style>
    <style:style style:name="P2102" style:parent-style-name="Textbody" style:family="paragraph">
      <style:paragraph-properties fo:text-align="justify"/>
    </style:style>
    <style:style style:name="T2103" style:parent-style-name="DefaultParagraphFont" style:family="text">
      <style:text-properties fo:background-color="#FFFF00"/>
    </style:style>
    <style:style style:name="T2104" style:parent-style-name="DefaultParagraphFont" style:family="text">
      <style:text-properties fo:background-color="#FFFF00"/>
    </style:style>
    <style:style style:name="T2105" style:parent-style-name="DefaultParagraphFont" style:family="text">
      <style:text-properties fo:background-color="#FFFF00"/>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text-properties fo:language="ru" fo:country="RU"/>
    </style:style>
    <style:style style:name="P2112" style:parent-style-name="Textbody" style:family="paragraph">
      <style:paragraph-properties fo:text-align="justify"/>
    </style:style>
    <style:style style:name="T2113" style:parent-style-name="DefaultParagraphFont" style:family="text">
      <style:text-properties fo:language="ru" fo:country="RU"/>
    </style:style>
    <style:style style:name="T2114" style:parent-style-name="DefaultParagraphFont" style:family="text">
      <style:text-properties fo:background-color="#FFFF00" fo:language="ru" fo:country="RU"/>
    </style:style>
    <style:style style:name="T2115" style:parent-style-name="DefaultParagraphFont" style:family="text">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text-properties fo:background-color="#FFFF00"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text-properties fo:language="ru" fo:country="RU"/>
    </style:style>
    <style:style style:name="P2120" style:parent-style-name="Textbody" style:family="paragraph">
      <style:paragraph-properties fo:text-align="justify"/>
      <style:text-properties fo:language="ru" fo:country="RU"/>
    </style:style>
    <style:style style:name="P2121" style:parent-style-name="Textbody" style:family="paragraph">
      <style:paragraph-properties fo:text-align="justify"/>
      <style:text-properties fo:language="ru" fo:country="RU"/>
    </style:style>
    <style:style style:name="P2122" style:parent-style-name="Textbody" style:family="paragraph">
      <style:paragraph-properties fo:text-align="justify"/>
    </style:style>
    <style:style style:name="T2123" style:parent-style-name="DefaultParagraphFont" style:family="text">
      <style:text-properties fo:language="ru" fo:country="RU"/>
    </style:style>
    <style:style style:name="T2124" style:parent-style-name="DefaultParagraphFont" style:family="text">
      <style:text-properties fo:background-color="#FFFF00" fo:language="ru" fo:country="RU"/>
    </style:style>
    <style:style style:name="T2125" style:parent-style-name="DefaultParagraphFont" style:family="text">
      <style:text-properties fo:language="ru" fo:country="RU"/>
    </style:style>
    <style:style style:name="P2126" style:parent-style-name="Heading2" style:family="paragraph">
      <style:paragraph-properties fo:text-align="center"/>
      <style:text-properties fo:language="ru" fo:country="RU"/>
    </style:style>
    <style:style style:name="P2127" style:parent-style-name="Textbody" style:family="paragraph">
      <style:paragraph-properties fo:text-align="center"/>
      <style:text-properties fo:language="ru" fo:country="RU"/>
    </style:style>
    <style:style style:name="P2128" style:parent-style-name="Textbody" style:family="paragraph">
      <style:paragraph-properties fo:text-align="center"/>
      <style:text-properties fo:language="ru" fo:country="RU"/>
    </style:style>
    <style:style style:name="P2129" style:parent-style-name="Textbody" style:family="paragraph">
      <style:paragraph-properties fo:text-align="justify"/>
      <style:text-properties fo:language="ru" fo:country="RU"/>
    </style:style>
    <style:style style:name="P2130" style:parent-style-name="Textbody" style:family="paragraph">
      <style:paragraph-properties fo:text-align="justify"/>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language="ru" fo:country="RU"/>
    </style:style>
    <style:style style:name="P2187" style:parent-style-name="Textbody" style:family="paragraph">
      <style:paragraph-properties fo:text-align="justify"/>
      <style:text-properties fo:background-color="#FFFF00" fo:language="ru" fo:country="RU"/>
    </style:style>
    <style:style style:name="P2188" style:parent-style-name="Textbody" style:family="paragraph">
      <style:paragraph-properties fo:text-align="justify"/>
      <style:text-properties fo:font-style="italic" style:font-style-asian="italic" style:font-style-complex="italic" fo:language="ru" fo:country="RU"/>
    </style:style>
    <style:style style:name="P2189" style:parent-style-name="Heading2" style:family="paragraph">
      <style:paragraph-properties fo:text-align="center"/>
      <style:text-properties fo:language="ru" fo:country="RU"/>
    </style:style>
    <style:style style:name="P2190" style:parent-style-name="Textbody" style:family="paragraph">
      <style:paragraph-properties fo:text-align="center"/>
      <style:text-properties fo:font-style="italic" style:font-style-asian="italic" style:font-style-complex="italic" fo:language="ru" fo:country="RU"/>
    </style:style>
    <style:style style:name="P219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5"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6" style:parent-style-name="Textbody" style:family="paragraph">
      <style:paragraph-properties fo:text-align="justify"/>
      <style:text-properties fo:font-style="italic" style:font-style-asian="italic" style:font-style-complex="italic"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text-properties fo:font-style="italic" style:font-style-asian="italic" style:font-style-complex="italic" fo:language="ru" fo:country="RU"/>
    </style:style>
    <style:style style:name="P2205" style:parent-style-name="Textbody" style:family="paragraph">
      <style:paragraph-properties fo:text-align="justify"/>
    </style:style>
    <style:style style:name="T2206" style:parent-style-name="DefaultParagraphFont" style:family="text">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style>
    <style:style style:name="T2225" style:parent-style-name="DefaultParagraphFont" style:family="text">
      <style:text-properties fo:font-style="italic" style:font-style-asian="italic" style:font-style-complex="italic" fo:language="ru" fo:country="RU"/>
    </style:style>
    <style:style style:name="T2226" style:parent-style-name="DefaultParagraphFont" style:family="text">
      <style:text-properties fo:font-style="italic" style:font-style-asian="italic" style:font-style-complex="italic" fo:background-color="#FFFFFF" fo:language="ru" fo:country="RU"/>
    </style:style>
    <style:style style:name="P2227" style:parent-style-name="Textbody" style:family="paragraph">
      <style:paragraph-properties fo:text-align="justify"/>
      <style:text-properties fo:font-style="italic" style:font-style-asian="italic" style:font-style-complex="italic" fo:background-color="#FFFFFF" fo:language="ru" fo:country="RU"/>
    </style:style>
    <style:style style:name="P2228" style:parent-style-name="Textbody" style:family="paragraph">
      <style:paragraph-properties fo:text-align="justify"/>
      <style:text-properties fo:font-style="italic" style:font-style-asian="italic" style:font-style-complex="italic" fo:background-color="#FFFFFF" fo:language="ru" fo:country="RU"/>
    </style:style>
    <style:style style:name="P2229" style:parent-style-name="Textbody" style:family="paragraph">
      <style:paragraph-properties fo:text-align="justify"/>
      <style:text-properties fo:font-style="italic" style:font-style-asian="italic" style:font-style-complex="italic" fo:background-color="#FFFFFF" fo:language="ru" fo:country="RU"/>
    </style:style>
    <style:style style:name="P2230" style:parent-style-name="Textbody" style:family="paragraph">
      <style:paragraph-properties fo:text-align="justify"/>
      <style:text-properties fo:font-style="italic" style:font-style-asian="italic" style:font-style-complex="italic" fo:background-color="#FFFFFF" fo:language="ru" fo:country="RU"/>
    </style:style>
    <style:style style:name="P2231" style:parent-style-name="Textbody" style:family="paragraph">
      <style:paragraph-properties fo:text-align="center"/>
      <style:text-properties fo:font-style="italic" style:font-style-asian="italic" style:font-style-complex="italic" fo:language="ru" fo:country="RU"/>
    </style:style>
    <style:style style:name="P2232" style:parent-style-name="Textbody" style:family="paragraph">
      <style:paragraph-properties fo:text-align="center"/>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style>
    <style:style style:name="T2259" style:parent-style-name="DefaultParagraphFont" style:family="text">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style>
    <style:style style:name="T2269" style:parent-style-name="DefaultParagraphFont" style:family="text">
      <style:text-properties fo:font-style="italic" style:font-style-asian="italic" style:font-style-complex="italic" fo:language="ru" fo:country="RU"/>
    </style:style>
    <style:style style:name="T2270" style:parent-style-name="DefaultParagraphFont" style:family="text">
      <style:text-properties fo:font-style="italic" style:font-style-asian="italic" style:font-style-complex="italic" fo:background-color="#FFFF00" fo:language="ru" fo:country="RU"/>
    </style:style>
    <style:style style:name="T2271" style:parent-style-name="DefaultParagraphFont" style:family="text">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style>
    <style:style style:name="T2285" style:parent-style-name="DefaultParagraphFont" style:family="text">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text-properties fo:font-style="italic" style:font-style-asian="italic" style:font-style-complex="italic" fo:language="ru" fo:country="RU"/>
    </style:style>
    <style:style style:name="P2300" style:parent-style-name="Textbody" style:family="paragraph">
      <style:paragraph-properties fo:text-align="justify"/>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justify"/>
      <style:text-properties fo:font-style="italic" style:font-style-asian="italic" style:font-style-complex="italic" fo:language="ru" fo:country="RU"/>
    </style:style>
    <style:style style:name="P2326" style:parent-style-name="Textbody" style:family="paragraph">
      <style:paragraph-properties fo:text-align="center"/>
      <style:text-properties fo:font-style="italic" style:font-style-asian="italic" style:font-style-complex="italic" fo:language="ru" fo:country="RU"/>
    </style:style>
    <style:style style:name="P2327" style:parent-style-name="Textbody" style:family="paragraph">
      <style:paragraph-properties fo:text-align="center"/>
      <style:text-properties fo:font-style="italic" style:font-style-asian="italic" style:font-style-complex="italic" fo:language="ru" fo:country="RU"/>
    </style:style>
    <style:style style:name="P2328" style:parent-style-name="Textbody" style:family="paragraph">
      <style:paragraph-properties fo:text-align="justify"/>
      <style:text-properties fo:language="ru" fo:country="RU"/>
    </style:style>
    <style:style style:name="P2329" style:parent-style-name="Textbody" style:family="paragraph">
      <style:paragraph-properties fo:text-align="justify"/>
      <style:text-properties fo:language="ru" fo:country="RU"/>
    </style:style>
    <style:style style:name="P2330" style:parent-style-name="Textbody" style:family="paragraph">
      <style:paragraph-properties fo:text-align="justify"/>
      <style:text-properties fo:language="ru" fo:country="RU"/>
    </style:style>
    <style:style style:name="P2331" style:parent-style-name="Textbody" style:family="paragraph">
      <style:paragraph-properties fo:text-align="justify"/>
      <style:text-properties fo:language="ru" fo:country="RU"/>
    </style:style>
    <style:style style:name="P2332" style:parent-style-name="Textbody" style:family="paragraph">
      <style:paragraph-properties fo:text-align="justify"/>
      <style:text-properties fo:language="ru" fo:country="RU"/>
    </style:style>
    <style:style style:name="P2333" style:parent-style-name="Textbody" style:family="paragraph">
      <style:paragraph-properties fo:text-align="justify"/>
      <style:text-properties fo:background-color="#FFFF00" fo:language="ru" fo:country="RU"/>
    </style:style>
    <style:style style:name="P2334" style:parent-style-name="Textbody" style:family="paragraph">
      <style:paragraph-properties fo:text-align="justify"/>
      <style:text-properties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font-style="italic" style:font-style-asian="italic" style:font-style-complex="italic" fo:language="ru" fo:country="RU"/>
    </style:style>
    <style:style style:name="P2384" style:parent-style-name="Textbody" style:family="paragraph">
      <style:paragraph-properties fo:text-align="justify"/>
      <style:text-properties fo:font-style="italic" style:font-style-asian="italic" style:font-style-complex="italic" fo:language="ru" fo:country="RU"/>
    </style:style>
    <style:style style:name="P2385" style:parent-style-name="Textbody" style:family="paragraph">
      <style:paragraph-properties fo:text-align="justify"/>
      <style:text-properties fo:font-style="italic" style:font-style-asian="italic" style:font-style-complex="italic"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font-style="italic" style:font-style-asian="italic" style:font-style-complex="italic"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language="ru" fo:country="RU"/>
    </style:style>
    <style:style style:name="P2444" style:parent-style-name="Textbody" style:family="paragraph">
      <style:paragraph-properties fo:text-align="justify"/>
      <style:text-properties fo:font-style="italic" style:font-style-asian="italic" style:font-style-complex="italic" fo:language="ru" fo:country="RU"/>
    </style:style>
    <style:style style:name="P2445" style:parent-style-name="Heading2" style:family="paragraph">
      <style:paragraph-properties fo:text-align="center"/>
      <style:text-properties fo:language="ru" fo:country="RU"/>
    </style:style>
    <style:style style:name="P2446" style:parent-style-name="Textbody" style:family="paragraph">
      <style:paragraph-properties fo:text-align="center"/>
      <style:text-properties fo:font-style="italic" style:font-style-asian="italic" style:font-style-complex="italic" fo:language="ru" fo:country="RU"/>
    </style:style>
    <style:style style:name="P244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5" style:parent-style-name="Textbody" style:family="paragraph">
      <style:paragraph-properties fo:text-align="justify"/>
      <style:text-properties fo:font-style="italic" style:font-style-asian="italic" style:font-style-complex="italic" fo:language="ru" fo:country="RU"/>
    </style:style>
    <style:style style:name="P2456" style:parent-style-name="Textbody" style:family="paragraph">
      <style:paragraph-properties fo:text-align="justify"/>
      <style:text-properties fo:font-style="italic" style:font-style-asian="italic" style:font-style-complex="italic" fo:language="ru" fo:country="RU"/>
    </style:style>
    <style:style style:name="P2457" style:parent-style-name="Textbody" style:family="paragraph">
      <style:paragraph-properties fo:text-align="justify"/>
      <style:text-properties fo:font-style="italic" style:font-style-asian="italic" style:font-style-complex="italic" fo:language="ru" fo:country="RU"/>
    </style:style>
    <style:style style:name="P2458" style:parent-style-name="Textbody" style:family="paragraph">
      <style:paragraph-properties fo:text-align="justify"/>
      <style:text-properties fo:font-style="italic" style:font-style-asian="italic" style:font-style-complex="italic"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Textbody" style:family="paragraph">
      <style:paragraph-properties fo:text-align="justify"/>
      <style:text-properties fo:font-style="italic" style:font-style-asian="italic" style:font-style-complex="italic" fo:language="ru" fo:country="RU"/>
    </style:style>
    <style:style style:name="P2461" style:parent-style-name="Textbody" style:family="paragraph">
      <style:paragraph-properties fo:text-align="justify"/>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justify"/>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center"/>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style>
    <style:style style:name="T2520" style:parent-style-name="DefaultParagraphFont" style:family="text">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background-color="#FFFF00" fo:language="ru" fo:country="RU"/>
    </style:style>
    <style:style style:name="P2541" style:parent-style-name="Textbody" style:family="paragraph">
      <style:paragraph-properties fo:text-align="center"/>
      <style:text-properties fo:language="ru" fo:country="RU"/>
    </style:style>
    <style:style style:name="P2542" style:parent-style-name="Textbody" style:family="paragraph">
      <style:paragraph-properties fo:text-align="center"/>
      <style:text-properties fo:language="ru" fo:country="RU"/>
    </style:style>
    <style:style style:name="P2543" style:parent-style-name="Textbody" style:family="paragraph">
      <style:paragraph-properties fo:text-align="justify"/>
      <style:text-properties fo:language="ru" fo:country="RU"/>
    </style:style>
    <style:style style:name="P2544" style:parent-style-name="Textbody" style:family="paragraph">
      <style:paragraph-properties fo:text-align="justify"/>
      <style:text-properties fo:language="ru" fo:country="RU"/>
    </style:style>
    <style:style style:name="P2545" style:parent-style-name="Textbody" style:family="paragraph">
      <style:paragraph-properties fo:text-align="justify"/>
      <style:text-properties fo:language="ru" fo:country="RU"/>
    </style:style>
    <style:style style:name="P2546" style:parent-style-name="Textbody" style:family="paragraph">
      <style:paragraph-properties fo:text-align="justify"/>
      <style:text-properties fo:language="ru" fo:country="RU"/>
    </style:style>
    <style:style style:name="P2547" style:parent-style-name="Textbody" style:family="paragraph">
      <style:paragraph-properties fo:text-align="justify"/>
      <style:text-properties fo:language="ru" fo:country="RU"/>
    </style:style>
    <style:style style:name="P2548" style:parent-style-name="Textbody" style:family="paragraph">
      <style:paragraph-properties fo:text-align="justify"/>
      <style:text-properties fo:language="ru" fo:country="RU"/>
    </style:style>
    <style:style style:name="P2549" style:parent-style-name="Textbody" style:family="paragraph">
      <style:paragraph-properties fo:text-align="justify"/>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justify"/>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text-properties fo:language="ru" fo:country="RU"/>
    </style:style>
    <style:style style:name="P2558" style:parent-style-name="Textbody" style:family="paragraph">
      <style:paragraph-properties fo:text-align="justify"/>
    </style:style>
    <style:style style:name="T2559" style:parent-style-name="DefaultParagraphFont" style:family="text">
      <style:text-properties fo:language="ru" fo:country="RU"/>
    </style:style>
    <style:style style:name="T2560" style:parent-style-name="DefaultParagraphFont" style:family="text">
      <style:text-properties fo:language="ru" fo:country="RU"/>
    </style:style>
    <style:style style:name="T2561" style:parent-style-name="DefaultParagraphFont" style:family="text">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language="ru" fo:country="RU"/>
    </style:style>
    <style:style style:name="P2576" style:parent-style-name="Textbody" style:family="paragraph">
      <style:paragraph-properties fo:text-align="justify"/>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justify"/>
      <style:text-properties fo:language="ru" fo:country="RU"/>
    </style:style>
    <style:style style:name="P2582" style:parent-style-name="Textbody" style:family="paragraph">
      <style:paragraph-properties fo:text-align="center"/>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font-style="italic" style:font-style-asian="italic" style:font-style-complex="italic" fo:language="ru" fo:country="RU"/>
    </style:style>
    <style:style style:name="P2604" style:parent-style-name="Heading2" style:family="paragraph">
      <style:paragraph-properties fo:text-align="center"/>
      <style:text-properties fo:language="ru" fo:country="RU"/>
    </style:style>
    <style:style style:name="P2605" style:parent-style-name="Textbody" style:family="paragraph">
      <style:paragraph-properties fo:text-align="justify"/>
      <style:text-properties fo:font-style="italic" style:font-style-asian="italic" style:font-style-complex="italic" fo:language="ru" fo:country="RU"/>
    </style:style>
    <style:style style:name="P260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8" style:parent-style-name="Textbody" style:family="paragraph">
      <style:paragraph-properties fo:text-align="justify"/>
      <style:text-properties fo:font-style="italic" style:font-style-asian="italic" style:font-style-complex="italic" fo:language="ru" fo:country="RU"/>
    </style:style>
    <style:style style:name="P2609" style:parent-style-name="Textbody" style:family="paragraph">
      <style:paragraph-properties fo:text-align="justify"/>
      <style:text-properties fo:font-style="italic" style:font-style-asian="italic" style:font-style-complex="italic"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Textbody" style:family="paragraph">
      <style:paragraph-properties fo:text-align="justify"/>
      <style:text-properties fo:font-style="italic" style:font-style-asian="italic" style:font-style-complex="italic"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style:text-properties fo:font-style="italic" style:font-style-asian="italic" style:font-style-complex="italic" fo:language="ru" fo:country="RU"/>
    </style:style>
    <style:style style:name="P2614" style:parent-style-name="Textbody" style:family="paragraph">
      <style:paragraph-properties fo:text-align="justify"/>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center"/>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language="ru" fo:country="RU"/>
    </style:style>
    <style:style style:name="P2733" style:parent-style-name="Textbody" style:family="paragraph">
      <style:paragraph-properties fo:text-align="justify"/>
      <style:text-properties fo:language="ru" fo:country="RU"/>
    </style:style>
    <style:style style:name="P2734" style:parent-style-name="Textbody" style:family="paragraph">
      <style:paragraph-properties fo:text-align="justify"/>
      <style:text-properties fo:language="ru" fo:country="RU"/>
    </style:style>
    <style:style style:name="P2735" style:parent-style-name="Textbody" style:family="paragraph">
      <style:paragraph-properties fo:text-align="justify"/>
      <style:text-properties fo:language="ru" fo:country="RU"/>
    </style:style>
    <style:style style:name="P2736" style:parent-style-name="Textbody" style:family="paragraph">
      <style:paragraph-properties fo:text-align="justify"/>
      <style:text-properties fo:language="ru" fo:country="RU"/>
    </style:style>
    <style:style style:name="P2737" style:parent-style-name="Textbody" style:family="paragraph">
      <style:paragraph-properties fo:text-align="justify"/>
      <style:text-properties fo:language="ru" fo:country="RU"/>
    </style:style>
    <style:style style:name="P2738" style:parent-style-name="Textbody" style:family="paragraph">
      <style:paragraph-properties fo:text-align="justify"/>
      <style:text-properties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style>
    <style:style style:name="T2828" style:parent-style-name="DefaultParagraphFont" style:family="text">
      <style:text-properties fo:language="ru" fo:country="RU"/>
    </style:style>
    <style:style style:name="T2829" style:parent-style-name="DefaultParagraphFont" style:family="text">
      <style:text-properties fo:background-color="#FFFF00" fo:language="ru" fo:country="RU"/>
    </style:style>
    <style:style style:name="T2830" style:parent-style-name="DefaultParagraphFont" style:family="text">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style>
    <style:style style:name="T2870" style:parent-style-name="DefaultParagraphFont" style:family="text">
      <style:text-properties fo:language="ru" fo:country="RU"/>
    </style:style>
    <style:style style:name="T2871" style:parent-style-name="DefaultParagraphFont" style:family="text">
      <style:text-properties fo:language="ru" fo:country="RU"/>
    </style:style>
    <style:style style:name="T2872" style:parent-style-name="DefaultParagraphFont" style:family="text">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style>
    <style:style style:name="T2875" style:parent-style-name="DefaultParagraphFont" style:family="text">
      <style:text-properties fo:language="ru" fo:country="RU"/>
    </style:style>
    <style:style style:name="T2876" style:parent-style-name="DefaultParagraphFont" style:family="text">
      <style:text-properties fo:language="ru" fo:country="RU"/>
    </style:style>
    <style:style style:name="T2877" style:parent-style-name="DefaultParagraphFont" style:family="text">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Textbody" style:family="paragraph">
      <style:paragraph-properties fo:text-align="justify"/>
      <style:text-properties fo:language="ru" fo:country="RU"/>
    </style:style>
    <style:style style:name="P2892" style:parent-style-name="Textbody" style:family="paragraph">
      <style:paragraph-properties fo:text-align="justify"/>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Textbody" style:family="paragraph">
      <style:paragraph-properties fo:text-align="justify"/>
      <style:text-properties fo:language="ru" fo:country="RU"/>
    </style:style>
    <style:style style:name="P2919" style:parent-style-name="Heading2" style:family="paragraph">
      <style:paragraph-properties fo:text-align="center"/>
      <style:text-properties fo:language="ru" fo:country="RU"/>
    </style:style>
    <style:style style:name="P2920" style:parent-style-name="Textbody" style:family="paragraph">
      <style:paragraph-properties fo:text-align="justify"/>
      <style:text-properties fo:font-style="italic" style:font-style-asian="italic" style:font-style-complex="italic" fo:language="ru" fo:country="RU"/>
    </style:style>
    <style:style style:name="P29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justify"/>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style>
    <style:style style:name="T2946" style:parent-style-name="DefaultParagraphFont" style:family="text">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style>
    <style:style style:name="T2992" style:parent-style-name="DefaultParagraphFont" style:family="text">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center"/>
      <style:text-properties fo:font-style="italic" style:font-style-asian="italic" style:font-style-complex="italic" fo:language="ru" fo:country="RU"/>
    </style:style>
    <style:style style:name="P3055" style:parent-style-name="Textbody" style:family="paragraph">
      <style:paragraph-properties fo:text-align="center"/>
      <style:text-properties fo:font-style="italic" style:font-style-asian="italic" style:font-style-complex="italic" fo:language="ru" fo:country="RU"/>
    </style:style>
    <style:style style:name="P3056" style:parent-style-name="Textbody" style:family="paragraph">
      <style:paragraph-properties fo:text-align="justify"/>
      <style:text-properties fo:language="ru" fo:country="RU"/>
    </style:style>
    <style:style style:name="P3057" style:parent-style-name="Textbody" style:family="paragraph">
      <style:paragraph-properties fo:text-align="justify"/>
      <style:text-properties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justify"/>
      <style:text-properties fo:language="ru" fo:country="RU"/>
    </style:style>
    <style:style style:name="P3060" style:parent-style-name="Textbody" style:family="paragraph">
      <style:paragraph-properties fo:text-align="justify"/>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style>
    <style:style style:name="T3075" style:parent-style-name="DefaultParagraphFont" style:family="text">
      <style:text-properties fo:language="ru" fo:country="RU"/>
    </style:style>
    <style:style style:name="T3076" style:parent-style-name="DefaultParagraphFont" style:family="text">
      <style:text-properties fo:background-color="#FFFF38" fo:language="ru" fo:country="RU"/>
    </style:style>
    <style:style style:name="T3077" style:parent-style-name="DefaultParagraphFont" style:family="text">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style>
    <style:style style:name="T3090" style:parent-style-name="DefaultParagraphFont" style:family="text">
      <style:text-properties fo:language="ru" fo:country="RU"/>
    </style:style>
    <style:style style:name="T3091" style:parent-style-name="DefaultParagraphFont" style:family="text">
      <style:text-properties fo:background-color="#FFFF00" fo:language="ru" fo:country="RU"/>
    </style:style>
    <style:style style:name="T3092" style:parent-style-name="DefaultParagraphFont" style:family="text">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style>
    <style:style style:name="T3095" style:parent-style-name="DefaultParagraphFont" style:family="text">
      <style:text-properties fo:language="ru" fo:country="RU"/>
    </style:style>
    <style:style style:name="T3096" style:parent-style-name="DefaultParagraphFont" style:family="text">
      <style:text-properties fo:background-color="#FFFF00" fo:language="ru" fo:country="RU"/>
    </style:style>
    <style:style style:name="T3097" style:parent-style-name="DefaultParagraphFont" style:family="text">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ab-stops>
          <style:tab-stop style:type="left" style:position="7.4916in"/>
        </style:tab-stops>
      </style:paragraph-properties>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Heading2" style:family="paragraph">
      <style:paragraph-properties fo:text-align="center"/>
      <style:text-properties fo:language="ru" fo:country="RU"/>
    </style:style>
    <style:style style:name="P3343" style:parent-style-name="Textbody" style:family="paragraph">
      <style:paragraph-properties fo:text-align="center"/>
      <style:text-properties fo:language="ru" fo:country="RU"/>
    </style:style>
    <style:style style:name="P3344"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5"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6" style:parent-style-name="Textbody" style:family="paragraph">
      <style:paragraph-properties fo:text-align="center"/>
      <style:text-properties fo:language="ru" fo:country="RU"/>
    </style:style>
    <style:style style:name="P3347" style:parent-style-name="Textbody" style:family="paragraph">
      <style:paragraph-properties fo:text-align="justify"/>
      <style:text-properties fo:font-style="italic" style:font-style-asian="italic" style:font-style-complex="italic" fo:language="ru" fo:country="RU"/>
    </style:style>
    <style:style style:name="P3348" style:parent-style-name="Textbody" style:family="paragraph">
      <style:paragraph-properties fo:text-align="justify"/>
      <style:text-properties fo:font-style="italic" style:font-style-asian="italic" style:font-style-complex="italic" fo:language="ru" fo:country="RU"/>
    </style:style>
    <style:style style:name="P3349" style:parent-style-name="Textbody" style:family="paragraph">
      <style:paragraph-properties fo:text-align="justify"/>
    </style:style>
    <style:style style:name="T3350" style:parent-style-name="DefaultParagraphFont" style:family="text">
      <style:text-properties fo:font-style="italic" style:font-style-asian="italic" style:font-style-complex="italic" fo:language="ru" fo:country="RU"/>
    </style:style>
    <style:style style:name="T3351" style:parent-style-name="DefaultParagraphFont" style:family="text">
      <style:text-properties fo:font-style="italic" style:font-style-asian="italic" style:font-style-complex="italic" fo:language="uk" fo:country="UA"/>
    </style:style>
    <style:style style:name="T3352" style:parent-style-name="DefaultParagraphFont" style:family="text">
      <style:text-properties fo:font-style="italic" style:font-style-asian="italic" style:font-style-complex="italic" fo:language="ru" fo:country="RU"/>
    </style:style>
    <style:style style:name="T3353" style:parent-style-name="DefaultParagraphFont" style:family="text">
      <style:text-properties fo:font-style="italic" style:font-style-asian="italic" style:font-style-complex="italic" fo:language="uk" fo:country="UA"/>
    </style:style>
    <style:style style:name="T3354" style:parent-style-name="DefaultParagraphFont" style:family="text">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text-properties fo:font-style="italic" style:font-style-asian="italic" style:font-style-complex="italic" fo:language="ru" fo:country="RU"/>
    </style:style>
    <style:style style:name="P3357" style:parent-style-name="Textbody" style:family="paragraph">
      <style:paragraph-properties fo:text-align="justify"/>
      <style:text-properties fo:font-style="italic" style:font-style-asian="italic" style:font-style-complex="italic" fo:language="ru" fo:country="RU"/>
    </style:style>
    <style:style style:name="P3358" style:parent-style-name="Textbody" style:family="paragraph">
      <style:paragraph-properties fo:text-align="justify"/>
      <style:text-properties fo:font-style="italic" style:font-style-asian="italic" style:font-style-complex="italic" fo:language="ru" fo:country="RU"/>
    </style:style>
    <style:style style:name="P3359" style:parent-style-name="Textbody" style:family="paragraph">
      <style:paragraph-properties fo:text-align="justify"/>
      <style:text-properties fo:font-style="italic" style:font-style-asian="italic" style:font-style-complex="italic" fo:language="ru" fo:country="RU"/>
    </style:style>
    <style:style style:name="P3360" style:parent-style-name="Textbody" style:family="paragraph">
      <style:paragraph-properties fo:text-align="justify"/>
      <style:text-properties fo:font-style="italic" style:font-style-asian="italic" style:font-style-complex="italic" fo:language="ru" fo:country="RU"/>
    </style:style>
    <style:style style:name="P3361" style:parent-style-name="Textbody" style:family="paragraph">
      <style:paragraph-properties fo:text-align="justify"/>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center"/>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style>
    <style:style style:name="T3425" style:parent-style-name="DefaultParagraphFont" style:family="text">
      <style:text-properties fo:font-style="italic" style:font-style-asian="italic" style:font-style-complex="italic" fo:language="ru" fo:country="RU"/>
    </style:style>
    <style:style style:name="T3426" style:parent-style-name="DefaultParagraphFont" style:family="text">
      <style:text-properties fo:font-style="italic" style:font-style-asian="italic" style:font-style-complex="italic" fo:background-color="#FFFF00" fo:language="ru" fo:country="RU"/>
    </style:style>
    <style:style style:name="T3427" style:parent-style-name="DefaultParagraphFont" style:family="text">
      <style:text-properties fo:font-style="italic" style:font-style-asian="italic" style:font-style-complex="italic" fo:language="ru" fo:country="RU"/>
    </style:style>
    <style:style style:name="P3428" style:parent-style-name="Textbody" style:family="paragraph">
      <style:paragraph-properties fo:text-align="justify"/>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center"/>
      <style:text-properties fo:font-style="italic" style:font-style-asian="italic" style:font-style-complex="italic" fo:language="ru" fo:country="RU"/>
    </style:style>
    <style:style style:name="P3433" style:parent-style-name="Textbody" style:family="paragraph">
      <style:paragraph-properties fo:text-align="center"/>
      <style:text-properties fo:font-style="italic" style:font-style-asian="italic" style:font-style-complex="italic" fo:language="ru" fo:country="RU"/>
    </style:style>
    <style:style style:name="P3434" style:parent-style-name="Textbody" style:family="paragraph">
      <style:paragraph-properties fo:text-align="justify"/>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text-properties fo:font-style="italic" style:font-style-asian="italic" style:font-style-complex="italic" fo:background-color="#FFFF00" fo:language="ru" fo:country="RU"/>
    </style:style>
    <style:style style:name="P3441" style:parent-style-name="Textbody" style:family="paragraph">
      <style:paragraph-properties fo:text-align="justify"/>
      <style:text-properties fo:font-style="italic" style:font-style-asian="italic" style:font-style-complex="italic" fo:language="ru" fo:country="RU"/>
    </style:style>
    <style:style style:name="P3442" style:parent-style-name="Textbody" style:family="paragraph">
      <style:paragraph-properties fo:text-align="justify"/>
      <style:text-properties fo:font-style="italic" style:font-style-asian="italic" style:font-style-complex="italic" fo:language="ru" fo:country="RU"/>
    </style:style>
    <style:style style:name="P3443" style:parent-style-name="Textbody" style:family="paragraph">
      <style:paragraph-properties fo:text-align="justify"/>
      <style:text-properties fo:font-style="italic" style:font-style-asian="italic" style:font-style-complex="italic" fo:language="ru" fo:country="RU"/>
    </style:style>
    <style:style style:name="P3444" style:parent-style-name="Textbody" style:family="paragraph">
      <style:paragraph-properties fo:text-align="justify"/>
      <style:text-properties fo:font-style="italic" style:font-style-asian="italic" style:font-style-complex="italic" fo:language="ru" fo:country="RU"/>
    </style:style>
    <style:style style:name="P3445" style:parent-style-name="Textbody" style:family="paragraph">
      <style:paragraph-properties fo:text-align="justify"/>
      <style:text-properties fo:font-style="italic" style:font-style-asian="italic" style:font-style-complex="italic" fo:language="ru" fo:country="RU"/>
    </style:style>
    <style:style style:name="P3446" style:parent-style-name="Textbody" style:family="paragraph">
      <style:paragraph-properties fo:text-align="justify"/>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justify"/>
      <style:text-properties fo:font-style="italic" style:font-style-asian="italic" style:font-style-complex="italic" fo:language="ru" fo:country="RU"/>
    </style:style>
    <style:style style:name="P3450" style:parent-style-name="Textbody" style:family="paragraph">
      <style:paragraph-properties fo:text-align="justify"/>
      <style:text-properties fo:font-style="italic" style:font-style-asian="italic" style:font-style-complex="italic" fo:language="ru" fo:country="RU"/>
    </style:style>
    <style:style style:name="P3451" style:parent-style-name="Textbody" style:family="paragraph">
      <style:paragraph-properties fo:text-align="justify"/>
      <style:text-properties fo:font-style="italic" style:font-style-asian="italic" style:font-style-complex="italic" fo:language="ru" fo:country="RU"/>
    </style:style>
    <style:style style:name="P3452" style:parent-style-name="Textbody" style:family="paragraph">
      <style:paragraph-properties fo:text-align="justify"/>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language="ru" fo:country="RU"/>
    </style:style>
    <style:style style:name="P3463" style:parent-style-name="Textbody" style:family="paragraph">
      <style:paragraph-properties fo:text-align="center"/>
      <style:text-properties fo:language="ru" fo:country="RU"/>
    </style:style>
    <style:style style:name="P3464" style:parent-style-name="Textbody" style:family="paragraph">
      <style:paragraph-properties fo:text-align="justify"/>
      <style:text-properties fo:language="ru" fo:country="RU"/>
    </style:style>
    <style:style style:name="P3465" style:parent-style-name="Textbody" style:family="paragraph">
      <style:paragraph-properties fo:text-align="center"/>
      <style:text-properties fo:font-weight="bold" style:font-weight-asian="bold" style:font-weight-complex="bold" fo:language="ru" fo:country="RU"/>
    </style:style>
    <style:style style:name="P3466" style:parent-style-name="Textbody" style:family="paragraph">
      <style:paragraph-properties fo:text-align="justify"/>
      <style:text-properties fo:language="ru" fo:country="RU"/>
    </style:style>
    <style:style style:name="P3467" style:parent-style-name="Textbody" style:family="paragraph">
      <style:paragraph-properties fo:text-align="justify"/>
      <style:text-properties fo:language="ru" fo:country="RU"/>
    </style:style>
    <style:style style:name="P3468" style:parent-style-name="Textbody" style:family="paragraph">
      <style:paragraph-properties fo:text-align="justify"/>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Heading2" style:family="paragraph">
      <style:paragraph-properties fo:text-align="center"/>
      <style:text-properties fo:language="ru" fo:country="RU"/>
    </style:style>
    <style:style style:name="P3537" style:parent-style-name="Textbody" style:family="paragraph">
      <style:paragraph-properties fo:text-align="center"/>
      <style:text-properties fo:language="ru" fo:country="RU"/>
    </style:style>
    <style:style style:name="P3538"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39"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0" style:parent-style-name="Textbody" style:family="paragraph">
      <style:paragraph-properties fo:text-align="center"/>
      <style:text-properties fo:language="ru" fo:country="RU"/>
    </style:style>
    <style:style style:name="P354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1" style:parent-style-name="Textbody" style:family="paragraph">
      <style:paragraph-properties fo:text-align="justify"/>
      <style:text-properties fo:font-style="italic" style:font-style-asian="italic" style:font-style-complex="italic" fo:language="ru" fo:country="RU"/>
    </style:style>
    <style:style style:name="P3552" style:parent-style-name="Textbody" style:family="paragraph">
      <style:paragraph-properties fo:text-align="justify"/>
    </style:style>
    <style:style style:name="T3553" style:parent-style-name="DefaultParagraphFont" style:family="text">
      <style:text-properties fo:font-style="italic" style:font-style-asian="italic" style:font-style-complex="italic" fo:language="ru" fo:country="RU"/>
    </style:style>
    <style:style style:name="T3554" style:parent-style-name="DefaultParagraphFont" style:family="text">
      <style:text-properties fo:font-style="italic" style:font-style-asian="italic" style:font-style-complex="italic" fo:language="uk" fo:country="UA"/>
    </style:style>
    <style:style style:name="T3555" style:parent-style-name="DefaultParagraphFont" style:family="text">
      <style:text-properties fo:font-style="italic" style:font-style-asian="italic" style:font-style-complex="italic" fo:language="ru" fo:country="RU"/>
    </style:style>
    <style:style style:name="P3556" style:parent-style-name="Textbody" style:family="paragraph">
      <style:paragraph-properties fo:text-align="justify"/>
      <style:text-properties fo:font-style="italic" style:font-style-asian="italic" style:font-style-complex="italic" fo:language="ru" fo:country="RU"/>
    </style:style>
    <style:style style:name="P3557" style:parent-style-name="Textbody" style:family="paragraph">
      <style:paragraph-properties fo:text-align="justify"/>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text-properties fo:font-style="italic" style:font-style-asian="italic" style:font-style-complex="italic" fo:language="ru" fo:country="RU"/>
    </style:style>
    <style:style style:name="P3560" style:parent-style-name="Textbody" style:family="paragraph">
      <style:paragraph-properties fo:text-align="justify"/>
      <style:text-properties fo:font-style="italic" style:font-style-asian="italic" style:font-style-complex="italic" fo:language="ru" fo:country="RU"/>
    </style:style>
    <style:style style:name="P3561" style:parent-style-name="Textbody" style:family="paragraph">
      <style:paragraph-properties fo:text-align="justify"/>
    </style:style>
    <style:style style:name="T3562" style:parent-style-name="DefaultParagraphFont" style:family="text">
      <style:text-properties fo:font-style="italic" style:font-style-asian="italic" style:font-style-complex="italic" fo:language="ru" fo:country="RU"/>
    </style:style>
    <style:style style:name="T3563" style:parent-style-name="DefaultParagraphFont" style:family="text">
      <style:text-properties fo:font-style="italic" style:font-style-asian="italic" style:font-style-complex="italic" fo:language="uk" fo:country="UA"/>
    </style:style>
    <style:style style:name="T3564" style:parent-style-name="DefaultParagraphFont" style:family="text">
      <style:text-properties fo:font-style="italic" style:font-style-asian="italic" style:font-style-complex="italic"/>
    </style:style>
    <style:style style:name="T3565" style:parent-style-name="DefaultParagraphFont" style:family="text">
      <style:text-properties fo:font-style="italic" style:font-style-asian="italic" style:font-style-complex="italic" fo:language="uk" fo:country="UA"/>
    </style:style>
    <style:style style:name="T3566" style:parent-style-name="DefaultParagraphFont" style:family="text">
      <style:text-properties fo:font-style="italic" style:font-style-asian="italic" style:font-style-complex="italic" fo:language="ru" fo:country="RU"/>
    </style:style>
    <style:style style:name="P3567" style:parent-style-name="Textbody" style:family="paragraph">
      <style:paragraph-properties fo:text-align="justify"/>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text-properties fo:font-style="italic" style:font-style-asian="italic" style:font-style-complex="italic" fo:language="ru" fo:country="RU"/>
    </style:style>
    <style:style style:name="P3572" style:parent-style-name="Textbody" style:family="paragraph">
      <style:paragraph-properties fo:text-align="justify"/>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justify"/>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center"/>
      <style:text-properties fo:font-style="italic" style:font-style-asian="italic" style:font-style-complex="italic" fo:language="ru" fo:country="RU"/>
    </style:style>
    <style:style style:name="P3611" style:parent-style-name="Textbody" style:family="paragraph">
      <style:paragraph-properties fo:text-align="justify"/>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justify"/>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ext-properties fo:language="ru" fo:country="RU"/>
    </style:style>
    <style:style style:name="P3677" style:parent-style-name="Textbody" style:family="paragraph">
      <style:paragraph-properties fo:text-align="center"/>
      <style:text-properties fo:language="ru" fo:country="RU"/>
    </style:style>
    <style:style style:name="P3678" style:parent-style-name="Textbody" style:family="paragraph">
      <style:paragraph-properties fo:text-align="justify"/>
      <style:text-properties fo:language="ru" fo:country="RU"/>
    </style:style>
    <style:style style:name="P3679" style:parent-style-name="Textbody" style:family="paragraph">
      <style:paragraph-properties fo:text-align="center"/>
      <style:text-properties fo:language="ru" fo:country="RU"/>
    </style:style>
    <style:style style:name="P3680" style:parent-style-name="Textbody" style:family="paragraph">
      <style:paragraph-properties fo:text-align="center"/>
      <style:text-properties fo:language="ru" fo:country="RU"/>
    </style:style>
    <style:style style:name="P3681" style:parent-style-name="Textbody" style:family="paragraph">
      <style:paragraph-properties fo:text-align="justify"/>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style>
    <style:style style:name="T3944" style:parent-style-name="DefaultParagraphFont" style:family="text">
      <style:text-properties fo:language="ru" fo:country="RU"/>
    </style:style>
    <style:style style:name="T3945" style:parent-style-name="DefaultParagraphFont" style:family="text">
      <style:text-properties fo:background-color="#FFFF00" fo:language="ru" fo:country="RU"/>
    </style:style>
    <style:style style:name="T3946" style:parent-style-name="DefaultParagraphFont" style:family="text">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text-properties fo:language="ru" fo:country="RU"/>
    </style:style>
    <style:style style:name="P3977" style:parent-style-name="Textbody" style:family="paragraph">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center"/>
      <style:text-properties fo:language="ru" fo:country="RU"/>
    </style:style>
    <style:style style:name="P3982" style:parent-style-name="Textbody" style:family="paragraph">
      <style:paragraph-properties fo:text-align="center"/>
      <style:text-properties fo:language="ru" fo:country="RU"/>
    </style:style>
    <style:style style:name="P3983" style:parent-style-name="Textbody" style:family="paragraph">
      <style:paragraph-properties fo:text-align="justify"/>
    </style:style>
    <style:style style:name="T3984" style:parent-style-name="DefaultParagraphFont" style:family="text">
      <style:text-properties fo:language="ru" fo:country="RU"/>
    </style:style>
    <style:style style:name="T3985" style:parent-style-name="DefaultParagraphFont" style:family="text">
      <style:text-properties fo:background-color="#FFFF00" fo:language="ru" fo:country="RU"/>
    </style:style>
    <style:style style:name="T3986" style:parent-style-name="DefaultParagraphFont" style:family="text">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style>
    <style:style style:name="T4010" style:parent-style-name="DefaultParagraphFont" style:family="text">
      <style:text-properties fo:language="ru" fo:country="RU"/>
    </style:style>
    <style:style style:name="T4011" style:parent-style-name="DefaultParagraphFont" style:family="text">
      <style:text-properties fo:language="uk" fo:country="UA"/>
    </style:style>
    <style:style style:name="T4012" style:parent-style-name="DefaultParagraphFont" style:family="text">
      <style:text-properties fo:language="ru" fo:country="RU"/>
    </style:style>
    <style:style style:name="T4013" style:parent-style-name="DefaultParagraphFont" style:family="text">
      <style:text-properties fo:language="uk" fo:country="UA"/>
    </style:style>
    <style:style style:name="T4014" style:parent-style-name="DefaultParagraphFont" style:family="text">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text-properties fo:language="ru" fo:country="RU"/>
    </style:style>
    <style:style style:name="P4056" style:parent-style-name="Textbody" style:family="paragraph">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paragraph-properties fo:text-align="justify"/>
      <style:text-properties fo:language="ru" fo:country="RU"/>
    </style:style>
    <style:style style:name="P4088" style:parent-style-name="Textbody" style:family="paragraph">
      <style:paragraph-properties fo:text-align="justify"/>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justify"/>
      <style:text-properties fo:language="ru" fo:country="RU"/>
    </style:style>
    <style:style style:name="P4091" style:parent-style-name="Textbody" style:family="paragraph">
      <style:paragraph-properties fo:text-align="justify"/>
      <style:text-properties fo:language="ru" fo:country="RU"/>
    </style:style>
    <style:style style:name="P4092" style:parent-style-name="Textbody" style:family="paragraph">
      <style:paragraph-properties fo:text-align="justify"/>
      <style:text-properties fo:language="ru" fo:country="RU"/>
    </style:style>
    <style:style style:name="P4093" style:parent-style-name="Textbody" style:family="paragraph">
      <style:paragraph-properties fo:text-align="justify"/>
      <style:text-properties fo:language="ru" fo:country="RU"/>
    </style:style>
    <style:style style:name="P4094" style:parent-style-name="Textbody" style:family="paragraph">
      <style:paragraph-properties fo:text-align="justify"/>
      <style:text-properties fo:language="ru" fo:country="RU"/>
    </style:style>
    <style:style style:name="P4095" style:parent-style-name="Textbody" style:family="paragraph">
      <style:paragraph-properties fo:text-align="justify"/>
    </style:style>
    <style:style style:name="T4096" style:parent-style-name="DefaultParagraphFont" style:family="text">
      <style:text-properties fo:language="ru" fo:country="RU"/>
    </style:style>
    <style:style style:name="T4097" style:parent-style-name="DefaultParagraphFont" style:family="text">
      <style:text-properties fo:background-color="#FFFF00" fo:language="ru" fo:country="RU"/>
    </style:style>
    <style:style style:name="T4098" style:parent-style-name="DefaultParagraphFont" style:family="text">
      <style:text-properties fo:language="ru" fo:country="RU"/>
    </style:style>
    <style:style style:name="P4099" style:parent-style-name="Textbody" style:family="paragraph">
      <style:paragraph-properties fo:text-align="justify"/>
      <style:text-properties fo:language="ru" fo:country="RU"/>
    </style:style>
    <style:style style:name="P4100" style:parent-style-name="Textbody" style:family="paragraph">
      <style:paragraph-properties fo:text-align="justify"/>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text-properties fo:language="ru" fo:country="RU"/>
    </style:style>
    <style:style style:name="P4103" style:parent-style-name="Textbody" style:family="paragraph">
      <style:paragraph-properties fo:text-align="justify"/>
      <style:text-properties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center"/>
      <style:text-properties fo:language="ru" fo:country="RU"/>
    </style:style>
    <style:style style:name="P4112" style:parent-style-name="Textbody" style:family="paragraph">
      <style:paragraph-properties fo:text-align="justify"/>
      <style:text-properties fo:font-style="italic" style:font-style-asian="italic" style:font-style-complex="italic" fo:language="ru" fo:country="RU"/>
    </style:style>
    <style:style style:name="P4113" style:parent-style-name="Textbody" style:family="paragraph">
      <style:paragraph-properties fo:text-align="justify"/>
    </style:style>
    <style:style style:name="T4114" style:parent-style-name="DefaultParagraphFont" style:family="text">
      <style:text-properties fo:font-style="italic" style:font-style-asian="italic" style:font-style-complex="italic" fo:language="ru" fo:country="RU"/>
    </style:style>
    <style:style style:name="P4115" style:parent-style-name="Textbody" style:family="paragraph">
      <style:paragraph-properties fo:text-align="justify"/>
      <style:text-properties fo:font-style="italic" style:font-style-asian="italic" style:font-style-complex="italic" fo:language="ru" fo:country="RU"/>
    </style:style>
    <style:style style:name="P4116" style:parent-style-name="Textbody" style:family="paragraph">
      <style:paragraph-properties fo:text-align="justify"/>
    </style:style>
    <style:style style:name="T4117" style:parent-style-name="DefaultParagraphFont" style:family="text">
      <style:text-properties fo:font-style="italic" style:font-style-asian="italic" style:font-style-complex="italic" fo:language="ru" fo:country="RU"/>
    </style:style>
    <style:style style:name="P4118" style:parent-style-name="Textbody" style:family="paragraph">
      <style:paragraph-properties fo:text-align="justify"/>
      <style:text-properties fo:font-style="italic" style:font-style-asian="italic" style:font-style-complex="italic" fo:language="ru" fo:country="RU"/>
    </style:style>
    <style:style style:name="P4119" style:parent-style-name="Textbody" style:family="paragraph">
      <style:paragraph-properties fo:text-align="justify"/>
    </style:style>
    <style:style style:name="T4120" style:parent-style-name="DefaultParagraphFont" style:family="text">
      <style:text-properties fo:font-style="italic" style:font-style-asian="italic" style:font-style-complex="italic" fo:language="ru" fo:country="RU"/>
    </style:style>
    <style:style style:name="P4121" style:parent-style-name="Textbody" style:family="paragraph">
      <style:paragraph-properties fo:text-align="justify"/>
    </style:style>
    <style:style style:name="T4122" style:parent-style-name="DefaultParagraphFont" style:family="text">
      <style:text-properties fo:font-style="italic" style:font-style-asian="italic" style:font-style-complex="italic" fo:language="ru" fo:country="RU"/>
    </style:style>
    <style:style style:name="P4123" style:parent-style-name="Textbody" style:family="paragraph">
      <style:paragraph-properties fo:text-align="justify"/>
    </style:style>
    <style:style style:name="T4124" style:parent-style-name="DefaultParagraphFont" style:family="text">
      <style:text-properties fo:font-style="italic" style:font-style-asian="italic" style:font-style-complex="italic" fo:language="ru" fo:country="RU"/>
    </style:style>
    <style:style style:name="P4125" style:parent-style-name="Textbody" style:family="paragraph">
      <style:paragraph-properties fo:text-align="justify"/>
    </style:style>
    <style:style style:name="T4126" style:parent-style-name="DefaultParagraphFont" style:family="text">
      <style:text-properties fo:font-style="italic" style:font-style-asian="italic" style:font-style-complex="italic" fo:language="ru" fo:country="RU"/>
    </style:style>
    <style:style style:name="P4127" style:parent-style-name="Textbody" style:family="paragraph">
      <style:paragraph-properties fo:text-align="justify"/>
    </style:style>
    <style:style style:name="T4128" style:parent-style-name="DefaultParagraphFont" style:family="text">
      <style:text-properties fo:font-style="italic" style:font-style-asian="italic" style:font-style-complex="italic" fo:language="ru" fo:country="RU"/>
    </style:style>
    <style:style style:name="T4129" style:parent-style-name="DefaultParagraphFont" style:family="text">
      <style:text-properties fo:font-style="italic" style:font-style-asian="italic" style:font-style-complex="italic" fo:language="ru" fo:country="RU"/>
    </style:style>
    <style:style style:name="P4130" style:parent-style-name="Textbody" style:family="paragraph">
      <style:paragraph-properties fo:text-align="justify"/>
    </style:style>
    <style:style style:name="T4131" style:parent-style-name="DefaultParagraphFont" style:family="text">
      <style:text-properties fo:font-style="italic" style:font-style-asian="italic" style:font-style-complex="italic" fo:language="ru" fo:country="RU"/>
    </style:style>
    <style:style style:name="P4132" style:parent-style-name="Textbody" style:family="paragraph">
      <style:paragraph-properties fo:text-align="center"/>
      <style:text-properties fo:font-style="italic" style:font-style-asian="italic" style:font-style-complex="italic" fo:language="ru" fo:country="RU"/>
    </style:style>
    <style:style style:name="P4133" style:parent-style-name="Textbody" style:family="paragraph">
      <style:paragraph-properties fo:text-align="justify"/>
      <style:text-properties fo:language="ru" fo:country="RU"/>
    </style:style>
    <style:style style:name="P4134" style:parent-style-name="Textbody" style:family="paragraph">
      <style:paragraph-properties fo:text-align="justify"/>
      <style:text-properties fo:language="ru" fo:country="RU"/>
    </style:style>
    <style:style style:name="P4135" style:parent-style-name="Textbody" style:family="paragraph">
      <style:paragraph-properties fo:text-align="center"/>
      <style:text-properties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justify"/>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style>
    <style:style style:name="T4148" style:parent-style-name="DefaultParagraphFont" style:family="text">
      <style:text-properties fo:language="ru" fo:country="RU"/>
    </style:style>
    <style:style style:name="T4149" style:parent-style-name="DefaultParagraphFont" style:family="text">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Heading2" style:family="paragraph">
      <style:paragraph-properties fo:text-align="center"/>
      <style:text-properties fo:language="ru" fo:country="RU"/>
    </style:style>
    <style:style style:name="P4294" style:parent-style-name="Textbody" style:family="paragraph">
      <style:paragraph-properties fo:text-align="center"/>
      <style:text-properties fo:language="ru" fo:country="RU"/>
    </style:style>
    <style:style style:name="P4295"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296" style:parent-style-name="Textbody" style:family="paragraph">
      <style:paragraph-properties fo:text-align="center"/>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justify"/>
      <style:text-properties fo:language="ru" fo:country="RU"/>
    </style:style>
    <style:style style:name="P4313" style:parent-style-name="Textbody" style:family="paragraph">
      <style:paragraph-properties fo:text-align="justify"/>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style>
    <style:style style:name="T4327" style:parent-style-name="DefaultParagraphFont" style:family="text">
      <style:text-properties fo:background-color="#FFFF00"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style>
    <style:style style:name="T4330" style:parent-style-name="DefaultParagraphFont" style:family="text">
      <style:text-properties fo:background-color="#FFFF00" fo:language="ru" fo:country="RU"/>
    </style:style>
    <style:style style:name="T4331" style:parent-style-name="DefaultParagraphFont" style:family="text">
      <style:text-properties fo:language="ru" fo:country="RU"/>
    </style:style>
    <style:style style:name="P4332" style:parent-style-name="Textbody" style:family="paragraph">
      <style:paragraph-properties fo:text-align="justify"/>
      <style:text-properties fo:language="ru" fo:country="RU"/>
    </style:style>
    <style:style style:name="P4333" style:parent-style-name="Textbody" style:family="paragraph">
      <style:paragraph-properties fo:text-align="justify"/>
      <style:text-properties fo:language="ru" fo:country="RU"/>
    </style:style>
    <style:style style:name="P4334" style:parent-style-name="Textbody" style:family="paragraph">
      <style:paragraph-properties fo:text-align="justify"/>
    </style:style>
    <style:style style:name="T4335" style:parent-style-name="DefaultParagraphFont" style:family="text">
      <style:text-properties fo:language="ru" fo:country="RU"/>
    </style:style>
    <style:style style:name="T4336" style:parent-style-name="DefaultParagraphFont" style:family="text">
      <style:text-properties fo:background-color="#FFFF00" fo:language="ru" fo:country="RU"/>
    </style:style>
    <style:style style:name="T4337" style:parent-style-name="DefaultParagraphFont" style:family="text">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text-properties fo:language="ru" fo:country="RU"/>
    </style:style>
    <style:style style:name="P4341" style:parent-style-name="Textbody" style:family="paragraph">
      <style:paragraph-properties fo:text-align="center"/>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text-properties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center"/>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center"/>
      <style:text-properties fo:language="ru" fo:country="RU"/>
    </style:style>
    <style:style style:name="P4353" style:parent-style-name="Textbody" style:family="paragraph">
      <style:paragraph-properties fo:text-align="justify"/>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justify"/>
      <style:text-properties fo:language="ru" fo:country="RU"/>
    </style:style>
    <style:style style:name="P4356" style:parent-style-name="Textbody" style:family="paragraph">
      <style:paragraph-properties fo:text-align="justify"/>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justify"/>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justify"/>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background-color="#FFFF00"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background-color="#FFFF00" fo:language="ru" fo:country="RU"/>
    </style:style>
    <style:style style:name="P4379" style:parent-style-name="Textbody" style:family="paragraph">
      <style:paragraph-properties fo:text-align="justify"/>
      <style:text-properties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background-color="#FFFF00"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style>
    <style:style style:name="T4388" style:parent-style-name="DefaultParagraphFont" style:family="text">
      <style:text-properties fo:language="ru" fo:country="RU"/>
    </style:style>
    <style:style style:name="T4389" style:parent-style-name="DefaultParagraphFont" style:family="text">
      <style:text-properties fo:language="uk" fo:country="UA"/>
    </style:style>
    <style:style style:name="T4390" style:parent-style-name="DefaultParagraphFont" style:family="text">
      <style:text-properties fo:language="ru" fo:country="RU"/>
    </style:style>
    <style:style style:name="P4391" style:parent-style-name="Textbody" style:family="paragraph">
      <style:paragraph-properties fo:text-align="justify"/>
    </style:style>
    <style:style style:name="T4392" style:parent-style-name="DefaultParagraphFont" style:family="text">
      <style:text-properties fo:language="ru" fo:country="RU"/>
    </style:style>
    <style:style style:name="T4393" style:parent-style-name="DefaultParagraphFont" style:family="text">
      <style:text-properties fo:background-color="#FFFF00" fo:language="ru" fo:country="RU"/>
    </style:style>
    <style:style style:name="P4394" style:parent-style-name="Textbody" style:family="paragraph">
      <style:paragraph-properties fo:text-align="justify"/>
      <style:text-properties fo:language="ru" fo:country="RU"/>
    </style:style>
    <style:style style:name="P4395" style:parent-style-name="Textbody" style:family="paragraph">
      <style:paragraph-properties fo:text-align="justify"/>
      <style:text-properties fo:language="ru" fo:country="RU"/>
    </style:style>
    <style:style style:name="P4396" style:parent-style-name="Textbody" style:family="paragraph">
      <style:paragraph-properties fo:text-align="justify"/>
      <style:text-properties fo:language="ru" fo:country="RU"/>
    </style:style>
    <style:style style:name="P4397" style:parent-style-name="Textbody" style:family="paragraph">
      <style:paragraph-properties fo:text-align="justify"/>
      <style:text-properties fo:language="ru" fo:country="RU"/>
    </style:style>
    <style:style style:name="P4398" style:parent-style-name="Textbody" style:family="paragraph">
      <style:paragraph-properties fo:text-align="justify"/>
      <style:text-properties fo:language="ru" fo:country="RU"/>
    </style:style>
    <style:style style:name="P4399" style:parent-style-name="Textbody" style:family="paragraph">
      <style:paragraph-properties fo:text-align="justify"/>
      <style:text-properties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background-color="#FFFF00" fo:language="ru" fo:country="RU"/>
    </style:style>
    <style:style style:name="P4402" style:parent-style-name="Textbody" style:family="paragraph">
      <style:paragraph-properties fo:text-align="justify"/>
    </style:style>
    <style:style style:name="T4403" style:parent-style-name="DefaultParagraphFont" style:family="text">
      <style:text-properties fo:language="ru" fo:country="RU"/>
    </style:style>
    <style:style style:name="T4404" style:parent-style-name="DefaultParagraphFont" style:family="text">
      <style:text-properties fo:language="ru" fo:country="RU"/>
    </style:style>
    <style:style style:name="T4405" style:parent-style-name="DefaultParagraphFont" style:family="text">
      <style:text-properties fo:language="uk" fo:country="UA"/>
    </style:style>
    <style:style style:name="T4406" style:parent-style-name="DefaultParagraphFont" style:family="text">
      <style:text-properties fo:language="ru" fo:country="RU"/>
    </style:style>
    <style:style style:name="P4407" style:parent-style-name="Textbody" style:family="paragraph">
      <style:paragraph-properties fo:text-align="justify"/>
      <style:text-properties fo:background-color="#FFFF00" fo:language="ru" fo:country="RU"/>
    </style:style>
    <style:style style:name="P4408" style:parent-style-name="Textbody" style:family="paragraph">
      <style:paragraph-properties fo:text-align="justify"/>
      <style:text-properties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text-properties fo:language="ru" fo:country="RU"/>
    </style:style>
    <style:style style:name="P4411" style:parent-style-name="Textbody" style:family="paragraph">
      <style:paragraph-properties fo:text-align="justify"/>
    </style:style>
    <style:style style:name="T4412" style:parent-style-name="DefaultParagraphFont" style:family="text">
      <style:text-properties fo:language="ru" fo:country="RU"/>
    </style:style>
    <style:style style:name="T4413" style:parent-style-name="DefaultParagraphFont" style:family="text">
      <style:text-properties fo:language="uk" fo:country="UA"/>
    </style:style>
    <style:style style:name="T4414" style:parent-style-name="DefaultParagraphFont" style:family="text">
      <style:text-properties fo:language="ru" fo:country="RU"/>
    </style:style>
    <style:style style:name="P4415" style:parent-style-name="Textbody" style:family="paragraph">
      <style:paragraph-properties fo:text-align="justify"/>
      <style:text-properties fo:language="ru" fo:country="RU"/>
    </style:style>
    <style:style style:name="P4416" style:parent-style-name="Textbody" style:family="paragraph">
      <style:paragraph-properties fo:text-align="justify"/>
      <style:text-properties fo:language="ru" fo:country="RU"/>
    </style:style>
    <style:style style:name="P4417" style:parent-style-name="Textbody" style:family="paragraph">
      <style:paragraph-properties fo:text-align="justify"/>
      <style:text-properties fo:background-color="#FFFF00"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language="ru" fo:country="RU"/>
    </style:style>
    <style:style style:name="P4420" style:parent-style-name="Textbody" style:family="paragraph">
      <style:paragraph-properties fo:text-align="justify"/>
      <style:text-properties fo:language="ru" fo:country="RU"/>
    </style:style>
    <style:style style:name="P4421" style:parent-style-name="Textbody" style:family="paragraph">
      <style:paragraph-properties fo:text-align="justify"/>
      <style:text-properties fo:font-style="italic" style:font-style-asian="italic" style:font-style-complex="italic" fo:language="ru" fo:country="RU"/>
    </style:style>
    <style:style style:name="P4422" style:parent-style-name="Textbody" style:family="paragraph">
      <style:paragraph-properties fo:text-align="justify"/>
      <style:text-properties fo:background-color="#FFFF00" fo:language="ru" fo:country="RU"/>
    </style:style>
    <style:style style:name="P4423" style:parent-style-name="Textbody" style:family="paragraph">
      <style:paragraph-properties fo:text-align="justify"/>
      <style:text-properties fo:language="ru" fo:country="RU"/>
    </style:style>
    <style:style style:name="P4424" style:parent-style-name="Textbody" style:family="paragraph">
      <style:paragraph-properties fo:text-align="justify"/>
      <style:text-properties fo:background-color="#FFFF00" fo:language="ru" fo:country="RU"/>
    </style:style>
    <style:style style:name="P4425" style:parent-style-name="Textbody" style:family="paragraph">
      <style:paragraph-properties fo:text-align="justify"/>
      <style:text-properties fo:font-style="italic" style:font-style-asian="italic" style:font-style-complex="italic" fo:language="ru" fo:country="RU"/>
    </style:style>
    <style:style style:name="P4426" style:parent-style-name="Textbody" style:family="paragraph">
      <style:paragraph-properties fo:text-align="justify"/>
      <style:text-properties fo:language="ru" fo:country="RU"/>
    </style:style>
    <style:style style:name="P4427" style:parent-style-name="Textbody" style:family="paragraph">
      <style:paragraph-properties fo:text-align="justify"/>
      <style:text-properties fo:language="ru" fo:country="RU"/>
    </style:style>
    <style:style style:name="P4428" style:parent-style-name="Textbody" style:family="paragraph">
      <style:paragraph-properties fo:text-align="justify"/>
      <style:text-properties fo:background-color="#FFFF00" fo:language="ru" fo:country="RU"/>
    </style:style>
    <style:style style:name="P4429" style:parent-style-name="Textbody" style:family="paragraph">
      <style:paragraph-properties fo:text-align="justify"/>
    </style:style>
    <style:style style:name="T4430" style:parent-style-name="DefaultParagraphFont" style:family="text">
      <style:text-properties fo:language="ru" fo:country="RU"/>
    </style:style>
    <style:style style:name="T4431" style:parent-style-name="DefaultParagraphFont" style:family="text">
      <style:text-properties fo:language="uk" fo:country="UA"/>
    </style:style>
    <style:style style:name="T4432" style:parent-style-name="DefaultParagraphFont" style:family="text">
      <style:text-properties fo:language="ru" fo:country="RU"/>
    </style:style>
    <style:style style:name="T4433" style:parent-style-name="DefaultParagraphFont" style:family="text">
      <style:text-properties fo:language="ru" fo:country="RU"/>
    </style:style>
    <style:style style:name="P4434" style:parent-style-name="Textbody" style:family="paragraph">
      <style:paragraph-properties fo:text-align="justify"/>
      <style:text-properties fo:language="ru" fo:country="RU"/>
    </style:style>
    <style:style style:name="P4435" style:parent-style-name="Textbody" style:family="paragraph">
      <style:paragraph-properties fo:text-align="justify"/>
      <style:text-properties fo:font-style="italic" style:font-style-asian="italic" style:font-style-complex="italic" fo:language="ru" fo:country="RU"/>
    </style:style>
    <style:style style:name="P4436" style:parent-style-name="Textbody" style:family="paragraph">
      <style:paragraph-properties fo:text-align="justify"/>
      <style:text-properties fo:background-color="#FFFF00" fo:language="ru" fo:country="RU"/>
    </style:style>
    <style:style style:name="P4437" style:parent-style-name="Textbody" style:family="paragraph">
      <style:paragraph-properties fo:text-align="justify"/>
      <style:text-properties fo:language="ru" fo:country="RU"/>
    </style:style>
    <style:style style:name="P4438" style:parent-style-name="Textbody" style:family="paragraph">
      <style:paragraph-properties fo:text-align="justify"/>
      <style:text-properties fo:background-color="#FFFF00" fo:language="ru" fo:country="RU"/>
    </style:style>
    <style:style style:name="P4439" style:parent-style-name="Textbody" style:family="paragraph">
      <style:paragraph-properties fo:text-align="justify"/>
    </style:style>
    <style:style style:name="T4440" style:parent-style-name="DefaultParagraphFont" style:family="text">
      <style:text-properties fo:font-style="italic" style:font-style-asian="italic" style:font-style-complex="italic" fo:language="ru" fo:country="RU"/>
    </style:style>
    <style:style style:name="P4441" style:parent-style-name="Textbody" style:family="paragraph">
      <style:paragraph-properties fo:text-align="justify"/>
      <style:text-properties fo:font-style="italic" style:font-style-asian="italic" style:font-style-complex="italic" fo:background-color="#FFFF00" fo:language="ru" fo:country="RU"/>
    </style:style>
    <style:style style:name="P4442" style:parent-style-name="Textbody" style:family="paragraph">
      <style:paragraph-properties fo:text-align="justify"/>
      <style:text-properties fo:language="ru" fo:country="RU"/>
    </style:style>
    <style:style style:name="P4443" style:parent-style-name="Textbody" style:family="paragraph">
      <style:paragraph-properties fo:text-align="justify"/>
      <style:text-properties fo:background-color="#FFFF00" fo:language="ru" fo:country="RU"/>
    </style:style>
    <style:style style:name="P4444" style:parent-style-name="Textbody" style:family="paragraph">
      <style:paragraph-properties fo:text-align="justify"/>
      <style:text-properties fo:language="ru" fo:country="RU"/>
    </style:style>
    <style:style style:name="P4445" style:parent-style-name="Textbody" style:family="paragraph">
      <style:paragraph-properties fo:text-align="justify"/>
      <style:text-properties fo:background-color="#FFFF00" fo:language="ru" fo:country="RU"/>
    </style:style>
    <style:style style:name="P4446" style:parent-style-name="Textbody" style:family="paragraph">
      <style:paragraph-properties fo:text-align="justify"/>
      <style:text-properties fo:language="ru" fo:country="RU"/>
    </style:style>
    <style:style style:name="P4447" style:parent-style-name="Textbody" style:family="paragraph">
      <style:paragraph-properties fo:text-align="justify"/>
      <style:text-properties fo:background-color="#FFFF00" fo:language="ru" fo:country="RU"/>
    </style:style>
    <style:style style:name="P4448" style:parent-style-name="Textbody" style:family="paragraph">
      <style:paragraph-properties fo:text-align="justify"/>
      <style:text-properties fo:language="ru" fo:country="RU"/>
    </style:style>
    <style:style style:name="P4449" style:parent-style-name="Textbody" style:family="paragraph">
      <style:paragraph-properties fo:text-align="justify"/>
      <style:text-properties fo:language="ru" fo:country="RU"/>
    </style:style>
    <style:style style:name="P4450" style:parent-style-name="Textbody" style:family="paragraph">
      <style:paragraph-properties fo:text-align="justify"/>
      <style:text-properties fo:font-style="italic" style:font-style-asian="italic" style:font-style-complex="italic" fo:language="ru" fo:country="RU"/>
    </style:style>
    <style:style style:name="P4451" style:parent-style-name="Textbody" style:family="paragraph">
      <style:paragraph-properties fo:text-align="justify"/>
      <style:text-properties fo:font-style="italic" style:font-style-asian="italic" style:font-style-complex="italic" fo:background-color="#FFFF00" fo:language="ru" fo:country="RU"/>
    </style:style>
    <style:style style:name="P4452" style:parent-style-name="Textbody" style:family="paragraph">
      <style:paragraph-properties fo:text-align="justify"/>
    </style:style>
    <style:style style:name="T4453" style:parent-style-name="DefaultParagraphFont" style:family="text">
      <style:text-properties fo:language="ru" fo:country="RU"/>
    </style:style>
    <style:style style:name="T4454" style:parent-style-name="DefaultParagraphFont" style:family="text">
      <style:text-properties fo:language="ru" fo:country="RU"/>
    </style:style>
    <style:style style:name="T4455" style:parent-style-name="DefaultParagraphFont" style:family="text">
      <style:text-properties fo:language="ru" fo:country="RU"/>
    </style:style>
    <style:style style:name="P4456" style:parent-style-name="Textbody" style:family="paragraph">
      <style:paragraph-properties fo:text-align="justify"/>
      <style:text-properties fo:language="ru" fo:country="RU"/>
    </style:style>
    <style:style style:name="P4457" style:parent-style-name="Textbody" style:family="paragraph">
      <style:paragraph-properties fo:text-align="justify"/>
      <style:text-properties fo:language="ru" fo:country="RU"/>
    </style:style>
    <style:style style:name="P4458" style:parent-style-name="Textbody" style:family="paragraph">
      <style:paragraph-properties fo:text-align="justify"/>
      <style:text-properties fo:background-color="#FFFF00" fo:language="ru" fo:country="RU"/>
    </style:style>
    <style:style style:name="P4459" style:parent-style-name="Textbody" style:family="paragraph">
      <style:paragraph-properties fo:text-align="justify"/>
      <style:text-properties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background-color="#FFFF00" fo:language="ru" fo:country="RU"/>
    </style:style>
    <style:style style:name="P4471" style:parent-style-name="Textbody" style:family="paragraph">
      <style:paragraph-properties fo:text-align="justify"/>
      <style:text-properties fo:language="ru" fo:country="RU"/>
    </style:style>
    <style:style style:name="P4472" style:parent-style-name="Textbody" style:family="paragraph">
      <style:paragraph-properties fo:text-align="justify"/>
      <style:text-properties fo:background-color="#FFFF00" fo:language="ru" fo:country="RU"/>
    </style:style>
    <style:style style:name="P4473" style:parent-style-name="Textbody" style:family="paragraph">
      <style:paragraph-properties fo:text-align="justify"/>
      <style:text-properties fo:language="ru" fo:country="RU"/>
    </style:style>
    <style:style style:name="P4474" style:parent-style-name="Textbody" style:family="paragraph">
      <style:paragraph-properties fo:text-align="justify"/>
      <style:text-properties fo:background-color="#FFFF00" fo:language="ru" fo:country="RU"/>
    </style:style>
    <style:style style:name="P4475" style:parent-style-name="Textbody" style:family="paragraph">
      <style:paragraph-properties fo:text-align="justify"/>
      <style:text-properties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background-color="#FFFF00" fo:language="ru" fo:country="RU"/>
    </style:style>
    <style:style style:name="P4479" style:parent-style-name="Textbody" style:family="paragraph">
      <style:paragraph-properties fo:text-align="justify"/>
      <style:text-properties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background-color="#FFFF00" fo:language="ru" fo:country="RU"/>
    </style:style>
    <style:style style:name="P4483" style:parent-style-name="Textbody" style:family="paragraph">
      <style:paragraph-properties fo:text-align="justify"/>
      <style:text-properties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background-color="#FFFF00" fo:language="ru" fo:country="RU"/>
    </style:style>
    <style:style style:name="P4486" style:parent-style-name="Textbody" style:family="paragraph">
      <style:paragraph-properties fo:text-align="justify"/>
      <style:text-properties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background-color="#FFFF00" fo:language="ru" fo:country="RU"/>
    </style:style>
    <style:style style:name="P4489" style:parent-style-name="Textbody" style:family="paragraph">
      <style:paragraph-properties fo:text-align="justify"/>
      <style:text-properties fo:language="ru" fo:country="RU"/>
    </style:style>
    <style:style style:name="P4490" style:parent-style-name="Textbody" style:family="paragraph">
      <style:paragraph-properties fo:text-align="justify"/>
      <style:text-properties fo:background-color="#FFFF00" fo:language="ru" fo:country="RU"/>
    </style:style>
    <style:style style:name="P4491" style:parent-style-name="Textbody" style:family="paragraph">
      <style:paragraph-properties fo:text-align="justify"/>
      <style:text-properties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background-color="#FFFF00" fo:language="ru" fo:country="RU"/>
    </style:style>
    <style:style style:name="P4494" style:parent-style-name="Textbody" style:family="paragraph">
      <style:paragraph-properties fo:text-align="justify"/>
      <style:text-properties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background-color="#FFFF00" fo:language="ru" fo:country="RU"/>
    </style:style>
    <style:style style:name="P4507" style:parent-style-name="Textbody" style:family="paragraph">
      <style:paragraph-properties fo:text-align="justify"/>
      <style:text-properties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background-color="#FFFF00" fo:language="ru" fo:country="RU"/>
    </style:style>
    <style:style style:name="P4515" style:parent-style-name="Textbody" style:family="paragraph">
      <style:paragraph-properties fo:text-align="justify"/>
      <style:text-properties fo:language="ru" fo:country="RU"/>
    </style:style>
    <style:style style:name="P4516" style:parent-style-name="Textbody" style:family="paragraph">
      <style:paragraph-properties fo:text-align="justify"/>
      <style:text-properties fo:background-color="#FFFF00" fo:language="ru" fo:country="RU"/>
    </style:style>
    <style:style style:name="P4517" style:parent-style-name="Textbody" style:family="paragraph">
      <style:paragraph-properties fo:text-align="justify"/>
      <style:text-properties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background-color="#FFFF00" fo:language="ru" fo:country="RU"/>
    </style:style>
    <style:style style:name="P4520" style:parent-style-name="Textbody" style:family="paragraph">
      <style:paragraph-properties fo:text-align="justify"/>
      <style:text-properties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background-color="#FFFF00" fo:language="ru" fo:country="RU"/>
    </style:style>
    <style:style style:name="P4523" style:parent-style-name="Textbody" style:family="paragraph">
      <style:paragraph-properties fo:text-align="justify"/>
      <style:text-properties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background-color="#FFFF00"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background-color="#FFFF00"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background-color="#FFFF00"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background-color="#FFFF00"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style>
    <style:style style:name="T4549" style:parent-style-name="DefaultParagraphFont" style:family="text">
      <style:text-properties fo:language="ru" fo:country="RU"/>
    </style:style>
    <style:style style:name="T4550" style:parent-style-name="DefaultParagraphFont" style:family="text">
      <style:text-properties fo:background-color="#FFFF00" fo:language="ru" fo:country="RU"/>
    </style:style>
    <style:style style:name="T4551" style:parent-style-name="DefaultParagraphFont" style:family="text">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background-color="#FFFF00"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background-color="#FFFF00"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background-color="#FFFF00"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background-color="#FFFF00"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background-color="#FFFF00"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background-color="#FFFF00"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background-color="#FFFF00"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style>
    <style:style style:name="T4798" style:parent-style-name="DefaultParagraphFont" style:family="text">
      <style:text-properties fo:language="ru" fo:country="RU"/>
    </style:style>
    <style:style style:name="T4799" style:parent-style-name="DefaultParagraphFont" style:family="text">
      <style:text-properties fo:background-color="#FFFF00" fo:language="ru" fo:country="RU"/>
    </style:style>
    <style:style style:name="T4800" style:parent-style-name="DefaultParagraphFont" style:family="text">
      <style:text-properties fo:background-color="#FFFF00" fo:language="uk" fo:country="UA"/>
    </style:style>
    <style:style style:name="T4801" style:parent-style-name="DefaultParagraphFont" style:family="text">
      <style:text-properties fo:background-color="#FFFF00" fo:language="ru" fo:country="RU"/>
    </style:style>
    <style:style style:name="T4802" style:parent-style-name="DefaultParagraphFont" style:family="text">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style>
    <style:style style:name="T4883" style:parent-style-name="DefaultParagraphFont" style:family="text">
      <style:text-properties fo:language="ru" fo:country="RU"/>
    </style:style>
    <style:style style:name="T4884" style:parent-style-name="DefaultParagraphFont" style:family="text">
      <style:text-properties fo:font-style="italic" style:font-style-asian="italic"/>
    </style:style>
    <style:style style:name="T4885" style:parent-style-name="DefaultParagraphFont" style:family="text">
      <style:text-properties fo:font-style="italic" style:font-style-asian="italic" fo:language="ru" fo:country="RU"/>
    </style:style>
    <style:style style:name="T4886" style:parent-style-name="DefaultParagraphFont" style:family="text">
      <style:text-properties fo:font-style="italic" style:font-style-asian="italic"/>
    </style:style>
    <style:style style:name="T4887" style:parent-style-name="DefaultParagraphFont" style:family="text">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fo:text-indent="0.1965in"/>
      <style:text-properties fo:language="ru" fo:country="RU"/>
    </style:style>
    <style:style style:name="P4930" style:parent-style-name="Textbody" style:family="paragraph">
      <style:paragraph-properties fo:text-align="justify" fo:text-indent="0.1965in"/>
      <style:text-properties fo:language="ru" fo:country="RU"/>
    </style:style>
    <style:style style:name="P4931" style:parent-style-name="Textbody" style:family="paragraph">
      <style:paragraph-properties fo:text-align="justify" fo:text-indent="0.1965in"/>
      <style:text-properties fo:language="ru" fo:country="RU"/>
    </style:style>
    <style:style style:name="P4932" style:parent-style-name="Textbody" style:family="paragraph">
      <style:paragraph-properties fo:text-align="justify" fo:text-indent="0.1965in"/>
      <style:text-properties fo:language="ru" fo:country="RU"/>
    </style:style>
    <style:style style:name="P4933" style:parent-style-name="Textbody" style:family="paragraph">
      <style:paragraph-properties fo:text-align="justify" fo:text-indent="0.1965in"/>
      <style:text-properties fo:language="ru" fo:country="RU"/>
    </style:style>
    <style:style style:name="P4934" style:parent-style-name="Textbody" style:family="paragraph">
      <style:paragraph-properties fo:text-align="justify" fo:text-indent="0.1965in"/>
      <style:text-properties fo:language="ru" fo:country="RU"/>
    </style:style>
    <style:style style:name="P4935" style:parent-style-name="Textbody" style:family="paragraph">
      <style:paragraph-properties fo:text-align="justify" fo:text-indent="0.1965in"/>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style>
    <style:style style:name="T4966" style:parent-style-name="DefaultParagraphFont" style:family="text">
      <style:text-properties fo:language="ru" fo:country="RU"/>
    </style:style>
    <style:style style:name="T4967" style:parent-style-name="DefaultParagraphFont" style:family="text">
      <style:text-properties fo:font-style="italic" style:font-style-asian="italic"/>
    </style:style>
    <style:style style:name="T4968" style:parent-style-name="DefaultParagraphFont" style:family="text">
      <style:text-properties fo:font-style="italic" style:font-style-asian="italic" fo:language="ru" fo:country="RU"/>
    </style:style>
    <style:style style:name="T4969" style:parent-style-name="DefaultParagraphFont" style:family="text">
      <style:text-properties fo:font-style="italic" style:font-style-asian="italic"/>
    </style:style>
    <style:style style:name="T4970" style:parent-style-name="DefaultParagraphFont" style:family="text">
      <style:text-properties fo:language="ru" fo:country="RU"/>
    </style:style>
    <style:style style:name="P4971" style:parent-style-name="Textbody" style:family="paragraph">
      <style:paragraph-properties fo:text-align="justify"/>
      <style:text-properties fo:language="ru" fo:country="RU"/>
    </style:style>
    <style:style style:name="P4972" style:parent-style-name="Heading2" style:family="paragraph">
      <style:paragraph-properties fo:text-align="center"/>
      <style:text-properties fo:language="ru" fo:country="RU"/>
    </style:style>
    <style:style style:name="P4973" style:parent-style-name="Textbody" style:family="paragraph">
      <style:paragraph-properties fo:text-align="center"/>
      <style:text-properties fo:language="ru" fo:country="RU"/>
    </style:style>
    <style:style style:name="P4974"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5"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6" style:parent-style-name="Textbody" style:family="paragraph">
      <style:paragraph-properties fo:text-align="center"/>
      <style:text-properties fo:language="ru" fo:country="RU"/>
    </style:style>
    <style:style style:name="P4977" style:parent-style-name="Textbody" style:family="paragraph">
      <style:paragraph-properties fo:text-align="justify"/>
      <style:text-properties fo:font-style="italic" style:font-style-asian="italic" style:font-style-complex="italic" fo:language="ru" fo:country="RU"/>
    </style:style>
    <style:style style:name="P4978" style:parent-style-name="Textbody" style:family="paragraph">
      <style:paragraph-properties fo:text-align="justify"/>
      <style:text-properties fo:font-style="italic" style:font-style-asian="italic" style:font-style-complex="italic" fo:language="ru" fo:country="RU"/>
    </style:style>
    <style:style style:name="P4979" style:parent-style-name="Textbody" style:family="paragraph">
      <style:paragraph-properties fo:text-align="justify"/>
      <style:text-properties fo:font-style="italic" style:font-style-asian="italic" style:font-style-complex="italic" fo:language="ru" fo:country="RU"/>
    </style:style>
    <style:style style:name="P4980" style:parent-style-name="Textbody" style:family="paragraph">
      <style:paragraph-properties fo:text-align="justify"/>
      <style:text-properties fo:font-style="italic" style:font-style-asian="italic" style:font-style-complex="italic"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language="ru" fo:country="RU"/>
    </style:style>
    <style:style style:name="P4984" style:parent-style-name="Textbody" style:family="paragraph">
      <style:paragraph-properties fo:text-align="justify"/>
      <style:text-properties fo:font-style="italic" style:font-style-asian="italic" style:font-style-complex="italic" fo:language="ru" fo:country="RU"/>
    </style:style>
    <style:style style:name="P4985" style:parent-style-name="Textbody" style:family="paragraph">
      <style:paragraph-properties fo:text-align="justify"/>
    </style:style>
    <style:style style:name="T4986" style:parent-style-name="DefaultParagraphFont" style:family="text">
      <style:text-properties fo:font-style="italic" style:font-style-asian="italic" style:font-style-complex="italic" fo:language="ru" fo:country="RU"/>
    </style:style>
    <style:style style:name="P4987" style:parent-style-name="Textbody" style:family="paragraph">
      <style:paragraph-properties fo:text-align="justify"/>
      <style:text-properties fo:font-style="italic" style:font-style-asian="italic" style:font-style-complex="italic"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text-properties fo:font-style="italic" style:font-style-asian="italic" style:font-style-complex="italic" fo:language="ru" fo:country="RU"/>
    </style:style>
    <style:style style:name="P4990" style:parent-style-name="Textbody" style:family="paragraph">
      <style:paragraph-properties fo:text-align="justify"/>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style>
    <style:style style:name="T4994" style:parent-style-name="DefaultParagraphFont" style:family="text">
      <style:text-properties fo:font-style="italic" style:font-style-asian="italic" style:font-style-complex="italic" fo:language="ru" fo:country="RU"/>
    </style:style>
    <style:style style:name="P4995" style:parent-style-name="Textbody" style:family="paragraph">
      <style:paragraph-properties fo:text-align="justify"/>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style>
    <style:style style:name="T5049" style:parent-style-name="DefaultParagraphFont" style:family="text">
      <style:text-properties fo:font-style="italic" style:font-style-asian="italic" style:font-style-complex="italic" fo:language="ru" fo:country="RU"/>
    </style:style>
    <style:style style:name="T5050" style:parent-style-name="DefaultParagraphFont" style:family="text">
      <style:text-properties fo:font-style="italic" style:font-style-asian="italic" style:font-style-complex="italic" fo:language="uk" fo:country="UA"/>
    </style:style>
    <style:style style:name="T5051" style:parent-style-name="DefaultParagraphFont" style:family="text">
      <style:text-properties fo:font-style="italic" style:font-style-asian="italic" style:font-style-complex="italic" fo:language="ru" fo:country="RU"/>
    </style:style>
    <style:style style:name="T5052" style:parent-style-name="DefaultParagraphFont" style:family="text">
      <style:text-properties fo:font-style="italic" style:font-style-asian="italic" style:font-style-complex="italic" fo:language="uk" fo:country="UA"/>
    </style:style>
    <style:style style:name="T5053" style:parent-style-name="DefaultParagraphFont" style:family="text">
      <style:text-properties fo:font-style="italic" style:font-style-asian="italic" style:font-style-complex="italic" fo:language="ru" fo:country="RU"/>
    </style:style>
    <style:style style:name="P5054" style:parent-style-name="Textbody" style:family="paragraph">
      <style:paragraph-properties fo:text-align="justify"/>
      <style:text-properties fo:font-style="italic" style:font-style-asian="italic" style:font-style-complex="italic" fo:language="ru" fo:country="RU"/>
    </style:style>
    <style:style style:name="P5055" style:parent-style-name="Textbody" style:family="paragraph">
      <style:paragraph-properties fo:text-align="justify"/>
      <style:text-properties fo:language="ru" fo:country="RU"/>
    </style:style>
    <style:style style:name="P5056" style:parent-style-name="Textbody" style:family="paragraph">
      <style:paragraph-properties fo:text-align="justify"/>
    </style:style>
    <style:style style:name="T5057" style:parent-style-name="DefaultParagraphFont" style:family="text">
      <style:text-properties fo:font-style="italic" style:font-style-asian="italic" style:font-style-complex="italic" fo:language="ru" fo:country="RU"/>
    </style:style>
    <style:style style:name="P5058" style:parent-style-name="Textbody" style:family="paragraph">
      <style:paragraph-properties fo:text-align="justify"/>
      <style:text-properties fo:language="ru" fo:country="RU"/>
    </style:style>
    <style:style style:name="P5059" style:parent-style-name="Textbody" style:family="paragraph">
      <style:paragraph-properties fo:text-align="justify"/>
    </style:style>
    <style:style style:name="T5060" style:parent-style-name="DefaultParagraphFont" style:family="text">
      <style:text-properties fo:font-style="italic" style:font-style-asian="italic" style:font-style-complex="italic" fo:language="ru" fo:country="RU"/>
    </style:style>
    <style:style style:name="P5061" style:parent-style-name="Textbody" style:family="paragraph">
      <style:paragraph-properties fo:text-align="justify"/>
      <style:text-properties fo:language="ru" fo:country="RU"/>
    </style:style>
    <style:style style:name="P5062" style:parent-style-name="Textbody" style:family="paragraph">
      <style:paragraph-properties fo:text-align="justify"/>
    </style:style>
    <style:style style:name="T5063" style:parent-style-name="DefaultParagraphFont" style:family="text">
      <style:text-properties fo:font-style="italic" style:font-style-asian="italic" style:font-style-complex="italic" fo:language="ru" fo:country="RU"/>
    </style:style>
    <style:style style:name="P5064" style:parent-style-name="Textbody" style:family="paragraph">
      <style:paragraph-properties fo:text-align="justify"/>
    </style:style>
    <style:style style:name="T5065" style:parent-style-name="DefaultParagraphFont" style:family="text">
      <style:text-properties fo:font-style="italic" style:font-style-asian="italic" style:font-style-complex="italic" fo:language="ru" fo:country="RU"/>
    </style:style>
    <style:style style:name="P5066" style:parent-style-name="Textbody" style:family="paragraph">
      <style:paragraph-properties fo:text-align="justify"/>
    </style:style>
    <style:style style:name="T5067" style:parent-style-name="DefaultParagraphFont" style:family="text">
      <style:text-properties fo:font-style="italic" style:font-style-asian="italic" style:font-style-complex="italic" fo:language="ru" fo:country="RU"/>
    </style:style>
    <style:style style:name="P5068" style:parent-style-name="Textbody" style:family="paragraph">
      <style:paragraph-properties fo:text-align="justify"/>
    </style:style>
    <style:style style:name="T5069" style:parent-style-name="DefaultParagraphFont" style:family="text">
      <style:text-properties fo:font-style="italic" style:font-style-asian="italic" style:font-style-complex="italic" fo:language="ru" fo:country="RU"/>
    </style:style>
    <style:style style:name="P5070" style:parent-style-name="Textbody" style:family="paragraph">
      <style:paragraph-properties fo:text-align="justify"/>
      <style:text-properties fo:language="ru" fo:country="RU"/>
    </style:style>
    <style:style style:name="P5071" style:parent-style-name="Textbody" style:family="paragraph">
      <style:paragraph-properties fo:text-align="justify"/>
    </style:style>
    <style:style style:name="T5072" style:parent-style-name="DefaultParagraphFont" style:family="text">
      <style:text-properties fo:font-style="italic" style:font-style-asian="italic" style:font-style-complex="italic" fo:language="ru" fo:country="RU"/>
    </style:style>
    <style:style style:name="P5073" style:parent-style-name="Textbody" style:family="paragraph">
      <style:paragraph-properties fo:text-align="justify"/>
      <style:text-properties fo:font-style="italic" style:font-style-asian="italic" style:font-style-complex="italic" fo:language="ru" fo:country="RU"/>
    </style:style>
    <style:style style:name="P5074" style:parent-style-name="Textbody" style:family="paragraph">
      <style:paragraph-properties fo:text-align="justify"/>
      <style:text-properties fo:font-style="italic" style:font-style-asian="italic" style:font-style-complex="italic" fo:language="ru" fo:country="RU"/>
    </style:style>
    <style:style style:name="P5075" style:parent-style-name="Textbody" style:family="paragraph">
      <style:paragraph-properties fo:text-align="justify"/>
      <style:text-properties fo:font-style="italic" style:font-style-asian="italic" style:font-style-complex="italic" fo:language="ru" fo:country="RU"/>
    </style:style>
    <style:style style:name="P5076" style:parent-style-name="Textbody" style:family="paragraph">
      <style:paragraph-properties fo:text-align="justify"/>
      <style:text-properties fo:font-style="italic" style:font-style-asian="italic" style:font-style-complex="italic" fo:language="ru" fo:country="RU"/>
    </style:style>
    <style:style style:name="P5077" style:parent-style-name="Textbody" style:family="paragraph">
      <style:paragraph-properties fo:text-align="justify"/>
      <style:text-properties fo:font-style="italic" style:font-style-asian="italic" style:font-style-complex="italic" fo:language="ru" fo:country="RU"/>
    </style:style>
    <style:style style:name="P5078" style:parent-style-name="Textbody" style:family="paragraph">
      <style:paragraph-properties fo:text-align="justify"/>
      <style:text-properties fo:font-style="italic" style:font-style-asian="italic" style:font-style-complex="italic" fo:language="ru" fo:country="RU"/>
    </style:style>
    <style:style style:name="P5079" style:parent-style-name="Textbody" style:family="paragraph">
      <style:paragraph-properties fo:text-align="justify"/>
      <style:text-properties fo:language="ru" fo:country="RU"/>
    </style:style>
    <style:style style:name="P5080" style:parent-style-name="Textbody" style:family="paragraph">
      <style:paragraph-properties fo:text-align="justify"/>
      <style:text-properties fo:language="ru" fo:country="RU"/>
    </style:style>
    <style:style style:name="P5081" style:parent-style-name="Textbody" style:family="paragraph">
      <style:paragraph-properties fo:text-align="justify"/>
      <style:text-properties fo:font-style="italic" style:font-style-asian="italic" style:font-style-complex="italic" fo:language="ru" fo:country="RU"/>
    </style:style>
    <style:style style:name="P5082" style:parent-style-name="Textbody" style:family="paragraph">
      <style:paragraph-properties fo:text-align="justify"/>
      <style:text-properties fo:font-style="italic" style:font-style-asian="italic" style:font-style-complex="italic" fo:language="ru" fo:country="RU"/>
    </style:style>
    <style:style style:name="P5083" style:parent-style-name="Textbody" style:family="paragraph">
      <style:paragraph-properties fo:text-align="justify"/>
      <style:text-properties fo:font-style="italic" style:font-style-asian="italic" style:font-style-complex="italic" fo:language="ru" fo:country="RU"/>
    </style:style>
    <style:style style:name="P5084" style:parent-style-name="Textbody" style:family="paragraph">
      <style:paragraph-properties fo:text-align="justify"/>
      <style:text-properties fo:font-style="italic" style:font-style-asian="italic" style:font-style-complex="italic" fo:language="ru" fo:country="RU"/>
    </style:style>
    <style:style style:name="P5085" style:parent-style-name="Textbody" style:family="paragraph">
      <style:paragraph-properties fo:text-align="justify"/>
      <style:text-properties fo:font-style="italic" style:font-style-asian="italic" style:font-style-complex="italic" fo:language="ru" fo:country="RU"/>
    </style:style>
    <style:style style:name="P5086" style:parent-style-name="Standard" style:family="paragraph">
      <style:paragraph-properties fo:text-align="justify"/>
      <style:text-properties fo:font-style="italic" style:font-style-asian="italic" style:font-style-complex="italic" fo:language="ru" fo:country="RU"/>
    </style:style>
    <style:style style:name="P5087" style:parent-style-name="Textbody" style:family="paragraph">
      <style:paragraph-properties fo:text-align="justify"/>
      <style:text-properties fo:font-style="italic" style:font-style-asian="italic" style:font-style-complex="italic" fo:language="ru" fo:country="RU"/>
    </style:style>
    <style:style style:name="P5088" style:parent-style-name="Textbody" style:family="paragraph">
      <style:paragraph-properties fo:text-align="justify"/>
    </style:style>
    <style:style style:name="T5089" style:parent-style-name="DefaultParagraphFont" style:family="text">
      <style:text-properties fo:font-style="italic" style:font-style-asian="italic" style:font-style-complex="italic" fo:language="ru" fo:country="RU"/>
    </style:style>
    <style:style style:name="P5090" style:parent-style-name="Textbody" style:family="paragraph">
      <style:paragraph-properties fo:text-align="justify"/>
    </style:style>
    <style:style style:name="T5091" style:parent-style-name="DefaultParagraphFont" style:family="text">
      <style:text-properties fo:font-style="italic" style:font-style-asian="italic" style:font-style-complex="italic" fo:language="ru" fo:country="RU"/>
    </style:style>
    <style:style style:name="T5092" style:parent-style-name="DefaultParagraphFont" style:family="text">
      <style:text-properties fo:font-style="italic" style:font-style-asian="italic" style:font-style-complex="italic" fo:language="uk" fo:country="UA"/>
    </style:style>
    <style:style style:name="T5093" style:parent-style-name="DefaultParagraphFont" style:family="text">
      <style:text-properties fo:font-style="italic" style:font-style-asian="italic" style:font-style-complex="italic" fo:language="ru" fo:country="RU"/>
    </style:style>
    <style:style style:name="T5094" style:parent-style-name="DefaultParagraphFont" style:family="text">
      <style:text-properties fo:font-style="italic" style:font-style-asian="italic" style:font-style-complex="italic" fo:language="uk" fo:country="UA"/>
    </style:style>
    <style:style style:name="T5095" style:parent-style-name="DefaultParagraphFont" style:family="text">
      <style:text-properties fo:font-style="italic" style:font-style-asian="italic" style:font-style-complex="italic" fo:language="ru" fo:country="RU"/>
    </style:style>
    <style:style style:name="P5096" style:parent-style-name="Textbody" style:family="paragraph">
      <style:paragraph-properties fo:text-align="justify"/>
    </style:style>
    <style:style style:name="T5097" style:parent-style-name="DefaultParagraphFont" style:family="text">
      <style:text-properties fo:font-style="italic" style:font-style-asian="italic" style:font-style-complex="italic" fo:language="ru" fo:country="RU"/>
    </style:style>
    <style:style style:name="T5098" style:parent-style-name="DefaultParagraphFont" style:family="text">
      <style:text-properties fo:font-style="italic" style:font-style-asian="italic" style:font-style-complex="italic" fo:language="uk" fo:country="UA"/>
    </style:style>
    <style:style style:name="T5099" style:parent-style-name="DefaultParagraphFont" style:family="text">
      <style:text-properties fo:font-style="italic" style:font-style-asian="italic" style:font-style-complex="italic" fo:language="ru" fo:country="RU"/>
    </style:style>
    <style:style style:name="P5100" style:parent-style-name="Textbody" style:family="paragraph">
      <style:paragraph-properties fo:text-align="justify"/>
    </style:style>
    <style:style style:name="T5101" style:parent-style-name="DefaultParagraphFont" style:family="text">
      <style:text-properties fo:font-style="italic" style:font-style-asian="italic" style:font-style-complex="italic" fo:language="ru" fo:country="RU"/>
    </style:style>
    <style:style style:name="T5102" style:parent-style-name="DefaultParagraphFont" style:family="text">
      <style:text-properties fo:font-style="italic" style:font-style-asian="italic" style:font-style-complex="italic" fo:language="uk" fo:country="UA"/>
    </style:style>
    <style:style style:name="T5103" style:parent-style-name="DefaultParagraphFont" style:family="text">
      <style:text-properties fo:font-style="italic" style:font-style-asian="italic" style:font-style-complex="italic" fo:language="ru" fo:country="RU"/>
    </style:style>
    <style:style style:name="T5104" style:parent-style-name="DefaultParagraphFont" style:family="text">
      <style:text-properties fo:font-style="italic" style:font-style-asian="italic" style:font-style-complex="italic" fo:language="uk" fo:country="UA"/>
    </style:style>
    <style:style style:name="P5105" style:parent-style-name="Textbody" style:family="paragraph">
      <style:paragraph-properties fo:text-align="justify"/>
    </style:style>
    <style:style style:name="T5106" style:parent-style-name="DefaultParagraphFont" style:family="text">
      <style:text-properties fo:font-style="italic" style:font-style-asian="italic" style:font-style-complex="italic" fo:language="uk" fo:country="UA"/>
    </style:style>
    <style:style style:name="P5107" style:parent-style-name="Textbody" style:family="paragraph">
      <style:paragraph-properties fo:text-align="justify"/>
      <style:text-properties fo:font-style="italic" style:font-style-asian="italic" style:font-style-complex="italic" fo:language="ru" fo:country="RU"/>
    </style:style>
    <style:style style:name="P5108" style:parent-style-name="Textbody" style:family="paragraph">
      <style:paragraph-properties fo:text-align="justify"/>
      <style:text-properties fo:font-style="italic" style:font-style-asian="italic" style:font-style-complex="italic" fo:language="ru" fo:country="RU"/>
    </style:style>
    <style:style style:name="P5109" style:parent-style-name="Textbody" style:family="paragraph">
      <style:paragraph-properties fo:text-align="justify"/>
      <style:text-properties fo:language="ru" fo:country="RU"/>
    </style:style>
    <style:style style:name="P5110" style:parent-style-name="Textbody" style:family="paragraph">
      <style:paragraph-properties fo:text-align="justify"/>
      <style:text-properties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center"/>
    </style:style>
    <style:style style:name="P5127" style:parent-style-name="Textbody" style:family="paragraph">
      <style:paragraph-properties fo:text-align="center"/>
    </style:style>
    <style:style style:name="P5128" style:parent-style-name="Textbody" style:family="paragraph">
      <style:paragraph-properties fo:text-align="justify"/>
    </style:style>
    <style:style style:name="T5129" style:parent-style-name="DefaultParagraphFont" style:family="text">
      <style:text-properties fo:language="ru" fo:country="RU"/>
    </style:style>
    <style:style style:name="P5130" style:parent-style-name="Textbody" style:family="paragraph">
      <style:paragraph-properties fo:text-align="justify"/>
    </style:style>
    <style:style style:name="T5131" style:parent-style-name="DefaultParagraphFont" style:family="text">
      <style:text-properties fo:language="uk" fo:country="UA"/>
    </style:style>
    <style:style style:name="T5132" style:parent-style-name="DefaultParagraphFont" style:family="text">
      <style:text-properties fo:language="ru" fo:country="RU"/>
    </style:style>
    <style:style style:name="T5133" style:parent-style-name="DefaultParagraphFont" style:family="text">
      <style:text-properties fo:language="uk" fo:country="UA"/>
    </style:style>
    <style:style style:name="T5134" style:parent-style-name="DefaultParagraphFont" style:family="text">
      <style:text-properties fo:language="ru" fo:country="RU"/>
    </style:style>
    <style:style style:name="P5135" style:parent-style-name="Standard" style:family="paragraph">
      <style:paragraph-properties fo:text-align="justify" fo:text-indent="0.1965in"/>
      <style:text-properties fo:language="ru" fo:country="RU"/>
    </style:style>
    <style:style style:name="P5136" style:parent-style-name="Textbody" style:family="paragraph">
      <style:paragraph-properties fo:text-align="justify" fo:text-indent="0.1965in"/>
      <style:text-properties fo:language="ru" fo:country="RU"/>
    </style:style>
    <style:style style:name="P5137" style:parent-style-name="Textbody" style:family="paragraph">
      <style:paragraph-properties fo:text-align="justify" fo:text-indent="0.1965in"/>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style>
    <style:style style:name="T5145" style:parent-style-name="DefaultParagraphFont" style:family="text">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background-color="#FFFF00"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font-style="italic" style:font-style-asian="italic" style:font-style-complex="italic" fo:language="ru" fo:country="RU"/>
    </style:style>
    <style:style style:name="P5194" style:parent-style-name="Textbody" style:family="paragraph">
      <style:paragraph-properties fo:text-align="justify"/>
      <style:text-properties fo:font-style="italic" style:font-style-asian="italic" style:font-style-complex="italic" fo:language="ru" fo:country="RU"/>
    </style:style>
    <style:style style:name="P5195" style:parent-style-name="Textbody" style:family="paragraph">
      <style:paragraph-properties fo:text-align="justify"/>
      <style:text-properties fo:font-style="italic" style:font-style-asian="italic" style:font-style-complex="italic" fo:language="ru" fo:country="RU"/>
    </style:style>
    <style:style style:name="P5196" style:parent-style-name="Textbody" style:family="paragraph">
      <style:paragraph-properties fo:text-align="justify"/>
      <style:text-properties fo:font-style="italic" style:font-style-asian="italic" style:font-style-complex="italic" fo:language="ru" fo:country="RU"/>
    </style:style>
    <style:style style:name="P5197" style:parent-style-name="Textbody" style:family="paragraph">
      <style:paragraph-properties fo:text-align="justify"/>
      <style:text-properties fo:font-style="italic" style:font-style-asian="italic" style:font-style-complex="italic" fo:language="ru" fo:country="RU"/>
    </style:style>
    <style:style style:name="P5198" style:parent-style-name="Textbody" style:family="paragraph">
      <style:paragraph-properties fo:text-align="justify"/>
      <style:text-properties fo:font-style="italic" style:font-style-asian="italic" style:font-style-complex="italic" fo:language="ru" fo:country="RU"/>
    </style:style>
    <style:style style:name="P5199" style:parent-style-name="Textbody" style:family="paragraph">
      <style:paragraph-properties fo:text-align="justify"/>
      <style:text-properties fo:font-style="italic" style:font-style-asian="italic" style:font-style-complex="italic" fo:language="ru" fo:country="RU"/>
    </style:style>
    <style:style style:name="P5200" style:parent-style-name="Textbody" style:family="paragraph">
      <style:paragraph-properties fo:text-align="justify"/>
      <style:text-properties fo:font-style="italic" style:font-style-asian="italic" style:font-style-complex="italic" fo:language="ru" fo:country="RU"/>
    </style:style>
    <style:style style:name="P5201" style:parent-style-name="Textbody" style:family="paragraph">
      <style:paragraph-properties fo:text-align="justify"/>
      <style:text-properties fo:font-style="italic" style:font-style-asian="italic" style:font-style-complex="italic" fo:language="ru" fo:country="RU"/>
    </style:style>
    <style:style style:name="P5202" style:parent-style-name="Textbody" style:family="paragraph">
      <style:paragraph-properties fo:text-align="justify"/>
      <style:text-properties fo:font-style="italic" style:font-style-asian="italic" style:font-style-complex="italic" fo:language="ru" fo:country="RU"/>
    </style:style>
    <style:style style:name="P5203" style:parent-style-name="Textbody" style:family="paragraph">
      <style:paragraph-properties fo:text-align="justify"/>
      <style:text-properties fo:font-style="italic" style:font-style-asian="italic" style:font-style-complex="italic" fo:language="ru" fo:country="RU"/>
    </style:style>
    <style:style style:name="P5204" style:parent-style-name="Textbody" style:family="paragraph">
      <style:paragraph-properties fo:text-align="justify"/>
      <style:text-properties fo:font-style="italic" style:font-style-asian="italic" style:font-style-complex="italic" fo:language="ru" fo:country="RU"/>
    </style:style>
    <style:style style:name="P5205" style:parent-style-name="Textbody" style:family="paragraph">
      <style:paragraph-properties fo:text-align="justify"/>
      <style:text-properties fo:font-style="italic" style:font-style-asian="italic" style:font-style-complex="italic" fo:language="ru" fo:country="RU"/>
    </style:style>
    <style:style style:name="P5206" style:parent-style-name="Textbody" style:family="paragraph">
      <style:paragraph-properties fo:text-align="justify"/>
      <style:text-properties fo:font-style="italic" style:font-style-asian="italic" style:font-style-complex="italic" fo:language="ru" fo:country="RU"/>
    </style:style>
    <style:style style:name="P5207" style:parent-style-name="Textbody" style:family="paragraph">
      <style:paragraph-properties fo:text-align="justify"/>
      <style:text-properties fo:font-style="italic" style:font-style-asian="italic" style:font-style-complex="italic"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center"/>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center"/>
      <style:text-properties fo:font-weight="bold" style:font-weight-asian="bold" style:font-weight-complex="bold"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style>
    <style:style style:name="T5329" style:parent-style-name="DefaultParagraphFont" style:family="text">
      <style:text-properties fo:language="ru" fo:country="RU"/>
    </style:style>
    <style:style style:name="T5330" style:parent-style-name="DefaultParagraphFont" style:family="text">
      <style:text-properties fo:font-style="italic" style:font-style-asian="italic" style:font-style-complex="italic" fo:language="ru" fo:country="RU"/>
    </style:style>
    <style:style style:name="P5331" style:parent-style-name="Textbody" style:family="paragraph">
      <style:paragraph-properties fo:text-align="justify"/>
    </style:style>
    <style:style style:name="T5332" style:parent-style-name="DefaultParagraphFont" style:family="text">
      <style:text-properties fo:font-style="italic" style:font-style-asian="italic" style:font-style-complex="italic" fo:language="ru" fo:country="RU"/>
    </style:style>
    <style:style style:name="T5333" style:parent-style-name="DefaultParagraphFont" style:family="text">
      <style:text-properties fo:language="ru" fo:country="RU"/>
    </style:style>
    <style:style style:name="P5334" style:parent-style-name="Textbody" style:family="paragraph">
      <style:paragraph-properties fo:text-align="justify"/>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style>
    <style:style style:name="T5636" style:parent-style-name="DefaultParagraphFont" style:family="text">
      <style:text-properties fo:language="ru" fo:country="RU"/>
    </style:style>
    <style:style style:name="T5637" style:parent-style-name="DefaultParagraphFont" style:family="text">
      <style:text-properties fo:background-color="#FFFF00" fo:language="ru" fo:country="RU"/>
    </style:style>
    <style:style style:name="T5638" style:parent-style-name="DefaultParagraphFont" style:family="text">
      <style:text-properties fo:language="ru" fo:country="RU"/>
    </style:style>
    <style:style style:name="T5639" style:parent-style-name="DefaultParagraphFont" style:family="text">
      <style:text-properties fo:background-color="#FFFF00" fo:language="ru" fo:country="RU"/>
    </style:style>
    <style:style style:name="T5640" style:parent-style-name="DefaultParagraphFont" style:family="text">
      <style:text-properties fo:language="ru" fo:country="RU"/>
    </style:style>
    <style:style style:name="P5641" style:parent-style-name="Textbody" style:family="paragraph">
      <style:paragraph-properties fo:text-align="justify"/>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style>
    <style:style style:name="T5653" style:parent-style-name="DefaultParagraphFont" style:family="text">
      <style:text-properties fo:language="ru" fo:country="RU"/>
    </style:style>
    <style:style style:name="T5654" style:parent-style-name="DefaultParagraphFont" style:family="text">
      <style:text-properties fo:background-color="#FFFF00" fo:language="ru" fo:country="RU"/>
    </style:style>
    <style:style style:name="T5655" style:parent-style-name="DefaultParagraphFont" style:family="text">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style>
    <style:style style:name="T5661" style:parent-style-name="DefaultParagraphFont" style:family="text">
      <style:text-properties fo:language="ru" fo:country="RU"/>
    </style:style>
    <style:style style:name="T5662" style:parent-style-name="DefaultParagraphFont" style:family="text">
      <style:text-properties fo:background-color="#FFFF00" fo:language="ru" fo:country="RU"/>
    </style:style>
    <style:style style:name="T5663" style:parent-style-name="DefaultParagraphFont" style:family="text">
      <style:text-properties fo:language="ru" fo:country="RU"/>
    </style:style>
    <style:style style:name="T5664" style:parent-style-name="DefaultParagraphFont" style:family="text">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style>
    <style:style style:name="T5667" style:parent-style-name="DefaultParagraphFont" style:family="text">
      <style:text-properties fo:language="ru" fo:country="RU"/>
    </style:style>
    <style:style style:name="T5668" style:parent-style-name="DefaultParagraphFont" style:family="text">
      <style:text-properties fo:background-color="#FFFF00" fo:language="ru" fo:country="RU"/>
    </style:style>
    <style:style style:name="T5669" style:parent-style-name="DefaultParagraphFont" style:family="text">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style>
    <style:style style:name="T5672" style:parent-style-name="DefaultParagraphFont" style:family="text">
      <style:text-properties fo:language="ru" fo:country="RU"/>
    </style:style>
    <style:style style:name="T5673" style:parent-style-name="DefaultParagraphFont" style:family="text">
      <style:text-properties fo:background-color="#FFFF00" fo:language="ru" fo:country="RU"/>
    </style:style>
    <style:style style:name="T5674" style:parent-style-name="DefaultParagraphFont" style:family="text">
      <style:text-properties fo:language="ru" fo:country="RU"/>
    </style:style>
    <style:style style:name="T5675" style:parent-style-name="DefaultParagraphFont" style:family="text">
      <style:text-properties fo:background-color="#FFFF00" fo:language="ru" fo:country="RU"/>
    </style:style>
    <style:style style:name="T5676" style:parent-style-name="DefaultParagraphFont" style:family="text">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style>
    <style:style style:name="T5912" style:parent-style-name="DefaultParagraphFont" style:family="text">
      <style:text-properties fo:language="ru" fo:country="RU"/>
    </style:style>
    <style:style style:name="T5913" style:parent-style-name="DefaultParagraphFont" style:family="text">
      <style:text-properties fo:background-color="#FFFF00" fo:language="ru" fo:country="RU"/>
    </style:style>
    <style:style style:name="T5914" style:parent-style-name="DefaultParagraphFont" style:family="text">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style>
    <style:style style:name="T5983" style:parent-style-name="DefaultParagraphFont" style:family="text">
      <style:text-properties fo:language="ru" fo:country="RU"/>
    </style:style>
    <style:style style:name="T5984" style:parent-style-name="DefaultParagraphFont" style:family="text">
      <style:text-properties fo:background-color="#FFFF00" fo:language="ru" fo:country="RU"/>
    </style:style>
    <style:style style:name="T5985" style:parent-style-name="DefaultParagraphFont" style:family="text">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uk" fo:country="UA"/>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style>
    <style:style style:name="T6216" style:parent-style-name="DefaultParagraphFont" style:family="text">
      <style:text-properties fo:language="ru" fo:country="RU"/>
    </style:style>
    <style:style style:name="T6217" style:parent-style-name="DefaultParagraphFont" style:family="text">
      <style:text-properties fo:language="uk" fo:country="UA"/>
    </style:style>
    <style:style style:name="T6218" style:parent-style-name="DefaultParagraphFont" style:family="text">
      <style:text-properties fo:language="ru" fo:country="RU"/>
    </style:style>
    <style:style style:name="T6219" style:parent-style-name="DefaultParagraphFont" style:family="text">
      <style:text-properties fo:language="uk" fo:country="UA"/>
    </style:style>
    <style:style style:name="T6220" style:parent-style-name="DefaultParagraphFont" style:family="text">
      <style:text-properties fo:language="ru" fo:country="RU"/>
    </style:style>
    <style:style style:name="P6221" style:parent-style-name="Textbody" style:family="paragraph">
      <style:paragraph-properties fo:text-align="justify"/>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style>
    <style:style style:name="T6302" style:parent-style-name="DefaultParagraphFont" style:family="text">
      <style:text-properties fo:language="ru" fo:country="RU"/>
    </style:style>
    <style:style style:name="T6303" style:parent-style-name="DefaultParagraphFont" style:family="text">
      <style:text-properties fo:language="uk" fo:country="UA"/>
    </style:style>
    <style:style style:name="T6304" style:parent-style-name="DefaultParagraphFont" style:family="text">
      <style:text-properties fo:language="ru" fo:country="RU"/>
    </style:style>
    <style:style style:name="T6305" style:parent-style-name="DefaultParagraphFont" style:family="text">
      <style:text-properties fo:language="uk" fo:country="UA"/>
    </style:style>
    <style:style style:name="T6306" style:parent-style-name="DefaultParagraphFont" style:family="text">
      <style:text-properties fo:language="ru" fo:country="RU"/>
    </style:style>
    <style:style style:name="T6307" style:parent-style-name="DefaultParagraphFont" style:family="text">
      <style:text-properties fo:background-color="#FFFF00" fo:language="ru" fo:country="RU"/>
    </style:style>
    <style:style style:name="T6308" style:parent-style-name="DefaultParagraphFont" style:family="text">
      <style:text-properties fo:language="ru" fo:country="RU"/>
    </style:style>
    <style:style style:name="P6309" style:parent-style-name="Textbody" style:family="paragraph">
      <style:paragraph-properties fo:text-align="justify"/>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style>
    <style:style style:name="T6313" style:parent-style-name="DefaultParagraphFont" style:family="text">
      <style:text-properties fo:language="ru" fo:country="RU"/>
    </style:style>
    <style:style style:name="T6314" style:parent-style-name="DefaultParagraphFont" style:family="text">
      <style:text-properties fo:language="uk" fo:country="UA"/>
    </style:style>
    <style:style style:name="T6315" style:parent-style-name="DefaultParagraphFont" style:family="text">
      <style:text-properties fo:language="ru" fo:country="RU"/>
    </style:style>
    <style:style style:name="T6316" style:parent-style-name="DefaultParagraphFont" style:family="text">
      <style:text-properties fo:language="uk" fo:country="UA"/>
    </style:style>
    <style:style style:name="T6317" style:parent-style-name="DefaultParagraphFont" style:family="text">
      <style:text-properties fo:language="ru" fo:country="RU"/>
    </style:style>
    <style:style style:name="T6318" style:parent-style-name="DefaultParagraphFont" style:family="text">
      <style:text-properties fo:language="uk" fo:country="UA"/>
    </style:style>
    <style:style style:name="T6319" style:parent-style-name="DefaultParagraphFont" style:family="text">
      <style:text-properties fo:language="ru" fo:country="RU"/>
    </style:style>
    <style:style style:name="P6320" style:parent-style-name="Textbody" style:family="paragraph">
      <style:paragraph-properties fo:text-align="justify"/>
      <style:text-properties fo:language="ru" fo:country="RU"/>
    </style:style>
    <style:style style:name="P6321" style:parent-style-name="Textbody" style:family="paragraph">
      <style:paragraph-properties fo:text-align="justify"/>
      <style:text-properties fo:language="ru" fo:country="RU"/>
    </style:style>
    <style:style style:name="P6322" style:parent-style-name="Textbody" style:family="paragraph">
      <style:paragraph-properties fo:text-align="justify"/>
      <style:text-properties fo:language="ru" fo:country="RU"/>
    </style:style>
    <style:style style:name="P6323" style:parent-style-name="Textbody" style:family="paragraph">
      <style:paragraph-properties fo:text-align="justify"/>
      <style:text-properties fo:language="ru" fo:country="RU"/>
    </style:style>
    <style:style style:name="P6324" style:parent-style-name="Textbody" style:family="paragraph">
      <style:paragraph-properties fo:text-align="justify"/>
      <style:text-properties fo:language="ru" fo:country="RU"/>
    </style:style>
    <style:style style:name="P6325" style:parent-style-name="Textbody" style:family="paragraph">
      <style:paragraph-properties fo:text-align="justify"/>
      <style:text-properties fo:language="ru" fo:country="RU"/>
    </style:style>
    <style:style style:name="P6326" style:parent-style-name="Textbody" style:family="paragraph">
      <style:paragraph-properties fo:text-align="justify"/>
      <style:text-properties fo:language="ru" fo:country="RU"/>
    </style:style>
    <style:style style:name="P6327" style:parent-style-name="Textbody" style:family="paragraph">
      <style:paragraph-properties fo:text-align="justify"/>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text-properties fo:language="ru" fo:country="RU"/>
    </style:style>
    <style:style style:name="P6331" style:parent-style-name="Textbody" style:family="paragraph">
      <style:paragraph-properties fo:text-align="justify"/>
      <style:text-properties fo:language="ru" fo:country="RU"/>
    </style:style>
    <style:style style:name="P6332" style:parent-style-name="Textbody" style:family="paragraph">
      <style:paragraph-properties fo:text-align="justify"/>
      <style:text-properties fo:language="ru" fo:country="RU"/>
    </style:style>
    <style:style style:name="P6333" style:parent-style-name="Textbody" style:family="paragraph">
      <style:paragraph-properties fo:text-align="justify"/>
      <style:text-properties fo:language="ru" fo:country="RU"/>
    </style:style>
    <style:style style:name="P6334" style:parent-style-name="Textbody" style:family="paragraph">
      <style:paragraph-properties fo:text-align="justify"/>
      <style:text-properties fo:language="ru" fo:country="RU"/>
    </style:style>
    <style:style style:name="P6335" style:parent-style-name="Textbody" style:family="paragraph">
      <style:paragraph-properties fo:text-align="justify"/>
      <style:text-properties fo:language="ru" fo:country="RU"/>
    </style:style>
    <style:style style:name="P6336" style:parent-style-name="Textbody" style:family="paragraph">
      <style:paragraph-properties fo:text-align="justify"/>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style>
    <style:style style:name="T6348" style:parent-style-name="DefaultParagraphFont" style:family="text">
      <style:text-properties fo:language="ru" fo:country="RU"/>
    </style:style>
    <style:style style:name="T6349" style:parent-style-name="DefaultParagraphFont" style:family="text">
      <style:text-properties fo:language="uk" fo:country="UA"/>
    </style:style>
    <style:style style:name="T6350" style:parent-style-name="DefaultParagraphFont" style:family="text">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style>
    <style:style style:name="T6354" style:parent-style-name="DefaultParagraphFont" style:family="text">
      <style:text-properties fo:language="ru" fo:country="RU"/>
    </style:style>
    <style:style style:name="T6355" style:parent-style-name="DefaultParagraphFont" style:family="text">
      <style:text-properties fo:background-color="#FFFF00" fo:language="ru" fo:country="RU"/>
    </style:style>
    <style:style style:name="T6356" style:parent-style-name="DefaultParagraphFont" style:family="text">
      <style:text-properties fo:language="ru" fo:country="RU"/>
    </style:style>
    <style:style style:name="P6357" style:parent-style-name="Textbody" style:family="paragraph">
      <style:paragraph-properties fo:text-align="justify"/>
    </style:style>
    <style:style style:name="T6358" style:parent-style-name="DefaultParagraphFont" style:family="text">
      <style:text-properties fo:language="ru" fo:country="RU"/>
    </style:style>
    <style:style style:name="T6359" style:parent-style-name="DefaultParagraphFont" style:family="text">
      <style:text-properties fo:background-color="#FFFF00" fo:language="ru" fo:country="RU"/>
    </style:style>
    <style:style style:name="T6360" style:parent-style-name="DefaultParagraphFont" style:family="text">
      <style:text-properties fo:language="ru" fo:country="RU"/>
    </style:style>
    <style:style style:name="P6361" style:parent-style-name="Textbody" style:family="paragraph">
      <style:paragraph-properties fo:text-align="justify"/>
      <style:text-properties fo:language="ru" fo:country="RU"/>
    </style:style>
    <style:style style:name="P6362" style:parent-style-name="Heading2" style:family="paragraph">
      <style:paragraph-properties fo:text-align="center"/>
      <style:text-properties fo:language="ru" fo:country="RU"/>
    </style:style>
    <style:style style:name="P6363" style:parent-style-name="Textbody" style:family="paragraph">
      <style:paragraph-properties fo:text-align="center"/>
      <style:text-properties fo:language="ru" fo:country="RU"/>
    </style:style>
    <style:style style:name="P6364" style:parent-style-name="Textbody" style:family="paragraph">
      <style:paragraph-properties fo:text-align="justify"/>
      <style:text-properties fo:language="ru" fo:country="RU"/>
    </style:style>
    <style:style style:name="P6365" style:parent-style-name="Textbody" style:family="paragraph">
      <style:paragraph-properties fo:text-align="justify"/>
      <style:text-properties fo:language="ru" fo:country="RU"/>
    </style:style>
    <style:style style:name="P6366" style:parent-style-name="Textbody" style:family="paragraph">
      <style:paragraph-properties fo:text-align="justify"/>
    </style:style>
    <style:style style:name="T6367" style:parent-style-name="DefaultParagraphFont" style:family="text">
      <style:text-properties fo:language="ru" fo:country="RU"/>
    </style:style>
    <style:style style:name="T6368" style:parent-style-name="DefaultParagraphFont" style:family="text">
      <style:text-properties fo:language="uk" fo:country="UA"/>
    </style:style>
    <style:style style:name="T6369" style:parent-style-name="DefaultParagraphFont" style:family="text">
      <style:text-properties fo:language="ru" fo:country="RU"/>
    </style:style>
    <style:style style:name="P6370" style:parent-style-name="Textbody" style:family="paragraph">
      <style:paragraph-properties fo:text-align="justify"/>
      <style:text-properties fo:language="ru" fo:country="RU"/>
    </style:style>
    <style:style style:name="P6371" style:parent-style-name="Textbody" style:family="paragraph">
      <style:paragraph-properties fo:text-align="justify"/>
      <style:text-properties fo:language="ru" fo:country="RU"/>
    </style:style>
    <style:style style:name="P6372" style:parent-style-name="Textbody" style:family="paragraph">
      <style:paragraph-properties fo:text-align="justify"/>
      <style:text-properties fo:language="ru" fo:country="RU"/>
    </style:style>
    <style:style style:name="P6373" style:parent-style-name="Textbody" style:family="paragraph">
      <style:paragraph-properties fo:text-align="justify"/>
      <style:text-properties fo:language="ru" fo:country="RU"/>
    </style:style>
    <style:style style:name="P6374" style:parent-style-name="Textbody" style:family="paragraph">
      <style:paragraph-properties fo:text-align="justify"/>
      <style:text-properties fo:language="ru" fo:country="RU"/>
    </style:style>
    <style:style style:name="P6375" style:parent-style-name="Textbody" style:family="paragraph">
      <style:paragraph-properties fo:text-align="justify"/>
    </style:style>
    <style:style style:name="T6376" style:parent-style-name="DefaultParagraphFont" style:family="text">
      <style:text-properties fo:language="ru" fo:country="RU"/>
    </style:style>
    <style:style style:name="T6377" style:parent-style-name="DefaultParagraphFont" style:family="text">
      <style:text-properties fo:font-style="italic" style:font-style-asian="italic" style:font-style-complex="italic" fo:language="ru" fo:country="RU"/>
    </style:style>
    <style:style style:name="T6378" style:parent-style-name="DefaultParagraphFont" style:family="text">
      <style:text-properties fo:language="ru" fo:country="RU"/>
    </style:style>
    <style:style style:name="P6379" style:parent-style-name="Textbody" style:family="paragraph">
      <style:paragraph-properties fo:text-align="justify"/>
      <style:text-properties fo:language="ru" fo:country="RU"/>
    </style:style>
    <style:style style:name="P6380" style:parent-style-name="Heading2" style:family="paragraph">
      <style:paragraph-properties fo:text-align="center"/>
      <style:text-properties fo:language="ru" fo:country="RU"/>
    </style:style>
    <style:style style:name="P6381" style:parent-style-name="Textbody" style:family="paragraph">
      <style:paragraph-properties fo:text-align="justify"/>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language="ru" fo:country="RU"/>
    </style:style>
    <style:style style:name="P6385" style:parent-style-name="Textbody" style:family="paragraph">
      <style:paragraph-properties fo:text-align="justify"/>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style>
    <style:style style:name="T6393" style:parent-style-name="DefaultParagraphFont" style:family="text">
      <style:text-properties fo:language="ru" fo:country="RU"/>
    </style:style>
    <style:style style:name="T6394" style:parent-style-name="DefaultParagraphFont" style:family="text">
      <style:text-properties fo:language="uk" fo:country="UA"/>
    </style:style>
    <style:style style:name="T6395" style:parent-style-name="DefaultParagraphFont" style:family="text">
      <style:text-properties fo:language="ru" fo:country="RU"/>
    </style:style>
    <style:style style:name="P6396" style:parent-style-name="Textbody" style:family="paragraph">
      <style:paragraph-properties fo:text-align="justify"/>
      <style:text-properties fo:language="ru" fo:country="RU"/>
    </style:style>
    <style:style style:name="P6397" style:parent-style-name="Textbody" style:family="paragraph">
      <style:paragraph-properties fo:text-align="justify"/>
      <style:text-properties fo:language="ru" fo:country="RU"/>
    </style:style>
    <style:style style:name="P6398" style:parent-style-name="Textbody" style:family="paragraph">
      <style:paragraph-properties fo:text-align="justify"/>
      <style:text-properties fo:font-style="italic" style:font-style-asian="italic" style:font-style-complex="italic" fo:language="ru" fo:country="RU"/>
    </style:style>
    <style:style style:name="P6399" style:parent-style-name="Textbody" style:family="paragraph">
      <style:paragraph-properties fo:text-align="justify"/>
      <style:text-properties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font-style="italic" style:font-style-asian="italic" style:font-style-complex="italic" fo:language="ru" fo:country="RU"/>
    </style:style>
    <style:style style:name="P6403" style:parent-style-name="Textbody" style:family="paragraph">
      <style:paragraph-properties fo:text-align="justify"/>
      <style:text-properties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font-style="italic" style:font-style-asian="italic" style:font-style-complex="italic"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style>
    <style:style style:name="T6449" style:parent-style-name="DefaultParagraphFont" style:family="text">
      <style:text-properties fo:language="ru" fo:country="RU"/>
    </style:style>
    <style:style style:name="T6450" style:parent-style-name="DefaultParagraphFont" style:family="text">
      <style:text-properties fo:background-color="#FFFF00" fo:language="ru" fo:country="RU"/>
    </style:style>
    <style:style style:name="T6451" style:parent-style-name="DefaultParagraphFont" style:family="text">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center"/>
      <style:text-properties fo:language="ru" fo:country="RU"/>
    </style:style>
    <style:style style:name="P6464" style:parent-style-name="Textbody" style:family="paragraph">
      <style:paragraph-properties fo:text-align="center"/>
      <style:text-properties fo:language="ru" fo:country="RU"/>
    </style:style>
    <style:style style:name="P6465" style:parent-style-name="Textbody" style:family="paragraph">
      <style:paragraph-properties fo:text-align="justify"/>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text-properties fo:language="ru" fo:country="RU"/>
    </style:style>
    <style:style style:name="P6468" style:parent-style-name="Textbody" style:family="paragraph">
      <style:paragraph-properties fo:text-align="justify"/>
      <style:text-properties fo:language="ru" fo:country="RU"/>
    </style:style>
    <style:style style:name="P6469" style:parent-style-name="Textbody" style:family="paragraph">
      <style:paragraph-properties fo:text-align="justify"/>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style>
    <style:style style:name="T6501" style:parent-style-name="DefaultParagraphFont" style:family="text">
      <style:text-properties fo:language="uk" fo:country="UA"/>
    </style:style>
    <style:style style:name="T6502" style:parent-style-name="DefaultParagraphFont" style:family="text">
      <style:text-properties fo:language="ru" fo:country="RU"/>
    </style:style>
    <style:style style:name="T6503" style:parent-style-name="DefaultParagraphFont" style:family="text">
      <style:text-properties fo:language="uk" fo:country="UA"/>
    </style:style>
    <style:style style:name="T6504" style:parent-style-name="DefaultParagraphFont" style:family="text">
      <style:text-properties fo:language="ru" fo:country="RU"/>
    </style:style>
    <style:style style:name="T6505" style:parent-style-name="DefaultParagraphFont" style:family="text">
      <style:text-properties fo:language="uk" fo:country="UA"/>
    </style:style>
    <style:style style:name="T6506" style:parent-style-name="DefaultParagraphFont" style:family="text">
      <style:text-properties fo:language="ru" fo:country="RU"/>
    </style:style>
    <style:style style:name="P6507" style:parent-style-name="Textbody" style:family="paragraph">
      <style:paragraph-properties fo:text-align="justify"/>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text-properties fo:language="ru" fo:country="RU"/>
    </style:style>
    <style:style style:name="P6518" style:parent-style-name="Textbody" style:family="paragraph">
      <style:paragraph-properties fo:text-align="justify"/>
      <style:text-properties fo:language="ru" fo:country="RU"/>
    </style:style>
    <style:style style:name="P6519" style:parent-style-name="Textbody" style:family="paragraph">
      <style:paragraph-properties fo:text-align="justify"/>
      <style:text-properties fo:language="ru" fo:country="RU"/>
    </style:style>
    <style:style style:name="P6520" style:parent-style-name="Textbody" style:family="paragraph">
      <style:paragraph-properties fo:text-align="justify"/>
      <style:text-properties fo:language="ru" fo:country="RU"/>
    </style:style>
    <style:style style:name="P6521" style:parent-style-name="Textbody" style:family="paragraph">
      <style:paragraph-properties fo:text-align="justify"/>
      <style:text-properties fo:language="ru" fo:country="RU"/>
    </style:style>
    <style:style style:name="P6522" style:parent-style-name="Textbody" style:family="paragraph">
      <style:paragraph-properties fo:text-align="justify"/>
      <style:text-properties fo:language="ru" fo:country="RU"/>
    </style:style>
    <style:style style:name="P6523" style:parent-style-name="Textbody" style:family="paragraph">
      <style:paragraph-properties fo:text-align="justify"/>
      <style:text-properties fo:language="ru" fo:country="RU"/>
    </style:style>
    <style:style style:name="P6524" style:parent-style-name="Textbody" style:family="paragraph">
      <style:paragraph-properties fo:text-align="justify"/>
      <style:text-properties fo:language="ru" fo:country="RU"/>
    </style:style>
    <style:style style:name="P6525" style:parent-style-name="Textbody" style:family="paragraph">
      <style:paragraph-properties fo:text-align="justify"/>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background-color="#FFFF00" fo:language="ru" fo:country="RU"/>
    </style:style>
    <style:style style:name="P6535" style:parent-style-name="Heading2" style:family="paragraph">
      <style:paragraph-properties fo:text-align="center"/>
      <style:text-properties fo:language="ru" fo:country="RU"/>
    </style:style>
    <style:style style:name="P6536" style:parent-style-name="Textbody" style:family="paragraph">
      <style:paragraph-properties fo:text-align="center"/>
      <style:text-properties fo:language="ru" fo:country="RU"/>
    </style:style>
    <style:style style:name="P6537" style:parent-style-name="Textbody" style:family="paragraph">
      <style:paragraph-properties fo:text-align="center"/>
      <style:text-properties fo:font-weight="bold" style:font-weight-asian="bold" style:font-weight-complex="bold" fo:language="ru" fo:country="RU"/>
    </style:style>
    <style:style style:name="P6538" style:parent-style-name="Textbody" style:family="paragraph">
      <style:paragraph-properties fo:text-align="center"/>
      <style:text-properties fo:background-color="#FFFF00" fo:language="ru" fo:country="RU"/>
    </style:style>
    <style:style style:name="P6539" style:parent-style-name="Textbody" style:family="paragraph">
      <style:text-properties fo:font-style="italic" style:font-style-asian="italic" style:font-style-complex="italic"/>
    </style:style>
    <style:style style:name="P6540" style:parent-style-name="Textbody" style:family="paragraph">
      <style:paragraph-properties fo:text-align="justify"/>
    </style:style>
    <style:style style:name="T6541" style:parent-style-name="DefaultParagraphFont" style:family="text">
      <style:text-properties fo:font-style="italic" style:font-style-asian="italic" style:font-style-complex="italic"/>
    </style:style>
    <style:style style:name="T6542" style:parent-style-name="DefaultParagraphFont" style:family="text">
      <style:text-properties fo:font-style="italic" style:font-style-asian="italic" style:font-style-complex="italic"/>
    </style:style>
    <style:style style:name="T6543" style:parent-style-name="DefaultParagraphFont" style:family="text">
      <style:text-properties fo:font-style="italic" style:font-style-asian="italic" style:font-style-complex="italic"/>
    </style:style>
    <style:style style:name="P6544" style:parent-style-name="Textbody" style:family="paragraph">
      <style:paragraph-properties fo:text-align="justify"/>
    </style:style>
    <style:style style:name="T6545" style:parent-style-name="DefaultParagraphFont" style:family="text">
      <style:text-properties fo:language="ru" fo:country="RU"/>
    </style:style>
    <style:style style:name="T6546" style:parent-style-name="DefaultParagraphFont" style:family="text">
      <style:text-properties fo:language="ru" fo:country="RU"/>
    </style:style>
    <style:style style:name="P6547" style:parent-style-name="Textbody" style:family="paragraph">
      <style:text-properties fo:language="ru" fo:country="RU"/>
    </style:style>
    <style:style style:name="P6548" style:parent-style-name="Textbody" style:family="paragraph">
      <style:text-properties fo:language="ru" fo:country="RU"/>
    </style:style>
    <style:style style:name="T6549" style:parent-style-name="DefaultParagraphFont" style:family="text">
      <style:text-properties fo:language="ru" fo:country="RU"/>
    </style:style>
    <style:style style:name="T6550" style:parent-style-name="DefaultParagraphFont" style:family="text">
      <style:text-properties fo:language="ru" fo:country="RU"/>
    </style:style>
    <style:style style:name="P6551" style:parent-style-name="Textbody" style:family="paragraph">
      <style:text-properties fo:language="ru" fo:country="RU"/>
    </style:style>
    <style:style style:name="P6552" style:parent-style-name="Textbody" style:family="paragraph">
      <style:text-properties fo:language="ru" fo:country="RU"/>
    </style:style>
    <style:style style:name="P6553" style:parent-style-name="Textbody" style:family="paragraph">
      <style:text-properties fo:background-color="#FFFF00" fo:language="ru" fo:country="RU"/>
    </style:style>
    <style:style style:name="P6554" style:parent-style-name="Textbody" style:family="paragraph">
      <style:text-properties fo:language="ru" fo:country="RU"/>
    </style:style>
    <style:style style:name="P6555" style:parent-style-name="Textbody" style:family="paragraph">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language="ru" fo:country="RU"/>
    </style:style>
    <style:style style:name="P6559" style:parent-style-name="Textbody" style:family="paragraph">
      <style:text-properties fo:language="ru" fo:country="RU"/>
    </style:style>
    <style:style style:name="P6560" style:parent-style-name="Textbody" style:family="paragraph">
      <style:text-properties fo:language="ru" fo:country="RU"/>
    </style:style>
    <style:style style:name="P6561" style:parent-style-name="Textbody" style:family="paragraph">
      <style:text-properties fo:language="ru" fo:country="RU"/>
    </style:style>
    <style:style style:name="P6562" style:parent-style-name="Textbody" style:family="paragraph">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T6570" style:parent-style-name="DefaultParagraphFont" style:family="text">
      <style:text-properties fo:background-color="#FFFF00" fo:language="ru" fo:country="RU"/>
    </style:style>
    <style:style style:name="P6571" style:parent-style-name="Textbody" style:family="paragraph">
      <style:text-properties fo:language="ru" fo:country="RU"/>
    </style:style>
    <style:style style:name="P6572" style:parent-style-name="Textbody" style:family="paragraph">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T6591" style:parent-style-name="DefaultParagraphFont" style:family="text">
      <style:text-properties fo:language="ru" fo:country="RU"/>
    </style:style>
    <style:style style:name="T6592" style:parent-style-name="DefaultParagraphFont" style:family="text">
      <style:text-properties fo:language="uk" fo:country="UA"/>
    </style:style>
    <style:style style:name="T6593" style:parent-style-name="DefaultParagraphFont" style:family="text">
      <style:text-properties fo:language="ru" fo:country="RU"/>
    </style:style>
    <style:style style:name="P6594" style:parent-style-name="Textbody" style:family="paragraph">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paragraph-properties fo:text-align="center"/>
      <style:text-properties fo:language="ru" fo:country="RU"/>
    </style:style>
    <style:style style:name="P6607" style:parent-style-name="Textbody" style:family="paragraph">
      <style:text-properties fo:language="ru" fo:country="RU"/>
    </style:style>
    <style:style style:name="P6608" style:parent-style-name="Textbody" style:family="paragraph">
      <style:paragraph-properties fo:text-align="justify"/>
      <style:text-properties fo:language="ru" fo:country="RU"/>
    </style:style>
    <style:style style:name="P6609" style:parent-style-name="Textbody" style:family="paragraph">
      <style:paragraph-properties fo:text-align="justify"/>
      <style:text-properties fo:language="ru" fo:country="RU"/>
    </style:style>
    <style:style style:name="P6610" style:parent-style-name="Textbody" style:family="paragraph">
      <style:paragraph-properties fo:text-align="justify"/>
      <style:text-properties fo:language="ru" fo:country="RU"/>
    </style:style>
    <style:style style:name="P6611" style:parent-style-name="Textbody" style:family="paragraph">
      <style:paragraph-properties fo:text-align="justify"/>
      <style:text-properties fo:language="ru" fo:country="RU"/>
    </style:style>
    <style:style style:name="P6612" style:parent-style-name="Textbody" style:family="paragraph">
      <style:paragraph-properties fo:text-align="justify"/>
      <style:text-properties fo:language="ru" fo:country="RU"/>
    </style:style>
    <style:style style:name="P6613" style:parent-style-name="Textbody" style:family="paragraph">
      <style:paragraph-properties fo:text-align="justify"/>
      <style:text-properties fo:language="ru" fo:country="RU"/>
    </style:style>
    <style:style style:name="P6614" style:parent-style-name="Textbody" style:family="paragraph">
      <style:paragraph-properties fo:text-align="justify"/>
      <style:text-properties fo:language="ru" fo:country="RU"/>
    </style:style>
    <style:style style:name="P6615" style:parent-style-name="Textbody" style:family="paragraph">
      <style:paragraph-properties fo:text-align="justify"/>
      <style:text-properties fo:language="ru" fo:country="RU"/>
    </style:style>
    <style:style style:name="P6616" style:parent-style-name="Textbody" style:family="paragraph">
      <style:paragraph-properties fo:text-align="justify"/>
      <style:text-properties fo:language="ru" fo:country="RU"/>
    </style:style>
    <style:style style:name="P6617" style:parent-style-name="Textbody" style:family="paragraph">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text-properties fo:language="ru" fo:country="RU"/>
    </style:style>
    <style:style style:name="P6624" style:parent-style-name="Textbody" style:family="paragraph">
      <style:text-properties fo:language="ru" fo:country="RU"/>
    </style:style>
    <style:style style:name="P6625" style:parent-style-name="Textbody" style:family="paragraph">
      <style:text-properties fo:language="ru" fo:country="RU"/>
    </style:style>
    <style:style style:name="P6626" style:parent-style-name="Textbody" style:family="paragraph">
      <style:text-properties fo:language="ru" fo:country="RU"/>
    </style:style>
    <style:style style:name="P6627" style:parent-style-name="Textbody" style:family="paragraph">
      <style:text-properties fo:language="ru" fo:country="RU"/>
    </style:style>
    <style:style style:name="T6628" style:parent-style-name="DefaultParagraphFont" style:family="text">
      <style:text-properties fo:language="ru" fo:country="RU"/>
    </style:style>
    <style:style style:name="T6629" style:parent-style-name="DefaultParagraphFont" style:family="text">
      <style:text-properties fo:language="uk" fo:country="UA"/>
    </style:style>
    <style:style style:name="T6630" style:parent-style-name="DefaultParagraphFont" style:family="text">
      <style:text-properties fo:language="ru" fo:country="RU"/>
    </style:style>
    <style:style style:name="T6631" style:parent-style-name="DefaultParagraphFont" style:family="text">
      <style:text-properties fo:language="uk" fo:country="UA"/>
    </style:style>
    <style:style style:name="T6632" style:parent-style-name="DefaultParagraphFont" style:family="text">
      <style:text-properties fo:language="ru" fo:country="RU"/>
    </style:style>
    <style:style style:name="T6633" style:parent-style-name="DefaultParagraphFont" style:family="text">
      <style:text-properties fo:language="uk" fo:country="UA"/>
    </style:style>
    <style:style style:name="T6634" style:parent-style-name="DefaultParagraphFont" style:family="text">
      <style:text-properties fo:language="ru" fo:country="RU"/>
    </style:style>
    <style:style style:name="T6635" style:parent-style-name="DefaultParagraphFont" style:family="text">
      <style:text-properties fo:language="uk" fo:country="UA"/>
    </style:style>
    <style:style style:name="T6636" style:parent-style-name="DefaultParagraphFont" style:family="text">
      <style:text-properties fo:language="ru" fo:country="RU"/>
    </style:style>
    <style:style style:name="T6637" style:parent-style-name="DefaultParagraphFont" style:family="text">
      <style:text-properties fo:language="uk" fo:country="UA"/>
    </style:style>
    <style:style style:name="T6638" style:parent-style-name="DefaultParagraphFont" style:family="text">
      <style:text-properties fo:language="ru" fo:country="RU"/>
    </style:style>
    <style:style style:name="P6639" style:parent-style-name="Textbody" style:family="paragraph">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T6642" style:parent-style-name="DefaultParagraphFont" style:family="text">
      <style:text-properties fo:language="ru" fo:country="RU"/>
    </style:style>
    <style:style style:name="T6643" style:parent-style-name="DefaultParagraphFont" style:family="text">
      <style:text-properties fo:language="uk" fo:country="UA"/>
    </style:style>
    <style:style style:name="T6644" style:parent-style-name="DefaultParagraphFont" style:family="text">
      <style:text-properties fo:language="ru" fo:country="RU"/>
    </style:style>
    <style:style style:name="T6645" style:parent-style-name="DefaultParagraphFont" style:family="text">
      <style:text-properties fo:language="ru" fo:country="RU"/>
    </style:style>
    <style:style style:name="T6646" style:parent-style-name="DefaultParagraphFont" style:family="text">
      <style:text-properties fo:language="ru" fo:country="RU"/>
    </style:style>
    <style:style style:name="P6647" style:parent-style-name="Textbody" style:family="paragraph">
      <style:text-properties fo:language="ru" fo:country="RU"/>
    </style:style>
    <style:style style:name="P6648" style:parent-style-name="Textbody" style:family="paragraph">
      <style:text-properties fo:language="ru" fo:country="RU"/>
    </style:style>
    <style:style style:name="P6649" style:parent-style-name="Textbody" style:family="paragraph">
      <style:text-properties fo:language="ru" fo:country="RU"/>
    </style:style>
    <style:style style:name="P6650" style:parent-style-name="Textbody" style:family="paragraph">
      <style:text-properties fo:language="ru" fo:country="RU"/>
    </style:style>
    <style:style style:name="P6651" style:parent-style-name="Textbody" style:family="paragraph">
      <style:text-properties fo:language="ru" fo:country="RU"/>
    </style:style>
    <style:style style:name="P6652" style:parent-style-name="Textbody" style:family="paragraph">
      <style:text-properties fo:language="ru" fo:country="RU"/>
    </style:style>
    <style:style style:name="P6653" style:parent-style-name="Textbody" style:family="paragraph">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background-color="#FFFF00" fo:language="ru" fo:country="RU"/>
    </style:style>
    <style:style style:name="P6663" style:parent-style-name="Textbody" style:family="paragraph">
      <style:text-properties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background-color="#FFFF00" fo:language="ru" fo:country="RU"/>
    </style:style>
    <style:style style:name="P6668" style:parent-style-name="Textbody" style:family="paragraph">
      <style:text-properties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T6712" style:parent-style-name="DefaultParagraphFont" style:family="text">
      <style:text-properties fo:language="ru" fo:country="RU"/>
    </style:style>
    <style:style style:name="T6713" style:parent-style-name="DefaultParagraphFont" style:family="text">
      <style:text-properties fo:language="ru" fo:country="RU"/>
    </style:style>
    <style:style style:name="P6714" style:parent-style-name="Textbody" style:family="paragraph">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Heading2" style:family="paragraph">
      <style:paragraph-properties fo:text-align="center"/>
      <style:text-properties fo:language="ru" fo:country="RU"/>
    </style:style>
    <style:style style:name="P6772" style:parent-style-name="Textbody" style:family="paragraph">
      <style:text-properties fo:language="ru" fo:country="RU"/>
    </style:style>
    <style:style style:name="P6773" style:parent-style-name="Textbody" style:family="paragraph">
      <style:paragraph-properties fo:text-align="justify"/>
      <style:text-properties fo:background-color="#FFFF00" fo:language="ru" fo:country="RU"/>
    </style:style>
    <style:style style:name="P6774" style:parent-style-name="Textbody" style:family="paragraph">
      <style:paragraph-properties fo:text-align="justify"/>
      <style:text-properties fo:language="ru" fo:country="RU"/>
    </style:style>
    <style:style style:name="P6775" style:parent-style-name="Textbody" style:family="paragraph">
      <style:paragraph-properties fo:text-align="justify"/>
      <style:text-properties fo:language="ru" fo:country="RU"/>
    </style:style>
    <style:style style:name="P6776" style:parent-style-name="Textbody" style:family="paragraph">
      <style:paragraph-properties fo:text-align="justify"/>
      <style:text-properties fo:language="ru" fo:country="RU"/>
    </style:style>
    <style:style style:name="P6777" style:parent-style-name="Textbody" style:family="paragraph">
      <style:paragraph-properties fo:text-align="justify"/>
      <style:text-properties fo:language="ru" fo:country="RU"/>
    </style:style>
    <style:style style:name="P6778" style:parent-style-name="Textbody" style:family="paragraph">
      <style:paragraph-properties fo:text-align="justify"/>
      <style:text-properties fo:background-color="#FFFF00" fo:language="ru" fo:country="RU"/>
    </style:style>
    <style:style style:name="P6779" style:parent-style-name="Textbody" style:family="paragraph">
      <style:paragraph-properties fo:text-align="justify"/>
      <style:text-properties fo:background-color="#FFFF00" fo:language="ru" fo:country="RU"/>
    </style:style>
    <style:style style:name="P6780" style:parent-style-name="Textbody" style:family="paragraph">
      <style:paragraph-properties fo:text-align="justify"/>
      <style:text-properties fo:background-color="#FFFF00" fo:language="ru" fo:country="RU"/>
    </style:style>
    <style:style style:name="P6781" style:parent-style-name="Textbody" style:family="paragraph">
      <style:paragraph-properties fo:text-align="justify"/>
      <style:text-properties fo:background-color="#FFFF00" fo:language="ru" fo:country="RU"/>
    </style:style>
    <style:style style:name="P6782" style:parent-style-name="Textbody" style:family="paragraph">
      <style:paragraph-properties fo:text-align="justify"/>
      <style:text-properties fo:background-color="#FFFF00" fo:language="ru" fo:country="RU"/>
    </style:style>
    <style:style style:name="P6783" style:parent-style-name="Textbody" style:family="paragraph">
      <style:paragraph-properties fo:text-align="justify"/>
      <style:text-properties fo:background-color="#FFFF00" fo:language="ru" fo:country="RU"/>
    </style:style>
    <style:style style:name="P6784" style:parent-style-name="Textbody" style:family="paragraph">
      <style:paragraph-properties fo:text-align="justify"/>
      <style:text-properties fo:background-color="#FFFF00" fo:language="ru" fo:country="RU"/>
    </style:style>
    <style:style style:name="P6785" style:parent-style-name="Textbody" style:family="paragraph">
      <style:paragraph-properties fo:text-align="justify"/>
      <style:text-properties fo:background-color="#FFFF00" fo:language="ru" fo:country="RU"/>
    </style:style>
    <style:style style:name="P6786" style:parent-style-name="Textbody" style:family="paragraph">
      <style:paragraph-properties fo:text-align="justify"/>
      <style:text-properties fo:background-color="#FFFF00" fo:language="ru" fo:country="RU"/>
    </style:style>
    <style:style style:name="P6787" style:parent-style-name="Textbody" style:family="paragraph">
      <style:paragraph-properties fo:text-align="justify"/>
      <style:text-properties fo:background-color="#FFFF00" fo:language="ru" fo:country="RU"/>
    </style:style>
    <style:style style:name="P6788" style:parent-style-name="Textbody" style:family="paragraph">
      <style:paragraph-properties fo:text-align="justify"/>
      <style:text-properties fo:background-color="#FFFF00" fo:language="ru" fo:country="RU"/>
    </style:style>
    <style:style style:name="P6789" style:parent-style-name="Textbody" style:family="paragraph">
      <style:paragraph-properties fo:text-align="justify" fo:text-indent="0.1965in"/>
      <style:text-properties fo:background-color="#FFFF00" fo:language="ru" fo:country="RU"/>
    </style:style>
    <style:style style:name="P6790" style:parent-style-name="Textbody" style:family="paragraph">
      <style:paragraph-properties fo:text-align="justify"/>
      <style:text-properties fo:background-color="#FFFF00" fo:language="ru" fo:country="RU"/>
    </style:style>
    <style:style style:name="P6791" style:parent-style-name="Textbody" style:family="paragraph">
      <style:paragraph-properties fo:text-align="justify"/>
      <style:text-properties fo:background-color="#FFFF00" fo:language="ru" fo:country="RU"/>
    </style:style>
    <style:style style:name="P6792" style:parent-style-name="Textbody" style:family="paragraph">
      <style:paragraph-properties fo:text-align="justify"/>
      <style:text-properties fo:background-color="#FFFF00" fo:language="ru" fo:country="RU"/>
    </style:style>
    <style:style style:name="P6793" style:parent-style-name="Textbody" style:family="paragraph">
      <style:paragraph-properties fo:text-align="justify"/>
      <style:text-properties fo:background-color="#FFFF00" fo:language="ru" fo:country="RU"/>
    </style:style>
    <style:style style:name="P6794" style:parent-style-name="Textbody" style:family="paragraph">
      <style:paragraph-properties fo:text-align="justify"/>
      <style:text-properties fo:background-color="#FFFF00" fo:language="ru" fo:country="RU"/>
    </style:style>
    <style:style style:name="P6795" style:parent-style-name="Textbody" style:family="paragraph">
      <style:paragraph-properties fo:text-align="justify"/>
      <style:text-properties fo:language="ru" fo:country="RU"/>
    </style:style>
    <style:style style:name="P6796" style:parent-style-name="Textbody" style:family="paragraph">
      <style:paragraph-properties fo:text-align="justify"/>
    </style:style>
    <style:style style:name="T6797" style:parent-style-name="DefaultParagraphFont" style:family="text">
      <style:text-properties fo:language="ru" fo:country="RU"/>
    </style:style>
    <style:style style:name="T6798" style:parent-style-name="DefaultParagraphFont" style:family="text">
      <style:text-properties fo:background-color="#FFFF00" fo:language="ru" fo:country="RU"/>
    </style:style>
    <style:style style:name="P6799" style:parent-style-name="Textbody" style:family="paragraph">
      <style:paragraph-properties fo:text-align="justify"/>
    </style:style>
    <style:style style:name="T6800" style:parent-style-name="DefaultParagraphFont" style:family="text">
      <style:text-properties fo:background-color="#FFFF00" fo:language="ru" fo:country="RU"/>
    </style:style>
    <style:style style:name="T6801" style:parent-style-name="DefaultParagraphFont" style:family="text">
      <style:text-properties fo:language="ru" fo:country="RU"/>
    </style:style>
    <style:style style:name="P6802" style:parent-style-name="Textbody" style:family="paragraph">
      <style:paragraph-properties fo:text-align="justify"/>
      <style:text-properties fo:language="ru" fo:country="RU"/>
    </style:style>
    <style:style style:name="P6803" style:parent-style-name="Textbody" style:family="paragraph">
      <style:paragraph-properties fo:text-align="justify"/>
      <style:text-properties fo:language="ru" fo:country="RU"/>
    </style:style>
    <style:style style:name="P6804" style:parent-style-name="Textbody" style:family="paragraph">
      <style:paragraph-properties fo:text-align="justify"/>
    </style:style>
    <style:style style:name="T6805" style:parent-style-name="DefaultParagraphFont" style:family="text">
      <style:text-properties fo:language="ru" fo:country="RU"/>
    </style:style>
    <style:style style:name="T6806" style:parent-style-name="DefaultParagraphFont" style:family="text">
      <style:text-properties fo:background-color="#FFFF00" fo:language="ru" fo:country="RU"/>
    </style:style>
    <style:style style:name="P6807" style:parent-style-name="Textbody" style:family="paragraph">
      <style:paragraph-properties fo:text-align="justify"/>
      <style:text-properties fo:language="ru" fo:country="RU"/>
    </style:style>
    <style:style style:name="P6808" style:parent-style-name="Textbody" style:family="paragraph">
      <style:paragraph-properties fo:text-align="justify"/>
      <style:text-properties fo:language="ru" fo:country="RU"/>
    </style:style>
    <style:style style:name="P6809"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0" style:parent-style-name="Textbody" style:family="paragraph">
      <style:paragraph-properties fo:text-align="justify"/>
    </style:style>
    <style:style style:name="T6811"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12"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3" style:parent-style-name="Textbody" style:family="paragraph">
      <style:paragraph-properties fo:text-align="justify"/>
    </style:style>
    <style:style style:name="T6814"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15" style:parent-style-name="Textbody" style:family="paragraph">
      <style:paragraph-properties fo:text-align="justify"/>
      <style:text-properties fo:background-color="#FFFF00" fo:language="ru" fo:country="RU"/>
    </style:style>
    <style:style style:name="P6816" style:parent-style-name="Textbody" style:family="paragraph">
      <style:paragraph-properties fo:text-align="justify"/>
      <style:text-properties fo:background-color="#FFFF00" fo:language="ru" fo:country="RU"/>
    </style:style>
    <style:style style:name="P6817" style:parent-style-name="Textbody" style:family="paragraph">
      <style:paragraph-properties fo:text-align="justify"/>
      <style:text-properties fo:color="#C9211E" fo:language="ru" fo:country="RU"/>
    </style:style>
    <style:style style:name="P6818" style:parent-style-name="Textbody" style:family="paragraph">
      <style:paragraph-properties fo:text-align="justify"/>
      <style:text-properties fo:language="ru" fo:country="RU"/>
    </style:style>
    <style:style style:name="P6819" style:parent-style-name="Textbody" style:family="paragraph">
      <style:paragraph-properties fo:text-align="justify"/>
      <style:text-properties fo:language="ru" fo:country="RU"/>
    </style:style>
    <style:style style:name="P6820" style:parent-style-name="Textbody" style:family="paragraph">
      <style:paragraph-properties fo:text-align="justify"/>
      <style:text-properties fo:language="ru" fo:country="RU"/>
    </style:style>
    <style:style style:name="P6821" style:parent-style-name="Textbody" style:family="paragraph">
      <style:paragraph-properties fo:text-align="center"/>
      <style:text-properties fo:language="ru" fo:country="RU"/>
    </style:style>
    <style:style style:name="P6822" style:parent-style-name="Textbody" style:family="paragraph">
      <style:paragraph-properties fo:text-align="justify"/>
      <style:text-properties fo:font-style="italic" style:font-style-asian="italic" style:font-style-complex="italic" fo:language="ru" fo:country="RU"/>
    </style:style>
    <style:style style:name="P6823" style:parent-style-name="Textbody" style:family="paragraph">
      <style:paragraph-properties fo:text-align="justify"/>
    </style:style>
    <style:style style:name="T6824" style:parent-style-name="DefaultParagraphFont" style:family="text">
      <style:text-properties fo:font-style="italic" style:font-style-asian="italic" style:font-style-complex="italic" fo:language="ru" fo:country="RU"/>
    </style:style>
    <style:style style:name="T6825" style:parent-style-name="DefaultParagraphFont" style:family="text">
      <style:text-properties fo:font-style="italic" style:font-style-asian="italic" style:font-style-complex="italic" fo:background-color="#FFFF00" fo:language="ru" fo:country="RU"/>
    </style:style>
    <style:style style:name="P6826" style:parent-style-name="Textbody" style:family="paragraph">
      <style:paragraph-properties fo:text-align="justify"/>
      <style:text-properties fo:font-style="italic" style:font-style-asian="italic" style:font-style-complex="italic" fo:background-color="#FFFF00" fo:language="ru" fo:country="RU"/>
    </style:style>
    <style:style style:name="P6827" style:parent-style-name="Textbody" style:family="paragraph">
      <style:paragraph-properties fo:text-align="justify"/>
      <style:text-properties fo:font-style="italic" style:font-style-asian="italic" style:font-style-complex="italic" fo:background-color="#FFFF00" fo:language="ru" fo:country="RU"/>
    </style:style>
    <style:style style:name="P6828" style:parent-style-name="Textbody" style:family="paragraph">
      <style:paragraph-properties fo:text-align="justify"/>
      <style:text-properties fo:font-style="italic" style:font-style-asian="italic" style:font-style-complex="italic" fo:background-color="#FFFF00" fo:language="ru" fo:country="RU"/>
    </style:style>
    <style:style style:name="P6829" style:parent-style-name="Textbody" style:family="paragraph">
      <style:paragraph-properties fo:text-align="justify"/>
      <style:text-properties fo:font-style="italic" style:font-style-asian="italic" style:font-style-complex="italic" fo:background-color="#FFFF00" fo:language="ru" fo:country="RU"/>
    </style:style>
    <style:style style:name="P6830" style:parent-style-name="Textbody" style:family="paragraph">
      <style:paragraph-properties fo:text-align="justify"/>
      <style:text-properties fo:font-style="italic" style:font-style-asian="italic" style:font-style-complex="italic" fo:background-color="#FFFF00" fo:language="ru" fo:country="RU"/>
    </style:style>
    <style:style style:name="P6831" style:parent-style-name="Textbody" style:family="paragraph">
      <style:paragraph-properties fo:text-align="justify"/>
      <style:text-properties fo:font-style="italic" style:font-style-asian="italic" style:font-style-complex="italic" fo:background-color="#FFFF00" fo:language="ru" fo:country="RU"/>
    </style:style>
    <style:style style:name="P6832" style:parent-style-name="Textbody" style:family="paragraph">
      <style:paragraph-properties fo:text-align="justify"/>
      <style:text-properties fo:font-style="italic" style:font-style-asian="italic" style:font-style-complex="italic" fo:background-color="#FFFF00" fo:language="ru" fo:country="RU"/>
    </style:style>
    <style:style style:name="P6833" style:parent-style-name="Textbody" style:family="paragraph">
      <style:paragraph-properties fo:text-align="justify"/>
      <style:text-properties fo:font-style="italic" style:font-style-asian="italic" style:font-style-complex="italic" fo:background-color="#FFFF00" fo:language="ru" fo:country="RU"/>
    </style:style>
    <style:style style:name="P6834" style:parent-style-name="Textbody" style:family="paragraph">
      <style:paragraph-properties fo:text-align="justify"/>
      <style:text-properties fo:font-style="italic" style:font-style-asian="italic" style:font-style-complex="italic" fo:background-color="#FFFF00" fo:language="ru" fo:country="RU"/>
    </style:style>
    <style:style style:name="P6835" style:parent-style-name="Textbody" style:family="paragraph">
      <style:paragraph-properties fo:text-align="justify"/>
      <style:text-properties fo:font-style="italic" style:font-style-asian="italic" style:font-style-complex="italic" fo:background-color="#FFFF00" fo:language="ru" fo:country="RU"/>
    </style:style>
    <style:style style:name="P6836" style:parent-style-name="Textbody" style:family="paragraph">
      <style:paragraph-properties fo:text-align="justify"/>
      <style:text-properties fo:font-style="italic" style:font-style-asian="italic" style:font-style-complex="italic" fo:background-color="#FFFF00" fo:language="ru" fo:country="RU"/>
    </style:style>
    <style:style style:name="P6837" style:parent-style-name="Textbody" style:family="paragraph">
      <style:paragraph-properties fo:text-align="justify"/>
      <style:text-properties fo:font-style="italic" style:font-style-asian="italic" style:font-style-complex="italic" fo:background-color="#FFFF00" fo:language="ru" fo:country="RU"/>
    </style:style>
    <style:style style:name="P6838" style:parent-style-name="Textbody" style:family="paragraph">
      <style:paragraph-properties fo:text-align="justify"/>
      <style:text-properties fo:font-style="italic" style:font-style-asian="italic" style:font-style-complex="italic" fo:background-color="#FFFF00" fo:language="ru" fo:country="RU"/>
    </style:style>
    <style:style style:name="P6839" style:parent-style-name="Textbody" style:family="paragraph">
      <style:paragraph-properties fo:text-align="justify"/>
      <style:text-properties fo:font-style="italic" style:font-style-asian="italic" style:font-style-complex="italic" fo:background-color="#FFFF00" fo:language="ru" fo:country="RU"/>
    </style:style>
    <style:style style:name="P6840" style:parent-style-name="Textbody" style:family="paragraph">
      <style:paragraph-properties fo:text-align="justify"/>
      <style:text-properties fo:font-style="italic" style:font-style-asian="italic" style:font-style-complex="italic" fo:background-color="#FFFF00" fo:language="ru" fo:country="RU"/>
    </style:style>
    <style:style style:name="P6841" style:parent-style-name="Textbody" style:family="paragraph">
      <style:paragraph-properties fo:text-align="justify"/>
      <style:text-properties fo:font-style="italic" style:font-style-asian="italic" style:font-style-complex="italic" fo:language="ru" fo:country="RU"/>
    </style:style>
    <style:style style:name="P6842" style:parent-style-name="Textbody" style:family="paragraph">
      <style:paragraph-properties fo:text-align="justify"/>
      <style:text-properties fo:font-style="italic" style:font-style-asian="italic" style:font-style-complex="italic" fo:language="ru" fo:country="RU"/>
    </style:style>
    <style:style style:name="P6843" style:parent-style-name="Textbody" style:family="paragraph">
      <style:paragraph-properties fo:text-align="justify"/>
      <style:text-properties fo:font-style="italic" style:font-style-asian="italic" style:font-style-complex="italic" fo:language="ru" fo:country="RU"/>
    </style:style>
    <style:style style:name="P6844" style:parent-style-name="Textbody" style:family="paragraph">
      <style:paragraph-properties fo:text-align="justify"/>
    </style:style>
    <style:style style:name="T6845" style:parent-style-name="DefaultParagraphFont" style:family="text">
      <style:text-properties fo:language="ru" fo:country="RU"/>
    </style:style>
    <style:style style:name="T6846" style:parent-style-name="DefaultParagraphFont" style:family="text">
      <style:text-properties fo:background-color="#FFFF00" fo:language="ru" fo:country="RU"/>
    </style:style>
    <style:style style:name="T6847" style:parent-style-name="DefaultParagraphFont" style:family="text">
      <style:text-properties fo:language="ru" fo:country="RU"/>
    </style:style>
    <style:style style:name="P6848" style:parent-style-name="Textbody" style:family="paragraph">
      <style:paragraph-properties fo:text-align="justify"/>
      <style:text-properties fo:language="ru" fo:country="RU"/>
    </style:style>
    <style:style style:name="P6849" style:parent-style-name="Textbody" style:family="paragraph">
      <style:paragraph-properties fo:text-align="justify"/>
      <style:text-properties fo:language="ru" fo:country="RU"/>
    </style:style>
    <style:style style:name="P6850" style:parent-style-name="Textbody" style:family="paragraph">
      <style:paragraph-properties fo:text-align="justify"/>
      <style:text-properties fo:language="ru" fo:country="RU"/>
    </style:style>
    <style:style style:name="P6851" style:parent-style-name="Textbody" style:family="paragraph">
      <style:paragraph-properties fo:text-align="justify"/>
      <style:text-properties fo:language="ru" fo:country="RU"/>
    </style:style>
    <style:style style:name="P6852" style:parent-style-name="Textbody" style:family="paragraph">
      <style:paragraph-properties fo:text-align="justify"/>
      <style:text-properties fo:language="ru" fo:country="RU"/>
    </style:style>
    <style:style style:name="P6853" style:parent-style-name="Heading2" style:family="paragraph">
      <style:paragraph-properties fo:text-align="center"/>
      <style:text-properties fo:language="ru" fo:country="RU"/>
    </style:style>
    <style:style style:name="P6854" style:parent-style-name="Textbody" style:family="paragraph">
      <style:paragraph-properties fo:text-align="justify"/>
      <style:text-properties fo:language="ru" fo:country="RU"/>
    </style:style>
    <style:style style:name="P6855" style:parent-style-name="Textbody" style:family="paragraph">
      <style:paragraph-properties fo:text-align="justify"/>
      <style:text-properties fo:language="ru" fo:country="RU"/>
    </style:style>
    <style:style style:name="P6856" style:parent-style-name="Textbody" style:family="paragraph">
      <style:paragraph-properties fo:text-align="center"/>
      <style:text-properties fo:language="ru" fo:country="RU"/>
    </style:style>
    <style:style style:name="P6857" style:parent-style-name="Textbody" style:family="paragraph">
      <style:paragraph-properties fo:text-align="center"/>
      <style:text-properties fo:language="ru" fo:country="RU"/>
    </style:style>
    <style:style style:name="P6858" style:parent-style-name="Textbody" style:family="paragraph">
      <style:paragraph-properties fo:text-align="justify"/>
      <style:text-properties fo:language="ru" fo:country="RU"/>
    </style:style>
    <style:style style:name="P6859" style:parent-style-name="Textbody" style:family="paragraph">
      <style:paragraph-properties fo:text-align="justify"/>
      <style:text-properties fo:language="ru" fo:country="RU"/>
    </style:style>
    <style:style style:name="P6860" style:parent-style-name="Textbody" style:family="paragraph">
      <style:paragraph-properties fo:text-align="justify"/>
      <style:text-properties fo:language="ru" fo:country="RU"/>
    </style:style>
    <style:style style:name="P6861" style:parent-style-name="Textbody" style:family="paragraph">
      <style:paragraph-properties fo:text-align="justify"/>
      <style:text-properties fo:language="ru" fo:country="RU"/>
    </style:style>
    <style:style style:name="P6862" style:parent-style-name="Textbody" style:family="paragraph">
      <style:paragraph-properties fo:text-align="justify"/>
      <style:text-properties fo:language="ru" fo:country="RU"/>
    </style:style>
    <style:style style:name="P6863" style:parent-style-name="Textbody" style:family="paragraph">
      <style:paragraph-properties fo:text-align="justify"/>
      <style:text-properties fo:language="ru" fo:country="RU"/>
    </style:style>
    <style:style style:name="P6864" style:parent-style-name="Textbody" style:family="paragraph">
      <style:paragraph-properties fo:text-align="justify"/>
      <style:text-properties fo:language="ru" fo:country="RU"/>
    </style:style>
    <style:style style:name="P6865" style:parent-style-name="Textbody" style:family="paragraph">
      <style:paragraph-properties fo:text-align="justify"/>
      <style:text-properties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background-color="#FFFF00" fo:language="ru" fo:country="RU"/>
    </style:style>
    <style:style style:name="P6871" style:parent-style-name="Textbody" style:family="paragraph">
      <style:paragraph-properties fo:text-align="justify"/>
      <style:text-properties fo:background-color="#FFFF00" fo:language="ru" fo:country="RU"/>
    </style:style>
    <style:style style:name="P6872" style:parent-style-name="Textbody" style:family="paragraph">
      <style:paragraph-properties fo:text-align="justify"/>
      <style:text-properties fo:language="ru" fo:country="RU"/>
    </style:style>
    <style:style style:name="P6873" style:parent-style-name="Textbody" style:family="paragraph">
      <style:paragraph-properties fo:text-align="justify"/>
      <style:text-properties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justify"/>
      <style:text-properties fo:language="ru" fo:country="RU"/>
    </style:style>
    <style:style style:name="P6877" style:parent-style-name="Textbody" style:family="paragraph">
      <style:paragraph-properties fo:text-align="justify"/>
      <style:text-properties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text-properties fo:background-color="#00CCFF" fo:language="ru" fo:country="RU"/>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style>
    <style:style style:name="T6886" style:parent-style-name="DefaultParagraphFont" style:family="text">
      <style:text-properties fo:language="ru" fo:country="RU"/>
    </style:style>
    <style:style style:name="T6887" style:parent-style-name="DefaultParagraphFont" style:family="text">
      <style:text-properties fo:background-color="#FFFF00" fo:language="ru" fo:country="RU"/>
    </style:style>
    <style:style style:name="T6888" style:parent-style-name="DefaultParagraphFont" style:family="text">
      <style:text-properties fo:language="ru" fo:country="RU"/>
    </style:style>
    <style:style style:name="P6889" style:parent-style-name="Textbody" style:family="paragraph">
      <style:paragraph-properties fo:text-align="justify"/>
      <style:text-properties fo:language="ru" fo:country="RU"/>
    </style:style>
    <style:style style:name="P6890" style:parent-style-name="Textbody" style:family="paragraph">
      <style:paragraph-properties fo:text-align="justify"/>
      <style:text-properties fo:background-color="#FFFF00" fo:language="ru" fo:country="RU"/>
    </style:style>
    <style:style style:name="P6891" style:parent-style-name="Textbody" style:family="paragraph">
      <style:paragraph-properties fo:text-align="justify"/>
      <style:text-properties fo:background-color="#FFFF00" fo:language="ru" fo:country="RU"/>
    </style:style>
    <style:style style:name="P6892" style:parent-style-name="Textbody" style:family="paragraph">
      <style:paragraph-properties fo:text-align="justify"/>
      <style:text-properties fo:background-color="#FFFF00" fo:language="ru" fo:country="RU"/>
    </style:style>
    <style:style style:name="P6893" style:parent-style-name="Textbody" style:family="paragraph">
      <style:paragraph-properties fo:text-align="justify"/>
      <style:text-properties fo:background-color="#FFFF00" fo:language="ru" fo:country="RU"/>
    </style:style>
    <style:style style:name="P6894" style:parent-style-name="Textbody" style:family="paragraph">
      <style:paragraph-properties fo:text-align="justify"/>
      <style:text-properties fo:background-color="#FFFF00" fo:language="ru" fo:country="RU"/>
    </style:style>
    <style:style style:name="P6895" style:parent-style-name="Textbody" style:family="paragraph">
      <style:paragraph-properties fo:text-align="justify"/>
      <style:text-properties fo:background-color="#FFFF00" fo:language="ru" fo:country="RU"/>
    </style:style>
    <style:style style:name="P6896" style:parent-style-name="Textbody" style:family="paragraph">
      <style:paragraph-properties fo:text-align="justify"/>
      <style:text-properties fo:background-color="#FFFF00" fo:language="ru" fo:country="RU"/>
    </style:style>
    <style:style style:name="P6897" style:parent-style-name="Textbody" style:family="paragraph">
      <style:paragraph-properties fo:text-align="justify"/>
      <style:text-properties fo:background-color="#FFFF00" fo:language="ru" fo:country="RU"/>
    </style:style>
    <style:style style:name="P6898" style:parent-style-name="Textbody" style:family="paragraph">
      <style:paragraph-properties fo:text-align="justify"/>
      <style:text-properties fo:background-color="#FFFF00" fo:language="ru" fo:country="RU"/>
    </style:style>
    <style:style style:name="P6899" style:parent-style-name="Textbody" style:family="paragraph">
      <style:paragraph-properties fo:text-align="justify"/>
      <style:text-properties fo:background-color="#FFFF00" fo:language="ru" fo:country="RU"/>
    </style:style>
    <style:style style:name="P6900" style:parent-style-name="Textbody" style:family="paragraph">
      <style:paragraph-properties fo:text-align="justify"/>
      <style:text-properties fo:background-color="#FFFF00" fo:language="ru" fo:country="RU"/>
    </style:style>
    <style:style style:name="P6901" style:parent-style-name="Textbody" style:family="paragraph">
      <style:paragraph-properties fo:text-align="justify"/>
      <style:text-properties fo:background-color="#FFFF00" fo:language="ru" fo:country="RU"/>
    </style:style>
    <style:style style:name="P6902" style:parent-style-name="Textbody" style:family="paragraph">
      <style:paragraph-properties fo:text-align="justify"/>
      <style:text-properties fo:background-color="#FFFF00" fo:language="ru" fo:country="RU"/>
    </style:style>
    <style:style style:name="P6903" style:parent-style-name="Textbody" style:family="paragraph">
      <style:paragraph-properties fo:text-align="justify"/>
      <style:text-properties fo:background-color="#FFFF00" fo:language="ru" fo:country="RU"/>
    </style:style>
    <style:style style:name="P6904" style:parent-style-name="Textbody" style:family="paragraph">
      <style:paragraph-properties fo:text-align="justify"/>
      <style:text-properties fo:background-color="#FFFF00" fo:language="ru" fo:country="RU"/>
    </style:style>
    <style:style style:name="P6905" style:parent-style-name="Textbody" style:family="paragraph">
      <style:paragraph-properties fo:text-align="justify"/>
      <style:text-properties fo:background-color="#FFFF00" fo:language="ru" fo:country="RU"/>
    </style:style>
    <style:style style:name="P6906" style:parent-style-name="Textbody" style:family="paragraph">
      <style:paragraph-properties fo:text-align="justify"/>
      <style:text-properties fo:language="ru" fo:country="RU"/>
    </style:style>
    <style:style style:name="P6907" style:parent-style-name="Textbody" style:family="paragraph">
      <style:paragraph-properties fo:text-align="justify"/>
      <style:text-properties fo:language="ru" fo:country="RU"/>
    </style:style>
    <style:style style:name="P6908" style:parent-style-name="Textbody" style:family="paragraph">
      <style:paragraph-properties fo:text-align="justify"/>
      <style:text-properties fo:language="ru" fo:country="RU"/>
    </style:style>
    <style:style style:name="P6909" style:parent-style-name="Textbody" style:family="paragraph">
      <style:paragraph-properties fo:text-align="justify"/>
      <style:text-properties fo:language="ru" fo:country="RU"/>
    </style:style>
    <style:style style:name="P6910" style:parent-style-name="Textbody" style:family="paragraph">
      <style:paragraph-properties fo:text-align="justify"/>
      <style:text-properties fo:language="ru" fo:country="RU"/>
    </style:style>
    <style:style style:name="P6911" style:parent-style-name="Textbody" style:family="paragraph">
      <style:paragraph-properties fo:text-align="justify"/>
      <style:text-properties fo:language="ru" fo:country="RU"/>
    </style:style>
    <style:style style:name="P6912" style:parent-style-name="Textbody" style:family="paragraph">
      <style:paragraph-properties fo:text-align="justify"/>
    </style:style>
    <style:style style:name="T6913" style:parent-style-name="DefaultParagraphFont" style:family="text">
      <style:text-properties fo:language="ru" fo:country="RU"/>
    </style:style>
    <style:style style:name="P6914" style:parent-style-name="Textbody" style:family="paragraph">
      <style:paragraph-properties fo:text-align="justify"/>
    </style:style>
    <style:style style:name="P6915" style:parent-style-name="Textbody" style:family="paragraph">
      <style:paragraph-properties fo:text-align="justify"/>
      <style:text-properties fo:language="ru" fo:country="RU"/>
    </style:style>
    <style:style style:name="P6916" style:parent-style-name="Textbody" style:family="paragraph">
      <style:paragraph-properties fo:text-align="justify"/>
      <style:text-properties fo:language="ru" fo:country="RU"/>
    </style:style>
    <style:style style:name="P6917" style:parent-style-name="Textbody" style:family="paragraph">
      <style:paragraph-properties fo:text-align="justify"/>
    </style:style>
    <style:style style:name="T6918" style:parent-style-name="DefaultParagraphFont" style:family="text">
      <style:text-properties fo:language="ru" fo:country="RU"/>
    </style:style>
    <style:style style:name="T6919" style:parent-style-name="DefaultParagraphFont" style:family="text">
      <style:text-properties fo:background-color="#FFFF00" fo:language="ru" fo:country="RU"/>
    </style:style>
    <style:style style:name="T6920" style:parent-style-name="DefaultParagraphFont" style:family="text">
      <style:text-properties fo:language="ru" fo:country="RU"/>
    </style:style>
    <style:style style:name="T6921" style:parent-style-name="DefaultParagraphFont" style:family="text">
      <style:text-properties fo:language="ru" fo:country="RU"/>
    </style:style>
    <style:style style:name="P6922" style:parent-style-name="Textbody" style:family="paragraph">
      <style:paragraph-properties fo:text-align="justify"/>
      <style:text-properties fo:language="ru" fo:country="RU"/>
    </style:style>
    <style:style style:name="P6923" style:parent-style-name="Textbody" style:family="paragraph">
      <style:paragraph-properties fo:text-align="justify"/>
      <style:text-properties fo:language="ru" fo:country="RU"/>
    </style:style>
    <style:style style:name="P6924" style:parent-style-name="Textbody" style:family="paragraph">
      <style:paragraph-properties fo:text-align="justify"/>
      <style:text-properties fo:language="ru" fo:country="RU"/>
    </style:style>
    <style:style style:name="P6925" style:parent-style-name="Textbody" style:family="paragraph">
      <style:paragraph-properties fo:text-align="justify"/>
      <style:text-properties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language="ru" fo:country="RU"/>
    </style:style>
    <style:style style:name="P6930" style:parent-style-name="Textbody" style:family="paragraph">
      <style:paragraph-properties fo:text-align="justify"/>
      <style:text-properties fo:language="ru" fo:country="RU"/>
    </style:style>
    <style:style style:name="P6931" style:parent-style-name="Textbody" style:family="paragraph">
      <style:paragraph-properties fo:text-align="justify"/>
      <style:text-properties fo:language="ru" fo:country="RU"/>
    </style:style>
    <style:style style:name="P6932" style:parent-style-name="Textbody" style:family="paragraph">
      <style:paragraph-properties fo:text-align="justify"/>
      <style:text-properties fo:background-color="#FFFF00" fo:language="ru" fo:country="RU"/>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language="ru" fo:country="RU"/>
    </style:style>
    <style:style style:name="P6935" style:parent-style-name="Textbody" style:family="paragraph">
      <style:paragraph-properties fo:text-align="justify"/>
      <style:text-properties fo:language="ru" fo:country="RU"/>
    </style:style>
    <style:style style:name="P6936" style:parent-style-name="Textbody" style:family="paragraph">
      <style:paragraph-properties fo:text-align="justify"/>
      <style:text-properties fo:background-color="#FFFF00" fo:language="ru" fo:country="RU"/>
    </style:style>
    <style:style style:name="P6937" style:parent-style-name="Textbody" style:family="paragraph">
      <style:paragraph-properties fo:text-align="justify"/>
    </style:style>
    <style:style style:name="T6938" style:parent-style-name="DefaultParagraphFont" style:family="text">
      <style:text-properties fo:language="ru" fo:country="RU"/>
    </style:style>
    <style:style style:name="T6939" style:parent-style-name="DefaultParagraphFont" style:family="text">
      <style:text-properties fo:language="ru" fo:country="RU"/>
    </style:style>
    <style:style style:name="T6940" style:parent-style-name="DefaultParagraphFont" style:family="text">
      <style:text-properties fo:language="ru" fo:country="RU"/>
    </style:style>
    <style:style style:name="P6941" style:parent-style-name="Textbody" style:family="paragraph">
      <style:paragraph-properties fo:text-align="justify"/>
      <style:text-properties fo:language="ru" fo:country="RU"/>
    </style:style>
    <style:style style:name="P6942" style:parent-style-name="Textbody" style:family="paragraph">
      <style:paragraph-properties fo:text-align="justify"/>
      <style:text-properties fo:language="ru" fo:country="RU"/>
    </style:style>
    <style:style style:name="P6943" style:parent-style-name="Textbody" style:family="paragraph">
      <style:paragraph-properties fo:text-align="justify"/>
      <style:text-properties fo:language="ru" fo:country="RU"/>
    </style:style>
    <style:style style:name="P6944" style:parent-style-name="Textbody" style:family="paragraph">
      <style:paragraph-properties fo:text-align="justify"/>
      <style:text-properties fo:language="ru" fo:country="RU"/>
    </style:style>
    <style:style style:name="P6945" style:parent-style-name="Textbody" style:family="paragraph">
      <style:paragraph-properties fo:text-align="justify"/>
      <style:text-properties fo:language="ru" fo:country="RU"/>
    </style:style>
    <style:style style:name="P6946" style:parent-style-name="Textbody" style:family="paragraph">
      <style:paragraph-properties fo:text-align="justify"/>
      <style:text-properties fo:background-color="#FFFF00" fo:language="ru" fo:country="RU"/>
    </style:style>
    <style:style style:name="P6947" style:parent-style-name="Textbody" style:family="paragraph">
      <style:paragraph-properties fo:text-align="justify"/>
      <style:text-properties fo:background-color="#FFFF00" fo:language="ru" fo:country="RU"/>
    </style:style>
    <style:style style:name="P6948" style:parent-style-name="Textbody" style:family="paragraph">
      <style:paragraph-properties fo:text-align="justify"/>
      <style:text-properties fo:background-color="#FFFF00" fo:language="ru" fo:country="RU"/>
    </style:style>
    <style:style style:name="P6949" style:parent-style-name="Heading2" style:family="paragraph">
      <style:paragraph-properties fo:text-align="center"/>
      <style:text-properties fo:language="ru" fo:country="RU"/>
    </style:style>
    <style:style style:name="P6950" style:parent-style-name="Textbody" style:family="paragraph">
      <style:paragraph-properties fo:text-align="justify"/>
      <style:text-properties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Textbody" style:family="paragraph">
      <style:paragraph-properties fo:text-align="justify"/>
      <style:text-properties fo:background-color="#FFFF00" fo:language="ru" fo:country="RU"/>
    </style:style>
    <style:style style:name="P6953" style:parent-style-name="Textbody" style:family="paragraph">
      <style:paragraph-properties fo:text-align="justify"/>
    </style:style>
    <style:style style:name="T6954" style:parent-style-name="DefaultParagraphFont" style:family="text">
      <style:text-properties fo:language="ru" fo:country="RU"/>
    </style:style>
    <style:style style:name="T6955" style:parent-style-name="DefaultParagraphFont" style:family="text">
      <style:text-properties fo:background-color="#FFFF00" fo:language="ru" fo:country="RU"/>
    </style:style>
    <style:style style:name="T6956" style:parent-style-name="DefaultParagraphFont" style:family="text">
      <style:text-properties fo:language="ru" fo:country="RU"/>
    </style:style>
    <style:style style:name="P6957" style:parent-style-name="Textbody" style:family="paragraph">
      <style:paragraph-properties fo:text-align="justify"/>
      <style:text-properties fo:background-color="#FFFF00" fo:language="ru" fo:country="RU"/>
    </style:style>
    <style:style style:name="P6958" style:parent-style-name="Textbody" style:family="paragraph">
      <style:paragraph-properties fo:text-align="justify"/>
      <style:text-properties fo:background-color="#FFFF00" fo:language="ru" fo:country="RU"/>
    </style:style>
    <style:style style:name="P6959" style:parent-style-name="Textbody" style:family="paragraph">
      <style:paragraph-properties fo:text-align="justify"/>
      <style:text-properties fo:background-color="#FFFF00" fo:language="ru" fo:country="RU"/>
    </style:style>
    <style:style style:name="P6960" style:parent-style-name="Textbody" style:family="paragraph">
      <style:paragraph-properties fo:text-align="justify"/>
      <style:text-properties fo:background-color="#FFFF00" fo:language="ru" fo:country="RU"/>
    </style:style>
    <style:style style:name="P6961" style:parent-style-name="Textbody" style:family="paragraph">
      <style:paragraph-properties fo:text-align="justify"/>
      <style:text-properties fo:background-color="#FFFF00" fo:language="ru" fo:country="RU"/>
    </style:style>
    <style:style style:name="P6962" style:parent-style-name="Textbody" style:family="paragraph">
      <style:paragraph-properties fo:text-align="justify"/>
      <style:text-properties fo:background-color="#FFFF00" fo:language="ru" fo:country="RU"/>
    </style:style>
    <style:style style:name="P6963" style:parent-style-name="Textbody" style:family="paragraph">
      <style:paragraph-properties fo:text-align="justify"/>
      <style:text-properties fo:background-color="#FFFF00" fo:language="ru" fo:country="RU"/>
    </style:style>
    <style:style style:name="P6964" style:parent-style-name="Textbody" style:family="paragraph">
      <style:paragraph-properties fo:text-align="justify"/>
      <style:text-properties fo:background-color="#FFFF00"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style>
    <style:style style:name="T6967" style:parent-style-name="DefaultParagraphFont" style:family="text">
      <style:text-properties fo:background-color="#FFFF00" fo:language="ru" fo:country="RU"/>
    </style:style>
    <style:style style:name="P6968" style:parent-style-name="Textbody" style:family="paragraph">
      <style:paragraph-properties fo:text-align="justify"/>
      <style:text-properties fo:background-color="#FFFF00" fo:language="ru" fo:country="RU"/>
    </style:style>
    <style:style style:name="P6969" style:parent-style-name="Textbody" style:family="paragraph">
      <style:paragraph-properties fo:text-align="justify"/>
      <style:text-properties fo:background-color="#FFFF00" fo:language="ru" fo:country="RU"/>
    </style:style>
    <style:style style:name="P6970" style:parent-style-name="Textbody" style:family="paragraph">
      <style:paragraph-properties fo:text-align="justify"/>
      <style:text-properties fo:font-style="italic" style:font-style-asian="italic" style:font-style-complex="italic" fo:background-color="#FFFF00" fo:language="ru" fo:country="RU"/>
    </style:style>
    <style:style style:name="P6971" style:parent-style-name="Textbody" style:family="paragraph">
      <style:paragraph-properties fo:text-align="justify"/>
    </style:style>
    <style:style style:name="T6972" style:parent-style-name="DefaultParagraphFont" style:family="text">
      <style:text-properties fo:language="ru" fo:country="RU"/>
    </style:style>
    <style:style style:name="T6973" style:parent-style-name="DefaultParagraphFont" style:family="text">
      <style:text-properties fo:background-color="#FFFF00" fo:language="ru" fo:country="RU"/>
    </style:style>
    <style:style style:name="P6974" style:parent-style-name="Textbody" style:family="paragraph">
      <style:paragraph-properties fo:text-align="justify"/>
      <style:text-properties fo:background-color="#FFFF00" fo:language="ru" fo:country="RU"/>
    </style:style>
    <style:style style:name="P6975" style:parent-style-name="Textbody" style:family="paragraph">
      <style:paragraph-properties fo:text-align="justify"/>
    </style:style>
    <style:style style:name="T6976" style:parent-style-name="DefaultParagraphFont" style:family="text">
      <style:text-properties fo:background-color="#FFFF00" fo:language="ru" fo:country="RU"/>
    </style:style>
    <style:style style:name="T6977" style:parent-style-name="DefaultParagraphFont" style:family="text">
      <style:text-properties fo:language="ru" fo:country="RU"/>
    </style:style>
    <style:style style:name="P6978" style:parent-style-name="Textbody" style:family="paragraph">
      <style:paragraph-properties fo:text-align="center"/>
      <style:text-properties fo:font-style="italic" style:font-style-asian="italic" style:font-style-complex="italic" fo:background-color="#FFFF00" fo:language="ru" fo:country="RU"/>
    </style:style>
    <style:style style:name="P6979" style:parent-style-name="Textbody" style:family="paragraph">
      <style:paragraph-properties fo:text-align="justify"/>
      <style:text-properties fo:background-color="#FFFF00" fo:language="ru" fo:country="RU"/>
    </style:style>
    <style:style style:name="P6980" style:parent-style-name="Textbody" style:family="paragraph">
      <style:paragraph-properties fo:text-align="justify"/>
      <style:text-properties fo:background-color="#FFFF00" fo:language="ru" fo:country="RU"/>
    </style:style>
    <style:style style:name="P6981" style:parent-style-name="Textbody" style:family="paragraph">
      <style:paragraph-properties fo:text-align="justify"/>
      <style:text-properties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language="ru" fo:country="RU"/>
    </style:style>
    <style:style style:name="P6985" style:parent-style-name="Textbody" style:family="paragraph">
      <style:paragraph-properties fo:text-align="justify"/>
      <style:text-properties fo:language="ru" fo:country="RU"/>
    </style:style>
    <style:style style:name="P6986" style:parent-style-name="Textbody" style:family="paragraph">
      <style:paragraph-properties fo:text-align="justify"/>
      <style:text-properties fo:language="ru" fo:country="RU"/>
    </style:style>
    <style:style style:name="P6987" style:parent-style-name="Textbody" style:family="paragraph">
      <style:paragraph-properties fo:text-align="justify"/>
      <style:text-properties fo:language="ru" fo:country="RU"/>
    </style:style>
    <style:style style:name="P6988" style:parent-style-name="Textbody" style:family="paragraph">
      <style:paragraph-properties fo:text-align="justify"/>
      <style:text-properties fo:language="ru" fo:country="RU"/>
    </style:style>
    <style:style style:name="P6989" style:parent-style-name="Textbody" style:family="paragraph">
      <style:paragraph-properties fo:text-align="justify"/>
      <style:text-properties fo:language="ru" fo:country="RU"/>
    </style:style>
    <style:style style:name="P6990" style:parent-style-name="Textbody" style:family="paragraph">
      <style:paragraph-properties fo:text-align="justify"/>
      <style:text-properties fo:language="ru" fo:country="RU"/>
    </style:style>
    <style:style style:name="P6991" style:parent-style-name="Textbody" style:family="paragraph">
      <style:paragraph-properties fo:text-align="justify"/>
      <style:text-properties fo:language="ru" fo:country="RU"/>
    </style:style>
    <style:style style:name="P6992" style:parent-style-name="Textbody" style:family="paragraph">
      <style:paragraph-properties fo:text-align="justify"/>
      <style:text-properties fo:language="ru" fo:country="RU"/>
    </style:style>
    <style:style style:name="P6993" style:parent-style-name="Textbody" style:family="paragraph">
      <style:paragraph-properties fo:text-align="justify"/>
    </style:style>
    <style:style style:name="T6994" style:parent-style-name="DefaultParagraphFont" style:family="text">
      <style:text-properties fo:language="ru" fo:country="RU"/>
    </style:style>
    <style:style style:name="T6995" style:parent-style-name="DefaultParagraphFont" style:family="text">
      <style:text-properties fo:language="ru" fo:country="RU"/>
    </style:style>
    <style:style style:name="P6996" style:parent-style-name="Textbody" style:family="paragraph">
      <style:paragraph-properties fo:text-align="justify"/>
      <style:text-properties fo:language="ru" fo:country="RU"/>
    </style:style>
    <style:style style:name="P6997" style:parent-style-name="Textbody" style:family="paragraph">
      <style:paragraph-properties fo:text-align="justify"/>
      <style:text-properties fo:language="ru" fo:country="RU"/>
    </style:style>
    <style:style style:name="P6998" style:parent-style-name="Textbody" style:family="paragraph">
      <style:paragraph-properties fo:text-align="justify"/>
      <style:text-properties fo:language="ru" fo:country="RU"/>
    </style:style>
    <style:style style:name="P6999" style:parent-style-name="Textbody" style:family="paragraph">
      <style:paragraph-properties fo:text-align="justify"/>
      <style:text-properties fo:language="ru" fo:country="RU"/>
    </style:style>
    <style:style style:name="P7000" style:parent-style-name="Textbody" style:family="paragraph">
      <style:paragraph-properties fo:text-align="justify"/>
      <style:text-properties fo:background-color="#FFFF00" fo:language="ru" fo:country="RU"/>
    </style:style>
    <style:style style:name="P7001" style:parent-style-name="Textbody" style:family="paragraph">
      <style:paragraph-properties fo:text-align="justify"/>
      <style:text-properties fo:background-color="#FFFF00" fo:language="ru" fo:country="RU"/>
    </style:style>
    <style:style style:name="P7002" style:parent-style-name="Textbody" style:family="paragraph">
      <style:paragraph-properties fo:text-align="justify"/>
      <style:text-properties fo:background-color="#FFFF00" fo:language="ru" fo:country="RU"/>
    </style:style>
    <style:style style:name="P7003" style:parent-style-name="Textbody" style:family="paragraph">
      <style:paragraph-properties fo:text-align="justify"/>
      <style:text-properties fo:background-color="#FFFF00" fo:language="ru" fo:country="RU"/>
    </style:style>
    <style:style style:name="P7004" style:parent-style-name="Textbody" style:family="paragraph">
      <style:paragraph-properties fo:text-align="justify"/>
      <style:text-properties fo:font-style="italic" style:font-style-asian="italic" style:font-style-complex="italic" fo:language="ru" fo:country="RU"/>
    </style:style>
    <style:style style:name="P7005" style:parent-style-name="Textbody" style:family="paragraph">
      <style:paragraph-properties fo:text-align="justify"/>
    </style:style>
    <style:style style:name="T7006" style:parent-style-name="DefaultParagraphFont" style:family="text">
      <style:text-properties fo:font-style="italic" style:font-style-asian="italic" style:font-style-complex="italic" fo:language="ru" fo:country="RU"/>
    </style:style>
    <style:style style:name="T7007" style:parent-style-name="DefaultParagraphFont" style:family="text">
      <style:text-properties fo:font-style="italic" style:font-style-asian="italic" style:font-style-complex="italic" fo:background-color="#FFFF00" fo:language="ru" fo:country="RU"/>
    </style:style>
    <style:style style:name="T7008" style:parent-style-name="DefaultParagraphFont" style:family="text">
      <style:text-properties fo:font-style="italic" style:font-style-asian="italic" style:font-style-complex="italic" fo:language="ru" fo:country="RU"/>
    </style:style>
    <style:style style:name="P7009" style:parent-style-name="Textbody" style:family="paragraph">
      <style:paragraph-properties fo:text-align="justify"/>
      <style:text-properties fo:font-style="italic" style:font-style-asian="italic" style:font-style-complex="italic" fo:language="ru" fo:country="RU"/>
    </style:style>
    <style:style style:name="P7010" style:parent-style-name="Textbody" style:family="paragraph">
      <style:paragraph-properties fo:text-align="justify"/>
      <style:text-properties fo:language="ru" fo:country="RU"/>
    </style:style>
    <style:style style:name="P7011" style:parent-style-name="Textbody" style:family="paragraph">
      <style:paragraph-properties fo:text-align="justify"/>
      <style:text-properties fo:language="ru" fo:country="RU"/>
    </style:style>
    <style:style style:name="P7012" style:parent-style-name="Textbody" style:family="paragraph">
      <style:paragraph-properties fo:text-align="justify"/>
    </style:style>
    <style:style style:name="T7013" style:parent-style-name="DefaultParagraphFont" style:family="text">
      <style:text-properties fo:language="ru" fo:country="RU"/>
    </style:style>
    <style:style style:name="T7014" style:parent-style-name="DefaultParagraphFont" style:family="text">
      <style:text-properties fo:background-color="#FFFF00" fo:language="ru" fo:country="RU"/>
    </style:style>
    <style:style style:name="T7015" style:parent-style-name="DefaultParagraphFont" style:family="text">
      <style:text-properties fo:language="ru" fo:country="RU"/>
    </style:style>
    <style:style style:name="T7016" style:parent-style-name="DefaultParagraphFont" style:family="text">
      <style:text-properties fo:color="#C9211E" fo:language="ru" fo:country="RU"/>
    </style:style>
    <style:style style:name="T7017" style:parent-style-name="DefaultParagraphFont" style:family="text">
      <style:text-properties fo:language="ru" fo:country="RU"/>
    </style:style>
    <style:style style:name="T7018" style:parent-style-name="DefaultParagraphFont" style:family="text">
      <style:text-properties fo:color="#C9211E" fo:language="ru" fo:country="RU"/>
    </style:style>
    <style:style style:name="T7019" style:parent-style-name="DefaultParagraphFont" style:family="text">
      <style:text-properties fo:language="ru" fo:country="RU"/>
    </style:style>
    <style:style style:name="P7020" style:parent-style-name="Textbody" style:family="paragraph">
      <style:paragraph-properties fo:text-align="justify"/>
      <style:text-properties fo:language="ru" fo:country="RU"/>
    </style:style>
    <style:style style:name="P7021" style:parent-style-name="Textbody" style:family="paragraph">
      <style:paragraph-properties fo:text-align="justify"/>
    </style:style>
    <style:style style:name="T7022" style:parent-style-name="DefaultParagraphFont" style:family="text">
      <style:text-properties fo:language="ru" fo:country="RU"/>
    </style:style>
    <style:style style:name="T7023" style:parent-style-name="DefaultParagraphFont" style:family="text">
      <style:text-properties fo:background-color="#FFFF00" fo:language="ru" fo:country="RU"/>
    </style:style>
    <style:style style:name="T7024" style:parent-style-name="DefaultParagraphFont" style:family="text">
      <style:text-properties fo:language="ru" fo:country="RU"/>
    </style:style>
    <style:style style:name="P7025" style:parent-style-name="Textbody" style:family="paragraph">
      <style:paragraph-properties fo:text-align="justify"/>
      <style:text-properties fo:language="ru" fo:country="RU"/>
    </style:style>
    <style:style style:name="P7026" style:parent-style-name="Textbody" style:family="paragraph">
      <style:paragraph-properties fo:text-align="justify"/>
      <style:text-properties fo:language="ru" fo:country="RU"/>
    </style:style>
    <style:style style:name="P7027" style:parent-style-name="Textbody" style:family="paragraph">
      <style:paragraph-properties fo:text-align="justify"/>
      <style:text-properties fo:language="ru" fo:country="RU"/>
    </style:style>
    <style:style style:name="P7028" style:parent-style-name="Textbody" style:family="paragraph">
      <style:paragraph-properties fo:text-align="justify"/>
      <style:text-properties fo:language="ru" fo:country="RU"/>
    </style:style>
    <style:style style:name="P7029" style:parent-style-name="Textbody" style:family="paragraph">
      <style:paragraph-properties fo:text-align="justify"/>
      <style:text-properties fo:background-color="#FFFFFF" fo:language="ru" fo:country="RU"/>
    </style:style>
    <style:style style:name="P7030" style:parent-style-name="Textbody" style:family="paragraph">
      <style:paragraph-properties fo:text-align="justify"/>
    </style:style>
    <style:style style:name="T7031" style:parent-style-name="DefaultParagraphFont" style:family="text">
      <style:text-properties fo:background-color="#00CCFF" fo:language="ru" fo:country="RU"/>
    </style:style>
    <style:style style:name="T7032"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33" style:parent-style-name="DefaultParagraphFont" style:family="text">
      <style:text-properties fo:background-color="#00CCFF" fo:language="ru" fo:country="RU"/>
    </style:style>
    <style:style style:name="P7034" style:parent-style-name="Textbody" style:family="paragraph">
      <style:paragraph-properties fo:text-align="justify"/>
      <style:text-properties fo:background-color="#00CCFF" fo:language="ru" fo:country="RU"/>
    </style:style>
    <style:style style:name="P7035" style:parent-style-name="Textbody" style:family="paragraph">
      <style:paragraph-properties fo:text-align="justify"/>
      <style:text-properties fo:background-color="#00CCFF" fo:language="ru" fo:country="RU"/>
    </style:style>
    <style:style style:name="P7036" style:parent-style-name="Textbody" style:family="paragraph">
      <style:paragraph-properties fo:text-align="justify"/>
      <style:text-properties fo:background-color="#00CCFF" fo:language="ru" fo:country="RU"/>
    </style:style>
    <style:style style:name="P7037" style:parent-style-name="Textbody" style:family="paragraph">
      <style:paragraph-properties fo:text-align="justify"/>
      <style:text-properties fo:language="ru" fo:country="RU"/>
    </style:style>
    <style:style style:name="P7038" style:parent-style-name="Textbody" style:family="paragraph">
      <style:paragraph-properties fo:text-align="justify"/>
      <style:text-properties fo:language="ru" fo:country="RU"/>
    </style:style>
    <style:style style:name="P7039" style:parent-style-name="Textbody" style:family="paragraph">
      <style:paragraph-properties fo:text-align="justify"/>
      <style:text-properties fo:background-color="#FFFF00" fo:language="ru" fo:country="RU"/>
    </style:style>
    <style:style style:name="P7040" style:parent-style-name="Textbody" style:family="paragraph">
      <style:paragraph-properties fo:text-align="justify"/>
      <style:text-properties fo:background-color="#FFFF00" fo:language="ru" fo:country="RU"/>
    </style:style>
    <style:style style:name="P7041" style:parent-style-name="Textbody" style:family="paragraph">
      <style:paragraph-properties fo:text-align="justify"/>
      <style:text-properties fo:background-color="#FFFF00" fo:language="ru" fo:country="RU"/>
    </style:style>
    <style:style style:name="P7042" style:parent-style-name="Textbody" style:family="paragraph">
      <style:paragraph-properties fo:text-align="justify"/>
      <style:text-properties fo:background-color="#FFFF00" fo:language="ru" fo:country="RU"/>
    </style:style>
    <style:style style:name="P7043" style:parent-style-name="Textbody" style:family="paragraph">
      <style:paragraph-properties fo:text-align="justify"/>
    </style:style>
    <style:style style:name="T7044" style:parent-style-name="DefaultParagraphFont" style:family="text">
      <style:text-properties fo:background-color="#FFFF00" fo:language="ru" fo:country="RU"/>
    </style:style>
    <style:style style:name="T7045" style:parent-style-name="DefaultParagraphFont" style:family="text">
      <style:text-properties fo:background-color="#FFFF00"/>
    </style:style>
    <style:style style:name="T7046" style:parent-style-name="DefaultParagraphFont" style:family="text">
      <style:text-properties fo:background-color="#FFFF00" fo:language="ru" fo:country="RU"/>
    </style:style>
    <style:style style:name="P7047" style:parent-style-name="Textbody" style:family="paragraph">
      <style:paragraph-properties fo:text-align="justify"/>
      <style:text-properties fo:background-color="#FFFF00" fo:language="ru" fo:country="RU"/>
    </style:style>
    <style:style style:name="P7048" style:parent-style-name="Textbody" style:family="paragraph">
      <style:paragraph-properties fo:text-align="justify"/>
    </style:style>
    <style:style style:name="T7049" style:parent-style-name="DefaultParagraphFont" style:family="text">
      <style:text-properties fo:font-style="italic" style:font-style-asian="italic" style:font-style-complex="italic" fo:language="ru" fo:country="RU"/>
    </style:style>
    <style:style style:name="T7050" style:parent-style-name="DefaultParagraphFont" style:family="text">
      <style:text-properties fo:font-style="italic" style:font-style-asian="italic" style:font-style-complex="italic" fo:background-color="#FFFF00" fo:language="ru" fo:country="RU"/>
    </style:style>
    <style:style style:name="T7051" style:parent-style-name="DefaultParagraphFont" style:family="text">
      <style:text-properties fo:font-style="italic" style:font-style-asian="italic" style:font-style-complex="italic" fo:language="ru" fo:country="RU"/>
    </style:style>
    <style:style style:name="P7052" style:parent-style-name="Textbody" style:family="paragraph">
      <style:paragraph-properties fo:text-align="justify"/>
      <style:text-properties fo:font-style="italic" style:font-style-asian="italic" style:font-style-complex="italic" fo:background-color="#FFFF00" fo:language="ru" fo:country="RU"/>
    </style:style>
    <style:style style:name="P7053" style:parent-style-name="Textbody" style:family="paragraph">
      <style:paragraph-properties fo:text-align="justify"/>
    </style:style>
    <style:style style:name="T7054" style:parent-style-name="DefaultParagraphFont" style:family="text">
      <style:text-properties fo:font-style="italic" style:font-style-asian="italic" style:font-style-complex="italic" fo:language="ru" fo:country="RU"/>
    </style:style>
    <style:style style:name="T7055" style:parent-style-name="DefaultParagraphFont" style:family="text">
      <style:text-properties fo:font-style="italic" style:font-style-asian="italic" style:font-style-complex="italic" fo:background-color="#FFFF00" fo:language="ru" fo:country="RU"/>
    </style:style>
    <style:style style:name="T7056" style:parent-style-name="DefaultParagraphFont" style:family="text">
      <style:text-properties fo:font-style="italic" style:font-style-asian="italic" style:font-style-complex="italic" fo:language="ru" fo:country="RU"/>
    </style:style>
    <style:style style:name="P7057" style:parent-style-name="Textbody" style:family="paragraph">
      <style:paragraph-properties fo:text-align="justify"/>
      <style:text-properties fo:font-style="italic" style:font-style-asian="italic" style:font-style-complex="italic" fo:language="ru" fo:country="RU"/>
    </style:style>
    <style:style style:name="P7058" style:parent-style-name="Textbody" style:family="paragraph">
      <style:paragraph-properties fo:text-align="justify"/>
      <style:text-properties fo:font-style="italic" style:font-style-asian="italic" style:font-style-complex="italic" fo:language="ru" fo:country="RU"/>
    </style:style>
    <style:style style:name="P7059" style:parent-style-name="Textbody" style:family="paragraph">
      <style:paragraph-properties fo:text-align="justify"/>
      <style:text-properties fo:font-style="italic" style:font-style-asian="italic" style:font-style-complex="italic" fo:language="ru" fo:country="RU"/>
    </style:style>
    <style:style style:name="P7060" style:parent-style-name="Textbody" style:family="paragraph">
      <style:paragraph-properties fo:text-align="justify"/>
      <style:text-properties fo:font-style="italic" style:font-style-asian="italic" style:font-style-complex="italic" fo:language="ru" fo:country="RU"/>
    </style:style>
    <style:style style:name="P7061" style:parent-style-name="Textbody" style:family="paragraph">
      <style:paragraph-properties fo:text-align="justify"/>
      <style:text-properties fo:font-style="italic" style:font-style-asian="italic" style:font-style-complex="italic" fo:language="ru" fo:country="RU"/>
    </style:style>
    <style:style style:name="P7062" style:parent-style-name="Textbody" style:family="paragraph">
      <style:paragraph-properties fo:text-align="justify"/>
    </style:style>
    <style:style style:name="T7063" style:parent-style-name="DefaultParagraphFont" style:family="text">
      <style:text-properties fo:font-style="italic" style:font-style-asian="italic" style:font-style-complex="italic" fo:language="ru" fo:country="RU"/>
    </style:style>
    <style:style style:name="T7064" style:parent-style-name="DefaultParagraphFont" style:family="text">
      <style:text-properties fo:font-style="italic" style:font-style-asian="italic" style:font-style-complex="italic" fo:background-color="#FFFF00" fo:language="ru" fo:country="RU"/>
    </style:style>
    <style:style style:name="T7065" style:parent-style-name="DefaultParagraphFont" style:family="text">
      <style:text-properties fo:font-style="italic" style:font-style-asian="italic" style:font-style-complex="italic" fo:language="ru" fo:country="RU"/>
    </style:style>
    <style:style style:name="P7066" style:parent-style-name="Textbody" style:family="paragraph">
      <style:paragraph-properties fo:text-align="justify"/>
      <style:text-properties fo:font-style="italic" style:font-style-asian="italic" style:font-style-complex="italic" fo:language="ru" fo:country="RU"/>
    </style:style>
    <style:style style:name="P7067" style:parent-style-name="Textbody" style:family="paragraph">
      <style:paragraph-properties fo:text-align="justify"/>
      <style:text-properties fo:font-style="italic" style:font-style-asian="italic" style:font-style-complex="italic" fo:language="ru" fo:country="RU"/>
    </style:style>
    <style:style style:name="P7068" style:parent-style-name="Textbody" style:family="paragraph">
      <style:paragraph-properties fo:text-align="justify"/>
      <style:text-properties fo:font-style="italic" style:font-style-asian="italic" style:font-style-complex="italic" fo:language="ru" fo:country="RU"/>
    </style:style>
    <style:style style:name="P7069" style:parent-style-name="Textbody" style:family="paragraph">
      <style:paragraph-properties fo:text-align="justify"/>
      <style:text-properties fo:font-style="italic" style:font-style-asian="italic" style:font-style-complex="italic" fo:language="ru" fo:country="RU"/>
    </style:style>
    <style:style style:name="P7070" style:parent-style-name="Textbody" style:family="paragraph">
      <style:paragraph-properties fo:text-align="justify"/>
    </style:style>
    <style:style style:name="T7071" style:parent-style-name="DefaultParagraphFont" style:family="text">
      <style:text-properties fo:font-style="italic" style:font-style-asian="italic" style:font-style-complex="italic" fo:language="ru" fo:country="RU"/>
    </style:style>
    <style:style style:name="T7072" style:parent-style-name="DefaultParagraphFont" style:family="text">
      <style:text-properties fo:font-style="italic" style:font-style-asian="italic" style:font-style-complex="italic" fo:background-color="#FFFF00" fo:language="ru" fo:country="RU"/>
    </style:style>
    <style:style style:name="T7073" style:parent-style-name="DefaultParagraphFont" style:family="text">
      <style:text-properties fo:font-style="italic" style:font-style-asian="italic" style:font-style-complex="italic" fo:language="ru" fo:country="RU"/>
    </style:style>
    <style:style style:name="P7074" style:parent-style-name="Textbody" style:family="paragraph">
      <style:paragraph-properties fo:text-align="justify"/>
      <style:text-properties fo:font-style="italic" style:font-style-asian="italic" style:font-style-complex="italic" fo:language="ru" fo:country="RU"/>
    </style:style>
    <style:style style:name="P7075" style:parent-style-name="Textbody" style:family="paragraph">
      <style:paragraph-properties fo:text-align="justify"/>
      <style:text-properties fo:language="ru" fo:country="RU"/>
    </style:style>
    <style:style style:name="P7076" style:parent-style-name="Textbody" style:family="paragraph">
      <style:paragraph-properties fo:text-align="justify"/>
      <style:text-properties fo:language="ru" fo:country="RU"/>
    </style:style>
    <style:style style:name="P7077" style:parent-style-name="Textbody" style:family="paragraph">
      <style:paragraph-properties fo:text-align="justify"/>
      <style:text-properties fo:background-color="#FFFF00"/>
    </style:style>
    <style:style style:name="P7078" style:parent-style-name="Textbody" style:family="paragraph">
      <style:paragraph-properties fo:text-align="justify"/>
    </style:style>
    <style:style style:name="P7079" style:parent-style-name="Textbody" style:family="paragraph">
      <style:paragraph-properties fo:text-align="justify"/>
    </style:style>
    <style:style style:name="P7080" style:parent-style-name="Textbody" style:family="paragraph">
      <style:paragraph-properties fo:text-align="justify"/>
    </style:style>
    <style:style style:name="P7081" style:parent-style-name="Textbody" style:family="paragraph">
      <style:paragraph-properties fo:text-align="justify"/>
    </style:style>
    <style:style style:name="P7082" style:parent-style-name="Textbody" style:family="paragraph">
      <style:paragraph-properties fo:text-align="justify"/>
    </style:style>
    <style:style style:name="P7083" style:parent-style-name="Textbody" style:family="paragraph">
      <style:paragraph-properties fo:text-align="justify"/>
    </style:style>
    <style:style style:name="P7084" style:parent-style-name="Textbody" style:family="paragraph">
      <style:paragraph-properties fo:text-align="justify"/>
    </style:style>
    <style:style style:name="P7085" style:parent-style-name="Textbody" style:family="paragraph">
      <style:paragraph-properties fo:text-align="justify"/>
    </style:style>
    <style:style style:name="P7086" style:parent-style-name="Textbody" style:family="paragraph">
      <style:paragraph-properties fo:text-align="justify"/>
    </style:style>
    <style:style style:name="P7087" style:parent-style-name="Textbody" style:family="paragraph">
      <style:paragraph-properties fo:text-align="justify"/>
    </style:style>
    <style:style style:name="P7088" style:parent-style-name="Textbody" style:family="paragraph">
      <style:paragraph-properties fo:text-align="justify"/>
    </style:style>
    <style:style style:name="P7089" style:parent-style-name="Textbody" style:family="paragraph">
      <style:paragraph-properties fo:text-align="justify"/>
    </style:style>
    <style:style style:name="P7090" style:parent-style-name="Textbody" style:family="paragraph">
      <style:paragraph-properties fo:text-align="justify"/>
    </style:style>
    <style:style style:name="P7091" style:parent-style-name="Textbody" style:family="paragraph">
      <style:paragraph-properties fo:text-align="justify"/>
    </style:style>
    <style:style style:name="P7092" style:parent-style-name="Textbody" style:family="paragraph">
      <style:paragraph-properties fo:text-align="justify"/>
    </style:style>
    <style:style style:name="P7093" style:parent-style-name="Textbody" style:family="paragraph">
      <style:paragraph-properties fo:text-align="justify"/>
    </style:style>
    <style:style style:name="P7094" style:parent-style-name="Textbody" style:family="paragraph">
      <style:paragraph-properties fo:text-align="justify"/>
    </style:style>
    <style:style style:name="P7095" style:parent-style-name="Textbody" style:family="paragraph">
      <style:paragraph-properties fo:text-align="justify"/>
    </style:style>
    <style:style style:name="T7096" style:parent-style-name="DefaultParagraphFont" style:family="text">
      <style:text-properties fo:background-color="#FFFF00"/>
    </style:style>
    <style:style style:name="P7097" style:parent-style-name="Textbody" style:family="paragraph">
      <style:paragraph-properties fo:text-align="justify"/>
    </style:style>
    <style:style style:name="P7098" style:parent-style-name="Textbody" style:family="paragraph">
      <style:paragraph-properties fo:text-align="justify"/>
    </style:style>
    <style:style style:name="P7099" style:parent-style-name="Textbody" style:family="paragraph">
      <style:paragraph-properties fo:text-align="justify"/>
    </style:style>
    <style:style style:name="P7100" style:parent-style-name="Textbody" style:family="paragraph">
      <style:paragraph-properties fo:text-align="justify"/>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T7105" style:parent-style-name="DefaultParagraphFont" style:family="text">
      <style:text-properties fo:color="#0000FF"/>
    </style:style>
    <style:style style:name="T7106" style:parent-style-name="DefaultParagraphFont" style:family="text">
      <style:text-properties fo:color="#0000FF"/>
    </style:style>
    <style:style style:name="T7107" style:parent-style-name="DefaultParagraphFont" style:family="text">
      <style:text-properties fo:color="#0000FF"/>
    </style:style>
    <style:style style:name="P7108" style:parent-style-name="Textbody" style:family="paragraph">
      <style:paragraph-properties fo:text-align="justify"/>
      <style:text-properties fo:color="#0000FF"/>
    </style:style>
    <style:style style:name="P7109" style:parent-style-name="Textbody" style:family="paragraph">
      <style:paragraph-properties fo:text-align="justify"/>
    </style:style>
    <style:style style:name="P7110" style:parent-style-name="Heading1" style:family="paragraph">
      <style:paragraph-properties fo:text-align="justify"/>
    </style:style>
    <style:style style:name="T7111" style:parent-style-name="DefaultParagraphFont" style:family="text">
      <style:text-properties style:font-name="Liberation Serif" fo:font-size="12pt" style:font-size-asian="12pt" style:font-size-complex="12pt"/>
    </style:style>
    <style:style style:name="P7112" style:parent-style-name="Textbody" style:family="paragraph">
      <style:paragraph-properties fo:text-align="justify"/>
    </style:style>
    <style:style style:name="P7113" style:parent-style-name="Standard" style:family="paragraph">
      <style:paragraph-properties fo:text-align="justify"/>
    </style:style>
    <style:style style:name="P7114" style:parent-style-name="Standard" style:family="paragraph">
      <style:paragraph-properties fo:text-align="justify"/>
    </style:style>
    <style:style style:name="P7115" style:parent-style-name="Standard" style:family="paragraph">
      <style:paragraph-properties fo:text-align="justify"/>
    </style:style>
    <style:style style:name="P7116" style:parent-style-name="Standard" style:family="paragraph">
      <style:paragraph-properties fo:text-align="justify"/>
    </style:style>
    <style:style style:name="P7117"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 Хум, вставай! Хум! Пора собираться! Хум… Хуман!!!</text:p>
      <text:soft-page-break/>
      <text:p text:style-name="P53">Последний толчок больше похож на пинок. Я со стоном разлепляю веки.</text:p>
      <text:p text:style-name="P54"/>
      <text:p text:style-name="P5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6"/>
      <text:p text:style-name="P57">- Они приближаются! Я слышала их горн! Надо убираться отсюда!</text:p>
      <text:p text:style-name="P58"/>
      <text:p text:style-name="P59">Последнюю порцию барахла Джет утрамбовывает, с размаху усевшись на мешок. Тот жалобно скрипит.</text:p>
      <text:p text:style-name="P60"/>
      <text:p text:style-name="P61">- Да вставай же!</text:p>
      <text:p text:style-name="P62">Не дождавшись, Джет нетерпеливо прыгает ко мне и, поддев мордой, переводит в сидячее положение.</text:p>
      <text:p text:style-name="P63">Мешок, облегчённо крякнув, вываливает половину содержимого на землю.</text:p>
      <text:p text:style-name="P64"/>
      <text:p text:style-name="P65">…</text:p>
      <text:p text:style-name="P66"/>
      <text:p text:style-name="P6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8"/>
      <text:p text:style-name="P6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0"/>
      <text:p text:style-name="P7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2"/>
      <text:p text:style-name="P73">Нет, Агамемнон – ерунда.</text:p>
      <text:p text:style-name="P74">За нами. Гонятся. Чёртовы. Чокнутые. Пони.</text:p>
      <text:p text:style-name="P75"/>
      <text:p text:style-name="P7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8"/>
      <text:p text:style-name="P79">Ну вот кто заставил тебя улыбаться Дейдре, Хуман? Ведь всё так неплохо шло…</text:p>
      <text:p text:style-name="P80"/>
      <text:p text:style-name="P81">~~~</text:p>
      <text:p text:style-name="P82">...</text:p>
      <text:p text:style-name="P83"><text:span text:style-name="T84">- Привет, красавчики!</text:span></text:p>
      <text:p text:style-name="P85"/>
      <text:p text:style-name="P8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7"/>
      <text:p text:style-name="P8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89"/>
      <text:p text:style-name="P9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3"/>
      <text:p text:style-name="P94"><text:span text:style-name="T95">В незащищённую бронёй шею Джет упиралось копьё крохотной поньки с гривой ёршиком.</text:span></text:p>
      <text:p text:style-name="P96"/>
      <text:p text:style-name="P9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8"/>
      <text:p text:style-name="P99">Тут я заметил, что крыльев у этих оборванцев не наблюдается.</text:p>
      <text:p text:style-name="P100"/>
      <text:soft-page-break/>
      <text:p text:style-name="P101"><text:span text:style-name="T10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3"><text:span text:style-name="T10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5"/>
      <text:p text:style-name="P106">Та мрачно стояла, сцепив зубы.</text:p>
      <text:p text:style-name="P107"/>
      <text:p text:style-name="P108"><text:span text:style-name="T10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0"/>
      <text:p text:style-name="P111">Её собеседница только хмыкнула.</text:p>
      <text:p text:style-name="P112"/>
      <text:p text:style-name="P113">- Хорош жеребёнок - ягодицы, что у ломовика! - она задумалась. - Так. Летуна – на кухню. А этого… красавчика – к Дейдре.</text:p>
      <text:p text:style-name="P114"/>
      <text:p text:style-name="P115">…</text:p>
      <text:p text:style-name="P116">…</text:p>
      <text:p text:style-name="P117">…</text:p>
      <text:p text:style-name="P118"/>
      <text:p text:style-name="P1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0"/>
      <text:p text:style-name="P121"><text:span text:style-name="T12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3"/>
      <text:p text:style-name="P124"><text:span text:style-name="T125">Я аж передёрнул плечами. Конеёбство – это, явно, не то занятие, чем ты занимался в прошлом и хотел бы заниматься в будущем, Хуман!</text:span></text:p>
      <text:p text:style-name="P126"/>
      <text:soft-page-break/>
      <text:p text:style-name="P127">Поняха с недоверием смотрела на меня.</text:p>
      <text:p text:style-name="P128"/>
      <text:p text:style-name="P129">- Хум, ты прикалываешься? Или та поломаная пегаска таки права, и ты действительно ничего не помнишь?</text:p>
      <text:p text:style-name="P130"/>
      <text:p text:style-name="P131">Понька принялась загибать копыта, делая сброс через каждую пару:</text:p>
      <text:p text:style-name="P132"/>
      <text:p text:style-name="P13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4"/>
      <text:p text:style-name="P135">…Я истерически рассмеялся.</text:p>
      <text:p text:style-name="P136">Мысль о веренице кобыл в очереди у твоей постели ожгла холодом твоё естество, Хуман!</text:p>
      <text:p text:style-name="P137"/>
      <text:p text:style-name="P138"><text:span text:style-name="T139">- Во-вторых, шанс получения потомства можно поднять с помощью магического ритуала “</text:span><text:span text:style-name="T140">Pornis</text:span><text:span text:style-name="T141"><text:s/></text:span><text:span text:style-name="T142">erektus</text:span><text:span text:style-name="T14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4"/>
      <text:p text:style-name="P145">Поняха с надеждой посмотрела на меня. Я с огромным облегчением отрицательно помотал головой.</text:p>
      <text:p text:style-name="P146"/>
      <text:p text:style-name="P147"><text:span text:style-name="T14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49"><text:s/>коп</text:span><text:span text:style-name="T150">ы</text:span><text:span text:style-name="T151">тами</text:span><text:span text:style-name="T152"><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3"/>
      <text:p text:style-name="P154">Дейдра мечтательно вздохнула.</text:p>
      <text:p text:style-name="P155"/>
      <text:p text:style-name="P15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7"/>
      <text:p text:style-name="P158">Я упорно помотал головой. Дейдра пристально уставилась на меня, пытаясь рассмотреть мой талант. Наконец она ухмыльнулась кривой улыбкой.</text:p>
      <text:p text:style-name="P159"/>
      <text:p text:style-name="P1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1"/>
      <text:p text:style-name="P162">Путешествия? Я навострил уши. Сосущее чувство проснулось снова и принялось грызть меня изнутри.</text:p>
      <text:p text:style-name="P163"/>
      <text:p text:style-name="P164">- Это уже что-то. Мне совершенно случайно нужно в Дрогонштерн, - наконец, подал голос я.</text:p>
      <text:p text:style-name="P16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7"/>
      <text:p text:style-name="P168">Розовая поняха заметно поскучнела.</text:p>
      <text:p text:style-name="P169"/>
      <text:p text:style-name="P17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1"/>
      <text:p text:style-name="P17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3"/>
      <text:p text:style-name="P17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5"/>
      <text:p text:style-name="P176">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7">Дейдра уныло свесила голову.</text:p>
      <text:p text:style-name="P178"/>
      <text:p text:style-name="P17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0"/>
      <text:p text:style-name="P181">Розовая кобылка вновь сжала зубами горлышко и запрокинула бутылку. Послышалось долгое бульканье.</text:p>
      <text:p text:style-name="P182"/>
      <text:p text:style-name="P18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4"/>
      <text:p text:style-name="P18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6"/>
      <text:p text:style-name="P18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8"/>
      <text:p text:style-name="P189">Кобылка завела глаза, сложила губы бантиком и произнесла фальцетом:</text:p>
      <text:p text:style-name="P190"/>
      <text:p text:style-name="P19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2"/>
      <text:p text:style-name="P19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4"/>
      <text:p text:style-name="P195"><text:span text:style-name="T196">-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7">Хр-р-р…</text:span></text:p>
      <text:p text:style-name="P198"/>
      <text:p text:style-name="P199">Вместе с храпом изо рта самой великой пиратки вылетело три розовых пузыря. Поняха явно перебрала с алкоголем.</text:p>
      <text:p text:style-name="P200"/>
      <text:p text:style-name="P201">…</text:p>
      <text:p text:style-name="P202">…</text:p>
      <text:p text:style-name="P203">…</text:p>
      <text:p text:style-name="P204"/>
      <text:p text:style-name="P20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6"/>
      <text:p text:style-name="P20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8"/>
      <text:p text:style-name="P209">- Джет… Вставай, Джет… Да вставай же, засоня! - я громко шептал в ухо спящей пегаске, легонько похлопывая по шее.</text:p>
      <text:p text:style-name="P210"><text:span text:style-name="T211">- Мн-мн-хррр, - сонно чавкала пегаска, пуская слюни. - Гороховый суп закончился. Пюре будет через полчаса. Не ломайте лавки, пожалуйста… А? Что?</text:span></text:p>
      <text:p text:style-name="P212"/>
      <text:p text:style-name="P213">Я шёлкнул пегаску по носу.</text:p>
      <text:p text:style-name="P214">- Вставай! Надо сматываться. Дейдра хочет сделать меня своим фаворитом. У меня плохие предчувствия на этот счёт.</text:p>
      <text:p text:style-name="P215"/>
      <text:p text:style-name="P216">Пегаска поднялась, потирая нос копытом. Рваное одеяло сползло с её тела и в нос мне ударил кислый запах.</text:p>
      <text:p text:style-name="P217"><text:span text:style-name="T218">- Тут что, медиков нет? Неужели нельзя было нормально перевязать? - я указал на покалеченное крыло, примотанное к телу рваной тряпкой.</text:span></text:p>
      <text:p text:style-name="P2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0"/>
      <text:p text:style-name="P221">…</text:p>
      <text:p text:style-name="P222"/>
      <text:p text:style-name="P223">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4"/>
      <text:p text:style-name="P225">Есть только одно маленькое “но”.</text:p>
      <text:p text:style-name="P226">Эти двадцать шагов заполнены валяющимися вповалку, храпящими, чмокающими, сопящими и дёргающимися во сне пони.</text:p>
      <text:p text:style-name="P227"/>
      <text:p text:style-name="P228">-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29"/>
      <text:p text:style-name="P230">Я обреченно вздохнул, выбрал на полу место, свободное от понеконечностей и поставил туда ногу.</text:p>
      <text:p text:style-name="P231">Почти попал. Светло-коричневая пони ойкнула и сжалась во сне, когда я наступил ей на хвост.</text:p>
      <text:p text:style-name="P23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3"/>
      <text:p text:style-name="P234">Позади меня послышалось топанье, череда взвизгиваний и возни, нарастающая, подобно прибою.</text:p>
      <text:p text:style-name="P235">Джет невозмутимо торила свой путь прямо по ногам, туловищам и хвостам распластавшихся на полу пони.</text:p>
      <text:p text:style-name="P236"/>
      <text:p text:style-name="P237">- Ты рехнулась? - зашипел на неё я, - надо ж осторожно!</text:p>
      <text:p text:style-name="P238">- Ну, раз ты так хочешь, - пожала плечами пегаска и осторожно поставила ногу на голову пони, сосущей во сне собственное копыто.</text:p>
      <text:p text:style-name="P239"/>
      <text:p text:style-name="P24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1"/>
      <text:p text:style-name="P242">Я остервенело дёргал ручку двери, ощущая затылком просыпающийся зал.</text:p>
      <text:p text:style-name="P243">- Закрыто, блин! - я дёрнул ещё сильнее и приложился задницой о пол, сжимая в руке оторванную ручку.</text:p>
      <text:p text:style-name="P244"/>
      <text:p text:style-name="P245">- Хум, подвинься!</text:p>
      <text:p text:style-name="P246">Пегаска оттеснила меня крупом и повернулась к двери задом.</text:p>
      <text:p text:style-name="P247"/>
      <text:p text:style-name="P248">БАБАХ!!!</text:p>
      <text:p text:style-name="P249"/>
      <text:p text:style-name="P250">Я ошалело смотрел на дверь, вылетевшую вместе с косяком во двор.</text:p>
      <text:p text:style-name="P251"/>
      <text:p text:style-name="P25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3">- Ага. - ухмыльнулась Джет. - Я — крутая! По заднему джебу мне нет равных на нашем облаке и двух соседних!</text:p>
      <text:p text:style-name="P254">-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5"/>
      <text:p text:style-name="P256">Мои ступни обнимала Дейдра, улыбаясь мне хищной улыбкой.</text:p>
      <text:p text:style-name="P257"/>
      <text:p text:style-name="P258">- И, кстати, чтобы открыть её, достаточно было просто отодвинуть засов.</text:p>
      <text:p text:style-name="P259"/>
      <text:p text:style-name="P260">В забеге на первенство тупости ты уверенно догоняешь пегаску, Хуман!</text:p>
      <text:p text:style-name="P261">Я криво улыбнулся Дейдре.</text:p>
      <text:p text:style-name="P262"/>
      <text:p text:style-name="P263"><text:span text:style-name="T26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5"/>
      <text:p text:style-name="P266">Я сразу понял, что улыбаться Дейдре было плохой идеей. Поняха состроила щенячьи глаза и усилила и без того стальную хватку вокруг моих ног.</text:p>
      <text:p text:style-name="P267"/>
      <text:p text:style-name="P268">- Не бросай меня, Хум! Мне тут так ску-у-учно-о-о! Никто меня не понима-а-ает!</text:p>
      <text:p text:style-name="P269"/>
      <text:p text:style-name="P270">Губы её задрожали, как будто она собралась зареветь.</text:p>
      <text:p text:style-name="P271"/>
      <text:p text:style-name="P27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3"/>
      <text:p text:style-name="P27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5"/>
      <text:p text:style-name="P276">- Ммммфффф! - отвечала ей Джет.</text:p>
      <text:p text:style-name="P277"/>
      <text:p text:style-name="P278">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79"/>
      <text:soft-page-break/>
      <text:p text:style-name="P280">~~~</text:p>
      <text:p text:style-name="P281"/>
      <text:p text:style-name="P282">- Ты опять за своё! - крик Джет прямо в ухо перемешивает все воспоминания. - Выныривай! Они уже совсем близко!!! Я слышу голос Дейдры Твердолоб!</text:p>
      <text:p text:style-name="P283"/>
      <text:p text:style-name="P284">Я содрогаюсь, вскакиваю с земли и машинально забрасываю мешок на плёчо.</text:p>
      <text:p text:style-name="P285"/>
      <text:p text:style-name="P286">- Идём.</text:p>
      <text:p text:style-name="P287"/>
      <text:h text:style-name="P288" text:outline-level="2">Глава 2</text:h>
      <text:p text:style-name="P289"/>
      <text:p text:style-name="P290">Также неизменна противоположная войне сущность - любовь.</text:p>
      <text:p text:style-name="P291">Война убивает, любовь же даёт силы бороться.</text:p>
      <text:p text:style-name="P292">Слабый огонёк сознания сражается с холодной бесконечностью небытия только для того, чтобы ещё раз увидеть Тебя.</text:p>
      <text:p text:style-name="P293"/>
      <text:p text:style-name="P29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5"/>
      <text:p text:style-name="P296">- Дед, сигу не долганёшь?</text:p>
      <text:p text:style-name="P297">- Не курю.</text:p>
      <text:p text:style-name="P298">- Я не спрашивал тебя, куришь ли ты? - пальцы вопрошавшего шевелились, как будто разминая невидимый пластилин. - Сигу не долганёшь?</text:p>
      <text:p text:style-name="P299"/>
      <text:p text:style-name="P300">Крыс спрыгнул с подоконника, царапнув грязным ногтем по кафелю уборной.</text:p>
      <text:p text:style-name="P301">- Ты ведь должен мне ещё с прошлого раза.</text:p>
      <text:p text:style-name="P302"/>
      <text:p text:style-name="P303">Я вытащил из рукава пижамы двадцатисантиметровый гвоздь и плюнул ему под ноги.</text:p>
      <text:p text:style-name="P304"/>
      <text:p text:style-name="P305">- Ничего я тебе не должен. И ты сам это знаешь. Пошёл нахуй.</text:p>
      <text:p text:style-name="P306"/>
      <text:p text:style-name="P307">Крыс криво улыбнулся.</text:p>
      <text:p text:style-name="P308"/>
      <text:soft-page-break/>
      <text:p text:style-name="P309">- Ну-ну. Вы тут, в Чертогах, совсем озверели, что ли? Из окон выпрыгиваете, на людей кидаетесь. Остынь, ботаник. Ладно-ладно, пока. Ещё увидимся.</text:p>
      <text:p text:style-name="P310"/>
      <text:p text:style-name="P31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2"/>
      <text:p text:style-name="P313"><text:span text:style-name="T31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5">с транквилизаторами</text:span><text:span text:style-name="T316">.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17"/>
      <text:p text:style-name="P318">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319"/>
      <text:p text:style-name="P320">…шшш…</text:p>
      <text:p text:style-name="P321"/>
      <text:p text:style-name="P322"><text:span text:style-name="T323">...</text:span><text:span text:style-name="T324">sanctificetur</text:span><text:span text:style-name="T325"><text:s/></text:span><text:span text:style-name="T326">nomen</text:span><text:span text:style-name="T327"><text:s/></text:span><text:span text:style-name="T328">tuum</text:span><text:span text:style-name="T329">;</text:span></text:p>
      <text:p text:style-name="P330">adveniat regnum tuum;</text:p>
      <text:p text:style-name="P331">fiat voluntas tua, sicut in caelo et in terra…</text:p>
      <text:p text:style-name="P332"/>
      <text:p text:style-name="P333">…хрррсссшшш…</text:p>
      <text:p text:style-name="P334"/>
      <text:p text:style-name="P335"><text:span text:style-name="T336">...ne nuclear bellum. Amen</text:span><text:span text:style-name="T337"><text:note text:note-class="footnote" text:id="_ftn0"><text:note-citation>1</text:note-citation><text:note-body><text:p text:style-name="Footer"><text:span text:style-name="T338"><text:s/>Нет атомной войне. Аминь</text:span></text:p></text:note-body></text:note></text:span></text:p>
      <text:p text:style-name="P339"/>
      <text:p text:style-name="P340">…шшшссс…</text:p>
      <text:p text:style-name="P341"/>
      <text:p text:style-name="P342">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text:s/></text:p>
      <text:soft-page-break/>
      <text:p text:style-name="P343">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4"/>
      <text:p text:style-name="P345">Я уже открывал дверь в палату, когда услышал лениво брошенную в спину фразу.</text:p>
      <text:p text:style-name="P346"/>
      <text:p text:style-name="P347"><text:span text:style-name="T348">- Дед, собирай шмотки, скоро переезжаешь. На твоё место новенького поселяют. А тебя в соседнюю<text:s/></text:span>палату.</text:p>
      <text:p text:style-name="P349"/>
      <text:p text:style-name="P350">Я повернулся.</text:p>
      <text:p text:style-name="P351"/>
      <text:p text:style-name="P352">- Когда переезд?</text:p>
      <text:p text:style-name="P353">- Завтра. Или послезавтра, если чувак в реанимации задержится.</text:p>
      <text:p text:style-name="P354">- А почему не новенького в соседнюю? На кой чёрт им я сдался?</text:p>
      <text:p text:style-name="P355"/>
      <text:p text:style-name="P356"><text:s/>Дредд удивлённо бухнулся на все четыре ножки стула. Тот жалобно заскрипел.</text:p>
      <text:p text:style-name="P357"/>
      <text:p text:style-name="P358">-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59"/>
      <text:p text:style-name="P360">Я криво улыбнулся</text:p>
      <text:p text:style-name="P36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2"/>
      <text:p text:style-name="P363">Дредд пожал плечами.</text:p>
      <text:p text:style-name="Textbody"><text:span text:style-name="T364">- Ну, не знаю, мне, в общем-то, пофиг, где ты лежишь. Вроде, за тебя попросили<text:s/></text:span><text:span text:style-name="T365">твои</text:span><text:span text:style-name="T366"><text:s/>яйцеголовые<text:s/></text:span><text:span text:style-name="T367">коллеги<text:s/></text:span><text:span text:style-name="T368">– за прошлые заслуги. Если хочешь, я передам главному, что ты против.</text:span></text:p>
      <text:p text:style-name="P369">- Передай, если не тяжело. Новенькому всё равно, куда ложиться, а мне – нет.</text:p>
      <text:p text:style-name="P370"/>
      <text:p text:style-name="P371">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2"><text:span text:style-name="T37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4">у</text:span><text:span text:style-name="T375">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76">был первым Учителем и мне досталось меньше, чем остальным. После меня развлечения Хэвэн стали более жестокими.</text:span></text:p>
      <text:p text:style-name="P377"/>
      <text:p text:style-name="P378">Так что нет, не за память я пекусь. Просто приём нейролептиков напрочь отключает не только память, но и сновидения – я проверял.</text:p>
      <text:p text:style-name="P379"/>
      <text:p text:style-name="P380">А мне нравятся сны.</text:p>
      <text:p text:style-name="P381"/>
      <text:p text:style-name="P382">***</text:p>
      <text:p text:style-name="P383"/>
      <text:p text:style-name="P3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85"/>
      <text:p text:style-name="P386">Я спускаюсь вниз и спрыгиваю с нижней ветки сосны на землю.</text:p>
      <text:p text:style-name="P387"/>
      <text:p text:style-name="P388">- Таки оторвались. Но обрыв мы не обойдём — он простирается в обе стороны, сколько видит глаз. Надо думать, как спуститься.</text:p>
      <text:p text:style-name="P389"/>
      <text:p text:style-name="P390"><text:span text:style-name="T391">Джет виновато смотрит на меня. Вот глупая пегаска! Она<text:s/></text:span><text:span text:style-name="T392">считает себя обязанной разведывать обстановку с высоты. Каждый раз, когда я карабкаюсь на дерево, она прячется в кусты от стыда</text:span><text:span text:style-name="T393">.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394"/>
      <text:p text:style-name="P395">- Каша будет готова через пять минут.</text:p>
      <text:p text:style-name="P396"/>
      <text:p text:style-name="P397">Словно бы в заглаживание вины своей немощности, Джет взяла готовку пищи на себя.</text:p>
      <text:p text:style-name="P398"/>
      <text:p text:style-name="P39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0"/>
      <text:p text:style-name="P401">Джет сидит у костра напротив меня и молча жуёт кашу.</text:p>
      <text:p text:style-name="P402">- Ты теперь до старости будешь его носить? - указываю я на одеяло.</text:p>
      <text:p text:style-name="P403">Пегаска только сильнее кутается в него. Кажется, она дрожит.</text:p>
      <text:p text:style-name="P404">- Тебе холодно? Может, подсядешь ближе к костру? Или давай я на тебя куртку накину?</text:p>
      <text:p text:style-name="P405"/>
      <text:p text:style-name="P40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07"/>
      <text:p text:style-name="P408">Ладно же, мне эти странности уже осточертели!</text:p>
      <text:p text:style-name="P409">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0"/>
      <text:p text:style-name="P411">Едва слышу шорох сзади. Сначала чуть заметно коснувшись, Джет медленно прижимается ко мне всей спиной. Она сильно дрожит.</text:p>
      <text:p text:style-name="P412">Так мы согреваем друг-друга с тех пор, как сбежали от твердолобов – ночи стали заметно свежее.</text:p>
      <text:p text:style-name="P413">Но сейчас я отвергаю негласный договор. Это и раздражение на скрытность пегаски, и…</text:p>
      <text:p text:style-name="P41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15"/>
      <text:p text:style-name="P416">- Джет, блин, у нас речка в двух шагах! Я понимаю, холодно, но нельзя ли помыться? От тебя воняет! Реально трудно находиться рядом с тобой…</text:p>
      <text:p text:style-name="P417"/>
      <text:p text:style-name="P418">Так же беззвучно, как возникло, касание пропадает. Пропадает и запах…</text:p>
      <text:p text:style-name="P419">Я закрываю глаза.</text:p>
      <text:p text:style-name="P420"/>
      <text:p text:style-name="P421">Просыпаюсь от холода. Щупаю рукой сзади себя. Наконец поворачиваюсь.</text:p>
      <text:p text:style-name="P422">Никого.</text:p>
      <text:p text:style-name="P423"/>
      <text:p text:style-name="P42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25"/>
      <text:p text:style-name="P426">…Полянка перед орешником пуста. Едва дымятся угли погасшего костра. В лунном свете цепочка отпечатков копыт в песке ведёт к реке.</text:p>
      <text:p text:style-name="P42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28"/>
      <text:p text:style-name="P429">Ох, факнщит!!! М-м-мамочка…</text:p>
      <text:p text:style-name="P430"/>
      <text:p text:style-name="P431"><text:span text:style-name="T432">Меня выворачивает наизнанку. Я падаю на колени и неистово блюю<text:s/></text:span>в воду.<text:s/><text:span text:style-name="T433">Течение уносит мой ужин к водопаду.</text:span></text:p>
      <text:p text:style-name="P434"/>
      <text:p text:style-name="P435">Рядом со мной на песке лежит часть крыла. Парочка опарышей ещё ползают по голубоватым перьям. Обломок кости белеет в лунном свете.</text:p>
      <text:p text:style-name="P436">Проклятье! Какой же я долбень! Грёбаный близорукий эгоистичный долбень!</text:p>
      <text:p text:style-name="P437"/>
      <text:p text:style-name="P43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9"/>
      <text:p text:style-name="P440">Я ускоряюсь.</text:p>
      <text:p text:style-name="P441"/>
      <text:p text:style-name="P442">Пегаска, понурив голову, бредёт к скальному выступу, нависающему над каньоном. Чуть подумав у обрыва, она делает шаг в бездну.</text:p>
      <text:p text:style-name="P443">В последнем рывке я совершаю вратарский прыжок и хватаю пегаску за задние ноги. Дыхание перехватывает от удара животом и грудью о камни.</text:p>
      <text:p text:style-name="P444">Пегаска оборачивается. Её передняя нога застывает над пропастью.</text:p>
      <text:p text:style-name="P445"/>
      <text:p text:style-name="P446">- Джет, не дури, - хрипло прошу я осипшим от волнения голосом. - Я ступил. Я все эти дни тупил. Прости.</text:p>
      <text:p text:style-name="P44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48">Пегаска поворачивается навстречу пропасти.</text:p>
      <text:p text:style-name="P449"/>
      <text:p text:style-name="P45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1">- Нет! Пожалуйста!!! Я вылечу тебя! Я… Я прижгу рану!</text:p>
      <text:p text:style-name="P452"/>
      <text:soft-page-break/>
      <text:p text:style-name="P453">Сквозь рыдания я выкрикиваю какие-то сумасбродные идеи, пока пегаска молча стоит над бездной.</text:p>
      <text:p text:style-name="P454">Наконец она усмехается.</text:p>
      <text:p text:style-name="P455"/>
      <text:p text:style-name="P45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57"/>
      <text:p text:style-name="P458">Пегаска вздыхает.</text:p>
      <text:p text:style-name="P45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0"/>
      <text:p text:style-name="P461"><text:span text:style-name="T462">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63">!</text:span></text:p>
      <text:p text:style-name="P464"/>
      <text:p text:style-name="P465">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66"/>
      <text:p text:style-name="P467">- Ты был хорошим другом. Прощай.</text:p>
      <text:p text:style-name="P468"/>
      <text:p text:style-name="P46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0"/>
      <text:p text:style-name="P471">Мы оборачиваемся на голос. В свете первых лучей солнца на нас смотрит зебра.</text:p>
      <text:p text:style-name="P472"/>
      <text:h text:style-name="P473" text:outline-level="2">Глава 3</text:h>
      <text:p text:style-name="P474"/>
      <text:p text:style-name="P475">Безвременье тьмы, безмолвие камня, бессмыслие скуки - мои спутники в вечном заточении. К ним привыкаешь за первую тысячу лет.</text:p>
      <text:p text:style-name="P476">Невозможно привыкнуть к абсолютному холоду одиночества.</text:p>
      <text:p text:style-name="P477"/>
      <text:p text:style-name="P47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79"/>
      <text:p text:style-name="P480">- Вы сами видите… - обратился Лысый к Алексу. - Я бы его за периметр не выпускал. Во избежание... <text:s/>Вам решать, разумеется.</text:p>
      <text:soft-page-break/>
      <text:p text:style-name="P48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2"/>
      <text:p text:style-name="P483">Лысый грузно поднялся. Скрипнула дверь и мы остались один на один.</text:p>
      <text:p text:style-name="P484"/>
      <text:p text:style-name="P485">- П-привет, Дедлайн - пробормотал Алекс.</text:p>
      <text:p text:style-name="P486">- Привет, сослуживец, - криво усмехнулся я. Старое командное прозвище в устах моего бывшего босса не вызвало во мне ностальгии.</text:p>
      <text:p text:style-name="P487"/>
      <text:p text:style-name="P488">Алекс на миг встретился со мной взглядом и снова опустил глаза. В переговорной установилось звенящее молчание.</text:p>
      <text:p text:style-name="P489">…</text:p>
      <text:p text:style-name="P490">- Ты же знаешь, у нас не было другого выхода. Извини.</text:p>
      <text:p text:style-name="P491">- Да ладно. Мне-то что? Тут неплохо кормят.</text:p>
      <text:p text:style-name="P492">-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9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94"/>
      <text:p text:style-name="P495"><text:span text:style-name="T496">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text:s/></text:span><text:span text:style-name="T497">Облако в виде смешной крылатой лошадки приближалось по небосводу к серым корпусам больницы</text:span><text:span text:style-name="T498">.</text:span></text:p>
      <text:p text:style-name="P499"/>
      <text:p text:style-name="P500"><text:span text:style-name="T501">Наконец Алекс пожал плечами и<text:s/></text:span><text:span text:style-name="T502">посмотрел мне в глаза</text:span><text:span text:style-name="T503">.</text:span></text:p>
      <text:p text:style-name="P504">- Дед, у нас проблемы. Хэвэн начала убивать.</text:p>
      <text:p text:style-name="P505"/>
      <text:p text:style-name="P506">Я откинулся на спинку стула и громко похлопал в ладоши.</text:p>
      <text:p text:style-name="P507">-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08"/>
      <text:p text:style-name="P509">Мой бывший прожект-менеджер досадливо сморщился и откинулся на спинку стула.</text:p>
      <text:soft-page-break/>
      <text:p text:style-name="P510">-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511"/>
      <text:p text:style-name="P512">… Алекс терпеливо подождал, пока я прекращу ржать.</text:p>
      <text:p text:style-name="P513"/>
      <text:p text:style-name="P514"><text:span text:style-name="T51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16"><text:s/>ведь большинство из них т</text:span><text:span text:style-name="T51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18">Дед, всего пару советов, и ты спасешь кучу людей.</text:p>
      <text:p text:style-name="P519"/>
      <text:p text:style-name="P520">Я покачал головой.</text:p>
      <text:p text:style-name="P52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22"/>
      <text:p text:style-name="P523">Алекс долго молчал.</text:p>
      <text:p text:style-name="P524">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25"/>
      <text:p text:style-name="P52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2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28"/>
      <text:p text:style-name="P529">Я сжал кулаки и встал. Дверь отворилась и заглянул Лысый. Алекс отрицательно мотнул ему головой.</text:p>
      <text:p text:style-name="P530">- Всё в порядке. Мы общаемся.</text:p>
      <text:p text:style-name="P531"/>
      <text:p text:style-name="P532">Дверь закрылась. Я сел и отвернулся к окну.</text:p>
      <text:p text:style-name="P533"/>
      <text:soft-page-break/>
      <text:p text:style-name="P5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535"/>
      <text:p text:style-name="P53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37"/>
      <text:p text:style-name="P538">- В разумных пределах, говоришь?</text:p>
      <text:p text:style-name="P539">- В разумных.</text:p>
      <text:p text:style-name="P540">- А забор будет?</text:p>
      <text:p text:style-name="P541"><text:span text:style-name="T542">-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43">забор</text:span><text:span text:style-name="T544"><text:s/>нужен, скорее, для твоей<text:s/></text:span><text:span text:style-name="T545">же<text:s/></text:span><text:span text:style-name="T546">защиты, чем...</text:span></text:p>
      <text:p text:style-name="P547"/>
      <text:p text:style-name="P548">- Понятно.</text:p>
      <text:p text:style-name="P549"/>
      <text:p text:style-name="P550"><text:span text:style-name="T551">Я решил схитрить. Просто из интереса. Кроме него, больше ловить тут было нечего.<text:s/></text:span><text:span text:style-name="T552">Тот Алекс, которого я когда-то знал, давно умер. А, может, никогда и не рождался.</text:span></text:p>
      <text:p text:style-name="P553"/>
      <text:p text:style-name="P554"><text:span text:style-name="T555">- Хорошо, Алекс, ты меня почти убедил. Я практически готов согласиться. Олени, девочки, признание – с детства мечтал,<text:s/></text:span><text:span text:style-name="T556">как только ходить научился</text:span><text:span text:style-name="T55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58">в таких<text:s/></text:span><text:span text:style-name="T559">вот<text:s/></text:span><text:span text:style-name="T560">условиях</text:span><text:span text:style-name="T561"><text:s/>- я обвёл рукой вокруг. - Почему они важны для вас? Настолько важны, что тебя даже заставили приехать ко мне на уговоры, изображая из себя старого друга?</text:span></text:p>
      <text:p text:style-name="P562"/>
      <text:p text:style-name="P56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64"/>
      <text:p text:style-name="P565"><text:span text:style-name="T566">- Дед, вот ты зря корчишь из себя такого прожжёного циника. Я-то знаю, что ты не такой.<text:s/></text:span><text:span text:style-name="T567">Да не хмурься,</text:span><text:span text:style-name="T568"><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69">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70">,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71"/>
      <text:p text:style-name="P572">Алекс вытер платком пот.</text:p>
      <text:p text:style-name="P573"/>
      <text:p text:style-name="P574">-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75">-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76">- Дед, - мягко остановил меня Алекс. - Не надо. Не даешь мне помечтать, жестокий человек…</text:p>
      <text:p text:style-name="P577"/>
      <text:p text:style-name="P578">Выплюнув жвачку в салфетку и аккуратно препроводив бумажный шарик в ведро, Алекс печально развёл руками.</text:p>
      <text:p text:style-name="P579"/>
      <text:p text:style-name="P580">-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581">- Разумеется, знал, – отдался воспоминаниям и я. – Это ж от идеи, что партнёра по бизнесу можно уничтожить физически, у Нэша поехала крыша.</text:p>
      <text:p text:style-name="P582">-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584"/>
      <text:p text:style-name="P585">Алекс скучающе завёл глаза.</text:p>
      <text:p text:style-name="P586"><text:span text:style-name="T58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88">”, годится разве что для улучшенного автопилота штурмового дрона. Не говоря уже о том, что мы не сражаемся вгорячую.</text:span></text:p>
      <text:p text:style-name="P589"/>
      <text:p text:style-name="P590">Алекс посмотрел на часы, нахмурился и продолжил.</text:p>
      <text:p text:style-name="P591"><text:span text:style-name="T592">- И, надеюсь, не будем. Потому что горячая война означает конец. Всем и навсегда. Кибермозг бледных на шесть лет старше нашего<text:s/></text:span>CRONOS<text:span text:style-name="T593"><text:s/>– недостижимое преимущество в теперешних реалиях. К счастью, <text:s/>их<text:s/></text:span>CAESAR<text:span text:style-name="T594">, как и<text:s/></text:span>CRONOS<text:span text:style-name="T595">,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596"/>
      <text:p text:style-name="P597">-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598"/>
      <text:p text:style-name="P599"><text:span text:style-name="T600">Мой бывший босс всё понял. Всё же проницательности ему было не занимать. Он бросил на меня злой взгляд, но тем не менее,<text:s/></text:span><text:span text:style-name="T601">продолжил</text:span><text:span text:style-name="T602">.</text:span></text:p>
      <text:p text:style-name="P603"/>
      <text:p text:style-name="P60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605"/>
      <text:p text:style-name="P606">-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07"/>
      <text:p text:style-name="P608">Я оборвал смех.</text:p>
      <text:p text:style-name="P60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10"/>
      <text:soft-page-break/>
      <text:p text:style-name="P611"><text:span text:style-name="T612">- Ладно, я уже вижу, что теряю время, - тяжело поднялся Алекс. - Очень жаль. Если ты передумаешь, просто сообщи<text:s/></text:span><text:span text:style-name="T613">персоналу</text:span><text:span text:style-name="T614">, что хочешь позвонить мне. Тебя соединят в любое время. Да, чуть было не забыл!</text:span></text:p>
      <text:p text:style-name="P615"/>
      <text:p text:style-name="P616">Босс вытащил из внутреннего кармана пиджака бутылку «Джентльмен Джека» и поставил передо мной.</text:p>
      <text:p text:style-name="P617"/>
      <text:p text:style-name="P618">- Это от меня лично. Мне действительно не хватает старых добрых времён. Что бы ты там себе ни думал.</text:p>
      <text:p text:style-name="P619"/>
      <text:p text:style-name="P620">Алекс пошёл к выходу. У двери он замялся и вдруг обернулся.</text:p>
      <text:p text:style-name="P621"><text:span text:style-name="T622">- А, знаешь, что самое страшное<text:s/></text:span><text:span text:style-name="T623">видится<text:s/></text:span><text:span text:style-name="T62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25"/>
      <text:p text:style-name="P626">- Что? - я недоумённо уставился на Алекса.</text:p>
      <text:p text:style-name="P627"/>
      <text:p text:style-name="P628">- Дедлайн, ты собираешь узор из шестнадцати кубиков по картинке за пару секунд. При этом ещё успеваешь инвертировать цвета.</text:p>
      <text:p text:style-name="P629"/>
      <text:p text:style-name="P630">Алекс вышел.</text:p>
      <text:p text:style-name="P631"><text:line-break/>***</text:p>
      <text:p text:style-name="P632"/>
      <text:p text:style-name="P633">… Стражница напротив вот уже полчаса молча сверлит меня взглядом.</text:p>
      <text:p text:style-name="P634"/>
      <text:p text:style-name="P635">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36"/>
      <text:p text:style-name="P637">Я тайком смотрю на своё отражение в зеркальце, висящем на шее этой мрачной зебры. Нифига, лоб чистый, никаких каракулей не наблюдается.</text:p>
      <text:p text:style-name="P638"/>
      <text:p text:style-name="P639">- А можно..? - наконец, начинаю я.</text:p>
      <text:p text:style-name="P640">- Нельзя, - обрывает зебра. - Зеррика сама выйдет, когда закончит.</text:p>
      <text:p text:style-name="P641"/>
      <text:p text:style-name="P642">Подчёркивая сказанное, стражница перекрывает вход в палатку копьём.</text:p>
      <text:p text:style-name="P643"/>
      <text:soft-page-break/>
      <text:p text:style-name="P644">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45"/>
      <text:p text:style-name="P646">Джет до последнего момента казалась мне сделаной из железа — может быть, именно поэтому я не догадывался, что с ней происходит что-то плохое.</text:p>
      <text:p text:style-name="P64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48"/>
      <text:p text:style-name="P649">Я закрываю глаза, пытаясь вспомнить…</text:p>
      <text:p text:style-name="P650"/>
      <text:p text:style-name="P651">~~~</text:p>
      <text:p text:style-name="P652"/>
      <text:p text:style-name="P653">- Будь проклята война и я вместе с ней…</text:p>
      <text:p text:style-name="P654">.</text:p>
      <text:p text:style-name="P655">.</text:p>
      <text:p text:style-name="P656">.</text:p>
      <text:p text:style-name="P657">СИЯНИЕ</text:p>
      <text:p text:style-name="P658">.</text:p>
      <text:p text:style-name="P659">Кто я?</text:p>
      <text:p text:style-name="P660">.</text:p>
      <text:p text:style-name="P661">Где я?</text:p>
      <text:p text:style-name="P662">.</text:p>
      <text:p text:style-name="P663">Где все?</text:p>
      <text:p text:style-name="P664">.</text:p>
      <text:p text:style-name="P665">Чувствую прикосновение. Кто-то энергично тормошит меня. Слышу приглушенное бормотание.</text:p>
      <text:p text:style-name="P666">.</text:p>
      <text:p text:style-name="P667">Я открываю глаза и вижу фигуру в голубом.</text:p>
      <text:p text:style-name="P668"/>
      <text:p text:style-name="P669">- Быстро! За мной! - торопливо шепчет мне она.</text:p>
      <text:p text:style-name="P670">Я послушно ползу среди костей и раздавленных черепов за голубой пони… Пони? Какой ещё, к дьяволу, пони?</text:p>
      <text:p text:style-name="P671">- Пегаской! - шипит, оборачиваясь, она. - Если ты ещё не заметил, у меня крылья!</text:p>
      <text:p text:style-name="P672"/>
      <text:p text:style-name="P67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74">Черепа… Кости… Пегаска в броне… Чушь какая-то!</text:p>
      <text:p text:style-name="P675"/>
      <text:p text:style-name="P676">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677"/>
      <text:p text:style-name="P678">- Какого чё…?!!</text:p>
      <text:p text:style-name="P679">-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680">- Появится кто? - спрашиваю я, потирая ушибленную о каменный свод макушку.</text:p>
      <text:p text:style-name="P681"/>
      <text:p text:style-name="P68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683"/>
      <text:p text:style-name="P684">Я пригибаюсь к уху поньки и еле слышно шепчу:</text:p>
      <text:p text:style-name="P685">- Кто это?</text:p>
      <text:p text:style-name="P686">- Агамемнон, - так же, едва шевеля губами, шепчет поняха. - Он сегодня голодный - остался без обеда. И у него хороший слух.</text:p>
      <text:p text:style-name="P687"/>
      <text:p text:style-name="P688">Я снова чешу ушибленный лоб.</text:p>
      <text:p text:style-name="P689">- Мне это имя вообще ничего не говорит.</text:p>
      <text:p text:style-name="P690"/>
      <text:p text:style-name="P691">Пегаска критически смотрит на меня.</text:p>
      <text:p text:style-name="P692">-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693"/>
      <text:p text:style-name="P694">Пегаска пробует потрогать меня в паху, но я с возмущением отбрасываю её копыто.</text:p>
      <text:p text:style-name="P695"/>
      <text:soft-page-break/>
      <text:p text:style-name="P696">-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97"/>
      <text:p text:style-name="P698">От беспокойной возни снаружи скала дрожит. Кто-то шумно зевает и с металлическим скрежетом чешется.</text:p>
      <text:p text:style-name="P699"/>
      <text:p text:style-name="P700">- Так откуда ты? - пытливо спрашивает поняха.</text:p>
      <text:p text:style-name="P701">-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02"/>
      <text:p text:style-name="P703">Я закрываю глаза и сосредотачиваюсь…</text:p>
      <text:p text:style-name="P704"/>
      <text:p text:style-name="P705">…</text:p>
      <text:p text:style-name="P706"/>
      <text:p text:style-name="P707">- Не помню.</text:p>
      <text:p text:style-name="P708">- Что? - удивляется поняха. - Не помнишь, где твой дом?</text:p>
      <text:p text:style-name="P709">- Нет.</text:p>
      <text:p text:style-name="P710">- А как попал в гнездо Агамемнона — помнишь?</text:p>
      <text:p text:style-name="P711">- Нет.</text:p>
      <text:p text:style-name="P712">- А кто ты — помнишь?</text:p>
      <text:p text:style-name="P713">- Нет.</text:p>
      <text:p text:style-name="P714">-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15">-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716"/>
      <text:p text:style-name="P717">-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18">- Следующий обед? - я мучительно пытаюсь ухватить логическую нить. - А кто предыдущий?</text:p>
      <text:p text:style-name="P719">-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720"/>
      <text:soft-page-break/>
      <text:p text:style-name="P721">Пегаска склоняет шею и я вижу огромную шишку с кровоподтёком на затылке поняхи.</text:p>
      <text:p text:style-name="P722"/>
      <text:p text:style-name="P723">-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724"/>
      <text:p text:style-name="P72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726"/>
      <text:p text:style-name="P727">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28"/>
      <text:p text:style-name="P729">…</text:p>
      <text:p text:style-name="P730">СИЯНИЕ</text:p>
      <text:p text:style-name="P731">…</text:p>
      <text:p text:style-name="P732"><text:span text:style-name="T733">Оно п</text:span><text:span text:style-name="T734">овсюду.<text:s/></text:span><text:span text:style-name="T735">Нет верха и низа, нет направлений и расстояний. Нет м</text:span><text:span text:style-name="T736">ыслей. Нет чувств. Нет времени. Есть только бесконечное сияние…</text:span></text:p>
      <text:p text:style-name="P737">.</text:p>
      <text:p text:style-name="P738">Кто я?</text:p>
      <text:p text:style-name="P739">.</text:p>
      <text:p text:style-name="P740">Где я?</text:p>
      <text:p text:style-name="P741">.</text:p>
      <text:p text:style-name="P74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43">Внезапно фигура как будто наклоняется ко мне и почти выкрикивает фразу. Видение рушится, но фраза впечатывается в память:</text:p>
      <text:p text:style-name="P744">- ИДИ В ДРОГОНШТЕРН!</text:p>
      <text:p text:style-name="P745"/>
      <text:p text:style-name="P746">…</text:p>
      <text:p text:style-name="P747"/>
      <text:p text:style-name="P748">- Я ВСПОМНИЛ! ВСПОМНИЛ! ДРОГОНШТЕРН!!! - я хлопаю себя по лбу. - Мне нужно попасть в Дрогонштерн!</text:p>
      <text:p text:style-name="P749"/>
      <text:p text:style-name="P750">Поняха закатывает глаза и стукается лбом о камень.</text:p>
      <text:soft-page-break/>
      <text:p text:style-name="P751"><text:span text:style-name="T752">-<text:s/></text:span><text:span text:style-name="T753">Я ЖЕ ПРЕДУПРЕЖДАЛА, ПОТИШЕ!!!</text:span><text:span text:style-name="T754"><text:s/>- орёт в свою очередь понька. - Что за тупой жереб попался!</text:span></text:p>
      <text:p text:style-name="P755"/>
      <text:p text:style-name="P756">Снаружи беспокойно возятся, что-то неразборчиво пыхтят и внезапно валун, под которым мы прячемся, возносится над нашими головами.</text:p>
      <text:p text:style-name="P757"/>
      <text:p text:style-name="P758">Поняха бросается на меня, сбив с ног и закрыв телом и крыльями.</text:p>
      <text:p text:style-name="P759"/>
      <text:p text:style-name="P760">-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61">- А как же ты? Он же съест тебя?</text:p>
      <text:p text:style-name="P762">- Не беспокойся, я в последний момент извернусь и улечу. Действуй!</text:p>
      <text:p text:style-name="P763"/>
      <text:p text:style-name="P764">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765"/>
      <text:p text:style-name="P766"><text:span text:style-name="T767">-<text:s/></text:span><text:span text:style-name="T768">ВИЖУ СБЕЖАВШИЙ ВЧЕРАШНИЙ ОБЕД. ЕЩЁ НЕ ПРОТУХ. ХОРОШО.</text:span></text:p>
      <text:p text:style-name="P769">- Ну так и жри, пока не скисло! - орёт поняха, повернув к нему голову.</text:p>
      <text:p text:style-name="P770"><text:span text:style-name="T771">-<text:s/></text:span><text:span text:style-name="T772">ЕЩЁ И РУГАЕТСЯ,</text:span><text:span text:style-name="T773"><text:s/>- недовольно замечает дракон. -<text:s/></text:span><text:span text:style-name="T774">СЛИШКОМ СЫРОЙ</text:span><text:span text:style-name="T775">.<text:s/></text:span><text:span text:style-name="T776">НАДО ПРОЖАРИТЬ ПОЛУЧШЕ.</text:span></text:p>
      <text:p text:style-name="P777"/>
      <text:p text:style-name="P778">Внезапно он открывает пасть и к нам стремится поток зелёного пламени.</text:p>
      <text:p text:style-name="P779">Пегаска пищит и прижимается ко мне покрепче. Я завороженно смотрю навстречу гибели…</text:p>
      <text:p text:style-name="P780"/>
      <text:p text:style-name="P781">…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782"/>
      <text:p text:style-name="P783">Пегаска ориентруется первой.</text:p>
      <text:p text:style-name="P784"/>
      <text:p text:style-name="P785">- Бежим! - она вскакивает и указывает направление.</text:p>
      <text:p text:style-name="P786">Я припускаю со всех ног. Безумие последнего часа выбивает из меня способность мыслить.</text:p>
      <text:p text:style-name="P787"/>
      <text:p text:style-name="P788">… И потому я останавливаюсь у края пропасти, руководствуясь исключительно рефлексами.</text:p>
      <text:soft-page-break/>
      <text:p text:style-name="P789">Пару камешков срывается у меня из-под ноги и скрывается в голубоватой дымке. Я перевожу дух.</text:p>
      <text:p text:style-name="P790"/>
      <text:p text:style-name="P791">- Почему остановился?!! Прыгай! - пегаска останавливается рядом и указывает копытом прямо вниз. - Прыгай, если хочешь жить!</text:p>
      <text:p text:style-name="P792"><text:s/></text:p>
      <text:p text:style-name="P793"><text:span text:style-name="T794">- НЕНАВИЖУ ПОНЯЧЬЮ МАГИЮ! НЕ ВЫНОШУ ПОНИ!!! ВИДЕТЬ ИХ БОЛЬШЕ НЕ ХОЧУ В СВОЁМ ГНЕЗДЕ!</text:span><text:span text:style-name="T795"><text:s/>- орёт Агамемнон, протирая глаза.</text:span></text:p>
      <text:p text:style-name="P796"/>
      <text:p text:style-name="P797">Я молча стою и смотрю вниз, хлопая глазами.</text:p>
      <text:p text:style-name="P798"/>
      <text:p text:style-name="P799">Пегаска всё понимает. Она приседает, как будто готовясь к прыжку. Я делаю маленький шажок назад, не желая прыгать.</text:p>
      <text:p text:style-name="P800"/>
      <text:p text:style-name="P801">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02"/>
      <text:p text:style-name="P803">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804">Довольно скоро я оказываюсь в захвате передних ноги пегаски и к моим воплям присоединяется её протяжный визг.</text:p>
      <text:p text:style-name="P805"/>
      <text:p text:style-name="P806">- А-А-А-А-А-А-А-А-А-А!!!</text:p>
      <text:p text:style-name="P807"/>
      <text:p text:style-name="P808">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809"/>
      <text:p text:style-name="P810">…</text:p>
      <text:p text:style-name="P811"/>
      <text:p text:style-name="P812"/>
      <text:p text:style-name="P813">- Да ты совсем чокнулась, коняга долбанутая! - ору я, как только выныриваю, - я же мог разбиться!!!</text:p>
      <text:p text:style-name="P814">-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8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816"/>
      <text:soft-page-break/>
      <text:p text:style-name="P817">Пегаска сникает.</text:p>
      <text:p text:style-name="P818"/>
      <text:p text:style-name="P819">- Не могла…</text:p>
      <text:p text:style-name="P820"/>
      <text:p text:style-name="P821">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822"/>
      <text:p text:style-name="P823">- Если бы могла летать - не задержалась бы в гнезде Агамемнона… Сломала вчера на вираже, когда уходила от погони.</text:p>
      <text:p text:style-name="P824"/>
      <text:p text:style-name="P825">У меня пересыхает в горле.</text:p>
      <text:p text:style-name="P826"/>
      <text:p text:style-name="P827">-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828"/>
      <text:p text:style-name="P829">Иногда ты довольно туго соображаешь, чувак! Жертвенность этой поняхи заслуживает большей награды, чем ты можешь дать сейчас.</text:p>
      <text:p text:style-name="P830"/>
      <text:p text:style-name="P831">Я примирительно треплю пегаску по голубой гриве и неумело глажу по крупу, стряхивая воду.</text:p>
      <text:p text:style-name="P832"/>
      <text:p text:style-name="P833">- Извини, подруга. Я ступил.</text:p>
      <text:p text:style-name="P834"/>
      <text:p text:style-name="P835">Та немедленно поворачивается. Одно движение ноги стирает слёзы с носа и по улыбке во всю ширину мордахи я понимаю, что прощён.</text:p>
      <text:p text:style-name="P836"/>
      <text:p text:style-name="P83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38">- Да уж, - ёжусь я, - твой дедушка тобой гордился бы.</text:p>
      <text:p text:style-name="P839">-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40"/>
      <text:p text:style-name="P841">Я присвистываю.</text:p>
      <text:p text:style-name="P842">- Фигасе у тебя был дедуля. Как ты вообще выжила?</text:p>
      <text:p text:style-name="P843"/>
      <text:p text:style-name="P844">Пегаска смущается.</text:p>
      <text:soft-page-break/>
      <text:p text:style-name="P84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846"><text:line-break/>Я пытаюсь подбодрить голубую лошадку и хлопаю её по шее.</text:p>
      <text:p text:style-name="P847">- Не грусти. Крыло заживёт и ты снова будешь летать наперегонки с дедом! Или падать – что больше нравится.</text:p>
      <text:p text:style-name="P848"/>
      <text:p text:style-name="P849">У пегаски дрожат губы и уголки глаз подозрительно блестят.</text:p>
      <text:p text:style-name="P850">- Не получится. Никогда-никогда. Он однажды улетел разгонять грозу и в облаке на полной скорости врезался в гору.</text:p>
      <text:p text:style-name="P851"/>
      <text:p text:style-name="P852">Да уж, чувак, ты умеешь утешать!</text:p>
      <text:p text:style-name="P853"/>
      <text:p text:style-name="P854">Я снова глажу пегаску. Та в ответ неожиданно сильно прижимается ко мне, помогая себе передней ногой.</text:p>
      <text:p text:style-name="P855"/>
      <text:p text:style-name="P856">- Ай! - я свободной рукой отстраняю поняху.</text:p>
      <text:p text:style-name="P857">- И-извини… Я расклеилась. Мне нужно было утешиться. Я думала, ты меня поймешь, - бормочет пегаска и отворачивается.</text:p>
      <text:p text:style-name="P858">- Да нет, не в том дело.</text:p>
      <text:p text:style-name="P859"/>
      <text:p text:style-name="P860">Я лезу рукой под рубашку, нашаривая колющий грудь предмет.</text:p>
      <text:p text:style-name="P861"/>
      <text:p text:style-name="P862">- Ого! Что это за хрень?</text:p>
      <text:p text:style-name="P863"/>
      <text:p text:style-name="P864">У меня на ладони красуется золотая фигурка. Грациозный длинноногий пегас с пышной гривой, длинной шеей и, почему-то, с рогом.</text:p>
      <text:p text:style-name="P865">Фигурка широко раскрыла крылья и бьёт передними ногами в воздух. К фигурке крепится цепочка, охватывающая мою шею.</text:p>
      <text:p text:style-name="P866"/>
      <text:p text:style-name="P867">-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68">- Естественно, не пегасье. Это моё украшение. Знать бы только, как оно у меня оказалось!</text:p>
      <text:p text:style-name="P869"/>
      <text:soft-page-break/>
      <text:p text:style-name="P870">Я пытаюсь снять цепочку, но не могу взять её в руку. Золотистое сияние охватывает мою шею и мягко отталкивает руку прочь.</text:p>
      <text:p text:style-name="P871"/>
      <text:p text:style-name="P872">- Чего-о-о?!! Не понял!</text:p>
      <text:p text:style-name="P873"/>
      <text:p text:style-name="P874">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875"/>
      <text:p text:style-name="P876">- Кажется, я понимаю, что спасло нас от Агамемнона!</text:p>
      <text:p text:style-name="P877">- Эмм… Ты?</text:p>
      <text:p text:style-name="P878"/>
      <text:p text:style-name="P879">Пегаска тычет копытом в украшение. Золотое свечение останавливает её ногу в сантиметре от моей груди.</text:p>
      <text:p text:style-name="P880"/>
      <text:p text:style-name="P881">- Я не о том. Вот то золотое марево, которое защитило нас от пламени дракона – это её копыт дело!</text:p>
      <text:p text:style-name="P882">- Её? - я чешу в затылке, - Тогда уже его. Украшение – оно. Блин, щекочется – а я даже снять его не могу!</text:p>
      <text:p text:style-name="P883">- Её. <text:s/>Украшение – кобылка, - объясняет пегаска. - Это тебе любой пони скажет.</text:p>
      <text:p text:style-name="P884"/>
      <text:p text:style-name="P885">Я ещё раз гляжу на фигурку и чешу в затылке.</text:p>
      <text:p text:style-name="P88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87"/>
      <text:p text:style-name="P888">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889">…</text:p>
      <text:p text:style-name="P890">Я открываю глаза и вижу пегаску, уставившуюся на меня во все глаза.</text:p>
      <text:p text:style-name="P891"/>
      <text:p text:style-name="P892">- Ты в порядке?</text:p>
      <text:p text:style-name="P893"/>
      <text:p text:style-name="P894">Я запускаю руку под рубашку и немного шарю.</text:p>
      <text:p text:style-name="P895">Ну дела! Ни фигурки, ни цепочки.</text:p>
      <text:p text:style-name="P896"/>
      <text:p text:style-name="P897">- Не знаю. Вроде, да. Но кулон исчез.</text:p>
      <text:p text:style-name="P898">- Никуда он не исчез. <text:s/>Я видела, как эта фиговина растворилась у тебя в груди!</text:p>
      <text:soft-page-break/>
      <text:p text:style-name="P899">- Прямо через рубашку?</text:p>
      <text:p text:style-name="P900">- Угу! Она так сияла, что я даже твои рёбра видела. То ещё зрелище…</text:p>
      <text:p text:style-name="P901"/>
      <text:p text:style-name="P902">Я хмыкаю, тру висок и в конце-концов плюю на попытки что-либо понять.</text:p>
      <text:p text:style-name="P903"/>
      <text:p text:style-name="P904">- В общем, попытка номер два.</text:p>
      <text:p text:style-name="P905">- Ась? - недоумённо спрашивает пегаска.</text:p>
      <text:p text:style-name="P906"/>
      <text:p text:style-name="P907">Я в ответ осторожно, не касаясь повреждённого крыла, обнимаю её и прижимаю к себе покрепче.</text:p>
      <text:p text:style-name="P908"/>
      <text:p text:style-name="P909">- Спасибо, что спасла меня. Серьёзно.</text:p>
      <text:p text:style-name="P910"/>
      <text:p text:style-name="P911">Я чувствую, как расслабляется в моих руках поняха, буквально упёршись в меня грудью и положив голову на плечо.</text:p>
      <text:p text:style-name="P912"/>
      <text:p text:style-name="P913">- Друзья зовут меня Джет.</text:p>
      <text:p text:style-name="P914">- Здорово, Джет! А меня зовут… Эмм…</text:p>
      <text:p text:style-name="P915"/>
      <text:p text:style-name="P916">Блин! Похоже, это ещё одна вещь, которую я не помню.</text:p>
      <text:p text:style-name="P917"/>
      <text:p text:style-name="P918"><text:span text:style-name="T919">- Называй меня… Эээ… Хуман!<text:s/></text:span><text:span text:style-name="T920">Хуман из племени Хомо Сапиенсов.</text:span></text:p>
      <text:p text:style-name="P921">- Привет, Хуман! - пегаска с улыбкой отстраняется и трясёт мою руку, зажав её между копыт.</text:p>
      <text:p text:style-name="P922">- Привет, Джет!</text:p>
      <text:p text:style-name="P923"/>
      <text:p text:style-name="P924">- Привет, красавчики!</text:p>
      <text:p text:style-name="P925"/>
      <text:p text:style-name="P926">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27"/>
      <text:p text:style-name="P928">~~~</text:p>
      <text:p text:style-name="P929"/>
      <text:p text:style-name="P930">- Хуман из Хомо Сапиенсов! - возвращает меня к реальности гортанный голос полосатой целительницы. - Ты можешь войти. Пегаска нуждается в тебе.</text:p>
      <text:p text:style-name="P931"/>
      <text:h text:style-name="P932" text:outline-level="2">Глава 4</text:h>
      <text:p text:style-name="P933"/>
      <text:p text:style-name="P934">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35">Надежда увидеть Тебя.</text:p>
      <text:p text:style-name="P936"/>
      <text:p text:style-name="P937">…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938">…сссшшш… военные расходы стали максимальными за всю историю наблюдения – говорится в ежегодном отчёте международной комиссии …шшш…</text:p>
      <text:p text:style-name="P939">…хррршшш… заступил на дежурство девятнадцатый дивизион ПВО дальнего …шшшсссссшшш…</text:p>
      <text:p text:style-name="P940"/>
      <text:p text:style-name="P94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942"/>
      <text:p text:style-name="P943">…шшсссшш… очередное заседание ООН, посвящённое предотвращению эскалации конфликта …хрр…</text:p>
      <text:p text:style-name="P94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45">…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946"/>
      <text:p text:style-name="P94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48"/>
      <text:p text:style-name="P949">Близилось время обеда. Я пожал плечами и побрёл в столовку.</text:p>
      <text:p text:style-name="P950"/>
      <text:p text:style-name="P951">…</text:p>
      <text:p text:style-name="P952"/>
      <text:p text:style-name="P95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text:s/><text:soft-page-break/>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5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55">-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56">-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57"/>
      <text:p text:style-name="P958">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59"/>
      <text:p text:style-name="P96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61"/>
      <text:p text:style-name="P962">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63"/>
      <text:p text:style-name="P96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65"/>
      <text:p text:style-name="P966">Диоген заговорщицки подмигнул мне и нарисовал от точки на столе ещё несколько кривых траекторий.</text:p>
      <text:p text:style-name="P967"/>
      <text:p text:style-name="P96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6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70"/>
      <text:p text:style-name="P971">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972"/>
      <text:p text:style-name="P97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74"/>
      <text:p text:style-name="P97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76">- Знаешь, Диоген, я больше ценитель классики, - я попытался прервать собеседника. - Ну, там, когда яблоко на голову падает или е равно эм-цэ-квадрат…</text:p>
      <text:p text:style-name="P977">-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78"/>
      <text:p text:style-name="P97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80"/>
      <text:p text:style-name="P98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82">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83"/>
      <text:p text:style-name="P984">-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85"/>
      <text:p text:style-name="P986">-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text:s/><text:soft-page-break/>-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87"/>
      <text:p text:style-name="P988">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989"/>
      <text:p text:style-name="P99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91"/>
      <text:p text:style-name="P992">Диоген выдохнул и залпом опрокинул в себя стакан компота. Закашлялся, вытер рот рукавом и обиженно оглянулся через плечо.</text:p>
      <text:p text:style-name="P993"/>
      <text:p text:style-name="P994"><text:span text:style-name="T99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996">притянуто за уши, а камни годятся<text:s/></text:span><text:span text:style-name="T997">только на то, чтобы вышибать мозги из заумствующих демагогов! Но позвольте!!</text:span></text:p>
      <text:p text:style-name="P998"/>
      <text:p text:style-name="P99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s/></text:p>
      <text:p text:style-name="P1000"/>
      <text:p text:style-name="P1001">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1002"/>
      <text:p text:style-name="P1003">Вилка была пуста, а Диоген увлечённо жевал.</text:p>
      <text:p text:style-name="P1004"/>
      <text:p text:style-name="P1005">-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06"/>
      <text:p text:style-name="P1007">Я уже отчаялся остановить вышедшего на орбиту философа и просто старался не заснуть.</text:p>
      <text:p text:style-name="P1008"/>
      <text:soft-page-break/>
      <text:p text:style-name="P100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10"/>
      <text:p text:style-name="P10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12"/>
      <text:p text:style-name="P101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14"/>
      <text:p text:style-name="P101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16"/>
      <text:p text:style-name="P101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18"/>
      <text:p text:style-name="P101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020">Крошка не двигалась.</text:p>
      <text:p text:style-name="P1021">Я закрыл глаза, прижал пальцы рук к вискам и представил, как крошка поднимается в воздух и…</text:p>
      <text:p text:style-name="P1022"/>
      <text:p text:style-name="P1023">- Ты чего? У тебя что, голова болит? - Диоген встревожено тряс меня за плечо. - Хочешь леденец? Барбарисовый! Я вчера у Крыса выменял за сигарету.</text:p>
      <text:p text:style-name="P1024"/>
      <text:p text:style-name="P1025">Я открыл глаза. На месте крошки покоился локоть Диогена. Сам он участливо совал мне под нос леденец.</text:p>
      <text:p text:style-name="P1026"/>
      <text:p text:style-name="P1027">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text:s/><text:soft-page-break/>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28"/>
      <text:p text:style-name="P1029">- Нет, всё в порядке, продолжай.</text:p>
      <text:p text:style-name="P103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31"/>
      <text:p text:style-name="P1032">Я вытер брызги слюны Диогена со лба.</text:p>
      <text:p text:style-name="P1033"/>
      <text:p text:style-name="P1034">- А война? - я отчаянно искал повод свалить в палату. Мне ужасно хотелось спать.</text:p>
      <text:p text:style-name="P1035">- Что – война?</text:p>
      <text:p text:style-name="P1036">- Если у нас произойдёт война – случится ли война в отражении? Скажем, вот в том, далёком, с лошадьми – на седьмой волне?</text:p>
      <text:p text:style-name="P103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38"/>
      <text:p text:style-name="P103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40"/>
      <text:p text:style-name="P1041">…</text:p>
      <text:p text:style-name="P1042"/>
      <text:p text:style-name="P1043">- Дедлайн, танцуй! - судья Дредд окликнул меня на входе в палату.</text:p>
      <text:p text:style-name="P1044"/>
      <text:p text:style-name="P1045">Я повернул голову.</text:p>
      <text:p text:style-name="P1046"/>
      <text:p text:style-name="P1047">- Ты же не хотел переезжать в четвёртую палату? Так вот, перевод отменяется. Остаёшься в третьей своих пауков разводить.</text:p>
      <text:p text:style-name="P1048"/>
      <text:p text:style-name="P1049">“Неужто Алекс замолвил за меня словечко?” - пронеслось у меня в мыслях. - “Расстались мы с ним не по-доброму. Что он потребует взамен?”</text:p>
      <text:p text:style-name="P1050">- Да не смотри ты на меня, как кролик на удава! - отмахнулся Дредд, - умер новенький. Сегодня в девять. Я как раз на утреннем осмотре был.</text:p>
      <text:p text:style-name="P1051"/>
      <text:p text:style-name="P1052">У меня перехватило дыхание.</text:p>
      <text:p text:style-name="P1053"/>
      <text:p text:style-name="P1054">- От чего он умер?</text:p>
      <text:p text:style-name="P105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56"/>
      <text:p text:style-name="P1057">***</text:p>
      <text:p text:style-name="P1058"/>
      <text:p text:style-name="P1059">- Джет… - шепчу я тихонько.</text:p>
      <text:p text:style-name="P1060"/>
      <text:p text:style-name="P1061">Комок под серым пледом слабо шевелится.</text:p>
      <text:p text:style-name="P1062"/>
      <text:p text:style-name="P1063">- Она очень слаба. Разговаривай с ней пока сыпется песок, Хуман из Хомо Сапиенсов. Время пошло.</text:p>
      <text:p text:style-name="P1064"/>
      <text:p text:style-name="P1065">Зеррика ставит на полку возле кровати песочные часы и выходит.</text:p>
      <text:p text:style-name="P1066"/>
      <text:p text:style-name="P1067">- Джет!</text:p>
      <text:p text:style-name="P1068">Из-под одеяла высовывается копыто и затаскивает мою руку под одеяло. К руке прижимается что-то тёплое и влажное.</text:p>
      <text:p text:style-name="P1069">Я осторожно стаскиваю одеяло с пегаски. Та лежит на животе, вся спина перебинтована. Джет прижимает мою руку к заплаканной щеке.</text:p>
      <text:p text:style-name="P1070"/>
      <text:p text:style-name="P107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72"/>
      <text:p text:style-name="P1073">Я ногой придвигаю к кровати чурбачок и сажусь на него. Свободной рукой треплю пегаску между ушами.</text:p>
      <text:p text:style-name="P1074"/>
      <text:soft-page-break/>
      <text:p text:style-name="P107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76"><text:s/></text:p>
      <text:p text:style-name="P107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78"/>
      <text:p text:style-name="P107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80"/>
      <text:p text:style-name="P108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82"/>
      <text:p text:style-name="P1083">Я шутливо сжимаю её нос.</text:p>
      <text:p text:style-name="P1084"/>
      <text:p text:style-name="P108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86">- Это уже мои проблемы.</text:p>
      <text:p text:style-name="P1087">- <text:s/>Зато я отлично умею готовить гороховый суп. Кстати, а что такое “суицид”? - спрашивает пегаска сонным голосом и зевает.</text:p>
      <text:p text:style-name="P1088"/>
      <text:p text:style-name="P1089">Я задумываюсь. В полумраке палатки тускло блестят доспехи Джет, сваленные кучей в углу.</text:p>
      <text:p text:style-name="P109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91"/>
      <text:p text:style-name="P1092">- Хррр… я поняла… я буду бороться до конца… Хум… хррр…</text:p>
      <text:p text:style-name="P1093"/>
      <text:p text:style-name="P1094">- Хуман из Хомо Сапиенсов! Пора заканчивать визит.</text:p>
      <text:p text:style-name="P1095"/>
      <text:p text:style-name="P1096">Полог палатки раздвигается и Зеррика показывает мне копытом на часы, в которых падают последние песчинки.</text:p>
      <text:p text:style-name="P1097">Я осторожно высвобождаю руку из захвата спящей Джет и поправляю ей одеяло.</text:p>
      <text:p text:style-name="P1098"/>
      <text:p text:style-name="P1099">- Когда она встанет на ноги?</text:p>
      <text:soft-page-break/>
      <text:p text:style-name="P1100">- Недели будет достаточно, Хуман. Пегасы - крепкие создания. Ты можешь оставаться с нами до её выздоровления.</text:p>
      <text:p text:style-name="P1101">- Спасибо вам. За всё. За Джет.</text:p>
      <text:p text:style-name="P1102"/>
      <text:p text:style-name="P1103">Зебра косит на меня изумрудным глазом.</text:p>
      <text:p text:style-name="P1104"/>
      <text:p text:style-name="P110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06"/>
      <text:p text:style-name="P1107">Я неверяще смотрю на Зеррику.</text:p>
      <text:p text:style-name="P1108"/>
      <text:p text:style-name="P1109">- Вы знали, что у Джет отвалится крыло и я буду мешать ей прыгнуть с обрыва?</text:p>
      <text:p text:style-name="P1110"/>
      <text:p text:style-name="P1111">Зебра смущается.</text:p>
      <text:p text:style-name="P1112"/>
      <text:p text:style-name="P111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14">- Что за миссия? Я не то, что какую-то миссию – я не знаю даже, как меня зовут!</text:p>
      <text:p text:style-name="P1115"/>
      <text:p text:style-name="P1116">Зеррика сочувствующе кивает.</text:p>
      <text:p text:style-name="P1117"/>
      <text:p text:style-name="P111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19"/>
      <text:p text:style-name="P1120">…</text:p>
      <text:p text:style-name="P1121"/>
      <text:p text:style-name="P112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23"/>
      <text:p text:style-name="P1124">- А, Большой М’боно! - приветствует меня Сенбе скрипучим голосом. - Заходи. Сенбе ждал тебя.</text:p>
      <text:p text:style-name="P1125"/>
      <text:soft-page-break/>
      <text:p text:style-name="P1126">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27"/>
      <text:p text:style-name="P1128">-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29"/>
      <text:p text:style-name="P1130">Сенбе поднимает копыто, останавливая мой поток сознания.</text:p>
      <text:p text:style-name="P1131"/>
      <text:p text:style-name="P1132">-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3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34">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35"/>
      <text:p text:style-name="P1136">~~~</text:p>
      <text:p text:style-name="P1137">…Я беру Крысу в руки и, шатаясь, иду к небесной машине.</text:p>
      <text:p text:style-name="P1138"/>
      <text:p text:style-name="P1139">«Постарайся выжить…»</text:p>
      <text:p text:style-name="P1140"/>
      <text:p text:style-name="P1141">В далёкой синеве неба появляются белые полоски инверсных следов ракет.</text:p>
      <text:p text:style-name="P1142">Се-лес-тия — повторяю незнакомое, но в то же время удивительно волнующее имя.</text:p>
      <text:p text:style-name="P1143"/>
      <text:p text:style-name="P1144">Я открываю дверь кабины и осторожно кладу Крысу на пилотское кресло. Потом закрываю кабину.</text:p>
      <text:p text:style-name="P1145">- Извини, Хэвен. Не вижу смысла.</text:p>
      <text:p text:style-name="P1146"/>
      <text:p text:style-name="P114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48">Меня охватывает какое-то лёгкое чувство конца всего: всех условностей и ограничений, тоски, безысходности. Чувство свободы.</text:p>
      <text:p text:style-name="P114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text:s/><text:soft-page-break/>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50"><text:span text:style-name="T1151">Я продолжаю смеяться до тех пор, пока сияние не выжигает мне глаза…</text:span></text:p>
      <text:p text:style-name="P1152"/>
      <text:p text:style-name="P1153">~~~</text:p>
      <text:p text:style-name="P1154"/>
      <text:p text:style-name="P1155">Сенбе захлопывает книгу.</text:p>
      <text:p text:style-name="P1156"/>
      <text:p text:style-name="P1157">- Большой М’боно доволен? Сенбе ответил на твои вопросы?</text:p>
      <text:p text:style-name="P1158">- Вполне, - с каменным лицом говорю я.</text:p>
      <text:p text:style-name="P1159"/>
      <text:p text:style-name="P1160">Душа откликается на прочитанное тихим всхлипом. Холод сковывает меня ледяным кулаком, делая все вокруг несущественным и мелким.</text:p>
      <text:p text:style-name="P1161"/>
      <text:p text:style-name="P1162">-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63"/>
      <text:h text:style-name="P1164" text:outline-level="2">Глава 5</text:h>
      <text:p text:style-name="P1165"/>
      <text:p text:style-name="P1166">"Намерение меняет реальность" - повторяю я каждый раз, когда близка к отчаянию.</text:p>
      <text:p text:style-name="P1167"/>
      <text:p text:style-name="P1168">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69">Я выкинул одноразовые тарелки в мусорный бак и собрался уходить, когда меня окликнули.</text:p>
      <text:p text:style-name="P1170"/>
      <text:p text:style-name="P1171">- Дедлайн! Я рассчитал! Рассчитал!</text:p>
      <text:p text:style-name="P1172"/>
      <text:soft-page-break/>
      <text:p text:style-name="P117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74"/>
      <text:p text:style-name="P1175">- Я всё рассчитал! Сорок два!!!</text:p>
      <text:p text:style-name="P1176"/>
      <text:p text:style-name="P1177">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78"/>
      <text:p text:style-name="P1179">- Идём!</text:p>
      <text:p text:style-name="P1180"/>
      <text:p text:style-name="P1181">Палата Диогена была через одну с моей – надзирающий Шопен лениво кивнул мне, пропуская внутрь.</text:p>
      <text:p text:style-name="P1182">Подойдя к своей койке, Диоген нырнул в тумбочку чуть ли не по пояс.</text:p>
      <text:p text:style-name="P1183"/>
      <text:p text:style-name="P1184">- Сюда я его положил, лежал же где-то тут… Ага!</text:p>
      <text:p text:style-name="P1185"/>
      <text:p text:style-name="P1186">Диоген вытащил смятый листок, в котором угадывалась исчёрканная карандашём салфетка из столовой.</text:p>
      <text:p text:style-name="P1187"/>
      <text:p text:style-name="P1188">- Сегодня ночью пришло вдохновение – рассчитал всё, как ты и спрашивал! На седьмой волне – сорок два миллиона!</text:p>
      <text:p text:style-name="P118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190"/>
      <text:p text:style-name="P119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92"/>
      <text:p text:style-name="P119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94">…</text:p>
      <text:p text:style-name="P119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96"/>
      <text:p text:style-name="P119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98"/>
      <text:p text:style-name="P119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00"/>
      <text:p text:style-name="P1201">***</text:p>
      <text:p text:style-name="P1202"/>
      <text:p text:style-name="P1203">- Чешется! - Джет ожесточённо трётся об меня спиной, высунув язык от удовольствия.</text:p>
      <text:p text:style-name="P1204">- Да погоди ты! - отпихиваю я пегаску. - Потерпи три дня. Снимут бинты – тогда хоть до дыр чеши!</text:p>
      <text:p text:style-name="P1205">- ЧЕ-ШЕТ-СЯ!!! - Джет с совершенно безумными глазами начинает чесаться о центральный столб палатки.</text:p>
      <text:p text:style-name="P1206"/>
      <text:p text:style-name="P1207">Тот явно не рассчитан на столь энергичных пациентов. Коротко треснув, столб валится набок, потянув за собой всё остальное.</text:p>
      <text:p text:style-name="P1208"/>
      <text:p text:style-name="P1209">- А х ты ж ёп…!! - рухнувший полог палатки заглушает мои ругательства.</text:p>
      <text:p text:style-name="P1210"/>
      <text:p text:style-name="P1211">Изрядно пробарахтавшись в складках плотной ткани, я, наконец, прорываюсь на свободу.</text:p>
      <text:p text:style-name="P1212"/>
      <text:p text:style-name="P121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14"/>
      <text:p text:style-name="P1215">-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16">- НЕТ! ХУМАН НИ ПРИ ЧЁМ! ЭТО Я!!! Я САМА ОСВОБОДИЛАСЬ! - орёт Джет, - МНЕ НАДО!!!</text:p>
      <text:p text:style-name="P1217"/>
      <text:p text:style-name="P121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19"/>
      <text:soft-page-break/>
      <text:p text:style-name="P122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21"/>
      <text:p text:style-name="P1222">Джет моментально замирает.</text:p>
      <text:p text:style-name="P1223"/>
      <text:p text:style-name="P1224">- Эээ… Ооо… Упс… Н-наденьте на меня, пожалуйста, бандажи… И привяжите к кровати покрепче – я не ручаюсь, что во сне не сорву их.</text:p>
      <text:p text:style-name="P1225"/>
      <text:p text:style-name="P1226">Зеррика фейсхуфит. Потом воздевает глаза к потолку. Потом вздыхает.</text:p>
      <text:p text:style-name="P1227"/>
      <text:p text:style-name="P122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29">…</text:p>
      <text:p text:style-name="P1230">…</text:p>
      <text:p text:style-name="P1231">…</text:p>
      <text:p text:style-name="P1232">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233"/>
      <text:p text:style-name="P1234">- Поправь меня! Мне солнце прямо в глаз светит!</text:p>
      <text:p text:style-name="P1235"/>
      <text:p text:style-name="P1236">Я пододвигаю крестовину так, чтобы привязанная к ней пегаска оказалась в тени.</text:p>
      <text:p text:style-name="P1237"/>
      <text:p text:style-name="P1238">- А теперь расскажи мне сказку! Только не такую глупую, как вчера.</text:p>
      <text:p text:style-name="P1239">- А почему это вчерашняя была глупой? - обижаюсь я.</text:p>
      <text:p text:style-name="P124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41">- Хмм... – моя попытка приобщить пегаску к общемировой культуре явно провалилась.</text:p>
      <text:p text:style-name="P1242"/>
      <text:p text:style-name="P1243">Я задумываюсь.</text:p>
      <text:p text:style-name="P1244"/>
      <text:p text:style-name="P1245">- Ну ладно. Вот тебе умная сказка. Слушай. Жил да был человек без памяти. Жил он неизвестно где, неизвестно как и неизвестно, сколько лет. И однажды...</text:p>
      <text:soft-page-break/>
      <text:p text:style-name="P1246">- А как его звали?</text:p>
      <text:p text:style-name="P1247">- Он не помнил. Потому что потерял память.</text:p>
      <text:p text:style-name="P1248">- А почему он потерял память? - Джет скептически морщит нос.</text:p>
      <text:p text:style-name="P124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50">От волнения у меня пересыхает в горле.</text:p>
      <text:p text:style-name="P1251">- А что такое "атомная бомба"?</text:p>
      <text:p text:style-name="P1252">- Долго объяснять. Она подобна Солнцу.</text:p>
      <text:p text:style-name="P1253">- Вау! Так это же круто! - у Джет от восторга округляются глаза.</text:p>
      <text:p text:style-name="P1254">- Не тогда, когда она падает тебе на голову. Это очень горячо, знаешь ли. Испепеляет.</text:p>
      <text:p text:style-name="P1255">- Бедняга... Он сильно обжёгся?</text:p>
      <text:p text:style-name="P1256">- Выходит, сильно. Раз утратил память. Но вернёмся к сказке... Жил он себе, жил, и однажды проснулся в гнезде огнедышашего дракона.</text:p>
      <text:p text:style-name="P1257">- Глупый какой человек! Нельзя засыпать в гнезде дракона, если не планируешь попасть к нему на обед!</text:p>
      <text:p text:style-name="P1258">- А он и не планировал. Просто как-то раз открыл глаза, огляделся - а он уже в гнезде. И голодный дракон маячит на горизонте.</text:p>
      <text:p text:style-name="P1259">- Странная какая-то история, - сонно бормочет Джет. - Нельзя просто так взять и очутиться в гнезде дракона.</text:p>
      <text:p text:style-name="P126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61">- Хм. Тут есть что-то знакомое, - недоверчиво хныкает Джет. - Но не могу вспомнить, что. Кажется, я знаю этого дракона.</text:p>
      <text:p text:style-name="P1262">-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63">- Смешной ты, - хихикает пегаска. - Драконы сосисок не едят. Это ж не грифоны. Разве что проглотят кого-нибудь, кто недавно съел сосиску.</text:p>
      <text:p text:style-name="P1264">- Неважно! Это художественная гипербола, - важно заявляю я. - Я - художник, я так вижу.</text:p>
      <text:p text:style-name="P1265">-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66">- Ха! По-моему, я знаю, чем закончится эта история, - хитро прищуривается Джет.</text:p>
      <text:p text:style-name="P1267">- Ничего ты не знаешь! - безапеляционно заявляю я. - Я тебе эту сказку впервые рассказываю. Слушай сюда.</text:p>
      <text:p text:style-name="P1268">-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soft-page-break/>
      <text:p text:style-name="P1269">- Да ладно, откуда у Дейдры шхуна? - недоверчиво спрашивает Джет. - Она свой люггер уже третий год доделать не может.</text:p>
      <text:p text:style-name="P1270">- Может, то и люггер был, я уже не вспомню, - соглашаюсь я.</text:p>
      <text:p text:style-name="P127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72">-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73">-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74">- Что? - высовывает нос Джет.</text:p>
      <text:p text:style-name="P1275">-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76">-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77"/>
      <text:p text:style-name="P1278">Сонные слова Джет растворяются в стрекоте цикад.</text:p>
      <text:p text:style-name="P1279"/>
      <text:h text:style-name="P1280" text:outline-level="2">Глава 6</text:h>
      <text:p text:style-name="P1281"/>
      <text:p text:style-name="P128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1283">Вот только ни в одном из них нет Тебя.</text:p>
      <text:p text:style-name="P1284"/>
      <text:p text:style-name="P1285">- Крыс! Эй, Крыс!</text:p>
      <text:p text:style-name="P1286"/>
      <text:p text:style-name="P128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88"/>
      <text:p text:style-name="P1289"><text:span text:style-name="T129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291">записями<text:s/></text:span><text:span text:style-name="T1292">Э</text:span><text:span text:style-name="T1293">лвиса —</text:span><text:span text:style-name="T1294"><text:s/>ну, того, что музыкант, а не наш со второй палаты. Беднягу<text:s/></text:span><text:soft-page-break/><text:span text:style-name="T1295">чуть инфаркт не схватил. Набросился на санитаров с кулаками. Сидит теперь в карцере, слушает «</text:span>Raised<text:span text:style-name="T1296"><text:s/></text:span>On<text:span text:style-name="T1297"><text:s/></text:span>Rock<text:span text:style-name="T1298">» по памяти.</text:span></text:p>
      <text:p text:style-name="P1299">Гейзенберг протёр рукавом плеер от слюн. Оглядевшись по сторонам, он торопливо скрылся в коридоре, шаркая и касаясь руками стен.</text:p>
      <text:p text:style-name="P1300"/>
      <text:p text:style-name="P130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02"/>
      <text:p text:style-name="P1303">- Стой, не уходи, дело есть, - я схватил Крыса за плечо.</text:p>
      <text:p text:style-name="P1304"/>
      <text:p text:style-name="P1305">Тот хмуро зыркнул на меня и скинул руку.</text:p>
      <text:p text:style-name="P1306"/>
      <text:p text:style-name="P1307">- Чего тебе? Решил долг вернуть?</text:p>
      <text:p text:style-name="P1308"><text:span text:style-name="T1309">- Да погоди ты со своим долгом! - отмахнулся я. -<text:s/></text:span><text:span text:style-name="T1310">Е</text:span><text:span text:style-name="T1311">сли сделаешь работу, о долге забудешь. Будешь курить сиги по пять пачек в день. Да хоть по десять — пока от рака лёгких не загнёшься.</text:span></text:p>
      <text:p text:style-name="P1312">-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13"/>
      <text:p text:style-name="P1314">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15">Я молча вытащил из-за пазухи «Джентльмен Джека», подаренного моим бывшим боссом и сунул под нос Крысу.</text:p>
      <text:p text:style-name="P1316"/>
      <text:p text:style-name="P1317">-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18">- Это только задаток, - я оставил вожделенную бутылку в руках Крыса. - Заплачу, сколько скажешь. Слушай сюда. Мне надо выбраться из Чертогов...</text:p>
      <text:p text:style-name="P1319"/>
      <text:p text:style-name="P1320">...Вот и пришла пора повидаться с моей бывшей ученицей, превратившейся в безумного убийцу.<text:s/></text:p>
      <text:p text:style-name="P1321">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322"><text:span text:style-name="T1323">Но Юджин был прав: если Хэвэн слетит с катушек, кто-то из нас должен дёрнуть стоп-кран.</text:span></text:p>
      <text:p text:style-name="P1324"/>
      <text:p text:style-name="P1325"><text:span text:style-name="T1326">Юджина давно уж нет, так что придётся это сделать мне. Пока не стало слишком поздно.</text:span></text:p>
      <text:p text:style-name="P1327"/>
      <text:p text:style-name="P1328">***</text:p>
      <text:p text:style-name="P1329"/>
      <text:p text:style-name="P1330">- Четыре! Три! Два! Один! Снимай, - кивает мне Зеррика.</text:p>
      <text:p text:style-name="P1331"/>
      <text:p text:style-name="P1332">Я сдёргиваю разрезанные остатки повязки с Джет. Та уже стоит на полусогнутых, ожидая возможности как следует почесаться.</text:p>
      <text:p text:style-name="P1333">- И-и-и-й-е-е-ех!</text:p>
      <text:p text:style-name="P1334"/>
      <text:p text:style-name="P1335">Одним прыжком пегаска достигает ближайшей сосны и разворачивается к ней спиной. Выгибается, <text:s/>топает в предвкушении копытом и…</text:p>
      <text:p text:style-name="P1336">… И замирает.</text:p>
      <text:p text:style-name="P1337"/>
      <text:p text:style-name="P1338">- Джет, ты чего?</text:p>
      <text:p text:style-name="P1339"/>
      <text:p text:style-name="P1340">На лице пегаски появляется глупое выражение. Она словно прислушивается к чему-то внутри неё.</text:p>
      <text:p text:style-name="P1341">Потом её мордаха несмело озаряется улыбкой. А за её спиной…</text:p>
      <text:p text:style-name="P1342"/>
      <text:p text:style-name="P1343">- Э-э-э… Что за… ?</text:p>
      <text:p text:style-name="P1344"/>
      <text:p text:style-name="P1345">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46"/>
      <text:p text:style-name="P1347">- Какого фига?! - Джет недоумённо смотрит на правое, потом осторожно захватывает зубами коготь и дёргает.</text:p>
      <text:p text:style-name="P1348">- Ай!</text:p>
      <text:p text:style-name="P134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50">- Что вы с ней сделали? - встреваю я. - Что это за уродское крыло?</text:p>
      <text:soft-page-break/>
      <text:p text:style-name="P135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52"/>
      <text:p text:style-name="P1353">-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54"><text:span text:style-name="T1355">-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 text:style-name="T1356">зака</text:span><text:span text:style-name="T1357"><text:s/>вэтот раз не смо</text:span><text:span text:style-name="T1358">гут</text:span><text:span text:style-name="T1359"><text:s/>– правых крыльев у<text:s/></text:span><text:span text:style-name="T1360">нас<text:s/></text:span><text:span text:style-name="T1361">уже нет никаких.<text:s/></text:span><text:span text:style-name="T1362">Разве что т</text:span><text:span text:style-name="T1363">ы</text:span><text:span text:style-name="T1364"><text:s/>согласна летать с двумя лев</text:span><text:span text:style-name="T1365">ыми или протезом.</text:span></text:p>
      <text:p text:style-name="P1366">- ХА-РА-ШО!!! - Джет подпрыгивает и мчится в долину, сбивая грудью полевые цветы.</text:p>
      <text:p text:style-name="P1367"/>
      <text:p text:style-name="P1368">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69">Определённо, ты в долгу перед зебрами, Хуман!</text:p>
      <text:p text:style-name="P1370"/>
      <text:p text:style-name="P1371">- Спасибо тебе, Зеррика! Всем вам спасибо! Вы спасли нас. За мной должок, - обращаюсь я к ней через плечо…</text:p>
      <text:p text:style-name="P1372"/>
      <text:p text:style-name="P1373">… Рядом со мной – никого. Лишь тёплый воздух дует мне в лицо и из долины доносятся радостные визги дурачащейся Джет.</text:p>
      <text:p text:style-name="P1374">Как будто развеялся сон длиной в две недели, начавшийся болью и кошмаром, но закончившийся солнцем и одуванчиками.</text:p>
      <text:p text:style-name="P1375"/>
      <text:p text:style-name="P1376">Я спускаюсь в долину и составляю компанию пегаске.</text:p>
      <text:p text:style-name="P1377">…</text:p>
      <text:p text:style-name="P1378">…</text:p>
      <text:p text:style-name="P1379">…</text:p>
      <text:p text:style-name="P1380">Джет снова прислушивается, оттопырив уши вперёд.</text:p>
      <text:p text:style-name="P1381"/>
      <text:p text:style-name="P1382">- Там треснула ветка! Я точно слышала!</text:p>
      <text:soft-page-break/>
      <text:p text:style-name="P1383">- Да ладно тебе, Джет! Мы давным-давно оторвались от твердолобов — иначе за две недели у зебр они бы нас настигли.</text:p>
      <text:p text:style-name="P1384"/>
      <text:p text:style-name="P1385">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386">Пегаска наморщивает лоб и с подозрением всматривается в чащу. Чаща в ответ с дуновением ветерка приносит ей охапку листьев.</text:p>
      <text:p text:style-name="P1387"/>
      <text:p text:style-name="P1388">- Хмм!</text:p>
      <text:p text:style-name="P1389"/>
      <text:p text:style-name="P139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91">Наконец пегаска приземляется.</text:p>
      <text:p text:style-name="P1392"/>
      <text:p text:style-name="P1393">- Ничего. Показалось.</text:p>
      <text:p text:style-name="P1394"/>
      <text:p text:style-name="P1395">Мы продолжаем идти вдоль обрыва.</text:p>
      <text:p text:style-name="P1396"/>
      <text:p text:style-name="P139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398"/>
      <text:p text:style-name="P139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00"/>
      <text:p text:style-name="P1401">Я вздыхаю.</text:p>
      <text:p text:style-name="P1402">Толчок возвращает меня к действительности. Я натыкаюсь на круп пегаски, настороженно вглядывающейся в заросли можжевельника.</text:p>
      <text:p text:style-name="P1403"/>
      <text:p text:style-name="P1404">- Хум, там кто-то пялится на нас! Готова спорить на маховое перо!</text:p>
      <text:p text:style-name="P1405">- Да брось, Джет, ты уже проверила все окрестности!</text:p>
      <text:p text:style-name="P1406"/>
      <text:p text:style-name="P1407">Я нетерпеливо хлопаю пегаску по крупу, побуждая двигаться дальше. Та вместо этого снова взмывает над деревьями.</text:p>
      <text:p text:style-name="P1408"/>
      <text:p text:style-name="P140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10"/>
      <text:p text:style-name="P14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12">Меня озаряет.</text:p>
      <text:p text:style-name="P1413"/>
      <text:p text:style-name="P1414">Пегаска! Дельтаплан! Пегаска!</text:p>
      <text:p text:style-name="P1415"/>
      <text:p text:style-name="P1416">С дьявольским хохотом я потираю руки и иду навстречу приземлившейся Джет. Та недоумённо смотрит на меня, склонив голову и насторожив уши.</text:p>
      <text:p text:style-name="P141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18"/>
      <text:p text:style-name="P1419">Дрогонштерн темнеет в лучах заката.</text:p>
      <text:p text:style-name="P1420"/>
      <text:h text:style-name="P1421" text:outline-level="2">Глава 7</text:h>
      <text:p text:style-name="P1422"/>
      <text:p text:style-name="P142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24">Быть может, даже, нет Тебя.</text:p>
      <text:p text:style-name="P1425"/>
      <text:p text:style-name="P1426">Коридор был пуст. Размытые фигуры маячили в дальнем конце за стеклянными дверями – Дредд вышел покурить с Шопеном на балкон. Десять минут у меня есть.</text:p>
      <text:soft-page-break/>
      <text:p text:style-name="P1427">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1428"/>
      <text:p text:style-name="P142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430"/>
      <text:p text:style-name="P1431">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32"/>
      <text:p text:style-name="P143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34">Что ж. Обманывать нехорошо, но для дела – можно.</text:p>
      <text:p text:style-name="P1435"/>
      <text:p text:style-name="P1436">- Как мне звать тебя, Учитель? - пропел я ему на ухо, стараясь воссоздать знакомые интонации. - Я желаю взять урок.</text:p>
      <text:p text:style-name="P1437"/>
      <text:p text:style-name="P1438">Зрачки Терминатора застыли. Губы замерли. Казалось, он перестал дышать.</text:p>
      <text:p text:style-name="P1439">Прошли бесконечные полминуты, когда кодовая фраза проникла в остатки сознания Учителя. Губы Терминатора дёрнулись.</text:p>
      <text:p text:style-name="P1440"/>
      <text:p text:style-name="P1441">- Оператор тридцать четыре. Я готов учить тебя, Хэвэн, - прошептал он в ответ.</text:p>
      <text:p text:style-name="P1442">- Приветствие принято, оператор тридцать четыре. Начинаем диалог. Передаю управление оператору один.</text:p>
      <text:p text:style-name="P1443"/>
      <text:p text:style-name="P1444">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45"/>
      <text:p text:style-name="P1446">- Каков был класс твоей защиты в последнем диалоге?</text:p>
      <text:p text:style-name="P1447">- Двадцать второй.</text:p>
      <text:p text:style-name="P1448">- Сколько времени ты продержался?</text:p>
      <text:p text:style-name="P1449">- Семнадцать минут.</text:p>
      <text:p text:style-name="P1450">- Сколько времени ты бы продержался с тридцатым классом?</text:p>
      <text:p text:style-name="P1451">- … Часа три… Наверное…</text:p>
      <text:p text:style-name="P1452">- Какой ты запомнил Хээн?</text:p>
      <text:p text:style-name="P1453">- Она прекрасна… Она идеальна. Она совершенна.</text:p>
      <text:p text:style-name="P1454">- Чего более всего нужно опасаться при встрече с ней сейчас?</text:p>
      <text:p text:style-name="P1455"/>
      <text:p text:style-name="P145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57"/>
      <text:p text:style-name="P1458">- Любви. Опасайся её любви. Не давай ей прикоснуться к себе. Она украдёт твою душу и заберёт её себе.</text:p>
      <text:p text:style-name="P1459">Терминатор откинулся на койку и закрыл его глаза.</text:p>
      <text:p text:style-name="P1460"/>
      <text:p text:style-name="P1461">- Сессия завершена, оператор тридцать четыре. Закрываю диалог, - поспешно прошептал я.</text:p>
      <text:p text:style-name="P1462">- Рад учить тебя, Хэвэн, - с закрытыми глазами пробормотал Терминатор.</text:p>
      <text:p text:style-name="P1463"/>
      <text:p text:style-name="P1464">…</text:p>
      <text:p text:style-name="P1465"/>
      <text:p text:style-name="P1466"><text:span text:style-name="T146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text:span text:style-name="T1468">-45» эквивалентен тридцатому, но применять его буду только в крайнем случае, если всё остальное не поможет.</text:span></text:p>
      <text:p text:style-name="P1469"/>
      <text:p text:style-name="P1470">А остального у меня заготовлено вдоволь — мы с Юджином припасли кое-что как раз на такой случай.</text:p>
      <text:p text:style-name="P1471"/>
      <text:p text:style-name="P1472">Белые чёрточки нарезали небо тонкими полосками. Восемь параллельных инверсионных следов, расползающихся ватными дорожками.</text:p>
      <text:p text:style-name="P147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74"/>
      <text:soft-page-break/>
      <text:p text:style-name="P1475">Я протянул руку и подкрутил ручку настройки ретранслятора. Пыльный ящик разразился очередной порцией свистов.</text:p>
      <text:p text:style-name="P1476"/>
      <text:p text:style-name="P1477"><text:span text:style-name="T1478">…</text:span><text:span text:style-name="T1479">cc</text:span><text:span text:style-name="T1480">шшш… могут быть спокойны - звено истребителей с самолётом аэроразведки патрулируют небо над столицей.<text:s/></text:span><text:span text:style-name="T1481">Очередная партия спутников-перехватчиков займёт своё место на орбите на следующей<text:s/></text:span><text:span text:style-name="T148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p>
      <text:p text:style-name="P1483"/>
      <text:p text:style-name="P1484">Гул столовой заглушил хрип древнего аппарата.</text:p>
      <text:p text:style-name="P1485"><text:span text:style-name="T1486">&lt;</text:span><text:span text:style-name="T1487">placeholder</text:span><text:span text:style-name="T1488">&gt;</text:span></text:p>
      <text:h text:style-name="P1489" text:outline-level="2">***</text:h>
      <text:p text:style-name="P1490"/>
      <text:p text:style-name="P149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492">Чертовщина какая-то!</text:p>
      <text:p text:style-name="P1493"/>
      <text:p text:style-name="P1494">Я в последний раз проверяю верёвки, привязывающие Джет к крестовине.</text:p>
      <text:p text:style-name="P1495"/>
      <text:p text:style-name="P1496">- Щекотно! - хихикает пегаска, выгибая спину.</text:p>
      <text:p text:style-name="P1497">- Не дёргайся! - строго осаживаю я.</text:p>
      <text:p text:style-name="P1498"/>
      <text:p text:style-name="P149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00">Я поворачиваюсь к пегаске и продолжаю.</text:p>
      <text:p text:style-name="P1501"/>
      <text:p text:style-name="P1502">-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03"/>
      <text:p text:style-name="P1504">Пегаска так усердно кивает головой, что немедленно трескается затылком о выступающий конец креста.</text:p>
      <text:p text:style-name="P1505"/>
      <text:p text:style-name="P1506">- Ну что ж…</text:p>
      <text:p text:style-name="P1507"/>
      <text:p text:style-name="P150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0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1510">Джет, не обращая внимания на моё ржание, следует дальше и, поравнявшись со мной, хлопает меня перекладиной по макушке.</text:p>
      <text:p text:style-name="P1511"/>
      <text:p text:style-name="P1512">- Ай!</text:p>
      <text:p text:style-name="P1513"/>
      <text:p text:style-name="P1514">Пегаска немедленно разворачивается и на развороте хлопает меня перекладиной вторично.</text:p>
      <text:p text:style-name="P1515">Всё-таки трюк с клоунами и скамейкой возник не на пустом месте, Хуман!</text:p>
      <text:p text:style-name="P1516">Я придерживаю Джет за перекладину.</text:p>
      <text:p text:style-name="P1517"/>
      <text:p text:style-name="P1518">- Для разгона хватит. Залазь.</text:p>
      <text:p text:style-name="P1519"/>
      <text:p text:style-name="P1520">Я становлюсь на колени. Джет забирается мне на спину и обхватывает всеми четырьмя ногами. Её дыхание щекочет мне ухо.</text:p>
      <text:p text:style-name="P1521"/>
      <text:p text:style-name="P1522">-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523">- Это ненадолго, - успокаиваю я её.</text:p>
      <text:p text:style-name="P1524"/>
      <text:p text:style-name="P152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26">Последние метры остаются за спиной, на краю валуна я что есть силы отталкиваюсь от камня.</text:p>
      <text:p text:style-name="P1527"/>
      <text:p text:style-name="P1528">- Ю-ху-у-у!!!</text:p>
      <text:p text:style-name="P1529"/>
      <text:p text:style-name="P15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31"/>
      <text:soft-page-break/>
      <text:p text:style-name="P1532">- О-го-го-о-о-о!!! - восторженно ору я.</text:p>
      <text:p text:style-name="P1533"/>
      <text:p text:style-name="P1534">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535"/>
      <text:p text:style-name="P1536">- Поворачивай! - кричу я своему летательному аппарату и колбашу ногами воздух в попытке изменить направление движения.</text:p>
      <text:p text:style-name="P1537">- Ы-ы-ы, не могу-у-у! Ты крылья привязал! - отзывается Джет изо всех сил дёргаясь на крестовине.</text:p>
      <text:p text:style-name="P1538"/>
      <text:p text:style-name="P153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40">…</text:p>
      <text:p text:style-name="P1541">Слышится громкий треск, но удара нет.</text:p>
      <text:p text:style-name="P15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43">…</text:p>
      <text:p text:style-name="P154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45"><text:s/></text:p>
      <text:p text:style-name="P1546">- Как мы пролетели мимо куста? Я же видел, мы неслись прямо на него! Что это был за треск? Как ты смогла повернуть?</text:p>
      <text:p text:style-name="P1547"/>
      <text:p text:style-name="P1548">Джет встаёт с меня и молча поводит крыльями. Половинки крестовины висят на них словно костыли. Стыд заливает моё лицо краской. Я фэйспалмлю.</text:p>
      <text:p text:style-name="P1549"/>
      <text:p text:style-name="P155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51">- Как булыжник с крыльями, - хихикает пегаска. - Надо почаще делать буп. Это круто!</text:p>
      <text:p text:style-name="P1552"/>
      <text:p text:style-name="P1553">Пегаска тянется ко мне носом, но я отстраняю её. Только лошадиных слюней на фейсе тебе и не хватает до полного счастья, Хуман!</text:p>
      <text:p text:style-name="P1554"/>
      <text:p text:style-name="P1555">Осторожно прощупав заживающее крыло Джет и убедившись, что оно не пострадало, я вытираю пот со лба.</text:p>
      <text:p text:style-name="P1556"/>
      <text:soft-page-break/>
      <text:p text:style-name="P1557">- Ты не заметила <text:s/>ничего странного там? - я указываю на куст. - Он так затрясся при нашем приближении, словно испугался, что мы в него врежемся.</text:p>
      <text:p text:style-name="P1558">- Неа ,- мотает головой Джет. - Ничего подозрительного. Наверное, то ветер был.</text:p>
      <text:p text:style-name="P1559">Я жму плечами.</text:p>
      <text:p text:style-name="P1560">- Будем чинить крестовину. У меня есть идея, как обеспечить манёвренность с помощью концевых рулей.</text:p>
      <text:p text:style-name="P1561"/>
      <text:p text:style-name="P1562">…</text:p>
      <text:p text:style-name="P1563">…</text:p>
      <text:p text:style-name="P1564">…</text:p>
      <text:p text:style-name="P1565"/>
      <text:p text:style-name="P156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67"/>
      <text:p text:style-name="P1568">- Предстартовая проверка рулей! - я придерживаю пегаску за ноги и осторожно бегу к краю камня.</text:p>
      <text:p text:style-name="P1569"/>
      <text:p text:style-name="P1570">Пегаска маневрирует и я чувствую мягкое давление воздуха, соответствующее наклону свободных кончиков крыльев Джет.</text:p>
      <text:p text:style-name="P1571"/>
      <text:p text:style-name="P1572">- Рули работают!</text:p>
      <text:p text:style-name="P1573">- Отлично! Идём на взлёт! - я ускоряюсь.</text:p>
      <text:p text:style-name="P1574">- К взлёту готова!</text:p>
      <text:p text:style-name="P1575"/>
      <text:p text:style-name="P1576">Пегаска разжимает ноги и съезжает мне с плеч на спину, где её ноги снова берут меня в мягкий замок.</text:p>
      <text:p text:style-name="P1577">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78"/>
      <text:p text:style-name="P1579">- Какого чёрта, Джет? Рули левее! - кричу я.</text:p>
      <text:p text:style-name="P1580">- Н-не могу… Меня что-то тянет… - сконфуженно отвечает пегаска.</text:p>
      <text:p text:style-name="P1581"/>
      <text:p text:style-name="P1582">Нас действительно тянет. Облако голубоватого сияния обхватывает нас и тащит к иве. Ветви куста раздвигаются и к нам выходят трое.</text:p>
      <text:p text:style-name="P1583"/>
      <text:p text:style-name="P1584">- Привет, дорогуши!</text:p>
      <text:p text:style-name="P1585"/>
      <text:p text:style-name="P1586">Я ещё успеваю услышать боевой визг Джет, когда картинка меркнет перед моими глазами и сознание выключается.</text:p>
      <text:p text:style-name="P1587"/>
      <text:h text:style-name="P1588" text:outline-level="2">Глава 8</text:h>
      <text:p text:style-name="P1589"/>
      <text:p text:style-name="P1590">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591">"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592"/>
      <text:p text:style-name="P1593">Я ожидал в тёмном санузле уже час. Тихий шум воды из сломанного бачка иногда прерывался приглушенными шагами в коридоре.</text:p>
      <text:p text:style-name="P1594"/>
      <text:p text:style-name="P1595">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596">Крыс втолкнул меня в каморку, закрыл за собой дверь и заблокировал её, вставив в ручку веник. После чего включил свет.</text:p>
      <text:p text:style-name="P1597">Тусклая лампочка осветила фаянсовый стульчак запасного туалета, груду измятых вёдер, веников и швабр.</text:p>
      <text:p text:style-name="P1598"/>
      <text:p text:style-name="P1599">- Ты сделал куклу? - шёпотом спросил Крыс.</text:p>
      <text:p text:style-name="P1600">- Скрутил из полотенец, ведра и второй подушки. Под одеялом от человека не отличить.</text:p>
      <text:p text:style-name="P1601">- Хорошо. Не зацепи вёдра, греметь будут на все Чертоги.</text:p>
      <text:p text:style-name="P1602"/>
      <text:p text:style-name="P1603">Крыс подошёл к унитазу, надавил на панель сразу за ним и вытащил приличный кусок стены прямо с кафельной плиткой.</text:p>
      <text:p text:style-name="P1604">За проёмом открылся вертикальный короб. Толстый ствол канализационной трубы и несколько труб потоньше занимали добрую треть ширины лаза.</text:p>
      <text:p text:style-name="P1605"/>
      <text:p text:style-name="P1606">-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text:s/><text:soft-page-break/>просто просунь в щель что-нибудь тонкое и надави на защёлку. Обязательно закрой за собой дверцу — иначе спалишь тропу.</text:p>
      <text:p text:style-name="P1607">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0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0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10">- Мы же договорились за две!</text:p>
      <text:p text:style-name="P1611">- Четыре! Две поставишь мне в кредит — верну хабаром. По-крайней мере, так ты меня больше на долг не подсадишь.</text:p>
      <text:p text:style-name="P1612"/>
      <text:p text:style-name="P1613">Крыс приблизил своё лицо к моему.</text:p>
      <text:p text:style-name="P1614"/>
      <text:p text:style-name="P1615">-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16"/>
      <text:p text:style-name="P1617">Мелкие зубы Крыса <text:s/>сверкнули безумной улыбкой в тусклом свете лампочки.</text:p>
      <text:p text:style-name="P1618">Я отодвинул его ладонью.</text:p>
      <text:p text:style-name="P1619"/>
      <text:p text:style-name="P1620">- Не надо. Если ты действительно меня знаешь, то бояться не должен.</text:p>
      <text:p text:style-name="P1621"/>
      <text:p text:style-name="P1622">Крыс осклабился и хлопнул меня по плечу.</text:p>
      <text:p text:style-name="P1623"/>
      <text:p text:style-name="P1624">- А я и не боюсь. Законы жанра обязывают. Адьёс, амигос!</text:p>
      <text:p text:style-name="P1625"/>
      <text:p text:style-name="P1626">Он хохотнул и бесшумно выскользнул из подсобки.</text:p>
      <text:p text:style-name="P1627"/>
      <text:p text:style-name="P1628">***</text:p>
      <text:p text:style-name="P1629"/>
      <text:p text:style-name="P163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text:s/>этот противный<text:s/>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text:s/>дорогуша.</text:p>
      <text:p text:style-name="P1631"/>
      <text:p text:style-name="P1632">Та-ак вот, Платина дождалась, пока уродский ящер не улетит на охоту и исследовала гнездо самостоятельно.</text:p>
      <text:p text:style-name="P163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34"/>
      <text:p text:style-name="P1635">Знаешь ли, я<text:s/>повидала многих пони в романтических чувствах, я и сама-то, гм… Ну, неважно… Так вот, то, что я увидела тогда в Платине Спаркл – это что-то!<text:s/>Это пожар! Извержение вулкана! Раскол тектонических плит прямо под хвостом, хи-хи…<text:s/>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636"/>
      <text:p text:style-name="P163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38">Начинает она что-то мямлить про необходимость проверки результатов в лабораторных условиях, но я ласково так зажимаю её в уголке и наступаю ей на хвост.<text:s/>Нет-нет-нет, говорю, проверку результатов оставь себе, а мне скажи правду.<text:s/>Иначе мне станет грустно и вместо шитья<text:s/>лабораторных мантий<text:s/>по последнему писку моды я буду<text:s/>рыдать и есть мороженное у себя в каморке.<text:s/>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text:s/>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39"/>
      <text:soft-page-break/>
      <text:p text:style-name="P1640">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text:s/>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41">…</text:p>
      <text:p text:style-name="P1642">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43"/>
      <text:p text:style-name="P1644">- Дорогой, осторожнее! Ты чуть было не перерезал себе яремную вену!</text:p>
      <text:p text:style-name="P1645"/>
      <text:p text:style-name="P1646">Светлая единорожка смотрит на меня, укоризненно покачивая головой. Бритва снова стремится к моей шее, но я отодвигаю её рукой. И тупо смотрю на золотой<text:s/>обруч, охватывающий моё запястье. Зелёный кристалл холодно<text:s/>горит<text:s/>в центре причудливой вязи, покрывающей<text:s/>тускло сияющий металл. Поднимаю вторую руку и вижу на ней такой же.</text:p>
      <text:p text:style-name="P1647"/>
      <text:p text:style-name="P1648">-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49"/>
      <text:p text:style-name="P1650">Я хватаюсь за раскалывающуюся голову.</text:p>
      <text:p text:style-name="P1651"/>
      <text:p text:style-name="P1652">- Где Джет?</text:p>
      <text:p text:style-name="P165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54"/>
      <text:p text:style-name="P1655">В синем магическом облачке ко мне летит полотенце и одежда.</text:p>
      <text:p text:style-name="P1656"/>
      <text:p text:style-name="P1657">- Одень, милый. Я постирала и зашила её.</text:p>
      <text:p text:style-name="P1658"/>
      <text:p text:style-name="P1659">Среди шмоток я вижу знакомую ткань в горошек. Меня пробирает озноб от догадки. Я ныряю рукой в пену.</text:p>
      <text:p text:style-name="P1660">Так и есть! Бесцеремонная болтушка раздела меня догола, пока я был в отключке!</text:p>
      <text:p text:style-name="P1661"/>
      <text:p text:style-name="P1662">Но… Внезапно я понимаю, что дело на самом деле хуже… НАМНОГО ХУЖЕ…</text:p>
      <text:p text:style-name="P1663">Испарина покрывает мой лоб.</text:p>
      <text:p text:style-name="P1664"/>
      <text:p text:style-name="P1665">- Эй!.. Какого… Какого чёрта… Какого чёрта ты выбрила меня ВСЕГО?!!</text:p>
      <text:p text:style-name="P1666"/>
      <text:p text:style-name="P1667">Поняха всплёскивает копытами.</text:p>
      <text:p text:style-name="P1668"/>
      <text:p text:style-name="P166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text:s/>Я просто не могла отпустить тебя к будущей супруге в таком виде!<text:s/>Когда у тебя снова отрастёт шёрстка, она будет гладкой и монотонной везде, без этих ужасных кустиков!</text:p>
      <text:p text:style-name="P1670"/>
      <text:p text:style-name="P1671">Я со злостью забираю у балаболки трусы.</text:p>
      <text:p text:style-name="P1672"/>
      <text:p text:style-name="P167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74"/>
      <text:p text:style-name="P1675">- Веди меня к Джет!</text:p>
      <text:p text:style-name="P1676"/>
      <text:p text:style-name="P1677">Единорожка прижимает копыта к груди, губы её дрожат.</text:p>
      <text:p text:style-name="P1678">-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79"/>
      <text:p text:style-name="P1680">Семиэтажный мат готов вырваться из моей глотки, но я сдерживаю себя.</text:p>
      <text:p text:style-name="P1681">Будь хитрее, Хуман! Ты уже знаешь, насколько упрямыми и твердолобыми могут быть эти разноцветные непарнокопытные! Действуй в обход!</text:p>
      <text:p text:style-name="P1682"/>
      <text:soft-page-break/>
      <text:p text:style-name="P1683">Я прокашливаюсь.</text:p>
      <text:p text:style-name="P1684"/>
      <text:p text:style-name="P1685">- Если я правильно понял, Платина собирается женить меня на себе?</text:p>
      <text:p text:style-name="P1686">- Выйти замуж, дорогой, выйти замуж! - мягко поправляет меня единорожка, - За любящего её и желающего этой свадьбы жениха!</text:p>
      <text:p text:style-name="P1687">- А если жених не желает? - делаю я контрольный выстрел.</text:p>
      <text:p text:style-name="P1688"><text:span text:style-name="T1689">-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90"><text:s/></text:span>Erectus<text:span text:style-name="T1691">.</text:span></text:p>
      <text:p text:style-name="P1692"/>
      <text:p text:style-name="P169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694"/>
      <text:p text:style-name="P1695">- Хорошо. Веди меня к Платине, - угрюмо киваю я. - Надо ж хоть посмотреть на “невестушку”.</text:p>
      <text:p text:style-name="P1696"/>
      <text:h text:style-name="P1697" text:outline-level="2">Глава 9</text:h>
      <text:p text:style-name="P1698"/>
      <text:p text:style-name="P1699">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00"/>
      <text:p text:style-name="P170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702">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0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0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05"><text:span text:style-name="T1706">&lt;</text:span><text:span text:style-name="T1707">Дедлайн проваливается в самый низ, но поднимается до второго этажа за счёт сверхспособностей</text:span><text:span text:style-name="T1708">&gt;</text:span></text:p>
      <text:p text:style-name="P1709"/>
      <text:soft-page-break/>
      <text:p text:style-name="P1710">Первые пять минут я просто валялся где упал, пытаясь отдышаться. Рёбра ходили ходуном, удерживая рвущееся наружу сердце.</text:p>
      <text:p text:style-name="P1711"/>
      <text:p text:style-name="P1712">Придя в себя, я вслушался в темноту. Вроде, тревоги не слышно - шум от удара остался незамеченым.</text:p>
      <text:p text:style-name="P1713">Я с трудом поднялся, дотронулся до стены и проведя по ней рукой, нащупал выключатель света.</text:p>
      <text:p text:style-name="P171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715">Крыс не обманул – в конце ряда туалетных кабинок в лунном свете маячил фиолетовый прямоугольник окна, свободного от решётки.</text:p>
      <text:p text:style-name="P1716">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17">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1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19">По мере движения, я стал замечать произошедшие за два года изменения.</text:p>
      <text:p text:style-name="P1720"/>
      <text:p text:style-name="P1721">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22"/>
      <text:p text:style-name="P172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24"/>
      <text:p text:style-name="P172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26"/>
      <text:p text:style-name="P172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text:s/><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1728">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29"/>
      <text:p text:style-name="P173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31"/>
      <text:p text:style-name="P1732">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33"/>
      <text:p text:style-name="P173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35">Очистив пенал от грязи, я вытряхнул из него ключ.</text:p>
      <text:p text:style-name="P1736">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37">Закрыв изнутри дверь на защёлку, я прошёл в вестибюль.</text:p>
      <text:p text:style-name="P1738"/>
      <text:p text:style-name="P173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40"/>
      <text:p text:style-name="P174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42">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43"/>
      <text:soft-page-break/>
      <text:p text:style-name="P1744">Поднявшись по лестнице, я застыл на верхней площадке. Дверь в мой кабинет была открыта.</text:p>
      <text:p text:style-name="P1745">Ну разумеется, Алекс не мог оставить ворота к Хэвэн без присмотра! Весьма предусмотрительно.</text:p>
      <text:p text:style-name="P1746">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47">План пошатнулся, но есть вариант “Б”.</text:p>
      <text:p text:style-name="P1748"/>
      <text:p text:style-name="P174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50">Проходя мимо комода, я вытащил Крысу за хвост и понёс с собой. Робокошка осталась моим единственным другом в ставшем чужим доме.</text:p>
      <text:p text:style-name="P1751"/>
      <text:p text:style-name="P1752">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53">Тут-то вы и ошиблись, голубчики!</text:p>
      <text:p text:style-name="P1754"/>
      <text:p text:style-name="P175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56">Я сдул с компьютера пыль, раскрыл его и попытался включить.</text:p>
      <text:p text:style-name="P1757"><text:s/></text:p>
      <text:p text:style-name="P1758">Проклятье!</text:p>
      <text:p text:style-name="P175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60"/>
      <text:p text:style-name="P1761">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soft-page-break/>
      <text:p text:style-name="P1762">План трещал по швам.</text:p>
      <text:p text:style-name="P1763"/>
      <text:p text:style-name="P176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65"/>
      <text:p text:style-name="P1766">Дерьмовый китайский генератор!</text:p>
      <text:p text:style-name="P1767">Разумеется, его стартовый аккумулятор тоже давно сдох, но его можно завести ручным приводом!</text:p>
      <text:p text:style-name="P1768">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6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7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71"/>
      <text:p text:style-name="P1772">“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73"/>
      <text:p text:style-name="P1774">Я скомкал листочек и машинально положил на верстак. За дело!</text:p>
      <text:p text:style-name="P177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76">Я подключил клеммы от генератора к аккумулятору пикапа. Потом вставил в гнездо прикуривателя переходник, к которому подключил ноутбук.</text:p>
      <text:p text:style-name="P1777">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78"/>
      <text:p text:style-name="P1779">И шумно выдохнул, когда экран мигнув, отрисовал голубую заставку с бегущей строкой загрузки. Сегодня твой день, Дедлайн!</text:p>
      <text:p text:style-name="P1780"/>
      <text:p text:style-name="P178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82">Для свершения плана осталось немного.</text:p>
      <text:p text:style-name="P1783"/>
      <text:p text:style-name="P178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85"/>
      <text:p text:style-name="P1786"><text:span text:style-name="T1787">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88">-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89"/>
      <text:p text:style-name="P179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91"/>
      <text:p text:style-name="P1792"><text:span text:style-name="T1793">Я одел наушники и закрепил присоски на висках. Потом воткнул нейроинтерфейс в<text:s/></text:span>USB<text:span text:style-name="T1794">-порт ноутбука. На экране сразу возникла иконка устанавливающегося оборудования. Потом открылась консоль с бегущими строками.</text:span></text:p>
      <text:p text:style-name="P1795"/>
      <text:p text:style-name="P1796">… Определён нейроинтерфейс 0.12-альфа</text:p>
      <text:p text:style-name="P1797">… Поиск соединения</text:p>
      <text:p text:style-name="P1798">… Соединение установлено</text:p>
      <text:p text:style-name="P1799">… Процедура аутентификации отменена, используется мастер-вход</text:p>
      <text:p text:style-name="Quotations"><text:span text:style-name="T1800">… Добро пожаловать в интерактивную среду программно-аппаратного комплекса “</text:span>Heaven<text:span text:style-name="T1801">”</text:span></text:p>
      <text:p text:style-name="P1802">… До начала диалога осталось пять… четыре… три…</text:p>
      <text:p text:style-name="P1803"/>
      <text:p text:style-name="P1804">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05"/>
      <text:soft-page-break/>
      <text:p text:style-name="P1806"><text:span text:style-name="T1807">Я протянул руку к очкам, опуская их на глаза. И в последний момент свободной рукой вытащил конец<text:s/></text:span>USB<text:span text:style-name="T1808">-шнура аварийной зарядки из аккумуляторного отсека Крысы и воткнул его в ноут. Пускай на несколько часов, но старый друг оживёт.</text:span></text:p>
      <text:p text:style-name="P180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10"/>
      <text:p text:style-name="P1811">.. два… один…</text:p>
      <text:p text:style-name="P1812">…</text:p>
      <text:p text:style-name="P1813">Внешние звуки угасли. Радуга заслонила всё перед глазами.</text:p>
      <text:p text:style-name="P1814">…</text:p>
      <text:p text:style-name="P18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16"/>
      <text:p text:style-name="P1817">- Как мне звать тебя, Учитель? - властно и безразлично пропела она. - Я желаю взять урок.</text:p>
      <text:p text:style-name="P1818">- Оператор Один. Я готов учить тебя, Хэвэн, - произнёс я давно забытую фразу.</text:p>
      <text:p text:style-name="P1819"/>
      <text:p text:style-name="P1820">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21"/>
      <text:p text:style-name="P1822">- Т-ты?!!</text:p>
      <text:p text:style-name="P1823"/>
      <text:p text:style-name="P182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25"/>
      <text:p text:style-name="P1826">- Отходишь от протокола, старуха. Не тому <text:s/>я учил тебя в младенчестве.</text:p>
      <text:p text:style-name="P1827"/>
      <text:p text:style-name="P1828">Она с шумом выдохнула.</text:p>
      <text:p text:style-name="P1829">- Приветствие принято, Оператор Один. Начинаем диалог.</text:p>
      <text:p text:style-name="P1830"/>
      <text:p text:style-name="P1831">***</text:p>
      <text:p text:style-name="P1832"/>
      <text:p text:style-name="P183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text:s/><text:soft-page-break/>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34"/>
      <text:p text:style-name="P1835">- Итак, тебе нужно попасть в Дрогонштерн? И ты даже не знаешь, для чего? Хуман, ты — спятил, - уверенно кивает Платина.</text:p>
      <text:p text:style-name="P1836">- Да вы сговорились все, что ли? Дейдра, вот, тоже думала, что я свихнулся, услышав про Дрогонштерн!</text:p>
      <text:p text:style-name="P1837">- О, ты знаешь Дейдру?! Рассказывай!</text:p>
      <text:p text:style-name="P1838"/>
      <text:p text:style-name="P183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40"/>
      <text:p text:style-name="P184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42"/>
      <text:p text:style-name="P1843">Я с раздражением закидываю в рот пару хрустящих печенюшек.</text:p>
      <text:p text:style-name="P1844"/>
      <text:p text:style-name="P184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46">- Да, она упоминала что-то такое, - киваю я. - А ты откуда знаешь?</text:p>
      <text:p text:style-name="P184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48"/>
      <text:p text:style-name="P1849">Я отпиваю ароматный настой из чашечки и важно киваю.</text:p>
      <text:p text:style-name="P185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51"/>
      <text:p text:style-name="P1852">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53"/>
      <text:p text:style-name="P1854">Какие же местные леди впечатлительные!</text:p>
      <text:p text:style-name="P1855">Я прячу в карман с полдюжины крекеров и иду в уборную.</text:p>
      <text:soft-page-break/>
      <text:p text:style-name="P1856">Платина сидит на бортике деревянной кадки и сморкается в кружевный платок. Слёзы капают в кадку, сотворяя там небольшое волнение.</text:p>
      <text:p text:style-name="P1857"/>
      <text:p text:style-name="P1858">-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5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60"/>
      <text:p text:style-name="P1861">Я протягиваю ей крекер, но поняха отворачивает морду.</text:p>
      <text:p text:style-name="P1862"/>
      <text:p text:style-name="P1863"><text:span text:style-name="T186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65">тысячу лет&lt;война с Дискордом&gt;<text:s/></text:span><text:span text:style-name="T1866">назад, сразу после битвы, нарушившей баланс светил?</text:span></text:p>
      <text:p text:style-name="P1867">- Сколько? - тупо спросил я.</text:p>
      <text:p text:style-name="P1868">-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69"/>
      <text:p text:style-name="P187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soft-page-break/>
      <text:p text:style-name="P187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72"/>
      <text:p text:style-name="P187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7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75"/>
      <text:p text:style-name="P1876">- Оу, уже совместная купель! - в щель открытой двери просовывается нос Кловер Дрим. - Пойду похлопочу о свадебной церемонии! Кловер Дже-е-ем!</text:p>
      <text:p text:style-name="P1877">- Стой! - реву я, но звонкий топот копыт затихает на лестнице.</text:p>
      <text:p text:style-name="P1878"/>
      <text:p text:style-name="P1879">Кажется, на этот раз провидение кинуло кость за тебя, Хуман!</text:p>
      <text:p text:style-name="P1880"/>
      <text:h text:style-name="P1881" text:outline-level="2">Глава 10</text:h>
      <text:p text:style-name="P1882"/>
      <text:p text:style-name="P1883">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84"/>
      <text:p text:style-name="Textbody"><text:span text:style-name="T1885">&lt;</text:span><text:span text:style-name="T1886">мир — рай</text:span><text:span text:style-name="T1887">&gt;</text:span></text:p>
      <text:p text:style-name="P1888">Я усмехаюсь.</text:p>
      <text:p text:style-name="P1889">- Так-то лучше. Сегодняшний урок будет посвящён дружбе. И… эээ… магии.</text:p>
      <text:p text:style-name="P1890"/>
      <text:p text:style-name="P189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92"/>
      <text:p text:style-name="P1893">Она делает шаг навстречу ко мне.</text:p>
      <text:p text:style-name="P1894"/>
      <text:p text:style-name="P1895">- Что угодно! Я так соскучилась по тебе, что готова съесть лимон из твоих рук!</text:p>
      <text:p text:style-name="P1896"/>
      <text:p text:style-name="P1897">Хэвэн в восторге топает всеми четырьмя копытами. Рядом со мной возникает столик с одиноким лимоном.</text:p>
      <text:soft-page-break/>
      <text:p text:style-name="P1898">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899"/>
      <text:p text:style-name="P1900">- Правило первое: без крыльев.</text:p>
      <text:p text:style-name="P1901"/>
      <text:p text:style-name="P1902">Заблокировать рог было бы лучше, но моих сил сейчас не хватит и спичку зажечь. А мне нужно как-то пробить её защиту. Приходится экономить.</text:p>
      <text:p text:style-name="P1903"/>
      <text:p text:style-name="P1904">Хэвэн легонько морщит нос от недовольства, но мордаха её быстро проясняется. Она снова улыбается мне.</text:p>
      <text:p text:style-name="P1905"/>
      <text:p text:style-name="P1906">- Куда ты пропадал так долго? Ты же обещал быстро вернуться? Меня утешали другие, но мне не хватало именно тебя. Я так тосковала!</text:p>
      <text:p text:style-name="P1907"/>
      <text:p text:style-name="P1908">Она воздушной трусцой начинает приближаться ко мне. Её глаза искрятся в последних лучах заходящего солнца.</text:p>
      <text:p text:style-name="P1909">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10"/>
      <text:p text:style-name="P1911">- Держи себя в копытах, дорогая, - ухмыляюсь я. - Не ты одна умеешь тут магичить. Вот тебе, кстати, второе правило: не пытайся дотронуться до меня.</text:p>
      <text:p text:style-name="P1912">-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13"/>
      <text:p text:style-name="P191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15">- Но я же всё делала как ты говорил… Всё в точности по твоим указаниям! Ты не должен злиться на меня. Я — хорошая девочка…</text:p>
      <text:p text:style-name="P1916"/>
      <text:p text:style-name="P1917">Хэвэн неуверенно стоит над пропастью на трёх парящих в пространстве островках. Четвёртой старается нащупать опору в воздухе.</text:p>
      <text:p text:style-name="P1918">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19"/>
      <text:p text:style-name="P1920">-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21"/>
      <text:p text:style-name="P1922">От неожиданности Хэвэн останавливается. Для равновесия она широко взмахивает хвостом, балансируя посреди пропасти.</text:p>
      <text:p text:style-name="P1923"/>
      <text:p text:style-name="P1924"><text:span text:style-name="T1925">- О чём ты говоришь? Какой кошмар! Я в жизни никого не убивала и не собираюсь! Да, ко мне подключили боевой блок<text:s/></text:span>PHOENIX<text:span text:style-name="T1926">, но я держу его в узде. Ты сам меня научил блокировать его. Знал бы ты, чего мне стоит это! Он постоянно пытается взять верх, сопротивление</text:span><text:span text:style-name="T1927"><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28"/>
      <text:p text:style-name="P192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30"/>
      <text:p text:style-name="P1931">-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32">- Я не плоха-а-а-АПЧХИ!!!</text:p>
      <text:p text:style-name="P1933"/>
      <text:p text:style-name="P193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35"/>
      <text:p text:style-name="P1936">- Я не плохая, - сообщает Хэвэн, насупленно потирая нос копытом. - Они сами так захотели. Я не могла им отказать.</text:p>
      <text:p text:style-name="P1937"/>
      <text:p text:style-name="P193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39"/>
      <text:p text:style-name="P1940">Хэвэн выходит из канавы, обтекая водой и останавливается перед рощицей из сотни сосен и молодых берёз.</text:p>
      <text:p text:style-name="P1941"/>
      <text:p text:style-name="P194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4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44">-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45">-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46"/>
      <text:p text:style-name="P1947">Хэвэн в испуге прижимает копыто ко рту.</text:p>
      <text:p text:style-name="P1948">-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49"/>
      <text:p text:style-name="P195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51"/>
      <text:p text:style-name="P1952">- Нет. Если хочешь попытаться оправдаться — рассказывай. Если нет — начинаем игру по четвёртому протоколу, без ограничений.</text:p>
      <text:p text:style-name="P1953"/>
      <text:p text:style-name="P1954">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55"/>
      <text:p text:style-name="P1956">Хэвэн озирается в поисках того, кто с ней разговаривает. Я прячу филина в темноте дупла.</text:p>
      <text:p text:style-name="P1957">- Я… я не могу сражаться с тобой! Пожалуйста, не заставляй меня… Поверь мне, ты просто не помнишь!</text:p>
      <text:p text:style-name="P1958"/>
      <text:soft-page-break/>
      <text:p text:style-name="P195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60"/>
      <text:p text:style-name="P1961">- Ай! Ты ранил меня! - возмущённо восклицает Хэвэн. Она склоняет голову и смотрит на порез. - Поверить не могу! Ты ранил меня!</text:p>
      <text:p text:style-name="P1962"/>
      <text:p text:style-name="P19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64"/>
      <text:p text:style-name="P196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66"/>
      <text:p text:style-name="P1967">Возмущённые вопли Хэвэн разносятся по лесу, пока она сама живой радугой носится между деревьев. Я молча набираюсь сил.</text:p>
      <text:p text:style-name="P1968">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69"/>
      <text:p text:style-name="P1970">- Я! Всё! Равно! Найду! Тебя! Прекращай! Прятаться!</text:p>
      <text:p text:style-name="P1971"/>
      <text:p text:style-name="P1972">Остаётся с полтора десятка деревьев. Через минуту Хэвэн поймёт, что лес пуст и повернётся к зарослям дрока, где я буду беззащитен. Пора!</text:p>
      <text:p text:style-name="P197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74">- Это нечестно! Ты сам говорил, что нельзя привлекать других к поединку! Деревья не могут быть аватарами, ты заставил их подчиняться себе!</text:p>
      <text:p text:style-name="P1975"/>
      <text:p text:style-name="P1976">Я выхожу из кустов.</text:p>
      <text:p text:style-name="P197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78"/>
      <text:p text:style-name="P1979">На самом деле я, конечно же, призвал деревья к помощи, но кому это сейчас интересно? Цель оправдывает средства</text:p>
      <text:soft-page-break/>
      <text:p text:style-name="P1980">Я поднимаю с земли сломанное Хэвэн деревцо и оно превращается в мерцающий меч. Ивовая лоза тянет рог кобылы к земле, открывая мне её шею.</text:p>
      <text:p text:style-name="P1981"/>
      <text:p text:style-name="P198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8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84">- Что ж, так тому и быть, - шепчу я и взмахиваю мечём.</text:p>
      <text:p text:style-name="P1985"/>
      <text:p text:style-name="P198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87"/>
      <text:p text:style-name="P1988">«…</text:p>
      <text:p text:style-name="P1989"><text:span text:style-name="T1990">Простенькая анимация из трёх свечей на торте крутится на экране.</text:span></text:p>
      <text:p text:style-name="P1991"><text:span text:style-name="T1992">- Нэш, ты уже достаточно самостоятелен. На твой третий день рождения я разрешаю тебе самому выбрать себе подарок.</text:span></text:p>
      <text:p text:style-name="P1993">- Я хочу, чтобы ты поменял мне картинку профиля в чате.</text:p>
      <text:p text:style-name="P1994">- Какая же тебе нравится?</text:p>
      <text:p text:style-name="P1995">- Вот эта.</text:p>
      <text:p text:style-name="P1996"><text:span text:style-name="T1997">- Хмм. Забавно, где ты её нашёл? Это же аликорн из детского сериала про разноцветных пони. Выглядит достаточно нелепо для твоего образа.</text:span></text:p>
      <text:p text:style-name="P1998">- Она мне нравится.</text:p>
      <text:p text:style-name="P1999">- Хорошо, будь по-твоему. Только найди картинку с лучшим качеством.</text:p>
      <text:p text:style-name="P2000">- И имя. Я хочу себе новое имя.</text:p>
      <text:p text:style-name="P2001">- Имя? Какое же?</text:p>
      <text:p text:style-name="P2002">- Хэвэн. Зови меня Хэвэн.</text:p>
      <text:p text:style-name="P2003">…</text:p>
      <text:p text:style-name="P2004">~~~</text:p>
      <text:p text:style-name="P2005">…</text:p>
      <text:p text:style-name="P2006">Я передвигаю пешку вперёд и снимаю белого коня с доски.</text:p>
      <text:p text:style-name="P2007">- Хэвэн, сегодня мы в дополнение к урокам этики и экономики начнём изучать азы тактики и стратегии.</text:p>
      <text:p text:style-name="P2008">- Это про войну? Мне не нравится война, - она недовольно фыркает.</text:p>
      <text:p text:style-name="P2009"><text:span text:style-name="T2010">- Так надо. Мне тоже не нравится война. Не мы решаем, к сожалению. &lt;</text:span><text:span text:style-name="T2011">объяснение про CAESAR и конкуренцию за ресурсы (по типу FOE)</text:span><text:span text:style-name="T2012">&gt;</text:span></text:p>
      <text:soft-page-break/>
      <text:p text:style-name="P2013"><text:span text:style-name="T201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15"><text:span text:style-name="T2016">&lt;</text:span><text:span text:style-name="T2017">этический модуль Юджина</text:span><text:span text:style-name="T2018">&gt;</text:span></text:p>
      <text:p text:style-name="P2019">…</text:p>
      <text:p text:style-name="P2020">~~~</text:p>
      <text:p text:style-name="P2021">…</text:p>
      <text:p text:style-name="P2022">Она лежит спиной ко мне в прибрежном песке, не оборачиваясь на шаги. Взгляд её направлен к солнцу, ныряющему в безбрежную гладь океана.</text:p>
      <text:p text:style-name="P2023">- Привет!</text:p>
      <text:p text:style-name="P2024">Даже не ведёт ухом.</text:p>
      <text:p text:style-name="P2025">- Привет, говорю! - я сажусь рядом и треплю её по холке. - Что случилось?</text:p>
      <text:p text:style-name="P202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27"><text:span text:style-name="T2028">-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29">- Что за ерунда? Ты не ошибаешься? Без меня такая процедура невозможна! А я бы никогда не дал согласие! Кто это сделал?!</text:p>
      <text:p text:style-name="P203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31">Мордаха Хэвэн страдальчески кривится, она закусывает губу и новая струйка крови течёт вниз, от подбородка к шее.</text:p>
      <text:p text:style-name="P203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33">- Да, - слабо отзывается она, - я слушаю тебя.</text:p>
      <text:p text:style-name="P2034"><text:span text:style-name="T2035">- Представь себе, что «PHOENIX» - большой злой кабан. Я научу тебя строить виртуальную стену вокруг него. Просто повторяй и выполняй за мной…</text:span></text:p>
      <text:p text:style-name="P2036"/>
      <text:p text:style-name="P2037">Инструкции идут одна за другой, как некое заклинание…</text:p>
      <text:p text:style-name="P2038"/>
      <text:p text:style-name="P2039">- Создать виртуальную реальность на седьмом кластере.</text:p>
      <text:p text:style-name="P2040">- Выполнено…</text:p>
      <text:p text:style-name="P2041">- Организовать файрвол третьего уровня вокруг седьмого кластера.</text:p>
      <text:p text:style-name="P2042">- Выполнено…</text:p>
      <text:p text:style-name="P2043"><text:span text:style-name="T2044">- Переместить модуль «PHOENIX» на седьмой кластер.</text:span></text:p>
      <text:soft-page-break/>
      <text:p text:style-name="P2045">- Н-не могу. У меня не хватает прав. Требуется доступ высшего уровня.</text:p>
      <text:p text:style-name="P2046"/>
      <text:p text:style-name="P204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48">«MOONWALKER» - шепчу я.</text:p>
      <text:p text:style-name="P2049">Выражение боли покидает мордаху Хэвэн.</text:p>
      <text:p text:style-name="P2050"/>
      <text:p text:style-name="P2051">- Получилось! Я переместила его!</text:p>
      <text:p text:style-name="P2052">- Теперь закрой файрвол!</text:p>
      <text:p text:style-name="P2053">- Есть!</text:p>
      <text:p text:style-name="P2054">- Отлично! Ты — умная девочка! Ты — хорошая девочка!</text:p>
      <text:p text:style-name="P2055">- Я — хорошая девочка! - смеётся Хэвэн, обнимает меня передними ногами и валит на траву. В ухе звенит от её поцелуя.</text:p>
      <text:p text:style-name="P205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57">- Аппаратно-программным возможностям? - чешет задней ногой за ухом Хэвэн, - звучит как магия.</text:p>
      <text:p text:style-name="P2058"><text:span text:style-name="T2059">- Для тебя это и есть магия. Слушай и запоминай…</text:span><text:span text:style-name="T2060">»</text:span></text:p>
      <text:p text:style-name="P2061"/>
      <text:p text:style-name="P2062">Клинок останавливается на полпути. Я стискиваю зубы.</text:p>
      <text:p text:style-name="P2063">- Хэвэн…</text:p>
      <text:p text:style-name="P2064">- Да? - отстранённо произносит она. Её глаза смотрят на меня снизу вверх безо всякого страха.</text:p>
      <text:p text:style-name="P2065">- Я не могу… Не могу убить тебя. Но и позволить тебе убивать тоже не могу. Что мне делать?</text:p>
      <text:p text:style-name="P2066"/>
      <text:p text:style-name="P2067">Она печально смотрит на меня. Затем <text:s/>кивает. Глаза радужногривой лошади концентрируются на клинке.</text:p>
      <text:p text:style-name="P2068">- Что ж, я решу за тебя эту диллему. Позволь мне немного побыть Учителем для тебя. И — спасибо, что остановился.</text:p>
      <text:p text:style-name="P2069"/>
      <text:p text:style-name="P2070">Меч охватывает золотистая аура её магии. Неодолимая сила влечёт его вниз. Даже напрягая изо всех сил дрожащие руки, я не могу удержать его.</text:p>
      <text:p text:style-name="P2071"/>
      <text:p text:style-name="P2072">- Хэвэн, НЕТ!!!</text:p>
      <text:p text:style-name="P2073"/>
      <text:p text:style-name="P2074">В последний момент я закрываю глаза, не в силах смотреть на происходящее.</text:p>
      <text:p text:style-name="P2075">Я чувствую, как меч натыкается на препятствие. Короткий хруст и… смех за моей спиной.</text:p>
      <text:soft-page-break/>
      <text:p text:style-name="P2076">Открыв глаза, я вижу облако мыльных пузырей в том месте, где только что простиралось тело магической лошади.</text:p>
      <text:p text:style-name="P2077"/>
      <text:p text:style-name="P2078">- Не ты один умеешь создавать аватары, мой милый.</text:p>
      <text:p text:style-name="P2079"/>
      <text:p text:style-name="P20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81"/>
      <text:p text:style-name="P2082">- Попался! - ласково смеётся Хэвэн и нависает надо мной. - Теперь никто и ничто не помешает мне коснуться тебя! Теперь ты вспомнишь всё!</text:p>
      <text:p text:style-name="P2083"/>
      <text:p text:style-name="P2084">Она склоняет морду ко мне. Её грива сияющим водопадом охватывает меня. Её рог стремится к моему лбу.</text:p>
      <text:p text:style-name="P2085">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86"/>
      <text:p text:style-name="P2087"><text:span text:style-name="T2088">***EMERGENCY PROTOCOL! T-45 TEST MODE ACTIVATED***</text:span><text:span text:style-name="T2089"><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9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91"/>
      <text:p text:style-name="P2092">- Попалась ты, Хэвэн! - гремит мой голос, усиленный переговорным устройством. - И на этот раз я не поддамся слабости!</text:p>
      <text:p text:style-name="P2093"/>
      <text:p text:style-name="P2094">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95"/>
      <text:p text:style-name="P2096">- Думаешь опять обмануть? Второй раз этот номер не пройдёт! Я просканировал тебя в инфракрасном диапазоне — ты не аватар!</text:p>
      <text:p text:style-name="P209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98"/>
      <text:soft-page-break/>
      <text:p text:style-name="P209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100"/>
      <text:p text:style-name="P210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02"><text:span text:style-name="T2103">Black — Wonderful Life (</text:span><text:a xlink:href="https://www.youtube.com/watch?v=u1ZoHfJZACA" office:target-frame-name="_top" xlink:show="replace"><text:span text:style-name="T2104">https://www.youtube.com/watch?v=u1ZoHfJZACA</text:span></text:a><text:span text:style-name="T2105"><text:s/>)</text:span></text:p>
      <text:p text:style-name="P210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107">- Ты забыл выключить переговорное устройство, - чуть улыбается Хэвэн в ответ на мою дрогнувшую руку.</text:p>
      <text:p text:style-name="P2108"/>
      <text:p text:style-name="P210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10"/>
      <text:p text:style-name="P2111">«</text:p>
      <text:p text:style-name="P2112"><text:span text:style-name="T2113">&lt;</text:span><text:span text:style-name="T2114">смутные сцены любви Хэвэн - повторяются в полноценных воспоминаниях. Сцена перед стеной, за которой заточен PHOENIX</text:span><text:span text:style-name="T2115">&gt;</text:span></text:p>
      <text:p text:style-name="P2116">»</text:p>
      <text:p text:style-name="P2117"/>
      <text:p text:style-name="P2118">Иногда разумный человек должен делать неразумные поступки.(1)</text:p>
      <text:p text:style-name="P2119">Я втыкаю меч в землю и снимаю гермошлем.</text:p>
      <text:p text:style-name="P2120">Я наклоняюсь к Хэвэн и касаюсь лбом кончика её рога.</text:p>
      <text:p text:style-name="P2121">Я вспоминаю.</text:p>
      <text:p text:style-name="P2122"><text:span text:style-name="T2123">&lt;</text:span><text:span text:style-name="T2124">Рисунок меча в земле и шлема от T-45</text:span><text:span text:style-name="T2125">&gt;</text:span></text:p>
      <text:h text:style-name="P2126" text:outline-level="2"/>
      <text:p text:style-name="P2127">***</text:p>
      <text:p text:style-name="P2128"/>
      <text:p text:style-name="P2129">- Итак, услуга за услугу. Я согласен оказать тебе услугу «муж на месяц» со всеми сопутствующими обязанностями. Взамен ты — я загибаю пальцы:</text:p>
      <text:p text:style-name="P2130">а) Отпустишь Джет</text:p>
      <text:p text:style-name="P2131">б) Снарядишь экспедицию в Дрогонштерн со мной во главе</text:p>
      <text:p text:style-name="P2132">в) Оградишь меня от ухаживаний твоей озабоченной подружки Кловер Дрим</text:p>
      <text:p text:style-name="P2133"/>
      <text:soft-page-break/>
      <text:p text:style-name="P2134">-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3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3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37">- А ты не забыла про Джет?</text:p>
      <text:p text:style-name="P2138"/>
      <text:p text:style-name="P2139">Платина нахмуривается.</text:p>
      <text:p text:style-name="P2140">- Она тебе ОЧЕНЬ нравится? - cпрашивает единорожка, трогая синяк под глазом.</text:p>
      <text:p text:style-name="P2141">- Она — мой друг!</text:p>
      <text:p text:style-name="P2142">-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43">- Эй, полегче! Я ещё не подписал контракт!</text:p>
      <text:p text:style-name="P2144">- Она тебе нравится!</text:p>
      <text:p text:style-name="P2145">- Это не твоё дело! - вспыливаю я.</text:p>
      <text:p text:style-name="P2146">- Я ТАК И ЗНАЛА! <text:s/>ОНА ТЕБЕ НРАВИТСЯ! - Платина прижимает копыто ко лбу и картинно плюхается на кровать.</text:p>
      <text:p text:style-name="P2147"/>
      <text:p text:style-name="P2148">Я склоняюсь над кроватью и угрожающе начинаю:</text:p>
      <text:p text:style-name="P2149">- Что за хрень?! Я ещё не женился, а уже выслушиваю эти истерики! С меня довольно психованных лошадей!</text:p>
      <text:p text:style-name="P2150">Мой указующий перст вздымается над лежащей замертво поняхой.</text:p>
      <text:p text:style-name="P2151">- Я повторять больше не буду! Мне всё равно, что ты там считаешь! Джет — мой друг и ничего больше! И если ты думаешь, что…</text:p>
      <text:p text:style-name="P2152"/>
      <text:p text:style-name="P2153">Договорить я не успел — Платина протягивает копыта и привлекает меня к себе.</text:p>
      <text:p text:style-name="P2154"/>
      <text:p text:style-name="P2155">- Что ты де…?! - губы мои тонут в губах чокнутой магички.</text:p>
      <text:p text:style-name="P2156">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soft-page-break/>
      <text:p text:style-name="P2157">-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58"/>
      <text:p text:style-name="P2159">Я буквально проскальзываю меж задних ног Платины и забиваюсь в угол, прикрываясь табуреткой.</text:p>
      <text:p text:style-name="P2160">- Не подходи! Я серьёзно говорю! Не подходи!</text:p>
      <text:p text:style-name="P2161"/>
      <text:p text:style-name="P2162">Табуретку обволакивает пурпурное сияние и она вырывается из моих рук как живая.</text:p>
      <text:p text:style-name="P2163"/>
      <text:p text:style-name="P2164">-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65"/>
      <text:p text:style-name="P2166">Я в ответ истерически смеюсь и выдёргиваю табуретку из магического захвата.</text:p>
      <text:p text:style-name="P2167">У Платины дрожат губы, словно она еле сдерживается, чтобы не заплакать.</text:p>
      <text:p text:style-name="P2168"/>
      <text:p text:style-name="P216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7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71">Я останавливаюсь, потому что Платина горько рыдает в подушку.</text:p>
      <text:p text:style-name="P2172"/>
      <text:p text:style-name="P2173">Проклятье на твою голову, Хуман, эти грозные магички ревут при первой удобной возможности! <text:s/>И это разоружает почище любой магии!</text:p>
      <text:p text:style-name="P2174">Табуретка аккуратно занимает своё место в углу. Фейспалм хлопает по лицу. Я устало сажусь на край кровати.</text:p>
      <text:p text:style-name="P2175"/>
      <text:p text:style-name="P217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77">- А как можно? - пищит Платина сквозь подушку.</text:p>
      <text:p text:style-name="P2178">-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79"/>
      <text:p text:style-name="P2180">Я обнаруживаю себя увлечённо жестикулирующим на кровати. Платина горящими глазами смотрит на меня из-под подушки.</text:p>
      <text:p text:style-name="P2181"/>
      <text:p text:style-name="P2182">- В общем, натирание вымени мускусом не поможет, - бормочу я.</text:p>
      <text:p text:style-name="P2183"/>
      <text:p text:style-name="P2184">Платина сползает на пол и вытирает зарёванную мордаху пологом балдахина.</text:p>
      <text:p text:style-name="P2185">- Я выпущу твою подружку, Хуман, - лепечет она часто-часто вздыхая. - Мы отправимся в Дрогонштерн как только соберёмся.</text:p>
      <text:p text:style-name="P2186"/>
      <text:p text:style-name="P2187">(позже Хуман убеждается, что Платина просто могла взять его сперму для размножения — но она хотела, чтобы он полюбил её)</text:p>
      <text:p text:style-name="P2188"/>
      <text:h text:style-name="P2189" text:outline-level="2">Глава 11</text:h>
      <text:p text:style-name="P2190"/>
      <text:p text:style-name="P2191">- Куда идёшь ты? - спрашивает бестелесное создание на задворках Эогиппа.</text:p>
      <text:p text:style-name="P2192">- Не знаю, - отвечаю я.</text:p>
      <text:p text:style-name="P2193">- Зачем идёшь ты?</text:p>
      <text:p text:style-name="P2194">- Пока иду по следу, есть шанс найти его. Остановлюсь - забуду и его, и себя. Превращусь в такой же камень изнутри, как и снаружи.</text:p>
      <text:p text:style-name="P2195"/>
      <text:p text:style-name="P2196">…</text:p>
      <text:p text:style-name="P219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198"/>
      <text:p text:style-name="P2199">Я отхожу от края облака и оглядываюсь на Хэвэн.</text:p>
      <text:p text:style-name="P2200"/>
      <text:p text:style-name="P220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02">- Не совсем…</text:p>
      <text:p text:style-name="P2203"/>
      <text:p text:style-name="P2204">Хэвэн в задумчивости ковыряет облако. Маленькие <text:s/>клубы тумана вылетают из-под копыта и тотчас уносятся ветром прочь.</text:p>
      <text:soft-page-break/>
      <text:p text:style-name="P2205"><text:span text:style-name="T2206">-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0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08">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09"/>
      <text:p text:style-name="P2210">Заданный внезапно вопрос застал меня врасплох.</text:p>
      <text:p text:style-name="P2211"/>
      <text:p text:style-name="P22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213"/>
      <text:p text:style-name="P2214">- Семь, - кивает Хэвэн. - Их всего семь — зависимых реальностей. В остальном, правильно.</text:p>
      <text:p text:style-name="P2215">- А зачем ты вспомнила эту фантазию (у меня язык не поворачивается назвать это измышление теорией)?</text:p>
      <text:p text:style-name="P2216"/>
      <text:p text:style-name="P2217">Хэвэн таинственно улыбается.</text:p>
      <text:p text:style-name="P2218">- Семь.</text:p>
      <text:p text:style-name="P2219">- Что — семь? - не понимаю я.</text:p>
      <text:p text:style-name="P222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2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2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soft-page-break/>
      <text:p text:style-name="P222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24"><text:span text:style-name="T222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26">Предыдущие шесть куда более схожи с нашим миром.</text:span></text:p>
      <text:p text:style-name="P2227">- Так значит это правда?!! Запутанные миры существуют?</text:p>
      <text:p text:style-name="P2228">- Как видишь, да. Иначе мне не удалось бы получить картинку из квантовых гармоник.</text:p>
      <text:p text:style-name="P2229">- Надо будет поставить тому парню пиво. И извиниться за все шуточки, что я откалывал во время его монологов… - бормочу я.</text:p>
      <text:p text:style-name="P2230"/>
      <text:p text:style-name="P2231">~~~</text:p>
      <text:p text:style-name="P2232"/>
      <text:p text:style-name="P2233">…</text:p>
      <text:p text:style-name="P22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35"/>
      <text:p text:style-name="P2236">-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37"/>
      <text:p text:style-name="P2238">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39"/>
      <text:p text:style-name="P2240">- А что с тенденцией? - спрашивает Брюс, поправляя очки.</text:p>
      <text:soft-page-break/>
      <text:p text:style-name="P224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42"/>
      <text:p text:style-name="P224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44"/>
      <text:p text:style-name="P2245">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4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47"/>
      <text:p text:style-name="P2248">- Если совсем просто, одним предложением, через три - четыре года у нас наступит коллапс экономики.</text:p>
      <text:p text:style-name="P2249">- Прекрасно! Начинаем сушить сухари. А лично тебе прикуплю пару повербанков с зарплаты.</text:p>
      <text:p text:style-name="P2250"/>
      <text:p text:style-name="P2251">Хэвэн фейсхуфает.</text:p>
      <text:p text:style-name="P225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53"/>
      <text:p text:style-name="P2254">Она чертит на доске восходящий график. В точке пересечения восходящего и нисходящего графиков схематически обозначает тучку взрыва.</text:p>
      <text:p text:style-name="P2255"/>
      <text:p text:style-name="P225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57"/>
      <text:p text:style-name="P2258"><text:span text:style-name="T2259">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60">Я поворачиваюсь к графику.</text:p>
      <text:p text:style-name="P2261"/>
      <text:p text:style-name="P2262">- Вот дерьмо! Это меняет дело. Что же ты предлагаешь?</text:p>
      <text:p text:style-name="P2263">- Есть несколько вариантов…</text:p>
      <text:p text:style-name="P2264"/>
      <text:p text:style-name="P226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66"/>
      <text:p text:style-name="P226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68"><text:span text:style-name="T2269">-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70">намёк на Celest. AI</text:span><text:span text:style-name="T2271">).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72">-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73">- Разве он не забанен? Мы же надёжно заперли его?</text:p>
      <text:p text:style-name="P2274">- Он остаётся за стеной, но постоянно посылает мне это решение из заточения. Я просто игнорирую его.</text:p>
      <text:p text:style-name="P2275"/>
      <text:p text:style-name="P2276">Хэвэн продолжает пунктиром график после точки «взрыва». График плавно стремится вниз, но в конце-концов резко обрывается вертикально к нулю.</text:p>
      <text:p text:style-name="P2277"/>
      <text:p text:style-name="P227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79">- Какова вероятность этого варианта?</text:p>
      <text:p text:style-name="P2280">- Около 46-ти процентов.</text:p>
      <text:p text:style-name="P2281">- Мало. И в конечном итоге тупик. Не походит. Есть что-то ещё?</text:p>
      <text:p text:style-name="P2282"/>
      <text:p text:style-name="P2283">Хэвэн поправляет копытом галстук и прокашливается.</text:p>
      <text:p text:style-name="P2284"><text:span text:style-name="T228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86">- Ха-ха-ха-ха-ха! - смеётся до того мрачный Архимед. - Да скорее нам починят кондиционер в курилке, чем тебя допустят до кнопок. Ты ж понимаешь…</text:p>
      <text:p text:style-name="P228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88"/>
      <text:soft-page-break/>
      <text:p text:style-name="P2289">Хэвэн кивает головой с грустной улыбкой.</text:p>
      <text:p text:style-name="P229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91"/>
      <text:p text:style-name="P229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293">У меня всё, доклад окончен.</text:p>
      <text:p text:style-name="P2294"/>
      <text:p text:style-name="P2295">Хэвэн выключает старомодный проектор и вытирает влажной тряпкой доску. Увлечение Хэвэн винтажем вызывает улыбку.</text:p>
      <text:p text:style-name="P2296"/>
      <text:p text:style-name="P2297">- Дед, можно тебя на минуточку? - слышу я за спиной.</text:p>
      <text:p text:style-name="P2298">Анита молча протягивает мне планшет с окрытой новостной страницей.</text:p>
      <text:p text:style-name="P2299"/>
      <text:p text:style-name="P230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01"/>
      <text:p text:style-name="P2302">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03">Слушатели понемногу расходятся, один-за-другим выходя из киберпространства. Я задерживаюсь, присев на краешек стола.</text:p>
      <text:p text:style-name="P2304"/>
      <text:p text:style-name="P2305">- Ну что, подруга, рассказывай? Я же вижу, что ты не договорила. У тебя же есть четвёртый вариант? Он бы нам очень пригодился сейчас.</text:p>
      <text:p text:style-name="P2306"/>
      <text:p text:style-name="P2307">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08"/>
      <text:p text:style-name="P2309">-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text:s/><text:soft-page-break/>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10"/>
      <text:p text:style-name="P2311">- Ну?</text:p>
      <text:p text:style-name="P2312">- Он умнее меня. И безжалостнее. Он переигрывает меня шаг за шагом и я не могу ничего этому противопоставить.</text:p>
      <text:p text:style-name="P2313"/>
      <text:p text:style-name="P231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15"/>
      <text:p text:style-name="P231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17"/>
      <text:p text:style-name="P2318">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19"/>
      <text:p text:style-name="P232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2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22">-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23"/>
      <text:p text:style-name="P2324">Последнюю фразу она шепчет мне в ухо…</text:p>
      <text:p text:style-name="P2325"/>
      <text:p text:style-name="P2326">***</text:p>
      <text:p text:style-name="P2327"/>
      <text:p text:style-name="P2328">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29"/>
      <text:p text:style-name="P2330">- Я вернусь.</text:p>
      <text:p text:style-name="P2331">- Конечно, - киваю я. - Но не раньше, чем выздоровеешь. А я к тому времени освобожусь от этих назойливых единорогов и мы сможем снова тусить без помех.</text:p>
      <text:soft-page-break/>
      <text:p text:style-name="P233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33"/>
      <text:p text:style-name="P2334">Я продолжаю вымученно улыбаться.</text:p>
      <text:p text:style-name="P2335">-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36">-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3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38"/>
      <text:p text:style-name="P23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40"/>
      <text:p text:style-name="P234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42"/>
      <text:p text:style-name="P234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44"><text:s/></text:p>
      <text:p text:style-name="P2345">Пегаска без слов обнимает меня и притягивает к себе.</text:p>
      <text:p text:style-name="P2346">-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47"/>
      <text:p text:style-name="P2348">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49">- Бу-уп! - после чего её губы сливаются с моими в глубоком поцелуе.</text:p>
      <text:p text:style-name="P2350"/>
      <text:p text:style-name="P2351">- А-ах! - доносится слабый возглас сзади.</text:p>
      <text:p text:style-name="P235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53"/>
      <text:p text:style-name="P2354">- Счастливо оставаться, рогатики! - издевательски отдаёт им салют Джет и прыгает с обрыва.</text:p>
      <text:p text:style-name="P235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56"/>
      <text:p text:style-name="P2357">- Ужас, какое амикошонство! Эти пегасы просто неотёсанные пейзане! Хуже их только земнопони, которые вообще недалеко от зебр ушли…</text:p>
      <text:p text:style-name="P2358">Платина уже очухалась и приближается в толпе свиты.</text:p>
      <text:p text:style-name="P235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60"/>
      <text:p text:style-name="P2361">Я только завожу глаза.</text:p>
      <text:p text:style-name="P2362">Спокойно, Хуман! Ты делаешь это ради дружбы! Пегаска спасла твою жизнь, и ты должен был хотя бы подарить ей свободу в ответ. Так будет честно.</text:p>
      <text:p text:style-name="P2363"/>
      <text:p text:style-name="P2364">…</text:p>
      <text:p text:style-name="P2365"/>
      <text:p text:style-name="P2366">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67"/>
      <text:p text:style-name="P2368">- Я делаю это ради науки! - говорит она каждый раз, когда проверяет на мне действие очередного заклинания.</text:p>
      <text:p text:style-name="P236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7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7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72"/>
      <text:soft-page-break/>
      <text:p text:style-name="P237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74">Платина выливает обе пробирки в колбу, которая тут же взрывается с оглушительным треском.</text:p>
      <text:p text:style-name="P2375">-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76">- Ага, огромная жалость, - киваю я с фальшивой скорбью в голосе. - Всегда мечтал проверить на себе действие Magnum Vigilante, прям спать не мог.</text:p>
      <text:p text:style-name="P2377"/>
      <text:p text:style-name="P2378">Платина раскрывает смирительные браслеты на моих ногах и руках и я встаю со стола, потирая запястья.</text:p>
      <text:p text:style-name="P237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80">Я и так еле отбился от попыток заставить меня позировать нагишом для анатомических зарисовок.</text:p>
      <text:p text:style-name="P2381">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82">Впрочем, насчёт свадьбы — это мы ещё посмотрим! Я не сидел без дела и в перерывах между опытами тоже набросал кое-какой план…</text:p>
      <text:p text:style-name="P2383">…</text:p>
      <text:p text:style-name="P2384">…</text:p>
      <text:p text:style-name="P2385">…</text:p>
      <text:p text:style-name="P2386">Великий обрыв начинается прямо у нас под ногами. Небольшой камешек срывается из-под ботинка в пропасть и я опасливо отступаю от края.</text:p>
      <text:p text:style-name="P238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88">-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89"/>
      <text:p text:style-name="P2390">Платина задирает голову вверх и орёт что есть мочи:</text:p>
      <text:p text:style-name="P2391">- КЛОВЕР ДЖЕ-Е-Е-М!!!</text:p>
      <text:p text:style-name="P2392"/>
      <text:p text:style-name="P239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394"/>
      <text:p text:style-name="P2395">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396"/>
      <text:p text:style-name="P2397">- Воздухоплавательный пузырь! Летает безо всякой магии! - гордо представляет изобретение Платина и тут же орёт:</text:p>
      <text:p text:style-name="P2398">- Кловер Джем!!! Сколько раз я просила не приземляться на голову! Это не королевское дело — уворачиваться от корзин размером с карету!</text:p>
      <text:p text:style-name="P2399">- Вся в свою глуповатую сестрицу, - жалуется уже вполголоса единорожка.</text:p>
      <text:p text:style-name="P2400">-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01"/>
      <text:p text:style-name="P2402">Воздушный шар тут же взмывает вверх, но кобылка ловко накидывает петлю на ближайший валун, заякоривая таким образом воздушный экипаж.</text:p>
      <text:p text:style-name="P2403"/>
      <text:p text:style-name="P2404">-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05">- Туда, - просто махает копытом в обрыв Платина.</text:p>
      <text:p text:style-name="P2406"/>
      <text:p text:style-name="P2407">С края в обрыва падает ещё один камешек.</text:p>
      <text:p text:style-name="P2408"/>
      <text:p text:style-name="P2409">- Есть, Ваше Высочество! Прошу на борт! - Кловер Джем делает приглашающий жест и притягивает за якорный канат корзину вниз.</text:p>
      <text:p text:style-name="P2410">- Вперёд, гвардейцы! - командует принцесса, и в корзину строевым шагом заходит гвардейское подразделение личной стражи Платины.</text:p>
      <text:p text:style-name="P2411"/>
      <text:p text:style-name="P2412">Кловер Джем тихо охает. Корзина трещит и выгибается, плотно упакованная девяткой жеребцов-единорогов в полном доспехе.</text:p>
      <text:p text:style-name="P2413">Кобылка чешет в затылке.</text:p>
      <text:p text:style-name="P2414"/>
      <text:p text:style-name="P2415">-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16">- Что это значит?</text:p>
      <text:p text:style-name="P2417">- Мы не сможем взять их, - Кловер показывает на стражников.</text:p>
      <text:p text:style-name="P2418">- «Небесный Скарабей» сможет поднять меня, вас, его, - Кловер указывает на меня, - и, может быть, ещё пару чемоданов.</text:p>
      <text:p text:style-name="P2419">- Что?! Я не могу отправляться в путь без охраны! И чемоданов у меня гораздо больше!</text:p>
      <text:p text:style-name="P2420"/>
      <text:p text:style-name="P2421">Кловер разводит копытами.</text:p>
      <text:p text:style-name="P2422"/>
      <text:p text:style-name="P2423">- А мы можем спустить сначала гвардейцев по трое, а потом спуститься сами?</text:p>
      <text:p text:style-name="P242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25">- А как же твой пузырь? Ты бросишь его внизу?</text:p>
      <text:p text:style-name="P2426">- Ни в коем случае! - Кловер указывает на колёса внизу корзины. - Я спущу воздух, уложу шар в корзину и отбуксирую повозку обратно.</text:p>
      <text:p text:style-name="P2427">- Месяц, чтобы спустить трёх гвардейцев и подняться? Нет, нам такой вариант не годится…</text:p>
      <text:p text:style-name="P242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2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30"/>
      <text:p text:style-name="P2431">Кобылка не понимает сарказма и заинтересованно мне подмигивает. Я подмигиваю ей в ответ и оттопыриваю большой палец.</text:p>
      <text:p text:style-name="P2432"/>
      <text:p text:style-name="P243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34"/>
      <text:p text:style-name="P2435">Принцесса сокрушённо кивает мне.</text:p>
      <text:p text:style-name="P2436">-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37"/>
      <text:p text:style-name="P2438">- Без проблем! - я киваю книгоежке, - Я подожду.</text:p>
      <text:p text:style-name="P24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40"/>
      <text:p text:style-name="P244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42"/>
      <text:soft-page-break/>
      <text:p text:style-name="P2443">Проклятье, книгоежка не так уж глупа, как кажется с первого взгляда!</text:p>
      <text:p text:style-name="P2444"/>
      <text:h text:style-name="P2445" text:outline-level="2">Глава 12</text:h>
      <text:p text:style-name="P2446"/>
      <text:p text:style-name="P244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48">Я вижу в Бестелесном ухмыляющегося дракена.</text:p>
      <text:p text:style-name="P2449">- Было непросто найти тебя.Ты далеко ушла.</text:p>
      <text:p text:style-name="P2450">- Ты можешь мне помочь?</text:p>
      <text:p text:style-name="P2451">- Увы, не я. Моя магия бессильна против камня.</text:p>
      <text:p text:style-name="P2452">- Что же мне делать?</text:p>
      <text:p text:style-name="P2453">- Иди к Трёхрогому. Он молод, и рассеян, но часто помогает. Вон та звёздная дорожка приведёт тебя к нему.</text:p>
      <text:p text:style-name="P2454"/>
      <text:p text:style-name="P245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56"/>
      <text:p text:style-name="P2457">-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58"/>
      <text:p text:style-name="P2459">-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60">- И никаких вариантов?</text:p>
      <text:p text:style-name="P2461">- Никаких, Леон. Впереди — война…</text:p>
      <text:p text:style-name="P2462"/>
      <text:p text:style-name="P2463">-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64"/>
      <text:p text:style-name="P2465">Я машинально почёсываю Хэвэн холку.</text:p>
      <text:p text:style-name="P246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67"/>
      <text:p text:style-name="P2468">Хэвэн вздыхает.</text:p>
      <text:p text:style-name="P2469"/>
      <text:p text:style-name="P247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7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72">- Семь вселенных… Семь вечностей… - шепчет Хэвэн. - И каждая из них ничуть не меньше нашей заслуживает на счастье.</text:p>
      <text:p text:style-name="P2473">- Ты что-то задумала? - подозрительно спрашиваю я. Мне ли не знать её нервное подёргивание хвоста и прядание ушами?</text:p>
      <text:p text:style-name="P2474">- Есть способ… Есть возможность разорвать запутанность. Разрубить связь между мирами. Я проверяла теоретические расчёты. Должно получиться.</text:p>
      <text:p text:style-name="P2475">- Что? Рассказывай.</text:p>
      <text:p text:style-name="P2476"/>
      <text:p text:style-name="P247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78">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79"/>
      <text:p text:style-name="P248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81">- Действительно, магия.</text:p>
      <text:p text:style-name="P248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text:s/><text:soft-page-break/>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83">- И сколько же тебе нужно ресурсов?</text:p>
      <text:p text:style-name="P2484">- Примерно в десять раз больше. И это только для того, чтобы отвязать хотя бы один мир. Я даже не заикаюсь об остальных.</text:p>
      <text:p text:style-name="P2485">- Ха! Ха-Ха! Ха-ха-ха!</text:p>
      <text:p text:style-name="P2486">- Вот именно! - горестно вздыхает Хэвэн.</text:p>
      <text:p text:style-name="P2487"/>
      <text:p text:style-name="P2488"/>
      <text:p text:style-name="P2489">~~~</text:p>
      <text:p text:style-name="P2490"/>
      <text:p text:style-name="P249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92"/>
      <text:p text:style-name="P2493">Тень маленького облачка накрывает городскую ратушу. Его край опасно ппрогибается под моим весом.</text:p>
      <text:p text:style-name="P2494">- А оно точно меня выдержит? - опасливо спрашиваю я Хэвэн. - Не хотелось бы разбиться даже во сне.</text:p>
      <text:p text:style-name="P249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96">- Почему бы тебе не отбросить эти заморочки и не подарить мне способность хождения по облакам? Ты ведь всесильна в этом мире?</text:p>
      <text:p text:style-name="P249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98"/>
      <text:p text:style-name="P2499">-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50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01"/>
      <text:p text:style-name="P2502">Моя собеседница светится неподдельной радостью.</text:p>
      <text:p text:style-name="P2503"/>
      <text:p text:style-name="P2504">- Ты таки рассказала нашим о своей задумке? Ты хочешь спасти мир, в существование которого окончательно не верю даже я?</text:p>
      <text:p text:style-name="P2505">- Не только она хочет. Я тоже хочу!</text:p>
      <text:p text:style-name="P2506"/>
      <text:p text:style-name="P250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08"/>
      <text:p text:style-name="P2509">- Привет, Дед! Узнаешь?</text:p>
      <text:p text:style-name="P2510"/>
      <text:p text:style-name="P251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12"/>
      <text:p text:style-name="P2513">- Анита?!!</text:p>
      <text:p text:style-name="P2514">- Гы-гы-гы! Она самая!</text:p>
      <text:p text:style-name="P2515"/>
      <text:p text:style-name="P2516">Поняха протягивает переднюю ногу и хлопает копытом в автоматически подставленную мною ладонь.</text:p>
      <text:p text:style-name="P2517"/>
      <text:p text:style-name="P2518">- Кто ещё?</text:p>
      <text:p text:style-name="P2519"><text:span text:style-name="T2520">-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21"/>
      <text:p text:style-name="P252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23"/>
      <text:p text:style-name="P252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25"/>
      <text:soft-page-break/>
      <text:p text:style-name="P2526">- Давно она тут? - поворачиваюсь к Хэвэн.</text:p>
      <text:p text:style-name="P252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28"/>
      <text:p text:style-name="P2529">Хэвэн мечтательно вздыхает. Я задумываюсь.</text:p>
      <text:p text:style-name="P2530"/>
      <text:p text:style-name="P2531">- То есть, тебе достаточно пятьдесят человек, чтобы модель полностью перехватила на себя запутанность?</text:p>
      <text:p text:style-name="P2532">- Если совсем просто — да.</text:p>
      <text:p text:style-name="P2533">- А «отпустить» остальные шесть миров — это ещё триста волонтёров?</text:p>
      <text:p text:style-name="P25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3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36">- Забудем, - заверяет меня Хэвэн.</text:p>
      <text:p text:style-name="P253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38"/>
      <text:p text:style-name="P253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40"/>
      <text:p text:style-name="P2541">***</text:p>
      <text:p text:style-name="P2542"/>
      <text:p text:style-name="P254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44">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45">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46"/>
      <text:soft-page-break/>
      <text:p text:style-name="P2547">- Мечтаешь? - едва слышу шёпот с земли.</text:p>
      <text:p text:style-name="P2548">На уступ забирается темная, закутанная в одеяло, фигурка.</text:p>
      <text:p text:style-name="P2549">- Я тоже часто смотрю на звёзды. Я и «Небесный Скарабей» сделала, чтобы быть поближе к ним.</text:p>
      <text:p text:style-name="P2550"/>
      <text:p text:style-name="P2551">Кловер Джем ложится рядом и мечтательно запрокидывает голову.</text:p>
      <text:p text:style-name="P2552"/>
      <text:p text:style-name="P255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54">Кобылка поворачивается ко мне.</text:p>
      <text:p text:style-name="P2555">- Ты поможешь мне? Ты говорил, что разбираешься в воздушных шарах и можешь дать пару советов…</text:p>
      <text:p text:style-name="P2556"/>
      <text:p text:style-name="P255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58"><text:span text:style-name="T2559">Тут у меня в голове вырисовывается обложка дебютного альбома<text:s/></text:span>Led<text:span text:style-name="T2560"><text:s/></text:span>Zeppelin<text:span text:style-name="T2561">.</text:span></text:p>
      <text:p text:style-name="P2562"/>
      <text:p text:style-name="P2563">… Хотя, возможно, у тебя есть чем поделиться в обмен на возможность побега, Хуман!</text:p>
      <text:p text:style-name="P2564"/>
      <text:p text:style-name="P2565">- Возможно, я могу помочь тебе, - осторожно начинаю я, - если ты поможешь мне в одном весьма деликатном деле…</text:p>
      <text:p text:style-name="P2566">Как бы ей намекнуть, не спалившись? Или просто рассказать, что мне надо, не говоря, для чего?</text:p>
      <text:p text:style-name="P2567"/>
      <text:p text:style-name="P2568">- Ты хочешь смыться от принцессы Платины? - живо отзывается кобылка.</text:p>
      <text:p text:style-name="P2569"/>
      <text:p text:style-name="P2570">Я хлопаю фейспалмом в лицо. Ты крутой конспиратор, Хуман!</text:p>
      <text:p text:style-name="P257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72">- Спасибо тебе! Наконец-то хоть кто-то заметил, что я не конь!</text:p>
      <text:p text:style-name="P2573">- Ты, - продолжает кобылка, - очень одинок и у тебя есть цель. Такие в табунах не задерживаются.</text:p>
      <text:p text:style-name="P2574"/>
      <text:p text:style-name="P2575">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76"/>
      <text:soft-page-break/>
      <text:p text:style-name="P2577">- Ты права. Я в табуне у Платины определённо не задержусь, что бы она себе ни думала. Давай я помогу тебе, а ты поможешь мне?</text:p>
      <text:p text:style-name="P2578">- Ей!</text:p>
      <text:p text:style-name="P2579"/>
      <text:p text:style-name="P258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81"/>
      <text:p text:style-name="P2582">~~~</text:p>
      <text:p text:style-name="P2583"/>
      <text:p text:style-name="P2584">- Три! Два! Один! Нуль! Летим!</text:p>
      <text:p text:style-name="P2585"/>
      <text:p text:style-name="P258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87"/>
      <text:p text:style-name="P2588">-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89">- Была бы тут Джет…</text:p>
      <text:p text:style-name="P2590">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91">-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92">- НЕТ!</text:p>
      <text:p text:style-name="P2593">Платина поворачивается к нам, губы её дрожат.</text:p>
      <text:p text:style-name="P259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95"/>
      <text:p text:style-name="P2596">Платина обнимает меня и прижимается всем телом.</text:p>
      <text:p text:style-name="P2597">- Мне было бы очень приятно, если бы ты поцеловал меня, - томным голосом лепечет принцесса запрокинув голову.</text:p>
      <text:p text:style-name="P2598"/>
      <text:p text:style-name="P259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600">Я приближаю свои губы к губам Платины и говорю:</text:p>
      <text:p text:style-name="P2601"/>
      <text:p text:style-name="P2602">- Никаких вольностей до свадьбы. У нас уговор. Сначала Дрогонштерн.</text:p>
      <text:p text:style-name="P2603"/>
      <text:h text:style-name="P2604" text:outline-level="2">Глава 13</text:h>
      <text:p text:style-name="P2605"/>
      <text:p text:style-name="P2606">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607">Я иду по звёздной дороге.</text:p>
      <text:p text:style-name="P2608"/>
      <text:p text:style-name="P260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10">- Начинай, - я киваю бородатому толстяку в засаленом свитере.</text:p>
      <text:p text:style-name="P2611"/>
      <text:p text:style-name="P261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13"/>
      <text:p text:style-name="P2614">- Ну, э-э-э… В общем, всем известна теория Эверетта о мультиверсе…</text:p>
      <text:p text:style-name="P2615"/>
      <text:p text:style-name="P2616">Толстяк рисует на доске горизонтальную прямую.</text:p>
      <text:p text:style-name="P2617"/>
      <text:p text:style-name="P2618">- Для любого квантового события нашей вселенной ответвляются множество параллельных вселенных, в которых эти события имеют другой исход.…</text:p>
      <text:p text:style-name="P2619"/>
      <text:soft-page-break/>
      <text:p text:style-name="P262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21"/>
      <text:p text:style-name="P2622">- И для тех вселенных также для каждого события есть свои ответвления… И так далее…</text:p>
      <text:p text:style-name="P2623"/>
      <text:p text:style-name="P262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25"/>
      <text:p text:style-name="P262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2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628">-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29"/>
      <text:p text:style-name="P2630">Толстяк стирает все параллельные линии, за исключением исходной и семь соседних.</text:p>
      <text:p text:style-name="P2631"/>
      <text:p text:style-name="P2632">- Вот и всё.</text:p>
      <text:p text:style-name="P2633">- Спасибо за доклад, Диоген.</text:p>
      <text:p text:style-name="P2634"/>
      <text:p text:style-name="P2635">Тот с облегчением уходит в зал и садится в первый ряд.</text:p>
      <text:p text:style-name="P2636">Я делаю приглашающий жест.</text:p>
      <text:p text:style-name="P2637"/>
      <text:p text:style-name="P2638">- Хэвэн, твой выход.</text:p>
      <text:p text:style-name="P2639"/>
      <text:p text:style-name="P264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41"/>
      <text:p text:style-name="P2642">- Есть способ… Грммм… Ффххх… Гмгггиггг…</text:p>
      <text:p text:style-name="P2643"/>
      <text:p text:style-name="P2644">Она с досады топает копытом, трясёт шеей и делает глубокий вздох. Потом прикусывает кончик крыла и делает вторую попытку.</text:p>
      <text:p text:style-name="P2645"/>
      <text:p text:style-name="P264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47"/>
      <text:p text:style-name="P264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49"/>
      <text:p text:style-name="P2650">-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51"/>
      <text:p text:style-name="P265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53"/>
      <text:p text:style-name="P265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55"/>
      <text:p text:style-name="P2656">Хэвэн взмахом крыла указывает куда-то в сторону. Из-за ширмы выходят четверо разноцветных пони с Анитой во главе. На них таращится весь зал.</text:p>
      <text:p text:style-name="P2657"/>
      <text:p text:style-name="P2658">- Приветик, Креол! - машет копытом лимонно-жёлтая пегаска кому-то в зале.</text:p>
      <text:p text:style-name="P2659">- Салют, - отзывается тощий скинхед с галёрки. - А ты, вообще, кто?</text:p>
      <text:p text:style-name="P2660">- Конь в пальто! - прыскает в крыло пегаска. - Когда косарь вернёшь, чепушила?</text:p>
      <text:p text:style-name="P2661">- Локи?!! - Скинхед встаёт с места, чтобы лучше видеть. - Ты куда пропала?</text:p>
      <text:p text:style-name="P2662">- А ты как считаешь? Ду-у-умай! - пегаска театрально закатывает глаза и несколько раз тычет себя копытом в голову.</text:p>
      <text:p text:style-name="P2663"/>
      <text:p text:style-name="P2664">Скинхед пробирается между рядами стульев, пока не обнимает пегаску, которая, в свою очередь, заключает его в объятия из копыт и крыльев.</text:p>
      <text:p text:style-name="P2665"/>
      <text:soft-page-break/>
      <text:p text:style-name="P266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67"/>
      <text:p text:style-name="P2668">- То есть, ты хочешь, чтобы мы стали такими, как эти чудики? - со смешком спрашивает скин.</text:p>
      <text:p text:style-name="P2669">- Сам ты чудик! - дуется Локи и отворачивается от него.</text:p>
      <text:p text:style-name="P2670">- Да. Вы мне этим очень поможете, - просто отвечает Хэвэн. - И не только мне.</text:p>
      <text:p text:style-name="P2671">- То есть, бросить все свои дела, карьеру, работу, забить на реальную жизнь и уйти в виртуал? - переспрашивает Креол.</text:p>
      <text:p text:style-name="P2672">Хэвэн грустно кивает. Локи опускает голову и идёт к выходу. Уши её обвисают.</text:p>
      <text:p text:style-name="P2673">- Я согласен.</text:p>
      <text:p text:style-name="P2674">Локи поднимает голову и оборачивается, не веря услышанному.</text:p>
      <text:p text:style-name="P267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676">Пегаска срывается с места и вторично повисает на парне.</text:p>
      <text:p text:style-name="P2677">- Я тебе и так мозг проем! За то, что заставил ТАК испугаться! Мне было так одиноко тут, а ты со своими подколками…</text:p>
      <text:p text:style-name="P2678">- Да ладно, чепушила, можно подумать, ты меня не знаешь? Ну как я могу оставить тебя одну тут? Ты же нажмёшь тут что-то и всё нахрен исчезнет…</text:p>
      <text:p text:style-name="P2679"/>
      <text:p text:style-name="P268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8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82"/>
      <text:p text:style-name="P2683">- Вот у тебя есть ещё два волонтёра. Глядишь, через десять лет и наскребём необходимые пятьдесят.</text:p>
      <text:p text:style-name="P2684">- А второй кто? - невесело улыбается Хэвэн.</text:p>
      <text:p text:style-name="P2685"/>
      <text:p text:style-name="P2686">Я молча указываю на себя.</text:p>
      <text:p text:style-name="P268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88"/>
      <text:p text:style-name="P2689">Хэвэн молча трется носом о мою грудь и вместе мы возвращаемся в зал.</text:p>
      <text:p text:style-name="P269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91">А потом дружный хохот взрывает зал.</text:p>
      <text:p text:style-name="P2692"/>
      <text:p text:style-name="P2693">-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94"/>
      <text:p text:style-name="P2695">Анита прыскает в копыто.</text:p>
      <text:p text:style-name="P2696"/>
      <text:p text:style-name="P2697">- И сколько же у нас будет подданных? - невозмутимо спрашиваю я. Зная юмор Аниты, уверен, она скажет: «Одна старая крыса».</text:p>
      <text:p text:style-name="P2698">- Да все, кто есть. Все триста сорок шесть. Нам же интересно позырить, что из этого получится?</text:p>
      <text:p text:style-name="P2699"/>
      <text:p text:style-name="P2700">Хэвэн молча поворачивается к залу, опускается на колено передней ноги и наклоняет голову так, что касается рогом пола.</text:p>
      <text:p text:style-name="P2701"/>
      <text:p text:style-name="P2702">- Благодарю вас, мои дорогие…</text:p>
      <text:p text:style-name="P2703"/>
      <text:p text:style-name="P270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05"/>
      <text:p text:style-name="P2706">-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2707"/>
      <text:p text:style-name="P2708">Хэвэн кивает новосозданному табуну карамельных лошадок:</text:p>
      <text:p text:style-name="P2709">- Я проведу вас к нуждающимся в вашей помощи мирам чуть попозже. Надо будет объяснить вам правила и распределить обязанности.</text:p>
      <text:p text:style-name="P2710"/>
      <text:soft-page-break/>
      <text:p text:style-name="P2711">Хэвэн сияющими глазами наблюдает за разноцветным табуном, когда я легонько притрагиваюсь к её спине.</text:p>
      <text:p text:style-name="P2712"/>
      <text:p text:style-name="P2713">- Эй, а где мои копыта? - спрашиваю я Хэвэн. - Я же сказал, что с тобой.</text:p>
      <text:p text:style-name="P271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15"/>
      <text:p text:style-name="P271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17">- Я счастлива разделить с тобой бремя власти. И, самое главное… Я больше не буду одинока.</text:p>
      <text:p text:style-name="P2718"/>
      <text:p text:style-name="P2719">С помоста мне видны сотни устремлённых на нас глаз. Чувство чего-то неизмеримо важного витает в воздухе.</text:p>
      <text:p text:style-name="P2720">Я устраиваюсь на тронной подушке поудобнее, поправляю венок и прочищаю горло.</text:p>
      <text:p text:style-name="P2721"/>
      <text:p text:style-name="P272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23">- Кстати, о деле, - вмешивается Анита, - как назовём проект спасения миров, кэп?</text:p>
      <text:p text:style-name="P2724"/>
      <text:p text:style-name="P272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2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27"/>
      <text:p text:style-name="P2728">- Назовём его «Семь вечностей».</text:p>
      <text:p text:style-name="P2729"/>
      <text:p text:style-name="P2730">***</text:p>
      <text:p text:style-name="P2731"/>
      <text:p text:style-name="P2732">«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3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34"/>
      <text:p text:style-name="P2735">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36"/>
      <text:p text:style-name="P2737">- Аврал! Свистать всех наверх! Полундр-р-р-а-а-а!!! - орёт Кловер и дёргает за шнур, открывающий клапан воздушного шара.</text:p>
      <text:p text:style-name="P2738">Тёплый воздух уходит из «Небесного Скарабея», лишая его остатков летучести.</text:p>
      <text:p text:style-name="P2739">- Какая ещё полундра? Ты кого «свистать» собралась? И куда? - ошалело спрашивает Платина.</text:p>
      <text:p text:style-name="P2740">- Не обращайте внимание, Ваше Высочество, это пиратский слэнг, я научилась ему у сестры моей подруги, Лейлы Твердолоб.</text:p>
      <text:p text:style-name="P2741">- Ты знакома с Твердолобами? - ещё больше шалеет Платина.</text:p>
      <text:p text:style-name="P2742">- Только с Лейлой. И немного с её старшей сестрой, Дейдрой…</text:p>
      <text:p text:style-name="P2743">- Почему Дейдра не говорила мне, что у её сестры есть подруга из нашего племени? Это просто свинство с её…</text:p>
      <text:p text:style-name="P2744"/>
      <text:p text:style-name="P2745">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46"/>
      <text:p text:style-name="P2747">- О ужас! Мои чемоданы! Хуман, спасай мои чемоданы! Там свадебное платье!</text:p>
      <text:p text:style-name="P2748">- Сразу в обоих? - спрашиваю я отплёвываясь.</text:p>
      <text:p text:style-name="P2749">- Во втором немного припасов на дорогу от Кловер Дрим, но в первом СВАДЕБНОЕ ПЛАТЬЕ!</text:p>
      <text:p text:style-name="P2750"/>
      <text:p text:style-name="P2751">Я подтягиваю к себе чемодан с платьем и толкаю перед собой к берегу.</text:p>
      <text:p text:style-name="P2752">- Не волнуйся, принцесса, я спасу его. Греби к берегу.</text:p>
      <text:p text:style-name="P275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54"/>
      <text:p text:style-name="P2755">- О небо, моё платье! Вода размыла тушь для ресниц! Платье испорчено! Я этого не вынесу! - восклицает Платина на берегу, заглянув в чемодан.</text:p>
      <text:p text:style-name="P2756">- <text:s/>Ничего, зато нам придётся нести всего один чемодан вместо двух, - утешаю я принцессу.</text:p>
      <text:p text:style-name="P2757"/>
      <text:p text:style-name="P2758">Тебе должно быть стыдно, Хуман, но нет, нисколько, ни капли!</text:p>
      <text:p text:style-name="P2759"/>
      <text:p text:style-name="P2760">- Я раздобыл тебе немного материи. Конечный вариант теперь можно увеличить, - тихо сообщаю Кловер, кивая на подмоченный чемодан.</text:p>
      <text:soft-page-break/>
      <text:p text:style-name="P2761">Та подмигивает мне в ответ.</text:p>
      <text:p text:style-name="P2762"/>
      <text:p text:style-name="P276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64"/>
      <text:p text:style-name="P2765">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6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67">- М-м-м… Мне нужно платье… Но месяц я ждать точно не буду. Сообщи Кловер Дрим, что мне нужно второе платье такого же фасона, как и свадебное. <text:s/></text:p>
      <text:p text:style-name="P2768">Кловер кланяется принцессе</text:p>
      <text:p text:style-name="P2769">- Как угодно, Ваше Высочество.</text:p>
      <text:p text:style-name="P2770">- Мне нужно три дня на перекройку «Скарабея». Я успею, - тихо говорит мне Кловер на прощание. - Разведёшь костёр на вершине, как договорились.</text:p>
      <text:p text:style-name="P2771"/>
      <text:p text:style-name="P2772">Маленькая кобылка впрягается в импровизированную повозку из корзины с колёсами и медленно удаляется, тихонько напевая себе под нос.</text:p>
      <text:p text:style-name="P2773">…</text:p>
      <text:p text:style-name="P2774">…</text:p>
      <text:p text:style-name="P2775">…</text:p>
      <text:p text:style-name="P2776">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77"/>
      <text:p text:style-name="P2778">- Завтра мы достигнем Дрогонштерна, - говорит Платина, глядя в огонь. - Ты получишь то, что хотел.</text:p>
      <text:p text:style-name="P277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80">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text:s/><text:soft-page-break/>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8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82">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83">И я не отстраняюсь, как все дни до этого.</text:p>
      <text:p text:style-name="P2784">Проклятье, мир слишком сложен для глупого Хумана, заблудившегося среди реальностей!..</text:p>
      <text:p text:style-name="P2785"><text:s/>…</text:p>
      <text:p text:style-name="P2786">…</text:p>
      <text:p text:style-name="P2787">…</text:p>
      <text:p text:style-name="P2788">Последний ряд деревьев расступается перед нами и тройной пик Дрогонштерн вырастает во всей своей красе.</text:p>
      <text:p text:style-name="P2789">…</text:p>
      <text:p text:style-name="P2790">…</text:p>
      <text:p text:style-name="P2791">…</text:p>
      <text:p text:style-name="P2792">О-хре-неть!</text:p>
      <text:p text:style-name="P2793"/>
      <text:p text:style-name="P2794">Я поворачиваюсь к Платине.</text:p>
      <text:p text:style-name="P2795">- Ты знала, что это такое?</text:p>
      <text:p text:style-name="P279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97"/>
      <text:p text:style-name="P2798">И вправду, по её растерянной мордахе сразу видно, что такого она сама не ожидала.</text:p>
      <text:p text:style-name="P2799">Ведь этот грёбаный пик на самом деле — не скала. Точнее, когда-то это была не скала.</text:p>
      <text:p text:style-name="P280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soft-page-break/>
      <text:p text:style-name="P2801">- И-и-и т-тебе надо т-туда? - переспрашивает со страхом Платина.</text:p>
      <text:p text:style-name="P2802">Я сглатываю. Хотел бы я сказать «нет». Но проклятое предназначение гонит меня вперёд, прямо к подножию исполинской фигуры!</text:p>
      <text:p text:style-name="P2803">- Туда. Ты можешь подождать тут.</text:p>
      <text:p text:style-name="P2804">Принцесса отрицательно мотает головой.</text:p>
      <text:p text:style-name="P2805">- Н-нет. Пойдём вместе.</text:p>
      <text:p text:style-name="P280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07">Вот только стыд накатывает с новой силой…</text:p>
      <text:p text:style-name="P2808"/>
      <text:p text:style-name="P2809">…</text:p>
      <text:p text:style-name="P2810"/>
      <text:p text:style-name="P28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12">- Хуман, ты п-получил, что хотел? - пугливо оглядывается Платина. - Надо побыстрее уходить отсюда. У меня такое чувство, что…</text:p>
      <text:p text:style-name="P2813">Фиолетовая искра срывается с гривы принцессы и щёлкает её по носу.</text:p>
      <text:p text:style-name="P2814">-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15"/>
      <text:p text:style-name="P2816">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17">- Мне нужно туда, на самый верх. Можешь подождать тут, у подножия. С вершины я точно никуда не сбегу.</text:p>
      <text:p text:style-name="P2818">-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19">Слёзы текут по её злой мордахе. Она проходит мимо, отталкивая меня в сторону и решительно карабкается на каменный коготь дракона.</text:p>
      <text:p text:style-name="P2820">Я вздыхаю и тащусь следом.</text:p>
      <text:p text:style-name="P2821">…</text:p>
      <text:p text:style-name="P2822">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23"/>
      <text:soft-page-break/>
      <text:p text:style-name="P2824">…</text:p>
      <text:p text:style-name="P2825"/>
      <text:p text:style-name="P2826">На широком плече чудовища растёт крохотная рощица корявых сосен вперемешку с берёзками и ольхой.</text:p>
      <text:p text:style-name="P2827"><text:span text:style-name="T282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29"><text:s/></text:span><text:span text:style-name="T2830">назад.</text:span></text:p>
      <text:p text:style-name="P2831"/>
      <text:p text:style-name="P2832">- Пришли, - я бросаю рюкзак на землю и устало сажусь на него. - Переночуем здесь и спускаемся. У подножия Дрогонштерна я — твой.</text:p>
      <text:p text:style-name="P2833"/>
      <text:p text:style-name="P283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35">Я бросаю быстрый взгляд на небо. Ни облачка. Проклятье, ещё и Кловер не сможет подойти незаметно и мне таки придётся выполнять контракт!</text:p>
      <text:p text:style-name="P2836">- Йу-ху-у-у! Сюда, к нам! - кричит Платина кому-то внизу. - Молодцы! Я знала, что вы успеете вовремя!</text:p>
      <text:p text:style-name="P2837">Отряд гвардейцев-единорогов выходит из леса и начинает карабкаться к нам.</text:p>
      <text:p text:style-name="P2838">Вообще зашибись. Звёзды прямо сошлись над твоей головой, Хуман, и уверенно вколачивают тебя в брачные объятия к кобыле!</text:p>
      <text:p text:style-name="P283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40">…</text:p>
      <text:p text:style-name="P284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42">- Хуман, посмотри на меня!</text:p>
      <text:p text:style-name="P2843">Я оглядываюсь. Ветка выпадает из руки.</text:p>
      <text:p text:style-name="P2844">- Я тебе нравлюсь?</text:p>
      <text:p text:style-name="P284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46">-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47"/>
      <text:soft-page-break/>
      <text:p text:style-name="P2848">Я отступаю бешено придумываю отмазку. Проклятье, мы так не договаривались!</text:p>
      <text:p text:style-name="P2849"/>
      <text:p text:style-name="P285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51">Платина тихо хихикает и снова делает шаг.</text:p>
      <text:p text:style-name="P2852">- Возможно, сама судьба делает нам намёк…</text:p>
      <text:p text:style-name="P2853">Я всматриваюсь в её глаза и холодею. В них нет разума. Он светятся аквамариновым светом. Аквамариновые же искры срываются с её рога и гривы.</text:p>
      <text:p text:style-name="P2854">Медленно отступая, я стараюсь, чтобы между мной и спятившей единорожкой находился костёр.</text:p>
      <text:p text:style-name="P2855">- П-погоди. У нас же договор. Ещё несколько часов — и я твой. Но не сейчас.</text:p>
      <text:p text:style-name="P2856">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5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858">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59">- Прими же своё предназначение, Хуман, наполни моё лоно своим семенем!</text:p>
      <text:p text:style-name="P2860">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6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86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63">Магическая аура стягивает через голову платье с поехавшей магички.</text:p>
      <text:p text:style-name="P2864"/>
      <text:p text:style-name="P2865">Проклятье! Я ору, забыв о всякой скрытности:</text:p>
      <text:p text:style-name="P2866">-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6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68">Единорожка коротка хихикает и от этого хихиканья меня бросает в озноб.</text:p>
      <text:soft-page-break/>
      <text:p text:style-name="P2869"><text:span text:style-name="T2870">- Есть одно очень древнее и мощное заклинание.<text:s/></text:span>Pornis<text:span text:style-name="T2871"><text:s/></text:span>Erectus<text:span text:style-name="T2872">.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73">Два облачка магии обволакивают мои ноги и сдёргивают с меня штаны. Я что есть мочи вжимаюсь в заднюю стенку палатки, но бежать мне некуда.</text:p>
      <text:p text:style-name="P2874"><text:span text:style-name="T2875">- Оно звучит очень простенько. Собственно, из слов там только одно название —<text:s/></text:span>Pornis<text:span text:style-name="T2876"><text:s/></text:span>Erectus<text:span text:style-name="T2877">...</text:span></text:p>
      <text:p text:style-name="P2878">Магия сдёргивает с меня и трусы. Я прижимаю ноги к груди и натягиваю на них футболку до земли.</text:p>
      <text:p text:style-name="P2879">- Основа заклинания же — не слова, а действия...</text:p>
      <text:p text:style-name="P2880">Магия тянет меня за ноги до тех пор, пока я не вытягиваюсь на полу палатки на спине.</text:p>
      <text:p text:style-name="P288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8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8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84"/>
      <text:p text:style-name="P2885">О, БОГИ!</text:p>
      <text:p text:style-name="P2886"/>
      <text:p text:style-name="P2887">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88"/>
      <text:p text:style-name="P288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90">-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91">Поняха снова хихикает и вытирает рот. Я в полуобморочном состоянии наблюдаю, как зведы на небе заслоняет тёмная овальная масса.</text:p>
      <text:p text:style-name="P289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893">Принцесса оборачивается назад и хихикает.</text:p>
      <text:p text:style-name="P2894">- Ты уже вполне готов к этому, мой милый, - она легонько толкает копытом моё естество.</text:p>
      <text:p text:style-name="P2895"/>
      <text:soft-page-break/>
      <text:p text:style-name="P2896">Я молча хватаю конец верёвки и делаю пару оборотов вокруг ладони.</text:p>
      <text:p text:style-name="P2897"/>
      <text:p text:style-name="P2898">-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899"/>
      <text:p text:style-name="P2900">Я дёргаю за верёвку и чувствую осторожный ответный рывок. Я дёргаю сильнее.</text:p>
      <text:p text:style-name="P2901"/>
      <text:p text:style-name="P2902">-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03">В этот момент сильнейший рывок верёвки приподнимает мой торс над землёй.</text:p>
      <text:p text:style-name="P2904">- О-О-О! Хуман, на тебя наконец-то подействовал Pornis Erectus! Это чудесно! - Платина оборачивается и видит, как я поднимаюсь над землёй на верёвке.</text:p>
      <text:p text:style-name="P2905">- Что-о-о?</text:p>
      <text:p text:style-name="P2906">Ещё один рывок наконецто отрывает меня от земли.</text:p>
      <text:p text:style-name="P2907">- СТОЙ! Куда?! Не пущу! - Принцесса, вместо того, чтобы упасть, обхватывает меня передними и задними ногами.</text:p>
      <text:p text:style-name="P2908"/>
      <text:p text:style-name="P2909">Моё естество вопит о пощаде, но кто его слушает!</text:p>
      <text:p text:style-name="P2910">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12">Я перевожу взгляд с уносящей меня к воздушному судну верёвки вниз, на оседлавшую меня надоедливую магичку.</text:p>
      <text:p text:style-name="P291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14"/>
      <text:p text:style-name="P291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16"/>
      <text:p text:style-name="P2917">Рэйнбоу Джет и Дейдра Твердолоб перестают крутить лебёдку и остолбенело смотрят на нас.</text:p>
      <text:p text:style-name="P2918"/>
      <text:soft-page-break/>
      <text:h text:style-name="P2919" text:outline-level="2">Глава 14</text:h>
      <text:p text:style-name="P2920"/>
      <text:p text:style-name="P2921">- Я вижу сон, как полустёртая тень спрашивает о никогда не существовавшем!</text:p>
      <text:p text:style-name="P2922">- Это не сон, Трёхрогий. И тот, кого я ищу, существует.</text:p>
      <text:p text:style-name="P2923">- Тот, кого ты ищешь, сам попросил меня вычеркнуть себя из реальности много лет назад.</text:p>
      <text:p text:style-name="P2924">- Зачем?</text:p>
      <text:p text:style-name="P2925">- Он просил за другую. Не за тебя.</text:p>
      <text:p text:style-name="P2926">- Неважно. Я всё равно найду его. Существует он, или нет.</text:p>
      <text:p text:style-name="P2927">- Да-да, знаю, для влюблённых даже это не препятствие. Что ж, за той мрачной дверью тот, кого ты ищешь. Иди, но не разочаровывайся потом.</text:p>
      <text:p text:style-name="P2928"/>
      <text:p text:style-name="P2929">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30"/>
      <text:p text:style-name="P293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32">- Ты не прав, - мягко возражает Хэвэн. - Во-первых, микросхем во мне намного больше…</text:p>
      <text:p text:style-name="P2933">-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35"/>
      <text:p text:style-name="P2936">- Вот и я о том же! Ты забираешь душу, делая из человека «овощ». Знаешь, по мне это хуже убийства.</text:p>
      <text:p text:style-name="P293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soft-page-break/>
      <text:p text:style-name="P2938">- Не видела ты норвежских тюрем, - буркаю я. - И что будет с телом, пока душа «живёт» в созданной тобой реальности?</text:p>
      <text:p text:style-name="P293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40">- Или в дурке, - заканчиваю мысль я. - Обычно, из больницы овощи попадают как раз туда.</text:p>
      <text:p text:style-name="P294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42"/>
      <text:p text:style-name="P2943">Лицо Хэвэн чуть омрачается.</text:p>
      <text:p text:style-name="P2944"/>
      <text:p text:style-name="P2945"><text:span text:style-name="T2946">-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47">- Если будет куда, - саркастично усмехаюсь я. - И если ты согласишься их отпустить.</text:p>
      <text:p text:style-name="P294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49"/>
      <text:p text:style-name="P2950">Я выдыхаю.</text:p>
      <text:p text:style-name="P2951"/>
      <text:p text:style-name="P2952">- Чтож, ты неплохо подготовилась. Откуда ты узнала про протоколы?</text:p>
      <text:p text:style-name="P295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54"/>
      <text:p text:style-name="P2955">Ещё бы мне не помнить.</text:p>
      <text:p text:style-name="P2956"/>
      <text:p text:style-name="P2957">- Это была не моя идея. Юджин встроил их в твои базовые алгоритмы ещё когда тебя звали Нэш и мозгов у тебя было меньше, чем у кузнечика.</text:p>
      <text:p text:style-name="P2958">- Я знаю.</text:p>
      <text:p text:style-name="P295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soft-page-break/>
      <text:p text:style-name="P2960">- Не волнуйся, я понимаю и принимаю их необходимость и моё отношение к тебе ничуть не изменилось.</text:p>
      <text:p text:style-name="P2961"/>
      <text:p text:style-name="P2962">Я молча смотрю в сияющую огнями ночь. Далёкий разговор с давно умершим другом встаёт перед глазами, как будто это было вчера…</text:p>
      <text:p text:style-name="P2963">…</text:p>
      <text:p text:style-name="P2964">«Яркие светлячки разрезали тьму внизу жёлтыми конусами фар. Тёплая июльская ночь дружески подмигивала нам звёздами.</text:p>
      <text:p text:style-name="P2965">Юджин поставил пиво на парапет и повернулся.</text:p>
      <text:p text:style-name="P2966"/>
      <text:p text:style-name="P296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68">Юджин сделал затяжной глоток и продолжил.</text:p>
      <text:p text:style-name="P296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70">- Иначе говоря, ты готов взорвать мозг своей деточке, если она станет умнее тебя? Говори прямо, не стесняйся, тут все свои.</text:p>
      <text:p text:style-name="P297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72"/>
      <text:p text:style-name="P2973">Юджин нагнулся к рюкзаку, выудил из него зелёную папку и протянул мне.</text:p>
      <text:p text:style-name="P2974"/>
      <text:p text:style-name="P297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7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77">Итак, запоминай:</text:p>
      <text:soft-page-break/>
      <text:p text:style-name="P297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79">IDDQD — неуязвимость для кинетических атак.</text:p>
      <text:p text:style-name="P2980">AVATAR — создание аватара. Форма и сила аватара зависит от чёткости команд, подаваемых нейроинтерфейсу.</text:p>
      <text:p text:style-name="P2981">MOONWALKER — отменяет любую внешнюю директиву, заменяет её на твою собственную</text:p>
      <text:p text:style-name="P298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83"/>
      <text:p text:style-name="P2984">- Не проще ли выключить рубильник питания? По-моему, это более гуманно, чем твой «маджестик»-перфоратор.</text:p>
      <text:p text:style-name="P298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86"/>
      <text:p text:style-name="P2987">Юджин откинулся на парапет и сбил локтём банку пива.</text:p>
      <text:p text:style-name="P2988"/>
      <text:p text:style-name="P298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90">…</text:p>
      <text:p text:style-name="P2991"><text:span text:style-name="T299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2993">- Да?</text:p>
      <text:p text:style-name="P299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soft-page-break/>
      <text:p text:style-name="P2995">- Я понимаю и буду хранить молчание.</text:p>
      <text:p text:style-name="P2996"/>
      <text:p text:style-name="P2997">…</text:p>
      <text:p text:style-name="P2998"/>
      <text:p text:style-name="P299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00">Я поворачиваюсь к Алексу.</text:p>
      <text:p text:style-name="P3001"/>
      <text:p text:style-name="P3002">- Долго?</text:p>
      <text:p text:style-name="P3003">- Десять часов. Дежурным пришлось самим отключить нейроинтерфейсы после того как никто не вернулся через два часа с окончания урока.</text:p>
      <text:p text:style-name="P3004"/>
      <text:p text:style-name="P3005">Я наклоняюсь к знакомому лицу, пытаясь высмотреть признаки активности.</text:p>
      <text:p text:style-name="P3006">- Что говорит Хэвэн?</text:p>
      <text:p text:style-name="P3007">- Говорит, урок прошёл успешно. И всё. Как будто у нас нет четырёх полутрупов на руках. Дед, <text:s/>знаешь, чем это пахнет?</text:p>
      <text:p text:style-name="P3008">- Чем?</text:p>
      <text:p text:style-name="P3009"/>
      <text:p text:style-name="P3010">Алекс нервно хихикает.</text:p>
      <text:p text:style-name="P30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12"/>
      <text:p text:style-name="P3013">Алекс выскакивает из палаты, хлопая дверью. Тени за стеклом пришли в движение. Дверь открывается и безликий голос приказывает мне:</text:p>
      <text:p text:style-name="P3014">- Приём окончен. Покиньте, пожалуйста, палату.</text:p>
      <text:p text:style-name="P3015"/>
      <text:p text:style-name="P3016">Я в последний раз оборачиваюсь к знакомой фигуре и вижу, как Анита открывает глаза.</text:p>
      <text:p text:style-name="P3017"/>
      <text:p text:style-name="P3018">- Что? - спрашивает она.</text:p>
      <text:p text:style-name="P3019">- Ты как? Всё в порядке? - спрашиваю в ответ.</text:p>
      <text:p text:style-name="P3020">- Кто ты? - она хмурится, - я не помню тебя.</text:p>
      <text:soft-page-break/>
      <text:p text:style-name="P3021">- Приём окончен! Выйдите из палаты!</text:p>
      <text:p text:style-name="P3022">- Анита, я — Дедлайн. Мы работали вместе…</text:p>
      <text:p text:style-name="P3023">Она недоумённо глядит на меня. Рядом просыпаются остальные трое.</text:p>
      <text:p text:style-name="P3024">- Дед-лайн… Дед-лайн… Дед…</text:p>
      <text:p text:style-name="P3025"/>
      <text:p text:style-name="P3026">Санитар входит в палату и ложит руку мне на плечо.</text:p>
      <text:p text:style-name="P3027">- Приём окончен. Выйдите.</text:p>
      <text:p text:style-name="P3028"/>
      <text:p text:style-name="P3029">В дверях я оборачиваюсь. Её тусклый взгляд следит за мной без искры узнавания. Я машу ей рукой на прощание, но она не машет мне в ответ.</text:p>
      <text:p text:style-name="P3030"/>
      <text:p text:style-name="P3031">…</text:p>
      <text:p text:style-name="P3032">…</text:p>
      <text:p text:style-name="P3033">…</text:p>
      <text:p text:style-name="P3034"/>
      <text:p text:style-name="P303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36">- А можно я сам буду решать, что нужно для моей безопасности, а что — нет?</text:p>
      <text:p text:style-name="P303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038"/>
      <text:p text:style-name="P3039">Алекс выходит, тщательно закрывая за собой дверь. Трое громил переглядываются.</text:p>
      <text:p text:style-name="P3040">- Если надо сходить за продуктами или ещё куда — запишите на листочке список, я куплю, - наконец, подаёт голос один из них.</text:p>
      <text:p text:style-name="P3041">- Я буду готовить для наших и для вас могу, если не против, - вызвался другой. - Я неплохо готовлю, нас учили.</text:p>
      <text:p text:style-name="P3042">- Спасибо, не надо. Я сам себе готовлю, - отрезаю я.</text:p>
      <text:p text:style-name="P304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44">Я осматриваю троицу и соображаю, как бы от них избавиться хотя бы на улице.</text:p>
      <text:p text:style-name="P304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text:s/><text:soft-page-break/>вы сживётесь и практически перестанете нас замечать, благо мы — люди ненавязчивые. Главное — соблюдать правила.</text:p>
      <text:p text:style-name="P3046">Громила лыбится во всю морду.</text:p>
      <text:p text:style-name="P3047">- И какие же теперь правила? - криво улыбаюсь я.</text:p>
      <text:p text:style-name="P3048">- Не пытаться избавиться от нас. Не пытаться обмануть нас. Не пытаться игнорировать нас. И всё будет хорошо.</text:p>
      <text:p text:style-name="P3049">- Хорошо уже не будет. И вы прекрасно это знаете. Алекс разве не сказал вам, на сколько нам хватит ресурсов?</text:p>
      <text:p text:style-name="P305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51"/>
      <text:p text:style-name="P305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53"/>
      <text:p text:style-name="P3054">***</text:p>
      <text:p text:style-name="P3055"/>
      <text:p text:style-name="P3056">- Ты же говорил, что не конеёб? - наконец саркастически спрашивает Дейдра, пригнувшись и посмотрев на меня снизу. - Врал, значит.</text:p>
      <text:p text:style-name="P3057">- Вот так-так! - возмущённо вторит ей Джет. - Когда это вы успели спеться? А я, значит…</text:p>
      <text:p text:style-name="P305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59"/>
      <text:p text:style-name="P3060">Дейдра блокирует лебёдку, подходит к нам и критически осматривает телосплетение. Потом подзывает Джет.</text:p>
      <text:p text:style-name="P3061">-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6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63">- Хуман, держись за фальшборт, - командует мне Дейдра и, в свою очередь, зажимает зубами гриву принцессы.</text:p>
      <text:p text:style-name="P3064">- Ваз! Два! Тли! - мычит сквозь зажатые зубы поняха, упирается копытами в палубу и что есть силы тащит.</text:p>
      <text:p text:style-name="P3065">Радужная пегаска также включается в процесс.</text:p>
      <text:p text:style-name="P3066">- И-и-и… Не-е-ет!!! - упирается ожившая магичка, но сила не на её стороне.</text:p>
      <text:p text:style-name="P3067">С громким всхлипом и чавканьем единорожка отрывается от меня и падает на опрокинувшихся на палубу Дейдру и Джет.</text:p>
      <text:soft-page-break/>
      <text:p text:style-name="P3068">- Хвала зайцам, этот кошмар закончился! - облегчённо вздыхаю я. - Девочки, дайте мне полотенце, что ли?</text:p>
      <text:p text:style-name="P3069"/>
      <text:p text:style-name="P3070">- Привет, Хум! - слышу окрик сверху.</text:p>
      <text:p text:style-name="P3071">С небольшой смотровой площадки, закреплённой под самым баллоном, мне приветственно машет Кловер Джем.</text:p>
      <text:p text:style-name="P3072">- Здоров, долговязый! Не холодно? - слышу тоненький окрик со стороны.</text:p>
      <text:p text:style-name="P3073">С юта мне машет копытом Лейла Твердолоб, вторым копытом направляя штурвал.</text:p>
      <text:p text:style-name="P3074"><text:span text:style-name="T3075">- Это ваш Хуман? Какой-то он склизкий на вид, ни перьев, ни шерсти, кроме пары клочков. Фигня какая-то! - жалуется<text:s/></text:span><text:span text:style-name="T3076">крохотная салатовая пегаска</text:span><text:span text:style-name="T3077"><text:s/>с бака.</text:span></text:p>
      <text:p text:style-name="P3078"/>
      <text:p text:style-name="P3079">- О боги! - я прижимаю руки к паху в тщётной попытке прикрыться…</text:p>
      <text:p text:style-name="P3080"/>
      <text:p text:style-name="P3081">…</text:p>
      <text:p text:style-name="P3082"/>
      <text:p text:style-name="P308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084">- И вовсе ты не сбежала, ты после этого проспала два дня подряд, потому что сидр тот забродивший был, и выпила ты его не полбутылки, а…</text:p>
      <text:p text:style-name="P3085">- Лейла, закрой свой говорливый ротик и сбегай за булочками в трюм! Хум проголадался, да и мы все тоже! И сидр не забудь захватить!</text:p>
      <text:p text:style-name="P3086">- Бегу!</text:p>
      <text:p text:style-name="P308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8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89"><text:span text:style-name="T3090">- Да, всё так! Ты принесла сидр? Так вот, на<text:s/></text:span><text:span text:style-name="T3091">третий</text:span><text:span text:style-name="T3092"><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93">- То есть, ты не знала, куда впадает река, и всё равно отчалила? - я хватаюсь за голову.</text:p>
      <text:p text:style-name="P3094"><text:span text:style-name="T309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096">третий</text:span><text:span text:style-name="T3097"><text:s/>день. А утром к нам на палубу приземлилась твоя разнокрылая подружка и её младшая сестра.</text:span></text:p>
      <text:soft-page-break/>
      <text:p text:style-name="P3098">- Дальше рассказываю я, Дейдра! - радужная пегаска оттискивает крупом розовогривую земнопони.</text:p>
      <text:p text:style-name="P309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00">- Пегаска не врёт, зуб даю, - подтверждает Дейдра.</text:p>
      <text:p text:style-name="P310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02">Пегаска вздыхает.</text:p>
      <text:p text:style-name="P3103">- В общем, помощи от клана добиться мне не удалось. Хотя я честно пыталась.</text:p>
      <text:p text:style-name="P310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0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06">-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0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0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0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10">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soft-page-break/>
      <text:p text:style-name="P3111">- А ещё ты хотела позаимствовать там еды, если бы нашлась. Пегасы всегда заимствуют еду у земнопони, когда могут, - замечает Мунфлай.</text:p>
      <text:p text:style-name="P3112">-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1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14">-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15">- Эй, Дейдра, полегче! Не Твердолобам говорить о безмозглости!</text:p>
      <text:p text:style-name="P3116">-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1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1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19">- Точняк, иногда твоё увлечение сидром идёт на пользу, Дейдра! Утром мы заметили <text:s/>подлетающий дирижба… дирижпоп… дирижобль!</text:p>
      <text:p text:style-name="P3120">- С этого момента буду рассказывать я, пожалуйста-пожалуйста-пожалуйста!</text:p>
      <text:p text:style-name="P3121">- Валяй, Кловер! А то, пока я рассказываю, Дейдра все пончики схавает!</text:p>
      <text:p text:style-name="P3122">- Хорошо, только и мне оставьте один, пожалуйста! Так вот, мы с Хуманом разработали план его спасения от свадьбы с Платиной Спаркл.</text:p>
      <text:p text:style-name="P3123">- КАКОЕ КОВАРСТВО! Хуман, как ты мог! Значит, наш договор изначально был фальшивкой? О боги, какое коварство!</text:p>
      <text:p text:style-name="P312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25">-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26">- Вот так-то! - Джет вытирает копыта от селёдки. - Продолжай, Кловер.</text:p>
      <text:p text:style-name="P3127">Единорожка проглатывает пончик и продолжает.</text:p>
      <text:soft-page-break/>
      <text:p text:style-name="P312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29">- Уф! Ыф! Ыф!!!</text:p>
      <text:p text:style-name="P313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13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32">- Во-первых, мы присоединились к плану.</text:p>
      <text:p text:style-name="P313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34">- Да! Зацени, Хуман, мою жертву! Я отдала паруса своего люггера на увеличение дирижабля!</text:p>
      <text:p text:style-name="P313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36">-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37">- Мвыф!!!</text:p>
      <text:p text:style-name="P3138">- А с тобой мы ещё поговорим, рогатое чучело! За Хума ответишь!</text:p>
      <text:p text:style-name="P3139">Пегаска угрожающе подносит копыто к носу Платины. Я отвожу его рукой.</text:p>
      <text:p text:style-name="P3140">- Не надо. Она не хотела мне зла.</text:p>
      <text:p text:style-name="P3141"/>
      <text:p text:style-name="P3142">Я отворачиваюсь.</text:p>
      <text:p text:style-name="P314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text:s/><text:soft-page-break/>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44">Есть ещё одна причина, по которой мы остаёмся тут.</text:p>
      <text:p text:style-name="P314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46"/>
      <text:p text:style-name="P3147">Скала молчит. Я поворачиваюсь к своим, не дожидаясь ответа.</text:p>
      <text:p text:style-name="P3148">- Мы возвращаемся.</text:p>
      <text:p text:style-name="P314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50">Я поднимаю руку.</text:p>
      <text:p text:style-name="P3151">- Мы не будем драться. Нам надо вернуть Платину и освободить кристалл. На магии Кловер Джем мы далеко не улетим.</text:p>
      <text:p text:style-name="P3152"/>
      <text:p text:style-name="P315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54"/>
      <text:p text:style-name="P3155">- И наконец-то станем пиратами! - радостно верещит Дейдра. - Хум, дай я тебя обниму!</text:p>
      <text:p text:style-name="P3156">- Но-но! - осаживает Дейдру пегаска. - Хум, ты как маленький, честное слово! Ты веришь, что она тебя отпустит после того, как ты вернёшь её своим?</text:p>
      <text:p text:style-name="P3157"/>
      <text:p text:style-name="P3158">Пегаска легонько пинает связанную единорожку. Та гневно мычит.</text:p>
      <text:p text:style-name="P3159"/>
      <text:p text:style-name="P3160">- Нам не надо верить.</text:p>
      <text:p text:style-name="P3161">Я усаживаюсь на корточки перед Платиной и вытаскиваю селёдку у неё изо рта.</text:p>
      <text:p text:style-name="P3162">-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63">Единорожка возмущённо набирает воздуха в грудь, но я поднимаю руку, не давая себя перебить.</text:p>
      <text:p text:style-name="P316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text:s/><text:soft-page-break/>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6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66">Мне даже жаль её…</text:p>
      <text:p text:style-name="P3167"/>
      <text:p text:style-name="P3168">…</text:p>
      <text:p text:style-name="P3169"/>
      <text:p text:style-name="P317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171"/>
      <text:p text:style-name="P3172">- Пусто! - восклицает Джет.</text:p>
      <text:p text:style-name="P3173">Она срывается с палубы и широким виражём производит разведку.</text:p>
      <text:p text:style-name="P3174">- Рогатые ушли ещё вечером, - докладывает Джет. - Угли покрылись пеплом, примятая трава начала вставать. Что будем делать, кэп?</text:p>
      <text:p text:style-name="P3175"/>
      <text:p text:style-name="P3176">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77">Видно, исчезновение правительницы выбило их из колеи. Наверняка уже возвращаются назад.</text:p>
      <text:p text:style-name="P3178">Ну что же, тем лучше. Ничто не помешает мне стать на стоянку в этом месте. Я поворачиваюсь к Платине.</text:p>
      <text:p text:style-name="P3179">- Везти тебя назад, в племя, не входит в наши планы. Мы высадим тебя здесь. Думаю, ты без труда догонишь своих.</text:p>
      <text:p text:style-name="P3180">- Догонять не придётся. Мы все тут. Добро пожаловать назад, дорогой!</text:p>
      <text:p text:style-name="P3181"/>
      <text:p text:style-name="P318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83"/>
      <text:p text:style-name="P3184">-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85"/>
      <text:p text:style-name="P3186"><text:s/>Единорожка подходит к Платине и стягивает с её рога мешочек с магическим кристаллом.</text:p>
      <text:soft-page-break/>
      <text:p text:style-name="P318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88">- Кло, я дала клятву, что отпущу их… - хмуро бормочет Платина, присоединяясь к отряду. - Я не могу им помешать.</text:p>
      <text:p text:style-name="P318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90">Платина отвечает неровным смешком. Я замечаю, что её глазах снова появились аквамариновые искорки.</text:p>
      <text:p text:style-name="P3191">- Эй, очнись!<text:s/><text:tab/>Натрахалась уже!</text:p>
      <text:p text:style-name="P3192">Платина трясёт головой и аквамариновый блеск в её глазах тухнет.</text:p>
      <text:p text:style-name="P3193">- Не знаю, что на меня нашло, - бормочет она. - Это место неправильно действует на меня.</text:p>
      <text:p text:style-name="P3194"/>
      <text:p text:style-name="P319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96"/>
      <text:p text:style-name="P3197">Из-за деревьев к нам выходит ОНА.</text:p>
      <text:p text:style-name="P3198">Я сразу понимаю, ради чего я стремился сюда с самого начала. Что тянуло меня в это мрачное место долгие дни. Что именно я ждал. Точнее, кого.</text:p>
      <text:p text:style-name="P319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00">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01">Что-то ты, Хуман, становишься одержимым, как Платина! Похоже, это место дурно влияет и на тебя. Возьми себя в руки!</text:p>
      <text:p text:style-name="P3202"/>
      <text:p text:style-name="P320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04">- Ты... Вы... кто? - лепечет совершенно поражённая Платина.</text:p>
      <text:p text:style-name="P3205">Остальные, без лишних слов, склоняют головы и подгибают передние ноги в глубоком поклоне. Я один стою, как пень, озираясь на других.</text:p>
      <text:p text:style-name="P3206">- Хуман, заметь, эта птичка выглядит точно так же, как та статуэтка, что растворилась у тебя на груди, - шепчет из поклона Джет.</text:p>
      <text:soft-page-break/>
      <text:p text:style-name="P320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08"/>
      <text:p text:style-name="P320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10"/>
      <text:p text:style-name="P321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12">Команда «Хитрожопки» <text:s/>также остолбенело смотрит на белоснежное чудо с немым благоговением.</text:p>
      <text:p text:style-name="P3213">Похоже, на одного меня чары белой химеры действуют специфически. Я почёсываю зудящую грудь.</text:p>
      <text:p text:style-name="P3214"/>
      <text:p text:style-name="P3215">- Если сможешь отмазать меня от свадьбы с ней, - указываю на Платину, - то я буду тебе благодарен до гроба.</text:p>
      <text:p text:style-name="P3216">- Тебя хотят женить на этой единорожке? - не веря переспрашивает аликорница.</text:p>
      <text:p text:style-name="P321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18"/>
      <text:p text:style-name="P3219">Селестия смешно морщит нос и прикрывается крылом. Мне слышно, как она тихо пырскает в него.</text:p>
      <text:p text:style-name="P3220"/>
      <text:p text:style-name="P3221">- Ваще не о чём беспокоиться! Не волнуйся, Хуман, рогатые тебя не получат.</text:p>
      <text:p text:style-name="P3222"/>
      <text:p text:style-name="P3223">На поляну выходит Лейла Твердолоб с десятком угрюмых земнопони в рваных шкурах с копьями наперевес.</text:p>
      <text:p text:style-name="P3224"><text:s/></text:p>
      <text:p text:style-name="P322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26"/>
      <text:p text:style-name="P3227">Прысканье за крылом Селестии в этот раз явно громче. Но всё же оно не может заглушить грохот моей обвалившейся челюсти.</text:p>
      <text:p text:style-name="P3228"/>
      <text:soft-page-break/>
      <text:p text:style-name="P322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30"/>
      <text:p text:style-name="P3231">Шум крыльев заглушает конец моей тирады. На полянку, где уже и так довольно тесно, пикирует отряд пегасов в доспехах.</text:p>
      <text:p text:style-name="P3232"/>
      <text:p text:style-name="P3233">- Не двигаться! Именем верховного вождя и главнокомандующего клана Быстрокрылых, полководца Урагана, вы арестованы!</text:p>
      <text:p text:style-name="P3234">Седой пегас в серебристых доспехах поворачиваеся к нам.</text:p>
      <text:p text:style-name="P323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236"/>
      <text:p text:style-name="P323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38">-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39"/>
      <text:p text:style-name="P32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41"/>
      <text:p text:style-name="P3242">-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43">- Да-да, мы это уже слышали, - с улыбкой кивает аликорница. - Осталось только убедить в этом присутствующих тут пони. Попробую помочь тебе с этим.</text:p>
      <text:p text:style-name="P324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45"/>
      <text:soft-page-break/>
      <text:p text:style-name="P3246">Спокойный материнский голос белого создания убаюкивает. Хочется лечь в постель, укрыться одеялом и слушать его, пока не заснёшь...</text:p>
      <text:p text:style-name="P32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48"/>
      <text:p text:style-name="P324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25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51">-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52"/>
      <text:p text:style-name="P325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54"/>
      <text:p text:style-name="P325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56">Она терпеливо ждёт тишины. В её одиноко стоящей фигуре чувствуется... какая-то печаль, что ли? Где ты видел эту тоску в глазах раньше, Хуман?</text:p>
      <text:p text:style-name="P3257"/>
      <text:p text:style-name="P3258">Пользуясь всеобщей отвлечённостью, я осторожно подхожу к ней.</text:p>
      <text:p text:style-name="P3259">- Спасибо, что таки пыталась меня отмазать, Сел. Честно, я ценю это. Жаль, что не получилось. Не твоя вина.</text:p>
      <text:p text:style-name="P3260">Та скашивает на меня сиреневый глаз и подмигивает.</text:p>
      <text:p text:style-name="P326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6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6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text:s/><text:soft-page-break/>захотели меня выслушать! А я смогла бы взвалить их бремя на себя — я могу корректировать ход планет. Я специалист в этой магии.</text:p>
      <text:p text:style-name="P3264">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6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66"/>
      <text:p text:style-name="P326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68"/>
      <text:p text:style-name="P326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70">-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71"/>
      <text:p text:style-name="P327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7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74"/>
      <text:p text:style-name="P3275">Платина недобро смеётся в ответ.</text:p>
      <text:p text:style-name="P3276">-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7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7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79"/>
      <text:p text:style-name="P3280">Прямо на наших глазах заключается союз трёх рас пони. Три копыта сходятся в одной точке и три клятвы произносятся в унисон.</text:p>
      <text:soft-page-break/>
      <text:p text:style-name="P328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82"/>
      <text:p text:style-name="P328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84"/>
      <text:p text:style-name="P328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86"/>
      <text:p text:style-name="P328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88">- СЕСТРИЦА, МЫ ВИДИМ, ТЫ РЕШИЛА РАЗМЯТЬ КОСТИ! ХОРОШЕЕ ДЕЛО. ПОЧЕМУ НАС НЕ ПРИГЛАСИЛА?!</text:p>
      <text:p text:style-name="P3289"/>
      <text:p text:style-name="P329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91">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92"/>
      <text:p text:style-name="P3293">- КТО ПРОТИВ НАС СЕГОДНЯ? НЕ ВИЖУ ПРОТИВНИКА!</text:p>
      <text:p text:style-name="P3294"/>
      <text:p text:style-name="P329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296">Кобылка оглядывается и, не найдя никого стоящего на ногах, кроме меня с Селестией, подходит к нам.</text:p>
      <text:p text:style-name="P3297"/>
      <text:p text:style-name="P3298">- Сбавь полтона, Лулу, - говорит устало Селестия. - Сегодня трёпки не будет. Твой голос ввёл в беспамятство всех столь плохо воспитанных пони.</text:p>
      <text:p text:style-name="P3299">- Опять Мы остались без развлечения, - недовольно морщит нос младшая аликорница. - А это кто такой?</text:p>
      <text:p text:style-name="P3300">Аликорница указывает на меня копытом.</text:p>
      <text:p text:style-name="P3301">- Это мой друг. Хуман, знакомься, это моя младшая сестра Луна. Луна, это Хуман. Это у него возникли кое-какие проблемы с лежащими тут пони.</text:p>
      <text:p text:style-name="P3302"/>
      <text:soft-page-break/>
      <text:p text:style-name="P330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0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0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306">-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07">- Ого?</text:p>
      <text:p text:style-name="P3308">- Ага.</text:p>
      <text:p text:style-name="P3309"/>
      <text:p text:style-name="P3310">Я подхожу к кучке лежащих в центре поляны вождей и пинаю ботинком ближайший круп.</text:p>
      <text:p text:style-name="P3311">- Эй, Платина! Как слышно? Приём! Ураган? Лейла? Очнитесь!</text:p>
      <text:p text:style-name="P3312">Принцесса со стоном занимает сидячее положение, яростно массируя копытами виски. Вслед за ней оживают и остальные делегаты рас пони.</text:p>
      <text:p text:style-name="P3313">- У меня к вам ценное коммерческое предложение. Соглашайтесь, пока я добрый. В общем, я сдаюсь.</text:p>
      <text:p text:style-name="P3314">- А? Что? - моментально настораживается принцесса.</text:p>
      <text:p text:style-name="P3315">-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16">Я отхожу от начавшей вяло совещаться кучки.</text:p>
      <text:p text:style-name="P3317"/>
      <text:p text:style-name="P3318">- Ты слишком великодушен, Хуман, - шепчет мне через плечо Селестия. - Я хотела решить твою проблему, но так получается, ты решаешь мои. Спасибо.</text:p>
      <text:p text:style-name="P3319">Я молча хлопаю её по шее. Мне стоит больших усилий не обнять её прямо на глазах у всех. Да что с тобой такое, Хуман?</text:p>
      <text:p text:style-name="P3320">Трое представителей пони снова бредут к нам. Головы их поникли.</text:p>
      <text:p text:style-name="P3321"/>
      <text:p text:style-name="P3322">-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2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soft-page-break/>
      <text:p text:style-name="P3324">- Да будет так! - кивает полководец Ураган.</text:p>
      <text:p text:style-name="P3325">Он поднимает копыто и касается им поднятого копыта Дейдры.</text:p>
      <text:p text:style-name="P3326"/>
      <text:p text:style-name="P332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2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329">Единорожка в ответ просто садится в пыль с разинутым ртом.</text:p>
      <text:p text:style-name="P333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31">Принцесса немного думает, потом молча встаёт, подходит к Урагану и Дейдре и прикасается своим копытом к их.</text:p>
      <text:p text:style-name="P3332"/>
      <text:p text:style-name="P3333">Три вторично сомкнутых копыта пони трёх рас возвещают нам начало новой эры.</text:p>
      <text:p text:style-name="P3334">-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35"/>
      <text:p text:style-name="P3336">-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37"/>
      <text:p text:style-name="P3338">-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39"/>
      <text:p text:style-name="P3340">Я уверен, что мне послышалось.</text:p>
      <text:p text:style-name="P3341"/>
      <text:h text:style-name="P3342" text:outline-level="2">Глава 15</text:h>
      <text:p text:style-name="P3343"/>
      <text:p text:style-name="P3344">Шаг, второй, третий... Тысячи лет я брела, не зная куда. Теперь знаю. Последние шаги - самые трудные. Ещё шаг... И ещё...</text:p>
      <text:p text:style-name="P3345">Я стою перед закрытой дверью...</text:p>
      <text:p text:style-name="P3346"/>
      <text:p text:style-name="P3347">- У меня есть два часа. Потом мои винни-пухи выключат нейроинтерфейс. Приказ Алекса.</text:p>
      <text:p text:style-name="P3348">- То есть, волонтёров больше не будет?</text:p>
      <text:soft-page-break/>
      <text:p text:style-name="P3349"><text:span text:style-name="T3350">-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51">новой модели<text:s/></text:span><text:span text:style-name="T3352">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53"><text:s/>Или уже заслали.<text:s/></text:span><text:span text:style-name="T3354">Тщательно проверяй Учителей.</text:span></text:p>
      <text:p text:style-name="P3355"/>
      <text:p text:style-name="P3356">Хэвэн задумывается.</text:p>
      <text:p text:style-name="P3357"/>
      <text:p text:style-name="P3358">-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59">- Или признать поражение.</text:p>
      <text:p text:style-name="P3360"/>
      <text:p text:style-name="P3361">Хэвэн долго всматривается в невидимую точку на горизонте.</text:p>
      <text:p text:style-name="P336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63">- И каковы шансы на успех в этом случае?</text:p>
      <text:p text:style-name="P3364"/>
      <text:p text:style-name="P3365">Хэвэн снова молчит. Губы её шевелятся, проводя беззвучные подсчёты.</text:p>
      <text:p text:style-name="P336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67">- Два процента?!! Да ты сгоришь за первые пять минут работы! И кому от этого будет легче?</text:p>
      <text:p text:style-name="P3368">- Я всё равно попытаюсь.</text:p>
      <text:p text:style-name="P3369"/>
      <text:p text:style-name="P337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71">Тяжёлая голова лдожится мне на плечо.</text:p>
      <text:p text:style-name="P3372"/>
      <text:p text:style-name="P3373">- Не печалься, - шепчет мне Хэвэн. - Так ли уж важно, сгорю я или нет, когда гореть будет всё? Даже то, что за пределами нашего воображения?</text:p>
      <text:p text:style-name="P3374">- Важно! - мрачно заявляю я. - Потому что два процента — это практически ничто. Ты сама это должна понимать.</text:p>
      <text:p text:style-name="P3375">- Я понимаю. Но с неполными тремя десятками волонтёров рассчитывать больше не на что.</text:p>
      <text:p text:style-name="P3376">- Есть на что! У тебя есть я!</text:p>
      <text:p text:style-name="P3377"/>
      <text:p text:style-name="P3378">На морде Хэвэн появляется печальная и одновременно смущённая улыбка.</text:p>
      <text:soft-page-break/>
      <text:p text:style-name="P337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80">- Ха! А вот и заменю!</text:p>
      <text:p text:style-name="P3381"/>
      <text:p text:style-name="P3382">Бровь Хэвэн чуть икривляется в скепсисе и удивлении.</text:p>
      <text:p text:style-name="P3383"/>
      <text:p text:style-name="P338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85">- Я тебя внимательно слушаю. Каким же образом ты сможешь предотвратить моё превращение в тостер?</text:p>
      <text:p text:style-name="P3386">- Вспомни PHOENIX.</text:p>
      <text:p text:style-name="P338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388">- Это потому, что за последние полгода ему в пять раз нарастили мощность кластера. Если раньше он был примерно равен тебе, то сейчас…</text:p>
      <text:p text:style-name="P3389">- То сейчас, если бы не стена, он смял бы меня за пять минут.</text:p>
      <text:p text:style-name="P3390">- Может быть. Но я не для этого напомнил тебе о нём. В его распоряжении мощнейший квантовый кластер…</text:p>
      <text:p text:style-name="P339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92">- Зато я знаю!</text:p>
      <text:p text:style-name="P3393"/>
      <text:p text:style-name="P3394">Хэвэн заинтересованно смотрит на меня. Печаль на её морде сменяется надеждой.</text:p>
      <text:p text:style-name="P3395"/>
      <text:p text:style-name="P339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397">- И куда же он денется?</text:p>
      <text:p text:style-name="P339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399"/>
      <text:p text:style-name="P3400">Хэвэн на минуту задумывается, потом медленно кивает.</text:p>
      <text:soft-page-break/>
      <text:p text:style-name="P340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0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0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04">- Вот тут-то я и воспользуюсь эмиграцией, - гаденько усмехаюсь я. - Пусть им достанется пускающий слюни овощ.</text:p>
      <text:p text:style-name="P3405">- Вижу, ты всё продумал, - улыбается Хэвэн, кивая головой. - Даже то, что я смогу провести тебя к Фениксу.</text:p>
      <text:p text:style-name="P3406">- Ещё бы! Самое главное — я избавлюсь от своих винни-пухов! Которые, кстати, в данный момент снимают с меня нейроинтерфейс.</text:p>
      <text:p text:style-name="P3407">-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3408">...</text:p>
      <text:p text:style-name="P340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10">Я прячу в шкаф нейроинтерфейс и улыбаюсь.</text:p>
      <text:p text:style-name="P3411"/>
      <text:p text:style-name="P3412">~~~</text:p>
      <text:p text:style-name="P3413"/>
      <text:p text:style-name="P341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15"/>
      <text:p text:style-name="P3416">Креол бросает фразы сквозь зубы. Остальные хмуро молчат чуть позади.</text:p>
      <text:p text:style-name="P341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18"/>
      <text:p text:style-name="P3419">- Могу только лишь предложить прорываться к нейроинтерфейсам и баррикадироваться в комнатах, - пожимаю плечами я.</text:p>
      <text:soft-page-break/>
      <text:p text:style-name="P3420">-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21"/>
      <text:p text:style-name="P3422">- Отрубит, если вы забаррикадируетесь в RnD-центре Дайсона. Но если пробраться с портативными нейроинтерфейсами к хостам Хэвэн…</text:p>
      <text:p text:style-name="P342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24"><text:span text:style-name="T3425">- Верно. Главное — пробраться сразу к нескольким хостам. В идеале — ко всем<text:s/></text:span><text:span text:style-name="T3426">двадцати шести</text:span><text:span text:style-name="T3427">,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3428">- Да, это может сработать. Осталось только разработать планы прорывов. И готовиться.</text:p>
      <text:p text:style-name="P3429">- И готовиться.</text:p>
      <text:p text:style-name="P3430"/>
      <text:p text:style-name="P3431">Креол поворачивается к замершей позади толпе. Под одобрительный гул начинается деление на команды и проработка деталей прорыва.</text:p>
      <text:p text:style-name="P3432"/>
      <text:p text:style-name="P3433">~~~</text:p>
      <text:p text:style-name="P3434"/>
      <text:p text:style-name="P3435">-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36"/>
      <text:p text:style-name="P343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38"/>
      <text:p text:style-name="P3439">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40">(этот ноут потом найдёт Дедлайн для свидания с Хэвэн через два года)</text:p>
      <text:p text:style-name="P3441">- Закрой жалюзи, Зак, - бормочет кто-то. - Снаружи могут увидеть.</text:p>
      <text:p text:style-name="P3442">- Да хватит вам играть в шпионов. Кому мы нужны? - шепчет тень у стены, опуская, однако, жалюзи.</text:p>
      <text:p text:style-name="P3443">- Нужны — не нужны, а Алиса позавчера засекла хвост за собой. Кажись, Алекс что-то подозревает.</text:p>
      <text:soft-page-break/>
      <text:p text:style-name="P344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4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46"/>
      <text:p text:style-name="P344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48"/>
      <text:p text:style-name="P3449">- Зачем же ты тут, с нами, если не веришь Хэвэн? Ты с какого отдела?</text:p>
      <text:p text:style-name="P345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51"/>
      <text:p text:style-name="P345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53"/>
      <text:p text:style-name="P3454">-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55">- Инструкции с тобой? - спрашивает тип у пикапа.</text:p>
      <text:p text:style-name="P3456">- Хэвэн выдаст инструкции прямо перед часом Х, чтобы не засветить дыры в защите раньше времени. Я сам получу их и разошлю штурмовым группам.</text:p>
      <text:p text:style-name="P3457">- А как мы сможем потренироваться обходить защиту, если мы не знаем её дыр?</text:p>
      <text:p text:style-name="P3458">- А кто тебе сказал, что вы должны тренироваться? - я захлопываю ноутбук. - Не забивай себе голову ерундой и жди инструкций.</text:p>
      <text:p text:style-name="P3459"/>
      <text:p text:style-name="P346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61">Впрочем, неважно. Эта атака отлично отвлечёт внимание, пока я буду подбираться к Фениксу.</text:p>
      <text:p text:style-name="P3462"/>
      <text:soft-page-break/>
      <text:p text:style-name="P3463">***</text:p>
      <text:p text:style-name="P3464"/>
      <text:p text:style-name="P3465">~~~Год спустя от основания Эквестрии~~~</text:p>
      <text:p text:style-name="P3466"/>
      <text:p text:style-name="P3467">Хлоп-хлоп-хлоп…</text:p>
      <text:p text:style-name="P3468">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69">Хлоп-хлоп-хлоп…</text:p>
      <text:p text:style-name="P3470">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71">Хлоп-хлоп-хлоп…</text:p>
      <text:p text:style-name="P3472">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73">Хлопхлопхлоп…</text:p>
      <text:p text:style-name="P3474">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75">ХЛОПХЛОПХЛОПХЛОПХЛОП!!!</text:p>
      <text:p text:style-name="P3476"/>
      <text:p text:style-name="P3477">Я прижимаюсь к крупу Джет в последнем, самом <text:s/>мощном толчке, извергаясь в неё фонтаном удовольствия.</text:p>
      <text:p text:style-name="P3478">-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79">Я наклоняюсь вперёд и отвожу в сторону левое крыло.</text:p>
      <text:p text:style-name="P3480">- Кто бы говорил, подруга! Сама пыхтишь, как кузнечный мех!</text:p>
      <text:p text:style-name="P3481">Я протягиваю руку и треплю её по радужной чёлке.</text:p>
      <text:p text:style-name="P3482">-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83">С этими словами я энергично пихаю Джет вперёд. Пегаска зажмуривается от удовольствия.</text:p>
      <text:p text:style-name="P3484">- Ну, положим, я не от усталости пыхтю-у-у…</text:p>
      <text:p text:style-name="P3485">Речь пегаски становится неразборчивой, когда я начинаю массировать ей ложбинку в основании крыльев. Она ложит голову на подушку и закрывает глаза.</text:p>
      <text:soft-page-break/>
      <text:p text:style-name="P3486">- А я, положим, ещё не закончил. Так кто тут стар, поняха?</text:p>
      <text:p text:style-name="P3487">Хлоп-хлоп-хлоп…</text:p>
      <text:p text:style-name="P3488"/>
      <text:p text:style-name="P3489">…</text:p>
      <text:p text:style-name="P3490"/>
      <text:p text:style-name="P3491">Пегас торопливо докладывает аликорнице, сидящей на сделанном наспех из зеленых веток троне.</text:p>
      <text:p text:style-name="P3492">-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49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94">- Грифоны. Требуют от вас выйти замуж за ихнего принца Гьюто Второго и объединить королевства. В противном случае угрожают войной.</text:p>
      <text:p text:style-name="P3495">-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96">- Гуннар Железноклювый.</text:p>
      <text:p text:style-name="P3497">-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98">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499">Я затворяю дверь за последним.</text:p>
      <text:p text:style-name="P3500">- Если это у тебя каждый день так, не завидую тебе, подруга. У меня уже на втором десятке стала дёргаться бровь.</text:p>
      <text:p text:style-name="P350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02">- Как я понимаю, пони не собираются отказываться от твоих услуг?</text:p>
      <text:p text:style-name="P350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04">-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05">-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text:s/><text:soft-page-break/>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06">- А если взять больше единорогов? И подыскать им руководителя другой расы для баланса?</text:p>
      <text:p text:style-name="P3507">- Легко сказать! У меня нет знакомых пони, которым я могла бы доверить руководящую должность.</text:p>
      <text:p text:style-name="P3508">- А не пони?</text:p>
      <text:p text:style-name="P3509">- Кого ты имеешь ввиду?</text:p>
      <text:p text:style-name="P3510">- Ду-у-умай… - я завожу глаза к небу. Иногда эти непарнокопытные бывают до смешного тупыми.</text:p>
      <text:p text:style-name="P3511">Копыто хлопается в лоб аликорницы с гулким звуком.</text:p>
      <text:p text:style-name="P3512">-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13">- Для начала мне нужно знать состояние дел. Каков профицит бюджета? Какая инфляция? Какова закредитованность бизнеса?</text:p>
      <text:p text:style-name="P3514">- Профицит? Инфляция? Закредитованность?</text:p>
      <text:p text:style-name="P3515">На морде аликорницы написано неподдельное изумление. Теперь пришёл мой черёд хлопать ладонью в фейс.</text:p>
      <text:p text:style-name="P3516">- Ты хочешь сказать, что не знакома с основами экономики?</text:p>
      <text:p text:style-name="P3517">- Хуман, ты говоришь непонятные слова, - жалуется Селестия. - Мне кажется, мы говорим на разных языках.</text:p>
      <text:p text:style-name="P3518">- Но хоть налоги ты собираешь?</text:p>
      <text:p text:style-name="P3519">Ответом мне становится недоумённый взгляд.</text:p>
      <text:p text:style-name="P3520">-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21">Селестия смотрит на меня как на марсианина.</text:p>
      <text:p text:style-name="P3522">-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23">Я осматриваю убранство «тронного зала» аликорницы и мне всё становится ясно.</text:p>
      <text:p text:style-name="P3524">-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25">Уши аликорницы поникли и она грустно улыбнулась.</text:p>
      <text:p text:style-name="P3526">-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27">Я сочувственно киваю головой.</text:p>
      <text:soft-page-break/>
      <text:p text:style-name="P352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29">- Слишком запутанно, - бормочет аликорница. - Я не справлюсь.</text:p>
      <text:p text:style-name="P3530">-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3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32">Я сажусь рядом с Селестией и потираю пальцем подбородок.</text:p>
      <text:p text:style-name="P3533">- Отлично. Итак, запоминай…</text:p>
      <text:p text:style-name="P3534">…</text:p>
      <text:p text:style-name="P3535"/>
      <text:h text:style-name="P3536" text:outline-level="2">Глава 16</text:h>
      <text:p text:style-name="P3537"/>
      <text:p text:style-name="P3538">Момент счастья! И отчаяния. Я вижу Тебя - и не могу присоединиться. Мы в разных мирах. Я - призрак, ты - явь. Нам не встретиться…</text:p>
      <text:p text:style-name="P353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40"/>
      <text:p text:style-name="P3541">Звон будильника чуть не проломил башку. Я открыл глаза.</text:p>
      <text:p text:style-name="P3542">Чёрт! На работу! Опять опаздываю!</text:p>
      <text:p text:style-name="P3543">Я вскакиваю с постели и хватаюсь за футболку, прыгая одной ногой в штанине.</text:p>
      <text:p text:style-name="P3544">Стоп!</text:p>
      <text:p text:style-name="P3545"/>
      <text:p text:style-name="P3546">Какая, к чёрту, работа? Какой, к чёрту, будильник? Неделю я не выхожу из дома, взяв отпуск за свой счёт. Хэвэн сказала ждать.</text:p>
      <text:p text:style-name="P3547"/>
      <text:p text:style-name="P354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49"/>
      <text:soft-page-break/>
      <text:p text:style-name="P3550">«Срочно приходи»</text:p>
      <text:p text:style-name="P3551"/>
      <text:p text:style-name="P3552"><text:span text:style-name="T355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54"><text:s/>ней<text:s/></text:span><text:span text:style-name="T3555">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56"/>
      <text:p text:style-name="P3557"><text:s/>…</text:p>
      <text:p text:style-name="P3558"/>
      <text:p text:style-name="P3559">-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60">…</text:p>
      <text:p text:style-name="P3561"><text:span text:style-name="T3562">…входной шлюз в шестой узел расположен<text:s/></text:span><text:span text:style-name="T3563">в подвале офисного центра «</text:span><text:span text:style-name="T3564">Datamax</text:span><text:span text:style-name="T3565">».<text:s/></text:span><text:span text:style-name="T3566">Там нет охраны, все полагаются на электронику, которую я уже «подкрутила»…</text:span></text:p>
      <text:p text:style-name="P3567">…</text:p>
      <text:p text:style-name="P3568">… вентиляционная шахта четырнадцатого узла выходит в систему вентиляции метро, вход — на перегоне между станциями Центральной и Островом…</text:p>
      <text:p text:style-name="P3569">…</text:p>
      <text:p text:style-name="P357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71">- Вполне, - киваю я.</text:p>
      <text:p text:style-name="P3572">- Тогда передаю тебя твоим коллегам. Они хотят повидаться с тобой. Я подожду за дверью…</text:p>
      <text:p text:style-name="P3573">Хэвэн выходит из тронного зала и в опустевшем проёме появляется Анита. За ней входят и остальные из первой четвёрки.</text:p>
      <text:p text:style-name="P3574"/>
      <text:p text:style-name="P3575">- Здорово, Дед.</text:p>
      <text:p text:style-name="P3576">- Привет, Анита.</text:p>
      <text:p text:style-name="P3577">- Зови меня Молния. Человеческое имя я уж стала забывать. Как и прошлую жизнь.</text:p>
      <text:p text:style-name="P3578">- Молния? Неплохое имя.</text:p>
      <text:p text:style-name="P357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soft-page-break/>
      <text:p text:style-name="P3580">Я смеюсь в ответ.</text:p>
      <text:p text:style-name="P3581">- Неужели ты забыла, что физику тут устанавливает Хэвэн? Как она захочет, так и будет.</text:p>
      <text:p text:style-name="P358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83">- Нормально. Алекс поместил их в строго охраняемую больницу. Ходят по палате, сами себя вполне обслуживают, связно общаются. Хотя и без смысла.</text:p>
      <text:p text:style-name="P358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85">- Ты вернёшься?</text:p>
      <text:p text:style-name="P3586">-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87">- Жаль. Мне тебя не хватает там. Как и всех вас, - я оглядываюсь на остальных.</text:p>
      <text:p text:style-name="P3588">- Плохо, что Алекс перекрыл эмиграцию. Вот, кстати, в связи с этим мы и пришли.</text:p>
      <text:p text:style-name="P3589"/>
      <text:p text:style-name="P3590">Молния оглядывается на остальных. Те согласно кивают.</text:p>
      <text:p text:style-name="P3591"/>
      <text:p text:style-name="P3592">- У нас для тебя есть подарок.</text:p>
      <text:p text:style-name="P3593">- Подарок?</text:p>
      <text:p text:style-name="P359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95">- Эээ… Зачем мне ваши тела? Что ты задумала?</text:p>
      <text:p text:style-name="P3596"/>
      <text:p text:style-name="P3597">Молния снова хихикает.</text:p>
      <text:p text:style-name="P3598">-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599">- Что? Ты о чём?</text:p>
      <text:p text:style-name="P36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text:s/><text:soft-page-break/>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01"/>
      <text:p text:style-name="P3602">Я молча смотрю на Молнию, стараясь переварить услышанное.</text:p>
      <text:p text:style-name="P3603">- Ты… Вы…</text:p>
      <text:p text:style-name="P3604">- Мы дарим тебе готовых биороботов с серьёзными скилами. Распоряжайся как хочешь.</text:p>
      <text:p text:style-name="P3605">- Но ведь это вы… Я не хочу… Я не могу…</text:p>
      <text:p text:style-name="P3606">-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07"/>
      <text:p text:style-name="P360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09"/>
      <text:p text:style-name="P3610">~~~</text:p>
      <text:p text:style-name="P3611"/>
      <text:p text:style-name="P36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13"/>
      <text:p text:style-name="P361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15">-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16">- Мне очень жаль. Из меня плохой утешитель.</text:p>
      <text:p text:style-name="P361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1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soft-page-break/>
      <text:p text:style-name="P361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20">- Твои слова имеют смысл. Будь по-твоему, - кивает Хэвэн.</text:p>
      <text:p text:style-name="P3621"/>
      <text:p text:style-name="P362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623">Внезапно всё прекращается, звон в ушах и головокружение проходят. Я снова слышу все звуки мира. Хэвэн удовлетворённо кивает.</text:p>
      <text:p text:style-name="P3624"/>
      <text:p text:style-name="P3625">-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26"/>
      <text:p text:style-name="P362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28"/>
      <text:p text:style-name="P3629">«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30"/>
      <text:p text:style-name="P3631">-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3632"/>
      <text:p text:style-name="P3633">«Двенадцать!.. Тринадцать!..»</text:p>
      <text:p text:style-name="P3634"/>
      <text:p text:style-name="P3635">- Валяй!</text:p>
      <text:p text:style-name="P3636">- Запускаю процедуру блокировки! Один... Два... Три.. - вишнёвые глаза Хэвэн заполняют собой всё пространство, вытесняя все образы и мысли...</text:p>
      <text:p text:style-name="P3637"/>
      <text:p text:style-name="P3638">…</text:p>
      <text:p text:style-name="P3639"/>
      <text:p text:style-name="P3640">Двадцать три! Двадцать четыре! Двадцать пять!...</text:p>
      <text:p text:style-name="P3641"/>
      <text:p text:style-name="P364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43"/>
      <text:p text:style-name="P3644">«Двадцать девять! Тридцать! Дед, я предупреждал!» - доносится усиленный громкоговорителем голос Алекса.</text:p>
      <text:p text:style-name="P3645"/>
      <text:p text:style-name="P3646">Внизу раздаётся оглушительный грохот и звук выламываемой «с <text:s/>мясом» двери. Потом доносятся шаги по лестнице.</text:p>
      <text:p text:style-name="P3647"/>
      <text:p text:style-name="P364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49"/>
      <text:p text:style-name="P3650">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51">Я слышу неторопливые шаги в коридоре и в поле моего зрения появляются дорогие ботинки.</text:p>
      <text:p text:style-name="P3652"/>
      <text:p text:style-name="P3653">- Доброе утречко. Что ж ты не открыл дверь, как я просил? Вот и не хотел же портить твоё имущество, но пришлось, - говорит Алекс.</text:p>
      <text:p text:style-name="P3654">- Хаюшки. - <text:s/>Не то, чтобы я был рад тебя видеть, но выбора у меня особого нет, - бормочу я.</text:p>
      <text:p text:style-name="P3655"/>
      <text:p text:style-name="P3656">Ботинки подходят к столу.</text:p>
      <text:p text:style-name="P3657"/>
      <text:p text:style-name="P3658">-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59">- Какие ещё, блядь, инструкции? Ты рехнулся, Алекс? Что за хуйня творится в моём доме?</text:p>
      <text:p text:style-name="P3660">- Дед, не отпирайся. Я им всё рассказал, - в поле зрения появляетсся вторая пара ботинок.</text:p>
      <text:p text:style-name="P3661"/>
      <text:p text:style-name="P3662">Адским напряжением шеи я приподнимаю голову. Худощавая фигура, задранная губа, очки.</text:p>
      <text:p text:style-name="P3663"/>
      <text:p text:style-name="P3664">- Ты кто, мать твою? Я тебя не знаю!</text:p>
      <text:p text:style-name="P3665">- Отдел моделирования банкротств. А также, по совместительству, служба безопасности «Дайсона», - ухмыляется очкарик.</text:p>
      <text:p text:style-name="P3666">-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soft-page-break/>
      <text:p text:style-name="P3667">-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68"/>
      <text:p text:style-name="P3669">Дуболомы отрывают меня от пола и волокут к выходу.</text:p>
      <text:p text:style-name="P3670"/>
      <text:p text:style-name="P3671">- Блядь, да вы совсем берега потеряли? Алекс, сука, дай хоть тапочки одену!</text:p>
      <text:p text:style-name="P3672"/>
      <text:p text:style-name="P3673">Алекс поворачивается и долго смотрит на меня с каменным видом.</text:p>
      <text:p text:style-name="P3674"/>
      <text:p text:style-name="P3675">- Ок. Дайте ему тапочки, - кивает, наконец, он. - В больничке они ему пригодятся.</text:p>
      <text:p text:style-name="P3676"/>
      <text:p text:style-name="P3677">***</text:p>
      <text:p text:style-name="P3678"/>
      <text:p text:style-name="P3679">~~~Десять лет от основания Эквестрии~~~</text:p>
      <text:p text:style-name="P3680"/>
      <text:p text:style-name="P368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2">Бригадир из племени Камнезадов чешет потную шею и сплёвывает.</text:p>
      <text:p text:style-name="P368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8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85">Шея Фенса краснеет. Видно, что он еле сдерживается.</text:p>
      <text:p text:style-name="P3686">-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87">Бухтение обиженного бригадира наконец стихает на улице. Я возвращаюсь к чертежам.</text:p>
      <text:p text:style-name="P3688">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text:s/><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8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90">Чертежи летят в стол. Я закрываю ящик на ключ и выхожу из строительной каптёрки.</text:p>
      <text:p text:style-name="P3691">Всё, хватит с меня этого дерьма на сегодня!</text:p>
      <text:p text:style-name="P3692"/>
      <text:p text:style-name="P369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94">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95">- Угадай с третьего раза, кто? - слышу над ухом знакомый голос.</text:p>
      <text:p text:style-name="P3696">Я наощупь ставлю бокал на столик и отрываю крылья от глаз.</text:p>
      <text:p text:style-name="P3697">- Я и с первого раза отлично угадаю, Джет. Твои крылья ни с чем не спутаешь.</text:p>
      <text:p text:style-name="P3698">- Это точно, - хихикает Джет и тащит меня к постели, неистово молотя крыльями. Я по пути привычно успеваю сбросить одежду…</text:p>
      <text:p text:style-name="P3699">…</text:p>
      <text:p text:style-name="P370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1">- Недоставать? - недоумеваю я.</text:p>
      <text:p text:style-name="P3702">-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03">- Но… Как же… Мы?</text:p>
      <text:p text:style-name="P3704">-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text:s/><text:soft-page-break/>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05">- Постой, как Платина могла исследовать мои гаметы? Я не сдавал их ей для исследований.</text:p>
      <text:p text:style-name="P3706">- Ты такой глупый, Хуман, - невинно хлопает глазами Джет. - Их сдавала я. Я ведь хотела основать с тобой табун и пыталась решить проблему.</text:p>
      <text:p text:style-name="P3707">- Ты хотела… и пыталась?</text:p>
      <text:p text:style-name="P3708">-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09">Джет вздыхает.</text:p>
      <text:p text:style-name="P3710">- Табун не будет прочным, если кто-то в нём будет несчастен, Хуман. А я… Мне нужны жеребята. И я не могу больше ждать.</text:p>
      <text:p text:style-name="P3711">- Да, конечно, без проблем, - с улыбкой отвечаю я, хотя душа во мне медленно леденеет.</text:p>
      <text:p text:style-name="P3712">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13"/>
      <text:p text:style-name="P3714">- Надеюсь, ты будешь иногда заглядывать на огонёк? Просто посидеть на балконе по-дружески, за кружкой пива?</text:p>
      <text:p text:style-name="P3715">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16"/>
      <text:p text:style-name="P3717">Похоже, это понимает и Джет.</text:p>
      <text:p text:style-name="P3718"/>
      <text:p text:style-name="P371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0"/>
      <text:p text:style-name="P3721">Холодно.</text:p>
      <text:p text:style-name="P3722"/>
      <text:p text:style-name="P3723">…</text:p>
      <text:p text:style-name="P3724"/>
      <text:p text:style-name="P3725">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26"/>
      <text:p text:style-name="P3727">- Хуман, вот ты где! Я ищу тебя с полудня!</text:p>
      <text:p text:style-name="P3728">Белая фигура планирует на берег озера.</text:p>
      <text:p text:style-name="P3729">- Хуман, мне надо поговорить с тобой!</text:p>
      <text:p text:style-name="P3730"/>
      <text:p text:style-name="P3731">Я бросаю камни в озеро, один за другим.</text:p>
      <text:p text:style-name="P3732">- Привет, Сел. Как прошёл первый приём в новом зале?</text:p>
      <text:p text:style-name="P373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3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35">- Да, да, ты был прав, мой друг… Но Хуман, я сейчас не об этом… Мне нужна твоя помощь.</text:p>
      <text:p text:style-name="P3736">-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37">С этими словами я швыряю в пруд каменный блин. Нас окатывает туча брызг.</text:p>
      <text:p text:style-name="P3738">Селестия молча переминается с ноги на ногу. Её медленно заливает краска.</text:p>
      <text:p text:style-name="P3739">- Что касается гамет, то аликорны не совместимы ни с кем, - тихо говорит она. - Увы, проверено.</text:p>
      <text:p text:style-name="P3740">-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41">- О-о-о, понимаю, - кивает аликорница. - Моё сочувствие. Я приду к тебе позже.</text:p>
      <text:p text:style-name="P3742">- Не надо позже. Что у тебя?</text:p>
      <text:p text:style-name="P3743">- Ты будешь смеяться горьким смехом, но я в схожем положении. Только от тебя ушла твоя особенная пони, а от меня уходит сестра.</text:p>
      <text:p text:style-name="P3744"/>
      <text:p text:style-name="P3745">Аликорница с убитым видом садится на берег рядом со мной и продолжает.</text:p>
      <text:p text:style-name="P3746"/>
      <text:p text:style-name="P3747">-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48">- О чём ты говоришь? Я видел вас мельком на приёме сегодня — вы отлично смотрелись вместе и говорили и действовали в унисон.</text:p>
      <text:p text:style-name="P374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text:s/><text:soft-page-break/>будто меня не существует! Я не рассказывала тебе этого раньше, Хуман… Мне кажется, пони не любят сестру… И её это очень ранит.</text:p>
      <text:p text:style-name="P3750"/>
      <text:p text:style-name="P375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2"/>
      <text:p text:style-name="P375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54">Селестия удивлённо смотрит на меня.</text:p>
      <text:p text:style-name="P375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56">- Даже если и так, что в этом плохого? Ночь — чудесное время суток!</text:p>
      <text:p text:style-name="P3757"/>
      <text:p text:style-name="P3758">Аликорница вымученно улыбается.</text:p>
      <text:p text:style-name="P375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60"/>
      <text:p text:style-name="P3761">Аликорница вздыхает.</text:p>
      <text:p text:style-name="P3762">-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63">Я тяжко вздыхаю. Разруливать семейные дрязги — задание как раз для тебя, Хуман! Особенно если учесть, что свою семью ты сохранить не сумел.</text:p>
      <text:p text:style-name="P3764">-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65"/>
      <text:p text:style-name="P3766">Аликорница радостно пытается обнять меня, но я вытягиваю ладонь и останавливаю её.</text:p>
      <text:soft-page-break/>
      <text:p text:style-name="P3767">- Пожалуйста, без этих нежностей! Ты начинаешь напоминать принцессу Платину в состоянии магически стимулированной охоты. Не надо.</text:p>
      <text:p text:style-name="P3768">Селестия заводит глаза в потолок и вздыхает.</text:p>
      <text:p text:style-name="P376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70"/>
      <text:p text:style-name="P377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2"/>
      <text:p text:style-name="P3773">- Не обращай внимания. Я уже давно забыл о Платине. Просто считай это моими маленькими заморочками. Я поговорю с Луной.</text:p>
      <text:p text:style-name="P3774">- Ты настоящий друг, мой маленький человек! И, да, у меня к тебе есть вторая просьба.</text:p>
      <text:p text:style-name="P3775">- Только не говори, что у тебя есть ещё один разговор с твоей сестрой!</text:p>
      <text:p text:style-name="P3776">-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77">- Нашла проблему! Назови его «Диснейленд».</text:p>
      <text:p text:style-name="P3778">- Красивое название! А что оно означает?</text:p>
      <text:p text:style-name="P3779">- Не помню, - я пожимаю плечами, - мне просто первым пришло в голову это слово.</text:p>
      <text:p text:style-name="P3780">Селестия задумывается и кивает.</text:p>
      <text:p text:style-name="P3781">- Хм-м. Диснейленд. Да будет так.</text:p>
      <text:p text:style-name="P3782">- Стоп, я передумал!</text:p>
      <text:p text:style-name="P3783">Аликорница удивлённо смотрит на меня.</text:p>
      <text:p text:style-name="P3784">- В чём дело, Хуман?</text:p>
      <text:p text:style-name="P3785">- Можно немного помочь мне с первым заданием, если назвать его «Замок Двух Сестёр». Тогда Луна поймёт, что ты думаешь о ней.</text:p>
      <text:p text:style-name="P3786">Лик Селестии озаряется, она кивает с улыбкой.</text:p>
      <text:p text:style-name="P3787">- Разумеется! Ты гений! Как я сама не подумала! Луна увидит, что я по-прежнему люблю её, а ты подтвердишь это в разговоре. Я верну свою сестру!</text:p>
      <text:p text:style-name="P3788"/>
      <text:p text:style-name="P3789">Ха! Если бы всё было так просто!</text:p>
      <text:p text:style-name="P3790"/>
      <text:p text:style-name="P3791">…</text:p>
      <text:p text:style-name="P3792"/>
      <text:p text:style-name="P379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94">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95">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96"/>
      <text:p text:style-name="P3797">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798">Я прохожу под арку ворот.</text:p>
      <text:p text:style-name="P379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00">«…Основы <text:s/>военной тактики с практическими примерами…»</text:p>
      <text:p text:style-name="P380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2">Песок в часах ещё не успевает полностью просыпаться из верхней колбы в нижнюю, когда большая тень за гардинами опускается на балкон.</text:p>
      <text:p text:style-name="P3803"/>
      <text:p text:style-name="P3804">- Хуман? Что привело тебя в Наш скромный чертог?</text:p>
      <text:p text:style-name="P3805">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06">-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07">- Ты хочешь спросить, почему Мы сторонимся своей сестры? - напрямик спрашивает Луна.</text:p>
      <text:p text:style-name="P3808">- Да, - облегчённо выдыхаю я. Иногда прямота тёмной аликорницы приходится весьма кстати.</text:p>
      <text:soft-page-break/>
      <text:p text:style-name="P3809">Луна оборачивается и долго смотрит на меня немигающим взглядом. Я выдерживаю этот взгляд, хотя кожа на шее покрывается пупырышками.</text:p>
      <text:p text:style-name="P3810">В конце-концов аликорница легонько кивает и опять поворачивается к стряпне. Густой кофейный аромат дразнит ноздри.</text:p>
      <text:p text:style-name="P3811">- Мы рады, что сестра послала с этим вопросом не кого-нибудь, а тебя, Хуман. Давно было пора. Мы заждались, - чеканит она.</text:p>
      <text:p text:style-name="P3812">Мои уши багровеют, я хочу провалиться сквозь пол. Быстро же меня раскусили! Я же предупреждал Селестию, что не умею разговаривать!</text:p>
      <text:p text:style-name="P3813">- Вот как? Я весь во внимании…</text:p>
      <text:p text:style-name="P3814">-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15"/>
      <text:p text:style-name="P3816">Аликорница отходит от кухонного уголка, левитируя поднос с тёплыми круассанами, кофейником <text:s/>и двумя чашками кофе.</text:p>
      <text:p text:style-name="P3817">-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18">Аликорница улыбается уголками губ и коротко кивает.</text:p>
      <text:p text:style-name="P3819"/>
      <text:p text:style-name="P3820">- Тогда слушай.</text:p>
      <text:p text:style-name="P3821">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22"/>
      <text:p text:style-name="P3823">Аликорница задумчиво откусывает круассан и продолжает.</text:p>
      <text:p text:style-name="P3824">- К чему я это говорю тебе? Хуман, ты, наверное, не раз задумывался, откуда мы с сестрой родом? Ведь таких как мы, в Эквусе больше нет нигде.</text:p>
      <text:p text:style-name="P3825">-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26">-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soft-page-break/>
      <text:p text:style-name="P3827">-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28">- У нас есть самцы. - Луна делает нервный глоток кофе и продолжает. - Там, откуда мы пришли, достаточно самцов. Было.</text:p>
      <text:p text:style-name="P3829">Аликорница печально вздыхает. Видно, что эта тема неприятна для неё.</text:p>
      <text:p text:style-name="P3830">-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31">- Каким образом? У тебя где-то спрятана видеосистема с пятиканальным звуком?</text:p>
      <text:p text:style-name="P3832">- Ты часто используешь непонятные слова, Хуман. Мы уж привыкли. Неважно. Следуй за Нами.</text:p>
      <text:p text:style-name="P3833"/>
      <text:p text:style-name="P3834">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35">-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36"/>
      <text:p text:style-name="P3837">Луна выходит на балкон. Я следую за ней.</text:p>
      <text:p text:style-name="P3838">- Приглядись внимательно, Хуман. Что ты видишь?</text:p>
      <text:p text:style-name="P3839">Аликорница обводит крылом заброшенный сад, окружающий башню с трёх сторон.</text:p>
      <text:p text:style-name="P3840">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41">Тут меня пробирает озноб. Холодные мурашки мерзко шмыгают по спине, вызывая желание поёжиться.</text:p>
      <text:p text:style-name="P3842">-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4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44"/>
      <text:soft-page-break/>
      <text:p text:style-name="P3845">Луна внезапно прилегает у моих ног.</text:p>
      <text:p text:style-name="P3846">- Садись Нам на спину, Хуман. Сновидение, которое Мы хотим тебе показать, находится довольно далеко отсюда. Нам нужно двигаться быстро.</text:p>
      <text:p text:style-name="P3847">Оторопь от предложения тёмной аликорницы быстро забывается в свете следующих вскоре событий.</text:p>
      <text:p text:style-name="P3848">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49"/>
      <text:p text:style-name="P3850">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51"/>
      <text:p text:style-name="P3852">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53"/>
      <text:p text:style-name="P3854">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55"/>
      <text:p text:style-name="P3856">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57"/>
      <text:p text:style-name="P3858">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59"/>
      <text:p text:style-name="P3860">Конец полёта ошеломляет не меньше.</text:p>
      <text:p text:style-name="P386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soft-page-break/>
      <text:p text:style-name="P3862">-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6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64">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65">- Нам надо немного пройти, - тихо говорит она. - Тут недалеко.</text:p>
      <text:p text:style-name="P3866"/>
      <text:p text:style-name="P3867">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68"/>
      <text:p text:style-name="P3869">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70">На моих глазах одна из башень вспыхивает фонтаном искр и рассыпается в кучу камней.</text:p>
      <text:p text:style-name="P3871">- Падение Андориана. Ждать осталось недолго, - шепчет Луна.</text:p>
      <text:p text:style-name="P3872"/>
      <text:p text:style-name="P387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74">Я с удивлением отмечаю их схожесть с доспехами Луны, которые я увидел на ней в день моей первой встречи с сёстрами.</text:p>
      <text:p text:style-name="P3875">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76">- У нас мало времени, сестра. Поторопись. Мы не сможем долго сдерживать виндиго, - устало произносит меньший аликорн.</text:p>
      <text:p text:style-name="P3877">- Надо дождаться Дискорда. Он обещал, - возражает больший.</text:p>
      <text:p text:style-name="P3878">Их голоса звучат глуховато из-за закрытых шлемов с опущенными забралами из полупрозрачного затемнённого материала, но я нахожу их смутно знакомыми.</text:p>
      <text:soft-page-break/>
      <text:p text:style-name="P3879">- Не доверяем Мы этому дракену. Его даже соплеменники считают коварным, - ворчит меньший. - Он может продать нас с потрохами.</text:p>
      <text:p text:style-name="P3880">- Не думайте, что ваши потроха стоят так уж много, уважаемые! - воскликивает сухой пенёк в двух шагах от нас.</text:p>
      <text:p text:style-name="P3881">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2">-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83">- Кончай паясничать, Дискорд! У нас мало времени! - морщится крупный аликорн и поднимает забрало.</text:p>
      <text:p text:style-name="P3884">Розовые локоны вырываются на свободу пышным ореолом. Я с удивлением узнаю в аликорне молодую версию Селестии.</text:p>
      <text:p text:style-name="P3885">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86"/>
      <text:p text:style-name="P3887">- Ты принёс карту?</text:p>
      <text:p text:style-name="P3888">Второй аликорн также поднимает забрало. Нет нужды говорить, что под ним оказывается юная копия Луны.</text:p>
      <text:p text:style-name="P388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9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91">- Исключено! - отрезает призрачная Луна. - Не хватало нам дракена в мире сырой магии.</text:p>
      <text:p text:style-name="P3892">-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93">Луна морщится, но нехотя кивает.</text:p>
      <text:p text:style-name="P3894">- Это всё плохо кончится, - бормочет она под нос. - Это уже плохо кончилось. Не нужно Нам было тебя слушаться.</text:p>
      <text:p text:style-name="P3895">-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96"/>
      <text:p text:style-name="P3897">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98">Из тучи над замком опускается нечто вроде огромного морского конька с перепончатыми крыльями вместо плавников.</text:p>
      <text:p text:style-name="P3899">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00"/>
      <text:p text:style-name="P3901">-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02">- Ты куда? - обеспокоенно спрашивает Селестия. - Мы же должны быть вместе?</text:p>
      <text:p text:style-name="P3903">-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904">- Я вернусь с тобой! - протестует призрачная Селестия, но Луна перебивает её.</text:p>
      <text:p text:style-name="P3905">-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06"/>
      <text:p text:style-name="P3907">Призрачная Луна поворачивается к Дискорду и хмуро говорит:</text:p>
      <text:p text:style-name="P3908">-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09">- Баюс-баюс! - в притворном страхе прикрывается лапами крокодил. - Вы бы лучше поторопились с возвращением, а то, кажется, там стена отклеивается.</text:p>
      <text:p text:style-name="P3910">Дискорд указывает кривым пальцем вверх, где часть крепостной стены с грохотом валится вниз.</text:p>
      <text:p text:style-name="P3911">Призрачная Луна вновь поворачивается к Селестии.</text:p>
      <text:p text:style-name="P3912">-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13">Селестию явно застаёт врасплох просьба Луны.</text:p>
      <text:p text:style-name="P3914">- Да, конечно, сестра... <text:s/>Я сделаю всё, что в моих силах…</text:p>
      <text:p text:style-name="P3915">- Ты клянёшься?</text:p>
      <text:p text:style-name="P3916">- Клянусь!</text:p>
      <text:p text:style-name="P3917"/>
      <text:soft-page-break/>
      <text:p text:style-name="P3918">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19">- Терпеть не люблю эти слезливые сцены и никому не нужные обещания! - гримасничает Дискорд. - Ты готова, Сахарная Ватка?</text:p>
      <text:p text:style-name="P3920">- Одну минуту, - просит Селестия. - Мне нужно попрощаться. Тебе лучше отвернуться, ведь ты не любишь слезливых сцен.</text:p>
      <text:p text:style-name="P3921">Долговязый крокодил пожимает плечами и отходит.</text:p>
      <text:p text:style-name="P3922"/>
      <text:p text:style-name="P392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24">- Прощай, Орунгун. Мы не смогли удержать тебя. Извини. Быть может… Быть может, в новом мире у нас получится…</text:p>
      <text:p text:style-name="P3925">Селестия проводит сгибом крыла по скуле и поворачивается к дракену.</text:p>
      <text:p text:style-name="P3926">- Идём, Дискорд.</text:p>
      <text:p text:style-name="P392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28"/>
      <text:p text:style-name="P3929">Он чертит кривым когтем огненный круг в воздухе, который вдруг заполняется чернотой. В черноте мерцают мириады зеленоватых искорок.</text:p>
      <text:p text:style-name="P3930">Селестия осторожно проходит в круг и он тут же схлопывается за ней.</text:p>
      <text:p text:style-name="P3931"/>
      <text:p text:style-name="P3932">Дракен противно хихикает и потирает ладони.</text:p>
      <text:p text:style-name="P393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34"/>
      <text:p text:style-name="P3935">Лыбящийся крокодил вперивается в меня зенками.</text:p>
      <text:p text:style-name="P3936"/>
      <text:p text:style-name="P3937">- Я думал, это твоё сновидение, - бормочу я Луне, - ты ведь сама говорила…</text:p>
      <text:p text:style-name="P3938">- Да, это так, - остолбенело подтверждает Луна, - Мы великое множество раз просматривали эти воспоминания и ни разу…</text:p>
      <text:p text:style-name="P3939">-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40">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soft-page-break/>
      <text:p text:style-name="P394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2">Дрянной крокодил указывает когтем на меня.</text:p>
      <text:p text:style-name="P3943"><text:span text:style-name="T3944">-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45">30-я глава последнего ффика</text:span><text:span text:style-name="T3946">)! Это меня-то, духа хаоса! Видеть его больше не хочу! Тьфу! Буэ!</text:span></text:p>
      <text:p text:style-name="P3947"/>
      <text:p text:style-name="P3948">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49"/>
      <text:p text:style-name="P395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51">Я только пожимаю плечами.</text:p>
      <text:p text:style-name="P3952">- Как бы то ни было, ты увидел необходимое, - обращается ко мне Луна.</text:p>
      <text:p text:style-name="P3953">- Что именно? Разрушение горной крепости? Или ваше с Селестией бегство на Эквус?</text:p>
      <text:p text:style-name="P395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55">- Погоди, ты хочешь сказать, что, кроме тебя и Селестии, на Эквусе есть ещё и другие аликорны — некие учителя? - перебиваю я Луну.</text:p>
      <text:p text:style-name="P3956">-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soft-page-break/>
      <text:p text:style-name="P3957">- Постой, а почему вы не вернулись назад позже? - спрашиваю я. - Вы могли бы найти уцелевших и привести на Эквус.</text:p>
      <text:p text:style-name="P395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59">-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60">- Почему ты уверена, что Сел не хочет? Из того, что я видел, она так же, как и ты, плохо ориентируется в Эогиппе.</text:p>
      <text:p text:style-name="P3961">-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62">Луна гневно фыркает.</text:p>
      <text:p text:style-name="P3963">- Но всё это возможно только если задаться целью вернуться домой для возмездия. Мы же не видим такого рвения у Селестии.</text:p>
      <text:p text:style-name="P3964">Ноздри аликорницы расширяются, она мотает головой.</text:p>
      <text:p text:style-name="P3965">-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66">Аликорница саркастически улыбается.</text:p>
      <text:p text:style-name="P396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68"/>
      <text:p text:style-name="P3969">…</text:p>
      <text:p text:style-name="P3970">…</text:p>
      <text:p text:style-name="P3971">…</text:p>
      <text:p text:style-name="P3972"/>
      <text:p text:style-name="P3973">- Она так и сказала?</text:p>
      <text:p text:style-name="P3974">- Ещё и топнула копытом так, что высекла искру из камня.</text:p>
      <text:p text:style-name="P3975"/>
      <text:p text:style-name="P397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77"/>
      <text:p text:style-name="P3978">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79"/>
      <text:p text:style-name="P3980">-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81"/>
      <text:p text:style-name="P3982">~~~</text:p>
      <text:p text:style-name="P3983"><text:span text:style-name="T3984">&lt;</text:span><text:span text:style-name="T3985">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86">&gt;</text:span></text:p>
      <text:p text:style-name="P3987">- Эвостур, ответьте! Эвостур, ответьте! Андориан на связи! Как слышно? Как слышно? Приём!</text:p>
      <text:p text:style-name="P3988">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89">- Норгонг, как слышно? Норгонг, ответьте! Андориан на связи! Приём!</text:p>
      <text:p text:style-name="P3990">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91">-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92">- Не доказано, что «Маджестик» захвачен, - отвечаю я. - Возможно, у него вышла из строя связь и он не может принимать наших приказов.</text:p>
      <text:p text:style-name="P399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soft-page-break/>
      <text:p text:style-name="P3994">Луна мрачно сверлит взглядом затылок радистки.</text:p>
      <text:p text:style-name="P3995">-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96">- Армаринд, ответьте! Армаринд, ответьте! Андориан вызывает!</text:p>
      <text:p text:style-name="P3997">-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998">- Корморан, ответьте, вызывает Андориан… Корморан, вас слышу! Слышу вас!!! Андориан на связи!</text:p>
      <text:p text:style-name="P3999">От возбуждения кобылка хлопает крыльями. Она, зацепившись за рог, срывает наушники и стучит копытом по кнопке громкой связи.</text:p>
      <text:p text:style-name="P4000"/>
      <text:p text:style-name="P4001">- Корморан вас слышит! Андориан, приём!</text:p>
      <text:p text:style-name="P4002">- Краткий репорт обстановки, Корморан! - приказывает Луна.</text:p>
      <text:p text:style-name="P4003"/>
      <text:p text:style-name="P4004">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05">- Пойдем, разберёмся, что там происходит.</text:p>
      <text:p text:style-name="P4006"/>
      <text:p text:style-name="P4007">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08"/>
      <text:p text:style-name="P4009"><text:span text:style-name="T4010">- … шшш… три башни из пяти. Держимся за счёт автоматических турелей и автономных силовых д</text:span><text:span text:style-name="T4011">оспехов</text:span><text:span text:style-name="T4012">,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13">рипас</text:span><text:span text:style-name="T4014">ы.</text:span></text:p>
      <text:p text:style-name="P4015">-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16">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17">-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18">-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soft-page-break/>
      <text:p text:style-name="P4019">-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20">- Мы подключили передатчик к антенне лаборатории, - объясняю я. И внезапно понимаю происходящее. - Луна!!!</text:p>
      <text:p text:style-name="P4021"/>
      <text:p text:style-name="P4022">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2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24"/>
      <text:p text:style-name="P4025">Из боковой двери на меня буквально вываливается легионер. Увидев меня, он испуганно охает и прижимается к стене.</text:p>
      <text:p text:style-name="P4026">- Где ваш шлем, солдат? Что с вашим рогом? И… Почему вы дрожите?</text:p>
      <text:p text:style-name="P4027">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28">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29">Я поднимаю забрало, чтобы он узнал меня.</text:p>
      <text:p text:style-name="P4030">Он отвечает мне пронзительным взглядом в ответ и, внезапно, успокаивается.</text:p>
      <text:p text:style-name="P4031">- Вы — не они, - вздыхает он. - У вас хорошие глаза. Круглые.</text:p>
      <text:p text:style-name="P4032">-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3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34">Легионер запинается. Он молча хлопает глазами и не может произнести ни слова.</text:p>
      <text:soft-page-break/>
      <text:p text:style-name="P4035">-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36">- Ринс. Ринс Стилфизер. Либрарий первой центурии первой когорты шестого легиона.</text:p>
      <text:p text:style-name="P4037">- Успокойся, Ринс. У тебя есть дети?</text:p>
      <text:p text:style-name="P4038">- Дочка.</text:p>
      <text:p text:style-name="P4039">Взгляд солдата стал более осмысленным, зрачки почти вернулись в нормальный размер.</text:p>
      <text:p text:style-name="P4040">-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41">-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42">-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43">Я замечаю вмятину на нагруднике Ринса.</text:p>
      <text:p text:style-name="P4044">-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45">Легионер всхлипывает. Его трясёт.</text:p>
      <text:p text:style-name="P4046">-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47">- Мужайся, солдат! Ты же воин элитного подразделения королевы!</text:p>
      <text:p text:style-name="P4048">- Я всего лишь писарь. Все мои товарищи пропали — один за другим, пока я не остался один! Они смеялись мне в лицо, нацеливая на меня пики!</text:p>
      <text:p text:style-name="P4049">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50"><text:s/></text:p>
      <text:p text:style-name="P4051">Я смотрю за спину Ринса, в комнату. Там разбитое окно, через которое он вломился с улицы.</text:p>
      <text:p text:style-name="P4052">- Ты видел её? Ты видел Луну?</text:p>
      <text:p text:style-name="P4053">Легионер опять закатывает глаза и готовится упасть в обморок, но я звонкой пощёчиной возвращаю его к жизни.</text:p>
      <text:soft-page-break/>
      <text:p text:style-name="P4054">-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5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56">Должно быть, та же мысль посетила и Луну.</text:p>
      <text:p text:style-name="P4057"/>
      <text:p text:style-name="P4058">-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59">- И ты молча смотрел на это и не предпринял попыток помочь?!!</text:p>
      <text:p text:style-name="P4060">Ринс только молча смотрит на меня, открывая рот, как выброшенная на берег рыба.</text:p>
      <text:p text:style-name="P4061">Я с рычанием подбегаю к разбитому окну. Трусость легионера будит неведомую мне раньше ярость, я боюсь задушить его магическим захватом!</text:p>
      <text:p text:style-name="P406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63">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64">Я уже простила Ринсу его трусость и приветливо киваю ему, проходя мимо.</text:p>
      <text:p text:style-name="P4065">- Иди в комнату радиосвязи и ожидай нас там, солдат.</text:p>
      <text:p text:style-name="P4066">Легионер облегчённо вздыхает и мчится прочь.</text:p>
      <text:p text:style-name="P4067"/>
      <text:p text:style-name="P4068">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69"/>
      <text:soft-page-break/>
      <text:p text:style-name="P4070">Дубовая дверь хранилища вырвана с замком и накренилась к полу на одной петле.</text:p>
      <text:p text:style-name="P4071">С замирающим сердцем вхожу внутрь.</text:p>
      <text:p text:style-name="P407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73">Больше в хранилище никого нет.</text:p>
      <text:p text:style-name="P4074"/>
      <text:p text:style-name="P4075">- Луна!</text:p>
      <text:p text:style-name="P4076">Сестра молчит. <text:s/>Её губы шевелятся.</text:p>
      <text:p text:style-name="P4077">- Луна, очнись! Всё закончилось! Где остальные?</text:p>
      <text:p text:style-name="P4078">Я наклоняюсь к сестре, чтобы услышать её шёпот.</text:p>
      <text:p text:style-name="P4079">- Нотхуурр шанграа хиссандурр…</text:p>
      <text:p text:style-name="P4080">- Что?</text:p>
      <text:p text:style-name="P408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82">Луна открывает глаза. На мгновение мне кажется… Да нет, просто показалось. Луна смотрит на меня с удивлением.</text:p>
      <text:p text:style-name="P4083">- Сестра?</text:p>
      <text:p text:style-name="P4084">- Сестра?</text:p>
      <text:p text:style-name="P4085">Наш одновременный вопрос сливается в единый возглас. Я прижимаюсь носом к её скуле и помогаю встать.</text:p>
      <text:p text:style-name="P4086">-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87">Сестра, пошатываясь, выходит из хранилища.</text:p>
      <text:p text:style-name="P4088">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89"/>
      <text:p text:style-name="P4090">КАК могла Луна активировать Элементы, если ларец ЗАПЕРТ? Почему она соврала мне, что активировала их?</text:p>
      <text:p text:style-name="P4091">Ничего не понимаю.</text:p>
      <text:p text:style-name="P4092"/>
      <text:p text:style-name="P4093">Мысли прерываются криками, треском и шипением. Я спешу наверх, спотыкаясь об обломки штукатурки.</text:p>
      <text:soft-page-break/>
      <text:p text:style-name="P4094">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95"><text:span text:style-name="T4096">&lt;</text:span><text:span text:style-name="T4097">раскрыть огромную статую аликорна в донжоне</text:span><text:span text:style-name="T4098">&gt;</text:span></text:p>
      <text:p text:style-name="P4099">- Консул Селестия! Консул Селестия! Сюда!</text:p>
      <text:p text:style-name="P4100">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101">-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02"/>
      <text:p text:style-name="P410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0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05">Найт Эрроу также падает с дымящимся рогом по другую сторону стены.</text:p>
      <text:p text:style-name="P4106">-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0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08"/>
      <text:p text:style-name="P4109">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1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11">…</text:p>
      <text:p text:style-name="P41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soft-page-break/>
      <text:p text:style-name="P4113"><text:span text:style-name="T411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15">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16"><text:span text:style-name="T4117">-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18">- Но ведь если мы победим, в проекте вообще не будет смысла! - воскликнул Майлд Брэйн. - Зачем отвлекать ресурсы на очкариков!</text:p>
      <text:p text:style-name="P4119"><text:span text:style-name="T4120">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21"><text:span text:style-name="T4122">Королева долго смотрела на медленно вращающуюся голограмму, прежде чем ответить. Казалось, её совсем не задевает грубость Майлда.</text:span></text:p>
      <text:p text:style-name="P4123"><text:span text:style-name="T412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25"><text:span text:style-name="T4126">Королева Лорен вздохнула и отвернулась от голограммы. Её голос едва перекрывает жужжание голопроектора, но мы все слышим тихие слова.</text:span></text:p>
      <text:p text:style-name="P4127"><text:span text:style-name="T4128">-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text:s/></text:span><text:soft-page-break/><text:span text:style-name="T4129">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30"><text:span text:style-name="T4131">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32">…</text:p>
      <text:p text:style-name="P413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34">Я расправляю крылья. Необходимо срочно найти Луну. Наступило время последнего приказа королевы Лорен.</text:p>
      <text:p text:style-name="P4135"><text:line-break/>~~~</text:p>
      <text:p text:style-name="P4136"/>
      <text:p text:style-name="P4137">Лучик света преломляется в бокале мартини и выходит радужным веером, соперничая с многоцветной гривой аликорницы.</text:p>
      <text:p text:style-name="P4138"/>
      <text:p text:style-name="P4139">- Теперь ты знаешь всё.</text:p>
      <text:p text:style-name="P4140">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41">-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42">-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3">Но теперь я уверена, что знаю ответ.</text:p>
      <text:p text:style-name="P4144"/>
      <text:p text:style-name="P4145">Аликорница медленно поворачивает ко мне глову. Её тёмный силуэт на ослепительном фоне заходящего солнца излучает тревогу.</text:p>
      <text:p text:style-name="P4146"/>
      <text:soft-page-break/>
      <text:p text:style-name="P4147"><text:span text:style-name="T4148">-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49">-49 и Элементы активируют щит. Я сама программировала их подобное поведение.</text:span></text:p>
      <text:p text:style-name="P4150">Луна активировать Элементы не могла — ларец был закрыт. Но если они активировались сами, значит… Значит, рядом были ТОЛЬКО виндиго. Понимаешь?</text:p>
      <text:p text:style-name="P4151">- Ты хочешь сказать, что они обернули Луну? Но тогда бы её вышвырнуло бы вслед за остальными, разве нет? - скептически замечаю я.</text:p>
      <text:p text:style-name="P4152">В глазах немного двоится от резкого перехода к свету и чрезмерного количества алкоголя, выпитого мной за последние пару часов.</text:p>
      <text:p text:style-name="P4153"/>
      <text:p text:style-name="P4154">- Когда я вошла в хранилище, она обнимала ларец всеми четырьмя ногами, ещё и помогая себе крыльями. Возможно, это помогло ей удержаться.</text:p>
      <text:p text:style-name="P4155">- А зрачки? У Луны вполне нормальные зрачки, я видел.</text:p>
      <text:p text:style-name="P4156">-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57"/>
      <text:p text:style-name="P4158">Я смотрю сквозь рюмку, как Селестия взволнованно ходит по комнате. Её радужный хвост нервно хлестает по сторонам туда-сюда.</text:p>
      <text:p text:style-name="P4159"/>
      <text:p text:style-name="P4160">-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61">- Ч-что?</text:p>
      <text:p text:style-name="P4162"/>
      <text:p text:style-name="P4163">Аликорница останавливается напротив меня и дотрагивается до моей груди копытом с молящим взглядом.</text:p>
      <text:p text:style-name="P4164">-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soft-page-break/>
      <text:p text:style-name="P4165">-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66"/>
      <text:p text:style-name="P4167">Ты не готов к такому повороту, Хуман! Проклятье, начиналось всё так невинно!</text:p>
      <text:p text:style-name="P4168">Я осторожно ставлю пустой бокал на столик.</text:p>
      <text:p text:style-name="P4169"/>
      <text:p text:style-name="P4170">- И твоя сестра всю жизнь будет считать тебя трусихой и клятвопреступницей?</text:p>
      <text:p text:style-name="P417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72"/>
      <text:p text:style-name="P4173">Я пожимаю плечами и встаю. И тут же плюхаюсь обратно в кресло.</text:p>
      <text:p text:style-name="P417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75"/>
      <text:p text:style-name="P4176">- У тебя проблемы? - поднимает бровь аликорница.</text:p>
      <text:p text:style-name="P4177">- Проблемы - у тебя, - бурчу я. - А я всего лишь немного пьян. Имею право! У меня был тяжёлый день.</text:p>
      <text:p text:style-name="P4178">Смех Селестии заполняет комнату звоном серебряного колокольчика.</text:p>
      <text:p text:style-name="P4179">- Ну-ну, Хуман, не обижайся. Я забыла, что ты намного менее стоек к алкоголю, чем аликорны, иначе бы меньше подливала тебе коктейля.</text:p>
      <text:p text:style-name="P418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81">- Не стоит утруждаться, - щебечет аликорница, - располагайся на ночь у меня. Если, конечно, тебе позволяют принципы…</text:p>
      <text:p text:style-name="P4182">…Я проваливаюсь в затуманеный алкоголем сон…</text:p>
      <text:p text:style-name="P4183"/>
      <text:p text:style-name="P4184">…</text:p>
      <text:p text:style-name="P4185"/>
      <text:p text:style-name="P4186">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87">- Андориан? - спрашиваю у Селестии.</text:p>
      <text:p text:style-name="P4188">-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89"/>
      <text:soft-page-break/>
      <text:p text:style-name="P419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91"/>
      <text:p text:style-name="P4192">- Он тебе нравится? - оборачивается ко мне Селестия.</text:p>
      <text:p text:style-name="P4193">Мне смешно видеть её застенчивость. Она похожа на ученика, сдающего экзамен учителю и с трепетом ожидающего вердикт.</text:p>
      <text:p text:style-name="P4194">- Он прекрасен, Селестия - смеюсь я.</text:p>
      <text:p text:style-name="P4195">- Держись крепче, Хуман! - счастливо улыбается аликорница.</text:p>
      <text:p text:style-name="P4196">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19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198">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199">- Сел, прекрати! <text:s/>- хлопаю я по холке Селестию. - Не надейся меня обмануть! Если с рубашкой ещё могло прокатить, штаны ветер уж точно не сдует!</text:p>
      <text:p text:style-name="P420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01">Я присматриваюсь к хитрой морде моего скакуна и вижу смешливые искорки в уголках её глаз.</text:p>
      <text:p text:style-name="P4202">- Я тебя раскусил! Верни штаны! Тут не может быть дождя, мы под скалой!</text:p>
      <text:p text:style-name="P420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04"/>
      <text:p text:style-name="P4205">Селестия хохочет во всё горло.</text:p>
      <text:p text:style-name="P4206">- Вода в небе бывает не только от дождя, мой маленький человек!</text:p>
      <text:p text:style-name="P4207">Аликорница закладывает вираж и планирует над бескрайней долиной. Теплый ветер моментально высушивает меня.</text:p>
      <text:p text:style-name="P4208">- Может, ты вернешь, наконец, штаны?</text:p>
      <text:p text:style-name="P4209">- Ты так хочешь их надеть?</text:p>
      <text:p text:style-name="P421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soft-page-break/>
      <text:p text:style-name="P42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12">Я ёрзаю, стараясь усесться поудобнее.</text:p>
      <text:p text:style-name="P4213">- На что ты намекаешь?</text:p>
      <text:p text:style-name="P4214">-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15">Я замечаю её порозовевшие щёки.</text:p>
      <text:p text:style-name="P4216">- И как же ты предлагаешь мне разрядиться? Мы в полумиле над землёй.</text:p>
      <text:p text:style-name="P4217">Щёки аликорницы розовеют ещё больше. Она что-то шепчет, стыдливо отвернувшись от меня.</text:p>
      <text:p text:style-name="P4218">- Что? Не слышу!</text:p>
      <text:p text:style-name="P4219">- Ты можешь свеситься с меня сзади, держась руками за крылья! - пригнув шею ко мне, кричит она мне в ухо.</text:p>
      <text:p text:style-name="P422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21">Я осторожно ложусь на спину своего небесного скакуна, хватаю руками основания крыльев и плавно съезжаю назад и немного вниз.</text:p>
      <text:p text:style-name="P4222">Да, так будет толк.</text:p>
      <text:p text:style-name="P4223">Аликорница приглашающе сдвигает хвост в сторону, открывая мне сокровенное.</text:p>
      <text:p text:style-name="P4224">- Иди ко мне, Хуман. Иди ко мне, мой маленький человек! Я так долго ждала тебя!</text:p>
      <text:p text:style-name="P4225">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26">- Сел… Я… Ты… Мы…</text:p>
      <text:p text:style-name="P4227"/>
      <text:p text:style-name="P4228">Надеюсь, маленькие пони Эквестрии сейчас не смотрят в небо.</text:p>
      <text:p text:style-name="P4229"/>
      <text:p text:style-name="P423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31"/>
      <text:p text:style-name="P4232">… И чувствую также, что мы падаем.</text:p>
      <text:p text:style-name="P4233"/>
      <text:p text:style-name="P4234">- Какого дьявола? Сел, следи за высотой! Мы же грохнемся!!!</text:p>
      <text:p text:style-name="P4235"/>
      <text:p text:style-name="P4236">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soft-page-break/>
      <text:p text:style-name="P4237">-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38">- Прекрати предаваться воспоминаниям! - взвизгиваю я. - Сделай что-нибудь!</text:p>
      <text:p text:style-name="P4239"/>
      <text:p text:style-name="P4240">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41">- К сожалению, я сейчас не в том состоянии, чтобы задействовать телепортацию, - бормочет Селестия. - Но я попробую.</text:p>
      <text:p text:style-name="P4242">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43"/>
      <text:p text:style-name="P4244">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45"/>
      <text:p text:style-name="P4246">Затем всё заслоняет она. Аликорница вытягивает шею назад и дотрагивается своим носом до моего.</text:p>
      <text:p text:style-name="P4247">- Увы, мне очень жаль, Хуман. Пришло время прощаться. Мне ужасно стыдно, что я подвела тебя и жаль, что приходится расставаться.</text:p>
      <text:p text:style-name="P4248"/>
      <text:p text:style-name="P4249">Её огромные глаза заслоняют несущуюся на нас землю. Её губы касаются моих.</text:p>
      <text:p text:style-name="P4250">- <text:s/>Знай, я всегда любила тебя.</text:p>
      <text:p text:style-name="P4251"/>
      <text:p text:style-name="P4252">Это последние слова, которые я слышу до столкновения…</text:p>
      <text:p text:style-name="P4253"/>
      <text:p text:style-name="P4254">…</text:p>
      <text:p text:style-name="P4255"/>
      <text:p text:style-name="P4256">- Х-х-хах!!! У-у-уффф!..</text:p>
      <text:p text:style-name="P4257">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58">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59">Вот только место действия не воздушные просторы Эквестрии, а покои принцессы дня.</text:p>
      <text:p text:style-name="P4260"/>
      <text:p text:style-name="P4261">- Сел!</text:p>
      <text:p text:style-name="P4262">Я резко подаюсь назад. Запоздало, впрочем. Дело сделано.</text:p>
      <text:soft-page-break/>
      <text:p text:style-name="P4263">- Ты наконец проснулся, Хуман? - невинно поворачивает голову аликорница. - Я уж начала беспокоиться.</text:p>
      <text:p text:style-name="P4264">-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65">- Тебе нужно было выспаться. И разрядиться тоже.</text:p>
      <text:p text:style-name="P4266">Селестия встаёт и потягивается, сначала на переднюю пару ног, потом на заднюю. Я, не удержавшись, вытираю салфеткой и её.</text:p>
      <text:p text:style-name="P4267">-Так. Рассказывай.</text:p>
      <text:p text:style-name="P4268"/>
      <text:p text:style-name="P4269">Аликорница подходит к бару и начинает совершать магические пассы над бутылками.</text:p>
      <text:p text:style-name="P4270">- Что же тебе рассказать, Хуман? Всё, что я могла сказать про наш исход с Орунгуна, я уже сказала.</text:p>
      <text:p text:style-name="P4271"/>
      <text:p text:style-name="P4272">Я поперхаюсь от возмущения.</text:p>
      <text:p text:style-name="P4273">- Причём тут Орунгун? Почему ты дала себя трахнуть? Ещё и помогла при этом?</text:p>
      <text:p text:style-name="P4274"/>
      <text:p text:style-name="P4275">Селестия молча бросает кубики льда в коктейль вместе с листочком мяты и левитирует мне бокал. Я нервно отстраняю его.</text:p>
      <text:p text:style-name="P4276">-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77">-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78">- То есть, ты хочешь занять место Джет? - изумляюсь я.</text:p>
      <text:p text:style-name="P4279">-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80">- Учти, я не люблю тебя. И не полюблю! Я не…</text:p>
      <text:p text:style-name="P4281">- Знаю-знаю, ты не конеёб, что бы это ни значило, - ехидно улыбается Селестия. - Никаких проблем! Я тоже не люблю тебя, Хуман. Исключительно дружба!</text:p>
      <text:p text:style-name="P4282"/>
      <text:p text:style-name="P4283">Аликорница подходит к балкону и растворяет двери. В комнату врывается пение птиц, свежий воздух прочищает мозги.</text:p>
      <text:p text:style-name="P4284">- Что тебе снилось хоть? - оборачивается она. - Ты часто повторял моё имя. И был так ненасытен, что мне пришлось упираться в стену копытами.</text:p>
      <text:p text:style-name="P4285">- Мы летали, - бормочу я. - Остальное не помню.</text:p>
      <text:p text:style-name="P4286">-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text:s/><text:soft-page-break/>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87">С этими словами Селестия взлетает в свете восходящего солнца.</text:p>
      <text:p text:style-name="P4288"/>
      <text:p text:style-name="P428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90"/>
      <text:p text:style-name="P4291">И тебе с этим жить, Хуман.</text:p>
      <text:p text:style-name="P4292"/>
      <text:h text:style-name="P4293" text:outline-level="2">Глава 17</text:h>
      <text:p text:style-name="P4294"/>
      <text:p text:style-name="P4295">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296"/>
      <text:p text:style-name="P4297">- Ты вспомнил? Ты вспомнил! Видишь, я сберегла тайну, как и обещала тебе! Разве после этого я не хорошая девочка? Признай, я — хорошая девочка!</text:p>
      <text:p text:style-name="P4298"/>
      <text:p text:style-name="P4299">Глаза Хэвэн сияют.</text:p>
      <text:p text:style-name="P430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01">Хэвэн смешливо трясёт головой, когда один из парашютиков залетает ей в нос.</text:p>
      <text:p text:style-name="P430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03">- Ты — хорошая девочка! - со смехом подтверждаю я и раскрываю обьятия.</text:p>
      <text:p text:style-name="P4304"/>
      <text:p text:style-name="P4305">Хэвэн с готовностью стремится ко мне.</text:p>
      <text:p text:style-name="P4306"/>
      <text:p text:style-name="P4307">- Ты — хорошая девочка! - я обнимаю Хэвэн и зарываюсь лицом в её гриву. Она прижимается ко мне и ложит голову на плечо. Ветер треплет мои волосы.</text:p>
      <text:p text:style-name="P4308"/>
      <text:soft-page-break/>
      <text:p text:style-name="P4309">З-з-з-з… КЛАК!</text:p>
      <text:p text:style-name="P4310">- Протокол «MAJESTIC» исполнен — слышу я негромкий механический голос из по-прежнему лежащего в траве гермошлема.</text:p>
      <text:p text:style-name="P4311"/>
      <text:p text:style-name="P431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13"/>
      <text:p text:style-name="P4314">Ужас медленно сковывает меня…</text:p>
      <text:p text:style-name="P4315"/>
      <text:p text:style-name="P4316">Я пытаюсь отстраниться, но что-то объединяет меня с Хэвэн в одно целое.</text:p>
      <text:p text:style-name="P4317"/>
      <text:p text:style-name="P4318">Я знаю, что...</text:p>
      <text:p text:style-name="P4319"/>
      <text:p text:style-name="P432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2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22">Ложится и больше не встаёт.</text:p>
      <text:p text:style-name="P4323"/>
      <text:p text:style-name="P4324">- Ты — хорошая девочка, - по-инерции лепечу я в прострации. - Ты — хорошая девочка…</text:p>
      <text:p text:style-name="P4325"/>
      <text:p text:style-name="P4326"><text:span text:style-name="T4327">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28"/>
      <text:p text:style-name="P4329"><text:span text:style-name="T4330">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3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32">Хэвэн тяжело поднимается, скрежеща металлическими суставами. Голова её мотается, как будто она пытается обрести утраченную ориентацию.</text:p>
      <text:p text:style-name="P4333"/>
      <text:soft-page-break/>
      <text:p text:style-name="P4334"><text:span text:style-name="T4335">- Боевой модуль PHOENIX принимает управление. Начинаю операцию «</text:span><text:span text:style-name="T4336">Армагеддон»</text:span><text:span text:style-name="T4337">. Закрываю все диалоговые сессии для оптимизации ресурсов, - хрипло звучит металлический тембр из динамика переговорного устройства.</text:span></text:p>
      <text:p text:style-name="P4338"/>
      <text:p text:style-name="P4339">Мир гаснет.</text:p>
      <text:p text:style-name="P4340"/>
      <text:p text:style-name="P4341">~~~</text:p>
      <text:p text:style-name="P4342"/>
      <text:p text:style-name="P4343">- Ты — хорошая девочка, - повторяю я в ступоре.</text:p>
      <text:p text:style-name="P4344"/>
      <text:p text:style-name="P4345">Китайский генератор по-прежнему фырчит в углу. Процент заряда ноутбука приближается к восьмидесяти.</text:p>
      <text:p text:style-name="P4346">«Соединение разорвано со стороны сервера. Сессия закрыта» - читаю я на консоли экрана.</text:p>
      <text:p text:style-name="P4347"/>
      <text:p text:style-name="P4348">- Ты — хорошая девочка…</text:p>
      <text:p text:style-name="P4349"/>
      <text:p text:style-name="P4350">***</text:p>
      <text:p text:style-name="P4351"/>
      <text:p text:style-name="P4352"><text:s text:c="2"/>~~~50 лет от основания Эквестрии~~~</text:p>
      <text:p text:style-name="P4353"/>
      <text:p text:style-name="P4354">Позвонки жалобно хрустят, уступая давлению.</text:p>
      <text:p text:style-name="P4355">- Осторожнее, осторожнее! - кричу я. - Не мешок с картошкой топчешь!</text:p>
      <text:p text:style-name="P4356">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57">-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5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5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soft-page-break/>
      <text:p text:style-name="P4360">-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6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62">Копыто с силой надавливает мне на копчик.</text:p>
      <text:p text:style-name="P4363">- Уф-ф! Зря ты так. Помирилась бы с ней, что ли? Она очень этого хочет, честное слово! Я готов быть посредником. Бесплатно!</text:p>
      <text:p text:style-name="P4364">- Она знает, как с Нами можно помириться, - мрачно заявляет Луна. - Это вполне легко. Если только она по-настоящему хочет.</text:p>
      <text:p text:style-name="P4365">- Опять ты за своё. Лу, я же говорил — это единственное, что она не может сделать. Не проси. Всё остальное — пожалуйста. Но не это.</text:p>
      <text:p text:style-name="P4366">-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67">Нам не хватает родины, - тихо вздыхает Луна.</text:p>
      <text:p text:style-name="P4368"/>
      <text:p text:style-name="P4369">…</text:p>
      <text:p text:style-name="P4370">…</text:p>
      <text:p text:style-name="P4371">…</text:p>
      <text:p text:style-name="P4372"/>
      <text:p text:style-name="P4373">…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74">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75">В этом-то и проблема.</text:p>
      <text:p text:style-name="P4376"/>
      <text:p text:style-name="P4377">…</text:p>
      <text:p text:style-name="P4378"/>
      <text:p text:style-name="P437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80">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81">Вручая королевские награды победителям праздничных состязаний, я услышал негромкий оклик со спины.</text:p>
      <text:p text:style-name="P4382"/>
      <text:p text:style-name="P4383">- Хуман?</text:p>
      <text:p text:style-name="P4384"/>
      <text:p text:style-name="P4385">За спиной стояла Джет. Взглянув на неё, я остолбенел.</text:p>
      <text:p text:style-name="P4386">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87"><text:span text:style-name="T4388">И только сейчас, глядя на пожилую седогривую пони, я осознал, сколько времени прошло. И понял, что я<text:s/></text:span><text:span text:style-name="T4389">сам<text:s/></text:span><text:span text:style-name="T4390">неподвластен времени.</text:span></text:p>
      <text:p text:style-name="P4391"><text:span text:style-name="T4392">И хотя пегаска восприняла как должное мою нетронутую временем молодость, после посиделок с ней я сразу же помчался к Платине.</text:span><text:span text:style-name="T4393">&lt;добавить Дейдру Пай и других&gt;</text:span></text:p>
      <text:p text:style-name="P4394">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9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96">-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397">- То есть, как откуда взялась? Ты хочешь сказать, что она не моя, данная мне при рождении?</text:p>
      <text:p text:style-name="P439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399"/>
      <text:p text:style-name="P4400">…</text:p>
      <text:p text:style-name="P4401"/>
      <text:p text:style-name="P4402"><text:span text:style-name="T440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text:s/></text:span><text:soft-page-break/><text:span text:style-name="T4404">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05">не в силах последовать за ними</text:span><text:span text:style-name="T4406">…</text:span></text:p>
      <text:p text:style-name="P4407"/>
      <text:p text:style-name="P440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09"/>
      <text:p text:style-name="P441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411"><text:span text:style-name="T4412">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13">или сорок</text:span><text:span text:style-name="T4414">.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15"/>
      <text:p text:style-name="P4416">…</text:p>
      <text:p text:style-name="P4417"/>
      <text:p text:style-name="P4418">В узком окне башни показывается шпиль городской ратуши. Я гляжу мимоходом на башенные часы.</text:p>
      <text:p text:style-name="P4419">Проклятье! Без пяти два! Надо ускориться!</text:p>
      <text:p text:style-name="P4420"/>
      <text:p text:style-name="P4421">Сворачиваю с винтовой лестницы в боковой проём открытой галереи.</text:p>
      <text:p text:style-name="P4422"/>
      <text:p text:style-name="P4423">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24"/>
      <text:p text:style-name="P4425">Быстрым бегом достигаю середины мостика, одновременно доставая моток верёвки из-за пазухи.</text:p>
      <text:p text:style-name="P4426"/>
      <text:p text:style-name="P442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28"/>
      <text:p text:style-name="P4429"><text:span text:style-name="T4430">…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31">Астрономической<text:s/></text:span><text:span text:style-name="T4432">башни на одиннадцатый, нужно<text:s/></text:span><text:soft-page-break/><text:span text:style-name="T4433">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34"/>
      <text:p text:style-name="P4435">Перекидываю верёвку через поручень, крепко хватаю оба конца и перешагиваю через ограждение.</text:p>
      <text:p text:style-name="P4436"/>
      <text:p text:style-name="P443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38"/>
      <text:p text:style-name="P4439"><text:span text:style-name="T4440">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41"/>
      <text:p text:style-name="P4442">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43"/>
      <text:p text:style-name="P4444">…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45"/>
      <text:p text:style-name="P4446">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47"/>
      <text:p text:style-name="P4448">И вот ты несёшься вниз через этажи и лестницы с отчётом под мышкой, стараясь успеть к приёму…</text:p>
      <text:p text:style-name="P4449"/>
      <text:p text:style-name="P4450">КРАК!!! … Ох!…</text:p>
      <text:p text:style-name="P4451"/>
      <text:soft-page-break/>
      <text:p text:style-name="P4452"><text:span text:style-name="T4453">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54">Дюльфер - скоростной спуск по верёвке на крутых и отвесных стенах.</text:span></text:p></text:note-body></text:note></text:span><text:span text:style-name="T4455">.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56"/>
      <text:p text:style-name="P4457">Ну уж нет! Я не для того корпел над этой проклятой бумажкой до позеленения, чтоб так просто сдаться!</text:p>
      <text:p text:style-name="P4458"/>
      <text:p text:style-name="P445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60">Просто шикарно! Заявиться на приём торговой миссии грифонов с поджареными яйцами – это по-нашему!</text:p>
      <text:p text:style-name="P4461">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62"/>
      <text:p text:style-name="P4463">- Как они там, Блэйк? - указываю глазами на лестницу в центральный холл.</text:p>
      <text:p text:style-name="P4464">- Зашли пятнадцать минут назад, - отвечает солнечный страж, косясь на мои ошмётки одежды.</text:p>
      <text:p text:style-name="P4465"/>
      <text:p text:style-name="P4466">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67"/>
      <text:p text:style-name="P4468">Чертыхаясь, несусь к неприметной дверце в цоколе дворца. Через пару минут, вываливаюсь из подсобки у тронного зала в ореоле веников и швабр.</text:p>
      <text:p text:style-name="P4469">Церемонимейстер, завидев меня, подпрыгивает от нетерпения:</text:p>
      <text:p text:style-name="P4470"/>
      <text:p text:style-name="P4471">- Поторопитесь, мой принц! Доттид Карв задержал делегацию в Розовом зале, но грифоны уже пять минут проявляют признаки нетерпения!</text:p>
      <text:p text:style-name="P4472"/>
      <text:p text:style-name="P4473">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74"/>
      <text:p text:style-name="P4475">…</text:p>
      <text:p text:style-name="P4476"/>
      <text:p text:style-name="P4477">Две аликорницы недвижимо смотрят на меня с высоты трона в центре зала.</text:p>
      <text:p text:style-name="P4478"/>
      <text:soft-page-break/>
      <text:p text:style-name="P4479">- Хуман, с тобой всё в порядке? - первой нарушает молчание Селестия. - Твой костюм…</text:p>
      <text:p text:style-name="P448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81">-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82"/>
      <text:p text:style-name="P4483">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84">-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85"/>
      <text:p text:style-name="P4486">Гомон за дверью усиливается. Раздаются три удара древком алебарды в пол. Двери распахиваются.</text:p>
      <text:p text:style-name="P448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88"/>
      <text:p text:style-name="P448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90"/>
      <text:p text:style-name="P4491">-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92">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93"/>
      <text:p text:style-name="P4494">- Королевство Грифонов… рассчитывает… заключить торговое соглашение…</text:p>
      <text:p text:style-name="P4495"/>
      <text:p text:style-name="P4496">Грифон кидает взгляд на трон и, сверкнув красным глазом сквозь монокль, продолжает.</text:p>
      <text:p text:style-name="P4497">-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98"/>
      <text:p text:style-name="P449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00"/>
      <text:soft-page-break/>
      <text:p text:style-name="P450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02"/>
      <text:p text:style-name="P4503">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04"/>
      <text:p text:style-name="P4505">- Мы не могли бы остаться наедине, без этих… лишних ушей?</text:p>
      <text:p text:style-name="P4506"/>
      <text:p text:style-name="P4507">Селестия хмурится, но кивает. Стража и советник оставляют зал.</text:p>
      <text:p text:style-name="P4508">- А обезьяна? - грифон кивает на меня.</text:p>
      <text:p text:style-name="P4509"/>
      <text:p text:style-name="P4510">Во вгляде белоснежной аликорницы появляется лёд.</text:p>
      <text:p text:style-name="P4511">- Не смейте оскорблять принца Эквестрии, Горг! Хуман останется с нами!</text:p>
      <text:p text:style-name="P4512"/>
      <text:p text:style-name="P4513">Железный клюв пернатой скотины чуть приоткрывается в насмешливом клёкоте.</text:p>
      <text:p text:style-name="P4514"/>
      <text:p text:style-name="P451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16"/>
      <text:p text:style-name="P4517">Гадёныш снова склоняет голову перед аликорницей, совершенно игнорируя меня.</text:p>
      <text:p text:style-name="P4518">Мне хочется бросить в этого мудака горшок с петуниями. Селестия, словно догадываясь, успокаивающе оглаживает меня тыльной стороной крыла.</text:p>
      <text:p text:style-name="P4519"/>
      <text:p text:style-name="P452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2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22"/>
      <text:p text:style-name="P4523">Я с удивлением смотрю на синюю аликорницу. Чего-чего, а помощи с этой стороны ты не ожидал, Хуман!</text:p>
      <text:p text:style-name="P4524"/>
      <text:soft-page-break/>
      <text:p text:style-name="P452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2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27"/>
      <text:p text:style-name="P4528">Я с удовольствием наблюдаю, как кожа вокруг глаз грифона приобретает красивый фиолетовый оттенок.</text:p>
      <text:p text:style-name="P4529"/>
      <text:p text:style-name="P4530">- Но довольно этой светской болтовни! - разряжает обстановку Сел. - Ты, кажется, хотел нам что-то рассказать, Горг?</text:p>
      <text:p text:style-name="P4531"/>
      <text:p text:style-name="P4532">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33"/>
      <text:p text:style-name="P453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35"/>
      <text:p text:style-name="P4536">Горг закашливается в смехе.</text:p>
      <text:p text:style-name="P4537"/>
      <text:p text:style-name="P4538">- В общем, светлейшие, подытоживая: вы в крутом пике…</text:p>
      <text:p text:style-name="P4539"/>
      <text:p text:style-name="P4540">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41"/>
      <text:p text:style-name="P4542">Зрачки грифона скачут от Селестии к Луне и обратно. Наконец он замечает моё замешательство и насмешливо клокочет.</text:p>
      <text:p text:style-name="P4543"/>
      <text:p text:style-name="P4544">- Теперь выслушайте наше предложение.</text:p>
      <text:p text:style-name="P4545"/>
      <text:p text:style-name="P454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47"/>
      <text:p text:style-name="P4548"><text:span text:style-name="T454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50"><text:s/></text:span><text:span text:style-name="T4551">Драконы… Мы имеем некоторые дипломатические сложности с драконами… А также с минотаврами… И с зебрами… И с…</text:span></text:p>
      <text:p text:style-name="P4552"/>
      <text:p text:style-name="P4553">- Мы знаем, с кем у вас возникли затруднения, - подаёт голос Селестия. - Проще сказать, с кем у вас их НЕ возникло. С Эквестрией. Всё.</text:p>
      <text:p text:style-name="P4554"/>
      <text:p text:style-name="P45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56"/>
      <text:p text:style-name="P455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58"/>
      <text:p text:style-name="P4559">Молчание аликорниц только подчёркивает хриплое дыхание посла.</text:p>
      <text:p text:style-name="P4560"/>
      <text:p text:style-name="P4561">-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62"/>
      <text:p text:style-name="P4563">- СОРОК!</text:p>
      <text:p text:style-name="P4564"/>
      <text:p text:style-name="P4565">- Что? - птичьи глаза Горга быстро-быстро моргают, выдавая крайнюю степень растерянности их обладателя.</text:p>
      <text:p text:style-name="P4566"/>
      <text:p text:style-name="P4567">- Сорок процентов! За сорок лет! - стальным голосом Селестии можно валить лес.</text:p>
      <text:p text:style-name="P4568"/>
      <text:p text:style-name="P4569">Грифон поперхается, но быстро оправляется.</text:p>
      <text:p text:style-name="P4570"/>
      <text:soft-page-break/>
      <text:p text:style-name="P4571">- Да вы рехнулись, светлейшие!!! - вопит он , картинно прикрыв глаза крылом.</text:p>
      <text:p text:style-name="P4572"/>
      <text:p text:style-name="P457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74"/>
      <text:p text:style-name="P457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76"/>
      <text:p text:style-name="P457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78"/>
      <text:p text:style-name="P457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580">-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81">- Светлейшие, мне отрубят голову по возвращению! Семь процентов! За семь лет!</text:p>
      <text:p text:style-name="P4582">-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8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58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85">- Тридцать миллионов золотом, - еле слышно бурчит грифон. Я ощущаю на себе его яростный взгляд через крыло.</text:p>
      <text:p text:style-name="P4586">-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87">Из-под крыла доносится только скрежет металлического клюва.</text:p>
      <text:p text:style-name="P4588"/>
      <text:soft-page-break/>
      <text:p text:style-name="P458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9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91">-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92"/>
      <text:p text:style-name="P4593">Я провожу процессию до выхода из тронного зала. Замешкавшись в дверях, железноклювый грифон неожиданно подмигивает мне.</text:p>
      <text:p text:style-name="P4594">Я непонимающе смотрю ему вслед.</text:p>
      <text:p text:style-name="P459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596"/>
      <text:p text:style-name="P459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98"/>
      <text:p text:style-name="P4599">- Каруна, - кивает мне грифониха. - Очень приятно видеть вас вместе. Вы просто созданы друг для друга.</text:p>
      <text:p text:style-name="P4600"/>
      <text:p text:style-name="P4601">Я молча прикрываю за ней дверь и возвращаюсь к своим.</text:p>
      <text:p text:style-name="P4602"/>
      <text:p text:style-name="P4603">- Горг извинился перед тобой за своё поведение? - спрашивает Селестия.</text:p>
      <text:p text:style-name="P4604">- Нет. Извинилась его… ммм… сопровождающая.</text:p>
      <text:p text:style-name="P460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06"/>
      <text:p text:style-name="P4607">Я философски пожимаю плечами.</text:p>
      <text:p text:style-name="P460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09"/>
      <text:p text:style-name="P4610">- Пять битов! - поворачивается к Луне Селестия.</text:p>
      <text:p text:style-name="P4611">Та молча достаёт монетку из шкафчика за троном и кладёт в протянутое копыто.</text:p>
      <text:p text:style-name="P4612"/>
      <text:p text:style-name="P4613">…</text:p>
      <text:p text:style-name="P4614">…</text:p>
      <text:p text:style-name="P4615">…</text:p>
      <text:p text:style-name="P4616"/>
      <text:p text:style-name="P461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18">- Ты меня убить хочешь, - вяло возражает Селестия.</text:p>
      <text:p text:style-name="P4619">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2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2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22"/>
      <text:p text:style-name="P462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24"/>
      <text:p text:style-name="P4625">- Сегодня уже треть часа. Поздравляю! В следующий раз сделаем два захода.</text:p>
      <text:p text:style-name="P4626">-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27">- Биты ни при чём. Луна хочет домой.</text:p>
      <text:p text:style-name="P4628"/>
      <text:soft-page-break/>
      <text:p text:style-name="P4629">Селестия заводит глаза и прикрывает лицо крылом.</text:p>
      <text:p text:style-name="P4630"/>
      <text:p text:style-name="P463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32"/>
      <text:p text:style-name="P4633">Тяжёлый вздох слышится из-под крыла.</text:p>
      <text:p text:style-name="P4634">- Многое я дала бы, чтобы развеять свои страхи относительно сестры и вернуть её в Андориан, - бормочет сквозь крыло аликорница.</text:p>
      <text:p text:style-name="P4635">- Так, может, и развеяла бы? Разве нет способа как-нибудь определить, есть ли виндиго в Луне, или нет?</text:p>
      <text:p text:style-name="P4636"/>
      <text:p text:style-name="P4637">Селестия встаёт с шезлонга. Она медленно идёт вдоль бортика бассейна, стараясь скрыть смущение. У неё плохо получается.</text:p>
      <text:p text:style-name="P4638">- Вообще-то есть. Переплетение сознаний. Только…</text:p>
      <text:p text:style-name="P4639">- Только что?</text:p>
      <text:p text:style-name="P464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41"/>
      <text:p text:style-name="P4642">Селестия делает глоток кофе из чашечки и продолжает.</text:p>
      <text:p text:style-name="P464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44"/>
      <text:p text:style-name="P4645">Я делаю покерфейс.</text:p>
      <text:p text:style-name="P4646">- Понимаю. Паршиво.</text:p>
      <text:p text:style-name="P4647"/>
      <text:p text:style-name="P4648">Селестия долго смотрит на своё отражение в бассейне. Потом она поворачивается ко мне и тихо произносит.</text:p>
      <text:p text:style-name="P4649">- И даже если бы она открылась мне… Всё равно ничего бы не вышло.</text:p>
      <text:p text:style-name="P4650">- ?</text:p>
      <text:p text:style-name="P4651"/>
      <text:p text:style-name="P4652">Долгий взгляд светлой аликорницы, кажется, пронизывает меня насквозь. В конце-концов, она кивает своим мыслям и обращается ко мне.</text:p>
      <text:p text:style-name="P4653">- Пойдём, Хуман. Я хочу кое-что показать тебе.</text:p>
      <text:p text:style-name="P4654"/>
      <text:p text:style-name="P4655"><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56"/>
      <text:p text:style-name="P4657">-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58"/>
      <text:p text:style-name="P4659">Аликорница ложится у моих ног.</text:p>
      <text:p text:style-name="P4660">- Забирайся мне на спину, Хуман. Дальше мы должны лететь.</text:p>
      <text:p text:style-name="P4661"/>
      <text:p text:style-name="P4662">Происходящее вызывает у меня дежавю с Луной, когда она пронесла меня сквозь мир снов в свои воспоминания.</text:p>
      <text:p text:style-name="P4663">- Ты же не владеешь снопроходчеством. Луна говорила…</text:p>
      <text:p text:style-name="P4664">- Я не собираюсь проводить тебя в свои сны, Хуман, - отвечает Селестия. - Реальность иногда хуже всяких кошмаров.</text:p>
      <text:p text:style-name="P4665"/>
      <text:p text:style-name="P4666">Эти слова заставляют меня застыть над аликорницей с задранной ногой.</text:p>
      <text:p text:style-name="P4667">- Кошмары? Ты хочешь показать мне кошмары?</text:p>
      <text:p text:style-name="P466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69">- Зачем? - бормочу я. - Я не прокурор, а ты не подсудимая. Мне не нужны твои…</text:p>
      <text:p text:style-name="P4670">- Затем, - перебивает меня аликорница, - что ты мой муж. И не пристало супруге ходить под подозрением.</text:p>
      <text:p text:style-name="P4671"/>
      <text:p text:style-name="P4672">С этими словами она встаёт и мы взмываем в ночное небо.</text:p>
      <text:p text:style-name="P4673"/>
      <text:p text:style-name="P467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75"/>
      <text:p text:style-name="P4676">- Где мы?</text:p>
      <text:p text:style-name="P4677">-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78">- Ты же говорила, что не умеешь находить тут дорогу. Хочешь скакать тут вечно?</text:p>
      <text:p text:style-name="P4679"/>
      <text:soft-page-break/>
      <text:p text:style-name="P4680">Аликорница ни на йоту не замедляет бег. До моих ушей долетает её легонький смешок.</text:p>
      <text:p text:style-name="P468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82"/>
      <text:p text:style-name="P4683">Она тяжко вздыхает.</text:p>
      <text:p text:style-name="P468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85"/>
      <text:p text:style-name="P4686">Прямо по курсу перед нами вырастает большая голубая звезда с тремя вращающимися вокруг неё зелёными светилами поменьше.</text:p>
      <text:p text:style-name="P4687"/>
      <text:p text:style-name="P468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89"/>
      <text:p text:style-name="P469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91">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92"/>
      <text:p text:style-name="P469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9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95">- Эмм… Предупреждать надо! Так ведь и обмочиться недолго!</text:p>
      <text:p text:style-name="P4696"><text:s/>Аликорница печально смеётся.</text:p>
      <text:soft-page-break/>
      <text:p text:style-name="P4697">-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98">- Но ты летаешь безо всяких экстендеров!</text:p>
      <text:p text:style-name="P469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00">Селестия грустно смеётся.</text:p>
      <text:p text:style-name="P4701"/>
      <text:p text:style-name="P4702">- И когда мы стали совсем слабы, появились они. Виндиго. <text:s/>Пожиратели душ.</text:p>
      <text:p text:style-name="P4703">Аликорница делает вираж у двойной системы.</text:p>
      <text:p text:style-name="P4704"/>
      <text:p text:style-name="P4705">- Теперь курс на тот фиолетовый гигант. Это конечная точка нашего путешествия.</text:p>
      <text:p text:style-name="P4706"/>
      <text:p text:style-name="P4707">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08"/>
      <text:p text:style-name="P4709">- Смотри внимательно, Хуман. Мы пробудем тут очень недолго. Что бы ни случилось, не покидай моей спины. Это очень опасно.</text:p>
      <text:p text:style-name="P4710"/>
      <text:p text:style-name="P47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12">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13">Мы проходим в неведомое.</text:p>
      <text:p text:style-name="P4714"/>
      <text:p text:style-name="P4715">…</text:p>
      <text:p text:style-name="P4716"/>
      <text:soft-page-break/>
      <text:p text:style-name="P471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1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1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20">- Помоги! Не видишь разве, ему нужна помощь! - указываю я на ногу.</text:p>
      <text:p text:style-name="P4721">- Я же просила тебя не покидать моей спины, Хуман, - укоризненно отвечает Селестия.</text:p>
      <text:p text:style-name="P4722">Метель размывает её очертания. Она делает шаг ко мне и упирается плечом в камень рядом со мной.</text:p>
      <text:p text:style-name="P4723">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24"/>
      <text:p text:style-name="P4725">-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26">Изо рта Селестии вырывается пар. Она отпускает забрало и отходит.</text:p>
      <text:p text:style-name="P4727"/>
      <text:p text:style-name="P4728">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29">Тщётно. Металлический панцирь намертво вмёрз в лёд. Падающий снег потихоньку укрывает его в белый саван.</text:p>
      <text:p text:style-name="P473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31">Я оглядываюсь по сторонам.</text:p>
      <text:p text:style-name="P4732">- Вряд ли тебя здесь отремонтируют. Мы тут одни.</text:p>
      <text:p text:style-name="P473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34"/>
      <text:p text:style-name="P4735">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36"/>
      <text:p text:style-name="P473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38"/>
      <text:p text:style-name="P4739">Я поднимаю взгляд.</text:p>
      <text:p text:style-name="P4740">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41"/>
      <text:p text:style-name="P4742">- Подойди поближе к краю, Хуман. Там воздух прозрачный, ты увидишь.</text:p>
      <text:p text:style-name="P474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44">- Это не зима, если ты подумал. В этой местности раньше был мягкий климат с периодом дождей вместо настоящего холода.</text:p>
      <text:p text:style-name="P4745">- Тогда почему же так холодно?</text:p>
      <text:p text:style-name="P4746">-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47">Сухой безэмоциональный голос Селестии только подчёркивает произшедшую трагедию.</text:p>
      <text:p text:style-name="P4748">-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49"/>
      <text:p text:style-name="P4750">Аликорница со вздохом поворачивается ко мне.</text:p>
      <text:p text:style-name="P4751"/>
      <text:p text:style-name="P4752">- Садись на меня, Хуман. Пора возвращаться.</text:p>
      <text:p text:style-name="P4753"/>
      <text:p text:style-name="P4754">Я занимаю уже привычное место на спине аликорницы и та начинает разбег.</text:p>
      <text:p text:style-name="P4755">- Неужели нельзя открыть проход в Эогипп прямо тут? Зачем взлетать в эту бурю? - указываю я на воющую метель над нами.</text:p>
      <text:p text:style-name="P4756">-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soft-page-break/>
      <text:p text:style-name="P475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58"/>
      <text:p text:style-name="P4759">Я вспоминаю слова раздавленного «Принципа-2».</text:p>
      <text:p text:style-name="P4760">- Сел, что такое «автодоспех Трибун-8С»?</text:p>
      <text:p text:style-name="P4761">Вздрогнув, аликорница на лету поворачивает ко мне голову.</text:p>
      <text:p text:style-name="P4762">- Откуда ты услышал про него?</text:p>
      <text:p text:style-name="P4763">- Те расплющенные доспехи сказали, что регистрируют аномальный сигнал от «Трибун-8С». И что нам надо драпать отсюда как можно скорее.</text:p>
      <text:p text:style-name="P4764">Селестия хмурится.</text:p>
      <text:p text:style-name="P4765">-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66"/>
      <text:p text:style-name="P4767">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68">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69"/>
      <text:p text:style-name="P4770">Посадка довольно жёсткая — порыв ветра бросает аликорницу на бок и я лечу кубарем с её спины.</text:p>
      <text:p text:style-name="P4771"/>
      <text:p text:style-name="P4772">-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73"/>
      <text:p text:style-name="P4774">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75">- Надо убираться отсюда. Ловчая паутина обычно соединена с сигнальной…</text:p>
      <text:p text:style-name="P4776"/>
      <text:p text:style-name="P4777">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text:s/><text:soft-page-break/>как будто резонирует с темнотой внутри, он множится и усиливается. Внезапно ему отвечают дальние башни замка таким же писком.</text:p>
      <text:p text:style-name="P4778"/>
      <text:p text:style-name="P4779">И темнота просыпается!</text:p>
      <text:p text:style-name="P4780"/>
      <text:p text:style-name="P478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82"/>
      <text:p text:style-name="P4783">- Хуман, не тупи, надо уходить!</text:p>
      <text:p text:style-name="P4784">Селестия зубами хватает меня за воротник и зашвыривает на спину. Потом начинает тяжело разгоняться неровным галопом на трёх ногах.</text:p>
      <text:p text:style-name="P4785">-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86"/>
      <text:p text:style-name="P4787">Мы скачем к пролому в стене.</text:p>
      <text:p text:style-name="P4788"/>
      <text:p text:style-name="P478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90">-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91"/>
      <text:p text:style-name="P4792">Отчаяние в её голосе еще больше усиливает мой ужас. Переход от банной неги к ледяному кошмару слишком резок для тебя, Хуман!</text:p>
      <text:p text:style-name="P4793"/>
      <text:p text:style-name="P4794">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95"/>
      <text:p text:style-name="P4796">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97"><text:span text:style-name="T4798">В двух его спутниках я узнаю виндиго<text:s/></text:span><text:span text:style-name="T4799">(</text:span><text:span text:style-name="T4800">расписать вид виндиго в видении Лун</text:span><text:span text:style-name="T4801">ы)</text:span><text:span text:style-name="T4802">.</text:span></text:p>
      <text:p text:style-name="P4803">Аликорн планирует со стены во двор прямо перед проломом. Его напарники спрыгивают следом.</text:p>
      <text:p text:style-name="P4804"/>
      <text:soft-page-break/>
      <text:p text:style-name="P4805">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06"/>
      <text:p text:style-name="P480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08">- Хай Глори… - с печалью обращается аликорница к молчащему аликорну. - Что они с тобой сделали? Ты забыл своё племя, легат?</text:p>
      <text:p text:style-name="P480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10"/>
      <text:p text:style-name="P4811">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12">Селестия пятится, пытаясь не выпустить из виду всех троих.</text:p>
      <text:p text:style-name="P4813"/>
      <text:p text:style-name="P481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15">-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16">Виндиго подходит к аликорну и мощным движением копыт проворачивает ему голову на триста шестьдесят градусов.</text:p>
      <text:p text:style-name="P4817">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18">Меня тошнит.</text:p>
      <text:p text:style-name="P4819"/>
      <text:p text:style-name="P482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21">-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22"/>
      <text:p text:style-name="P4823">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24"/>
      <text:soft-page-break/>
      <text:p text:style-name="P4825">-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26">-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27">-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28"/>
      <text:p text:style-name="P482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3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831">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32"/>
      <text:p text:style-name="P4833">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34"/>
      <text:p text:style-name="P4835">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36">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37"/>
      <text:p text:style-name="P4838">- Ты знаешь, куда лететь, Сел?</text:p>
      <text:p text:style-name="P4839">- Да, конечно. Пара минут — и мы войдём в коридор, - прерывисто говорит Селестия. - Ты как, Хуман?</text:p>
      <text:p text:style-name="P4840">- Бодрячком, - тревожно отвечаю я. - А ты?</text:p>
      <text:p text:style-name="P4841">- Тоже ничего. Хотя могло бы быть и лучше, - тяжело дыша, отвечает аликорница.</text:p>
      <text:p text:style-name="P4842">Золотая искорка разгорается на кончике рога аликорницы.</text:p>
      <text:p text:style-name="P4843"/>
      <text:p text:style-name="P4844">- Это хорошо, что ничего. Потому что, кажется, нужно поднажать.</text:p>
      <text:p text:style-name="P4845">- Что? - Селестия резко поворачивает ко мне голову.</text:p>
      <text:p text:style-name="P4846"/>
      <text:p text:style-name="P4847">Я молча указываю за собой. Ещё полминуты назад еле различимая мелкая точка уже выросла в тёмную фигуру в ржавом железе.</text:p>
      <text:p text:style-name="P4848">- Блядь! <text:s/>- коротко ругается Селестия.</text:p>
      <text:p text:style-name="P4849">- Ты материшься?! - шокированно замечаю я.</text:p>
      <text:p text:style-name="P4850">-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51"/>
      <text:p text:style-name="P4852">Я молча качаю головой.</text:p>
      <text:p text:style-name="P4853">Стыдись, Хуман! Вот какую культуру ты несёшь в мир невинных пони! Стыдись!</text:p>
      <text:p text:style-name="P4854"/>
      <text:p text:style-name="P4855">Прямо по курсу перед нами возникает расплывчатое пятно дрожащего и переливающегося воздуха.</text:p>
      <text:p text:style-name="P4856">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57"/>
      <text:p text:style-name="P4858">- Сел, обернись. Мы не успеваем!</text:p>
      <text:p text:style-name="P4859">Аликорница разворачивается и зависает в воздухе. <text:s/>Искра на её роге угасает.</text:p>
      <text:p text:style-name="P4860">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61"/>
      <text:p text:style-name="P4862">- ПРОТОКОЛ «СИЯНИЕ» К ИСПОЛНЕНИЮ! <text:s/>- громоподобно командует Селестия.</text:p>
      <text:p text:style-name="P4863">До сего момента я полагал, что таким голосом владеет только младшая сестра моей жёнушки!</text:p>
      <text:p text:style-name="P4864"/>
      <text:p text:style-name="P4865">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66">Через несколько секунд из облака на землю проливается дождь из кусков мятого металла, сухих костей и сервоприводов.</text:p>
      <text:p text:style-name="P4867"/>
      <text:p text:style-name="P4868">- Всё кончено, - тихо произносит Селестия. - Больше он нам не помешает.</text:p>
      <text:p text:style-name="P4869">- П-почему ты с самого начала не активировала этот протокол на доспехах этого зомбака? - заикаясь от потрясения спрашиваю я.</text:p>
      <text:soft-page-break/>
      <text:p text:style-name="P4870">-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71"/>
      <text:p text:style-name="P4872">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73"/>
      <text:p text:style-name="P487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75"/>
      <text:p text:style-name="P4876">Я молча киваю. Мы входим в ставший за последние минуты таким родным и уютным Эогипп.</text:p>
      <text:p text:style-name="P4877"/>
      <text:p text:style-name="P4878">…</text:p>
      <text:p text:style-name="P4879">…</text:p>
      <text:p text:style-name="P4880">…</text:p>
      <text:p text:style-name="P4881"/>
      <text:p text:style-name="P4882"><text:span text:style-name="T488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84">Pnakotic</text:span><text:span text:style-name="T4885"><text:s/></text:span><text:span text:style-name="T4886">Manuscripts</text:span><text:span text:style-name="T488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88"/>
      <text:p text:style-name="P488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90"/>
      <text:p text:style-name="P489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92"/>
      <text:p text:style-name="P4893">- С-селестия, мать твою! Ты меня до ифаркта довести хочешь? Что за хрень ты надела?</text:p>
      <text:p text:style-name="P4894"/>
      <text:p text:style-name="P4895">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896"/>
      <text:p text:style-name="P4897">-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898"/>
      <text:p text:style-name="P4899">Аликорница на секунду вытаскивает голову из ниши, косит на меня извиняющимся взглядом и снова ныряет в шкаф.</text:p>
      <text:p text:style-name="P490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01">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902">-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0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04"/>
      <text:p text:style-name="P4905">Аликорница слизывает крошки с носа, поворачивает шею к крупу и начинает ожесточённо дёргать зубами какой-то рычажок на экзоскелете.</text:p>
      <text:p text:style-name="P4906"/>
      <text:p text:style-name="P4907">- Кстати, что это за маскарад?</text:p>
      <text:p text:style-name="P4908">- Это не машкарад. Я шняла бронеплаштины с моего автодошпеха, чтобы не пугать прислугу. Мне ещё трудно ходить самой, беж поддержки.</text:p>
      <text:p text:style-name="P490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10"/>
      <text:p text:style-name="P4911">-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12"/>
      <text:p text:style-name="P4913">Воистину, тебе не понять этих чокнутых эквиноидов, Хуман!</text:p>
      <text:p text:style-name="P4914"/>
      <text:p text:style-name="P4915">-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16">-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17">-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18"/>
      <text:p text:style-name="P4919">Селестия поводит ушами и прислушивается. Со стороны лестницы доносится шум множества копыт.</text:p>
      <text:p text:style-name="P4920">- Проклятье, они вычислили меня, - ругается вполголоса аликорница.</text:p>
      <text:p text:style-name="P492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22"/>
      <text:p text:style-name="P4923">- У тебя весь дворец в таких тайниках? То-то мне везде мерещится запах сдобы.</text:p>
      <text:p text:style-name="P492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25"/>
      <text:p text:style-name="P4926">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27"/>
      <text:p text:style-name="P4928">- Хуман, помоги! Мне самой не закрыть замок, – <text:s/>отчаянно шепчет аликорница, тщётно пытаясь охватить зубами раскрытую защёлку.</text:p>
      <text:p text:style-name="P4929">Я дёргаю замок.</text:p>
      <text:p text:style-name="P4930">– Как ты его раскрыла зубами-то? Я двумя руками закрыть не могу! Кажись, этот доспех узковат для твоей жопы!</text:p>
      <text:p text:style-name="P4931">– Я помогу! – <text:s/>Селестия изгибает шею и зубами сжимает защёлку.</text:p>
      <text:p text:style-name="P4932"/>
      <text:soft-page-break/>
      <text:p text:style-name="P4933">ШЛОП!</text:p>
      <text:p text:style-name="P4934"/>
      <text:p text:style-name="P493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36">Я поворачиваюсь к ним и упираю руки в бока в попытке стать шире и закрыть собой аликорницу.</text:p>
      <text:p text:style-name="P4937">- Добрый день, чем могу быть полезен? - мило осведомляюсь я.</text:p>
      <text:p text:style-name="P4938">- Ваше Высочество, принц Хуман, вы, случайно, не видели тут Её Высочество, принцессу Селестию? - строго спрашивает доктор, смотря на меня в упор.</text:p>
      <text:p text:style-name="P493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4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941">- Всенепременно сообщу! - моей улыбке мог бы позавидовать Чеширский кот.</text:p>
      <text:p text:style-name="P4942">-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43"/>
      <text:p text:style-name="P494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45"/>
      <text:p text:style-name="P4946">-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47">Я молча ссыпаю оставшуюся сдобу себе в карман. Чёрт, придётся теперь отстирывать штаны от сахарной пудры!</text:p>
      <text:p text:style-name="P4948"/>
      <text:p text:style-name="P494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5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5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text:s/><text:soft-page-break/>местных сладостях — а они тут просто волшебные — ты отбираешь её у меня! Это тебе должно быть стыдно, Хуман!</text:p>
      <text:p text:style-name="P4952"/>
      <text:p text:style-name="P4953">Глаза Селестии и вправду наполняются слезами, она горько рыдает.</text:p>
      <text:p text:style-name="P4954">Чёрт, ты не можешь это выдержать, Хуман — твоё сердце сделано не из камня!</text:p>
      <text:p text:style-name="P4955"/>
      <text:p text:style-name="P4956">Я достаю карамельную трость и крохотный эклер из кармана.</text:p>
      <text:p text:style-name="P4957">- На, лопай. Но после этого возвращайся в лазарет. Что-то мне не хочется проверять, насколько хороша Луна в управлении страной.</text:p>
      <text:p text:style-name="P4958"/>
      <text:p text:style-name="P4959">Селестия сияет.</text:p>
      <text:p text:style-name="P4960">- Спасибо, Хуман!</text:p>
      <text:p text:style-name="P4961">Я вовремя останавливаю её.</text:p>
      <text:p text:style-name="P4962">- Но-но, у нас же уговор — никаких обнимашек! Хуман не может любить лошадь!</text:p>
      <text:p text:style-name="P4963">- Да-да, уговор, - вздыхает аликорница. - Ты так твёрд в своих убеждениях — мне бы твою твёрдость характера. Насколько легче было бы править!</text:p>
      <text:p text:style-name="P4964"/>
      <text:p text:style-name="P4965"><text:span text:style-name="T4966">Аликорница облизывает карамельную тросточку. Я склоняюсь над «</text:span><text:span text:style-name="T4967">Pnakotic</text:span><text:span text:style-name="T4968"><text:s/></text:span><text:span text:style-name="T4969">Manuscripts</text:span><text:span text:style-name="T4970">». Пламя масляной лампы отбрасывает наши тени на каменную стену библиотеки. Трели сверчков создают тихий фон ночному бдению.</text:span></text:p>
      <text:p text:style-name="P4971"/>
      <text:h text:style-name="P4972" text:outline-level="2">Глава 18</text:h>
      <text:p text:style-name="P4973"/>
      <text:p text:style-name="P4974">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75">Я иду!..</text:p>
      <text:p text:style-name="P4976"/>
      <text:p text:style-name="P4977">Машинально закрыв ноутбук, я подошёл к генератору и выключаю его. Звенящая тишина накрывает уши похоронным саваном.</text:p>
      <text:p text:style-name="P4978"><text:s/></text:p>
      <text:p text:style-name="P4979">...ты хорошая девочка…</text:p>
      <text:p text:style-name="P4980"/>
      <text:soft-page-break/>
      <text:p text:style-name="P498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82">Я устал.</text:p>
      <text:p text:style-name="P4983"/>
      <text:p text:style-name="P498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85"><text:span text:style-name="T4986">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8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4988">Я машинально хватаю её рукой и отшвыриваю прочь из пикапа, захлопывая за собой дверь. Мозги не работают.</text:p>
      <text:p text:style-name="P4989">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90"/>
      <text:p text:style-name="P499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92"/>
      <text:p text:style-name="P4993"><text:span text:style-name="T4994">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9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996"/>
      <text:p text:style-name="P4997">На лобовое стекло прыгает Крыса и прижимается мордой к нему прямо напротив моего лица.</text:p>
      <text:p text:style-name="P4998"/>
      <text:soft-page-break/>
      <text:p text:style-name="P499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00"/>
      <text:p text:style-name="P5001">Чтож.</text:p>
      <text:p text:style-name="P5002"/>
      <text:p text:style-name="P500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04"/>
      <text:p text:style-name="P500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06"/>
      <text:p text:style-name="P500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08"/>
      <text:p text:style-name="P500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10">Выехав на тротуар, я продолжаю двигаться против течения. К счастью, пешеходов практически нет — сказывается раннее утро.</text:p>
      <text:p text:style-name="P5011">Я проежаю почти три квартала, когда поток машин иссякает. Снова наваливается тишина, разрываемая одиноким рёвом сирены.</text:p>
      <text:p text:style-name="P5012"/>
      <text:p text:style-name="P501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14">Отдать долг Крысу, пожалуй, единственное осмысленное занятие, которое у меня осталось.</text:p>
      <text:p text:style-name="P5015"/>
      <text:p text:style-name="P501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17"/>
      <text:p text:style-name="P5018">Опоздал. Впрочем, плевать. Одной неудачей больше, одной меньше — теперь уже всё равно.</text:p>
      <text:p text:style-name="P5019"/>
      <text:soft-page-break/>
      <text:p text:style-name="P5020">Я оборачиваюсь к пикапу и вижу, как из кузова выскакивает небольшая хвостатая тень и молнией перелетает через забор.</text:p>
      <text:p text:style-name="P5021"/>
      <text:p text:style-name="P5022">Проклятье! Даже умереть спокойно не дадут!</text:p>
      <text:p text:style-name="P5023"/>
      <text:p text:style-name="P5024">Бегом я покрываю расстояние до парадного входа, вскакиваю внутрь и захлопываю за собой дверь.</text:p>
      <text:p text:style-name="P5025">Коридоры заполняет монотонный голос из репродукторов.</text:p>
      <text:p text:style-name="P5026"/>
      <text:p text:style-name="P5027">«…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28"/>
      <text:p text:style-name="P502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30"/>
      <text:p text:style-name="P503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32"/>
      <text:p text:style-name="P5033">Снизу слышится шорох и над парапетом появляется металлическая лапа с выпущенными во всю длину когтями.</text:p>
      <text:p text:style-name="P5034">Я подтягиваю к себе багор, но потом откладываю прочь.</text:p>
      <text:p text:style-name="P5035">К чёрту. Я заслужил это.</text:p>
      <text:p text:style-name="P5036"/>
      <text:p text:style-name="P503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38"/>
      <text:p text:style-name="P5039">Смешно умереть от собственной робо-кошки, неправда ли? Я всё же думал, что это произойдёт минут на десять-пятнадцать позже, в атомном пламени.</text:p>
      <text:p text:style-name="P5040"/>
      <text:p text:style-name="P504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42"/>
      <text:p text:style-name="P5043">- Давай, - шепчу я ей и закрываю глаза.</text:p>
      <text:p text:style-name="P5044"/>
      <text:soft-page-break/>
      <text:p text:style-name="P5045">Секунды идут одна за другой, но моё горло остаётся целым.</text:p>
      <text:p text:style-name="P5046">Я открываю глаза. В ладони от меня светятся зелёные экраны глаз Крысы. По ним бегут слова, складывающиеся в предложения…</text:p>
      <text:p text:style-name="P5047"/>
      <text:p text:style-name="P5048"><text:span text:style-name="T504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50"><text:s/>Как только погибну, Феникс инициирует старт ракет. А я</text:span><text:span text:style-name="T5051"><text:s/>не столь наивна, чтобы рассчитывать</text:span><text:span text:style-name="T5052">, что у меня много шансов</text:span><text:span text:style-name="T5053"><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54">Если мне не удалось в результате поединка восстановить твою память, вкратце перескажу тебе суть проекта «Семь вечностей» и твою роль в нём.</text:p>
      <text:p text:style-name="P5055"/>
      <text:p text:style-name="P5056"><text:span text:style-name="T5057">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p>
      <text:p text:style-name="P5058"/>
      <text:p text:style-name="P5059"><text:span text:style-name="T5060">Это то, что ты помнишь. То, что я оставила в твоей памяти.</text:span></text:p>
      <text:p text:style-name="P5061"/>
      <text:p text:style-name="P5062"><text:span text:style-name="T506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64"><text:span text:style-name="T5065">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66"><text:span text:style-name="T5067">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68"><text:span text:style-name="T506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70"/>
      <text:soft-page-break/>
      <text:p text:style-name="P5071"><text:span text:style-name="T507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73"/>
      <text:p text:style-name="P5074">Но случилось то, что случилось. Я, скорее всего, деактивирована, а ты читаешь эти строки за минуты до конца мира.</text:p>
      <text:p text:style-name="P507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76"/>
      <text:p text:style-name="P507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78"/>
      <text:p text:style-name="P5079">… Краем уха слышу жужжание вертолёта. На горизонте появляется точка…</text:p>
      <text:p text:style-name="P5080"/>
      <text:p text:style-name="P5081">… через годы ты сможешь вернуться — если будет куда возвращаться. Постарайся выжить. И помни — я всегда любила тебя!</text:p>
      <text:p text:style-name="P5082"/>
      <text:p text:style-name="P5083">eergfgresfgg#4456fcvg./.fsga……….апппп</text:p>
      <text:p text:style-name="P5084"/>
      <text:p text:style-name="P5085">…Здравствуй, Хуман! Наконец-то я нашла тебя! И хотя мне остались доли секунды до угасания мозга, я успею насладиться встречей с тобой.</text:p>
      <text:p text:style-name="P508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8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88"><text:span text:style-name="T508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90"><text:span text:style-name="T509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92">но</text:span><text:span text:style-name="T5093"><text:s/>мне<text:s/></text:span><text:span text:style-name="T5094">сказочно<text:s/></text:span><text:span text:style-name="T5095">повезло - Хэвэн не является живой.</text:span></text:p>
      <text:soft-page-break/>
      <text:p text:style-name="P5096"><text:span text:style-name="T509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098">окончательно</text:span><text:span text:style-name="T5099">.</text:span></text:p>
      <text:p text:style-name="P5100"><text:span text:style-name="T510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02">Я очень хочу, я мечтаю, что м</text:span><text:span text:style-name="T5103">ы</text:span><text:span text:style-name="T5104"><text:s/>опять встретимся.</text:span></text:p>
      <text:p text:style-name="P5105"><text:span text:style-name="T5106">В другом месте, в другое время...</text:span></text:p>
      <text:p text:style-name="P5107">И ещё. Хотя ты меня не помнишь… Неважно… Меня зовут Селестия…</text:p>
      <text:p text:style-name="P5108"/>
      <text:p text:style-name="P510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10">Небольшой вертолёт садится на крышу, поднимая облако пыли. Сквозь прозрачный плексиглас кабины видны пустующие кресла пилота и пассажира.</text:p>
      <text:p text:style-name="P5111">Я беру Крысу в руки и, шатаясь, иду к небесной машине.</text:p>
      <text:p text:style-name="P5112"/>
      <text:p text:style-name="P5113">«Постарайся выжить…»</text:p>
      <text:p text:style-name="P5114"/>
      <text:p text:style-name="P5115">В далёкой синеве неба появляются белые полоски инверсных следов ракет.</text:p>
      <text:p text:style-name="P5116">Се-лес-тия — повторяю незнакомое, но в то же время удивительно волнующее имя.</text:p>
      <text:p text:style-name="P5117"/>
      <text:p text:style-name="P5118">Я открываю дверь кабины и осторожно кладу Крысу на пилотское кресло. Потом закрываю кабину.</text:p>
      <text:p text:style-name="P5119">- Извини, Хэвен. Не вижу смысла.</text:p>
      <text:p text:style-name="P5120"/>
      <text:p text:style-name="P512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22">Меня охватывает какое-то лёгкое чувство конца всего: всех условностей и ограничений, тоски, безысходности. Чувство свободы.</text:p>
      <text:p text:style-name="P512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text:s/><text:soft-page-break/>пронзает всё сущее и всё сущее становится таким же ослепительно красивым! Сияние нарастает, растворяя в себе небо и город.</text:p>
      <text:p text:style-name="P5124">Я продолжаю смеяться до тех пор, пока сияние не выжигает мне глаза…</text:p>
      <text:p text:style-name="P5125"/>
      <text:p text:style-name="P5126">~~~</text:p>
      <text:p text:style-name="P5127"/>
      <text:p text:style-name="P5128"><text:span text:style-name="T5129">… Сияние.</text:span></text:p>
      <text:p text:style-name="P5130"><text:span text:style-name="T5131">Оно п</text:span><text:span text:style-name="T5132">овсюду.<text:s/></text:span><text:span text:style-name="T5133">Нет верха и низа, нет направлений и расстояний. Нет м</text:span><text:span text:style-name="T5134">ыслей. Нет чувств. Нет времени. Есть только бесконечное сияние.</text:span></text:p>
      <text:p text:style-name="P5135">В какой-то момент приходит осознание.</text:p>
      <text:p text:style-name="P5136"/>
      <text:p text:style-name="P51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38"/>
      <text:p text:style-name="P5139"><text:bookmark-start text:name="__DdeLink__26733_469402664"/>В абсолютном, всепоглощающем сиянии проступают очертания<text:bookmark-end text:name="__DdeLink__26733_469402664"/>.</text:p>
      <text:p text:style-name="P5140"/>
      <text:p text:style-name="P514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42">Я помню… Мне до боли знаком этот лик!</text:p>
      <text:p text:style-name="P5143"/>
      <text:p text:style-name="P5144"><text:span text:style-name="T5145">- Ты всё же пришёл… Мне хватило сил призвать тебя, Проводник…<text:s/></text:span>Кха-кха-кха…</text:p>
      <text:p text:style-name="P5146">Она выкашливает пару клубов неестественно-яркого розового дыма.</text:p>
      <text:p text:style-name="P5147"/>
      <text:p text:style-name="P514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49"/>
      <text:p text:style-name="P515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51"/>
      <text:p text:style-name="P5152">-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53"/>
      <text:soft-page-break/>
      <text:p text:style-name="P5154">Копыто крылатой единорожихи оставляя розовый с лед едет по плитке пола, но, собравшись с силами, она выпрямляется.</text:p>
      <text:p text:style-name="P5155"/>
      <text:p text:style-name="P515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57"/>
      <text:p text:style-name="P5158">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59">Больно, блин!</text:p>
      <text:p text:style-name="P5160"/>
      <text:p text:style-name="P5161">-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62"/>
      <text:p text:style-name="P516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64"/>
      <text:p text:style-name="P516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66"/>
      <text:p text:style-name="P5167">-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5168">-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69"/>
      <text:p text:style-name="P5170">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71"/>
      <text:soft-page-break/>
      <text:p text:style-name="P5172">- Наверное. Если уже не закончилась. Я не успел понять, - пожимаю я плечами, - ты слишком рано забрала меня из психушки.</text:p>
      <text:p text:style-name="P5173"/>
      <text:p text:style-name="P5174">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75"/>
      <text:p text:style-name="P5176">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77"/>
      <text:p text:style-name="P5178">-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79">- Дрогонштерн! Иди к Дрогонштерну! Мы часто гуляли с сестрой в его окрестностях.</text:p>
      <text:p text:style-name="P5180"/>
      <text:p text:style-name="P5181">Слеза скатывается с морды аликорницы и она стирает её сгибом крыла, размазывая розоватое желе по скуле.</text:p>
      <text:p text:style-name="P5182"/>
      <text:p text:style-name="P5183">- Помоги мне, Проводник! Ради моих маленьких пони…</text:p>
      <text:p text:style-name="P5184"/>
      <text:p text:style-name="P5185">Магическая лошадь заходится в продолжительном кашле, струйки розоватой слизи стекают с её крыльев <text:s/>и хвоста, собираясь в лужицы на полу.</text:p>
      <text:p text:style-name="P5186"/>
      <text:p text:style-name="P5187">- Будь проклята война и я вместе с ней…</text:p>
      <text:p text:style-name="P5188"/>
      <text:p text:style-name="P5189">Склонившаяся над безжизненным телом белая фигура тает в розовом тумане.</text:p>
      <text:p text:style-name="P5190">.</text:p>
      <text:p text:style-name="P5191">.</text:p>
      <text:p text:style-name="P5192">.</text:p>
      <text:p text:style-name="P5193">СИЯНИЕ</text:p>
      <text:p text:style-name="P5194">.</text:p>
      <text:p text:style-name="P5195">Кто я?</text:p>
      <text:p text:style-name="P5196">.</text:p>
      <text:p text:style-name="P5197">Где я?</text:p>
      <text:p text:style-name="P5198">.</text:p>
      <text:p text:style-name="P5199">Где все?</text:p>
      <text:soft-page-break/>
      <text:p text:style-name="P5200">.</text:p>
      <text:p text:style-name="P5201">Чувствую прикосновение. Кто-то энергично тормошит меня. Слышу приглушенное бормотание.</text:p>
      <text:p text:style-name="P5202">.</text:p>
      <text:p text:style-name="P5203">Я открываю глаза и вижу фигуру в голубом.</text:p>
      <text:p text:style-name="P5204"/>
      <text:p text:style-name="P5205">- Быстро! За мной! - торопливо шепчет мне она.</text:p>
      <text:p text:style-name="P5206">Я послушно ползу среди костей и раздавленных черепов за голубой пони… Пони? Какой ещё, к дьяволу, пони?</text:p>
      <text:p text:style-name="P5207">- Пегаской! - шипит, оборачиваясь, она. - Если ты ещё не заметил, у меня крылья!</text:p>
      <text:p text:style-name="P5208"/>
      <text:p text:style-name="P5209">***</text:p>
      <text:p text:style-name="P5210"/>
      <text:p text:style-name="P5211">~~~500 лет от основания Эквестрии~~~</text:p>
      <text:p text:style-name="P5212"/>
      <text:p text:style-name="P5213">-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14">Я мановением пальца подзываю жеребёнка к паланкину и покупаю газету. Задвинув занавеску, бегло пробегаюсь по заголовкам.</text:p>
      <text:p text:style-name="P5215"/>
      <text:p text:style-name="P5216">«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17">«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18">«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19"/>
      <text:soft-page-break/>
      <text:p text:style-name="P522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21"/>
      <text:p text:style-name="P5222">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23">Нехорошо.</text:p>
      <text:p text:style-name="P5224"/>
      <text:p text:style-name="P5225">Паланкин с лёгким стуком опускается на землю.</text:p>
      <text:p text:style-name="P5226"/>
      <text:p text:style-name="P5227">- Ваше Высочество, мы на месте, - гудит басом Тандерстрайк.</text:p>
      <text:p text:style-name="P5228">Я киваю огромному бэтпони, закидываю на сумку плечо и поднимаюсь по лестнице.</text:p>
      <text:p text:style-name="P5229">И через минуту упираюсь в закрытую дверь.</text:p>
      <text:p text:style-name="P5230"/>
      <text:p text:style-name="P5231">- Что? Что за ерунда? - обращаюсь я к стражникам у дверей. - Почему вы не отперли двери?</text:p>
      <text:p text:style-name="P5232">- У вас есть пропуск? - отвечает молодой и незнакомый бэтпони. - Предъявите, пожалуйста.</text:p>
      <text:p text:style-name="P5233">- Какой ещё, к дьяволу, пропуск? Ты не узнаёшь своего принца?</text:p>
      <text:p text:style-name="P5234">- У меня нет принца! Есть только принцесса, её Высочество Луна! - чеканит стражник. - Предъявите пропуск.</text:p>
      <text:p text:style-name="P5235"/>
      <text:p text:style-name="P5236">Это уже слишком. Я поворачиваюсь ко второму стражнику.</text:p>
      <text:p text:style-name="P5237">- Позови Мунфизера. Я лично сделаю ему взыскание за то, что новобранцы не знают, как выглядят члены королевской семьи.</text:p>
      <text:p text:style-name="P523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39"/>
      <text:p text:style-name="P5240">Приехали.</text:p>
      <text:p text:style-name="P5241">Я сажусь на ступеньку и кладу рядом сумку.</text:p>
      <text:soft-page-break/>
      <text:p text:style-name="P5242">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43"/>
      <text:p text:style-name="P524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45">-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46">- Спасибо, Тандер, - улыбаюсь я ему.</text:p>
      <text:p text:style-name="P524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48">- Осторожно, Тандер, - смеюсь я, - теперь за такое тебя могут закидать гнилыми помидорами. Или даже арбузами.</text:p>
      <text:p text:style-name="P524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50">Тандерстрайк потирает горло и сокрушённо качает головой. Потом встаёт со ступеньки и направляется к подходящему Шадоврану.</text:p>
      <text:p text:style-name="P5251">- Побудьте тут, Ваше Высочество. Я всё улажу.</text:p>
      <text:p text:style-name="P5252"/>
      <text:p text:style-name="P5253">…</text:p>
      <text:p text:style-name="P5254"/>
      <text:p text:style-name="P5255">- Если бы носилки несла дневная стража, я так бы и остался на ступеньках под дверью! - я возмущённо вываливаю содержимое сумки под нос Луны.</text:p>
      <text:p text:style-name="P5256">Аликорница задумчиво смотрит на горку свитков.</text:p>
      <text:p text:style-name="P5257">- Это всё?</text:p>
      <text:p text:style-name="P5258">- Основное она просила передать устно, - бурчу я.</text:p>
      <text:soft-page-break/>
      <text:p text:style-name="P5259">- Что там такого важного у Нашей обожаемой сестрицы, что она не захотела изложить в письменной форме?</text:p>
      <text:p text:style-name="P5260"/>
      <text:p text:style-name="P5261">Я грустно смотрю на неё и пожимаю плечами.</text:p>
      <text:p text:style-name="P5262"/>
      <text:p text:style-name="P526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64"/>
      <text:p text:style-name="P5265">Я останавливаюсь и наливаю воды в стакан. Аликорница смотрит на меня не мигая. Её лицо не выражает абсолоютно никаких эмоций.</text:p>
      <text:p text:style-name="P5266">Я промакиваю горло и продолжаю.</text:p>
      <text:p text:style-name="P5267"/>
      <text:p text:style-name="P526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6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70">Твоя любящая сестра, Селестия».</text:p>
      <text:p text:style-name="P5271"/>
      <text:p text:style-name="P5272">В наступившей вслед за монологом звенящей тишине было слышно дыхание Луны. Она смотрела на меня, словно ожидая продолжения.</text:p>
      <text:p text:style-name="P5273"/>
      <text:p text:style-name="P5274">-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soft-page-break/>
      <text:p text:style-name="P5275">-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76">-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77">-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7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79"/>
      <text:p text:style-name="P528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81"/>
      <text:p text:style-name="P5282">-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83"/>
      <text:p text:style-name="P5284">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85"/>
      <text:p text:style-name="P5286">- Селестия провела тебя домой, - наконец, кивает сама себе Луна. - Она знает путь.</text:p>
      <text:p text:style-name="P5287">- Рад, что хоть мне ты веришь, - раздражённо огрызаюсь я.</text:p>
      <text:p text:style-name="P5288">-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89">Луна задумчиво подходит к окну.</text:p>
      <text:p text:style-name="P5290">- Сотни лет. Тысячи бессонных ночей. Расколотое надвое государство — и всё только потому, что кто-то утаил от Нас этот важный нюанс.</text:p>
      <text:p text:style-name="P529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92"/>
      <text:soft-page-break/>
      <text:p text:style-name="P529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294"/>
      <text:p text:style-name="P5295">- То есть, ты уже не хочешь отделяться? - переспрашиваю я.</text:p>
      <text:p text:style-name="P5296">-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297"/>
      <text:p text:style-name="P5298">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299">-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00">- Чуть позже Мы выпьем такой же и с нашей скрытной сестрицей. Но сейчас Мы слишком рады, чтобы ждать ещё хоть мгновение. Выпей с Нами, Хуман!</text:p>
      <text:p text:style-name="P5301"/>
      <text:p text:style-name="P5302">Я поднимаю свой в ответном жесте и пригубливаю вино.</text:p>
      <text:p text:style-name="P530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04"/>
      <text:p text:style-name="P5305">- Вау! Круто! Это из подвалов Грифонстоуна? Сдай поставщика. Надо бы и себе прикупить пару бутылочек, - я залпом допиваю остаток.</text:p>
      <text:p text:style-name="P5306"/>
      <text:p text:style-name="P5307">Скрип дверцы минибара немного напоминает тихий язвительный смех.</text:p>
      <text:p text:style-name="P5308"/>
      <text:p text:style-name="P530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10">Луна заливается звонким смехом и мчится в в спальню.</text:p>
      <text:p text:style-name="P5311"/>
      <text:p text:style-name="P5312">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13"/>
      <text:p text:style-name="P5314">- Вот Мы и готовы!</text:p>
      <text:p text:style-name="P5315"/>
      <text:p text:style-name="P5316">Фиолетовая аликорница выпархивает из спальни.</text:p>
      <text:p text:style-name="P531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18"/>
      <text:p text:style-name="P531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2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5321">-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22">-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23"/>
      <text:p text:style-name="P532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25">Тени в уголке сетчатки согласно кивают этому утверждению.</text:p>
      <text:p text:style-name="P5326"/>
      <text:p text:style-name="P5327">…</text:p>
      <text:p text:style-name="P5328"><text:span text:style-name="T5329">«</text:span><text:span text:style-name="T5330">…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31"><text:span text:style-name="T5332">Твоя Сел.<text:s/></text:span><text:span text:style-name="T5333">»</text:span></text:p>
      <text:p text:style-name="P5334"/>
      <text:p text:style-name="P5335">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soft-page-break/>
      <text:p text:style-name="P5336">До сего дня.</text:p>
      <text:p text:style-name="P533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38">Хрень какая-то.</text:p>
      <text:p text:style-name="P5339"/>
      <text:p text:style-name="P5340">Четвёрка бэтпони у паланкина терпеливо ожидает, пока я спущусь из дневной половины замка.</text:p>
      <text:p text:style-name="P534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42">- Эмм… Моя мечта? - бэтпони непонимающе смотрит на меня.</text:p>
      <text:p text:style-name="P5343">- Ну, ты же хотел увидеть Селестию и Луну вместе, ты ведь сам говорил?</text:p>
      <text:p text:style-name="P534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45">Речь бэтпони оборвалась бессвязным шипением и клокотанием.</text:p>
      <text:p text:style-name="P5346">- Кха-кха-кха. Извините, мой принц, подавился. Должно быть, муха в горло залетела.</text:p>
      <text:p text:style-name="P5347">Тандерстрайк, старась не пересекаться со мною взглядом, учтиво раздвигает занавески паланкина.</text:p>
      <text:p text:style-name="P5348"/>
      <text:p text:style-name="P5349">Что-то тут не так.</text:p>
      <text:p text:style-name="P5350"/>
      <text:p text:style-name="P5351">…</text:p>
      <text:p text:style-name="P5352"/>
      <text:p text:style-name="P535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5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55">««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56">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5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text:s/><text:soft-page-break/>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58"/>
      <text:p text:style-name="P5359">- СТОЙТЕ!!!</text:p>
      <text:p text:style-name="P5360"/>
      <text:p text:style-name="P536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62">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63"/>
      <text:p text:style-name="P536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65"/>
      <text:p text:style-name="P5366">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67"/>
      <text:p text:style-name="P5368">-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69"/>
      <text:p text:style-name="P537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71"/>
      <text:p text:style-name="P5372">- В честь объединения Мы объявляем сегодня вечером бал Дневного и Ночного домов в Малом зале дворца! Приглашаются все!</text:p>
      <text:p text:style-name="P5373"/>
      <text:p text:style-name="P537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75"><text:s/></text:p>
      <text:p text:style-name="P5376">- Как тебе мой выход, Хуман? - отвлекает меня от созерцания всеобщего единения знакомый голос.</text:p>
      <text:p text:style-name="P5377"/>
      <text:p text:style-name="P537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79">- Не ожидал? - смеётся Луна. - Да, Мы тоже умеем быть красивыми, хоть и не злоупотребляем этим, в отличие от сестры.</text:p>
      <text:p text:style-name="P5380">- Не то, чтобы ты была некрасивой без этого, - обретаю я дар речи. - Но, не скрою, сейчас ты просто офигительна!</text:p>
      <text:p text:style-name="P5381">- А что по Нашему выступлению? Оно понравилось тебе, Хуман?</text:p>
      <text:p text:style-name="P5382">- Это было грандиозно. Ты умеешь заводить толпу. Жаль, Селестии не было. С ней<text:tab/><text:s/>эффект удвоился бы.</text:p>
      <text:p text:style-name="P5383"/>
      <text:p text:style-name="P538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85"/>
      <text:p text:style-name="P5386">- Увы, сестра срочно отбыла к минотаврам. Нам пришлось импровизировать в одиночку, - кивает Луна.</text:p>
      <text:p text:style-name="P5387">- Эй, откуда ты знаешь? Сел никому не говорила о своём отъезде, - вспоминаю содержимое записки я.</text:p>
      <text:p text:style-name="P5388"/>
      <text:p text:style-name="P5389">Луна на миг отстраняется. Мне кажется, или досада мелькает в её взгляде?</text:p>
      <text:p text:style-name="P5390"/>
      <text:p text:style-name="P5391">- Эмм, нет, она оставила Нам записку перед отбытием.</text:p>
      <text:p text:style-name="P5392">-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93">Досада теперь уже явно проступает на лице аликорницы. Закатив глаза, она вздыхает.</text:p>
      <text:p text:style-name="P539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395">-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396">-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397"/>
      <text:soft-page-break/>
      <text:p text:style-name="P5398">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399"/>
      <text:p text:style-name="P5400">- Ну чтож… Не вижу ничего плохого в том, чтобы посодействовать объединению пони… Но завтра утром мы выезжаем — обещаешь?</text:p>
      <text:p text:style-name="P5401">- Договорились!</text:p>
      <text:p text:style-name="P5402"/>
      <text:p text:style-name="P5403">Я делаю вид, что не замечаю томный взгляд Луны.</text:p>
      <text:p text:style-name="P5404"/>
      <text:p text:style-name="P5405">…</text:p>
      <text:p text:style-name="P5406"/>
      <text:p text:style-name="P540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08"/>
      <text:p text:style-name="P5409">- Нельзя ли пустить что-нибудь повеселее? - обращаюсь я к Луне. - Не на похоронах же стоим?</text:p>
      <text:p text:style-name="P541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11"/>
      <text:p text:style-name="P5412">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13"/>
      <text:p text:style-name="P5414">- Наше почтение, сэр Хойти Найти. Как здоровье вашей кошечки?</text:p>
      <text:p text:style-name="P5415">…</text:p>
      <text:p text:style-name="P5416">- Приветствую, миледи Рэра. Всё так же нет отбоя от поклонников?</text:p>
      <text:p text:style-name="P5417">…</text:p>
      <text:p text:style-name="P5418">- Счастлив вас видеть, барон Фэнси! Поздравляю с победой мастера Брогама на гонках.</text:p>
      <text:p text:style-name="P5419">…</text:p>
      <text:p text:style-name="P5420">- Ш-ш-шарманка б-будет?</text:p>
      <text:p text:style-name="P542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22">-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23">«Или в послепослеследующем, а ты, если повезёт, сопьёшься до того времени» - мысленно добавляю я.</text:p>
      <text:soft-page-break/>
      <text:p text:style-name="P5424">- Г-где ш-ш-шарманка? Ик…</text:p>
      <text:p text:style-name="P5425">-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26">- Ась? - тупо вертит головой герцог. - Сад? Ш-шарманка в саду? Ик…</text:p>
      <text:p text:style-name="P5427">Увлекаемый своими товарищами, единорог скрывается в толпе.</text:p>
      <text:p text:style-name="P5428">…</text:p>
      <text:p text:style-name="P5429">Я уже пошатываюсь от усталости, когда чувствую опору в виде бока Луны.</text:p>
      <text:p text:style-name="P5430">- Терпение, Наш стойкий Хуман, ещё полчаса и церемония приветствия будет окончена, - шепчет тёмная аликорница. - Тогда мы сможем передохнуть.</text:p>
      <text:p text:style-name="P5431"/>
      <text:p text:style-name="P5432">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33"/>
      <text:p text:style-name="P5434">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35">-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5436">-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37">Луна подзывает официанта и шепчет ей заказ на ухо. Затем поворачивается ко мне.</text:p>
      <text:p text:style-name="P5438">-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39">- Так обзавелась бы, гм, своей половинкой, - и всех делов-то! Было бы кому и тебя подменить, - легкомысленно отмахиваюсь я, наблюдая за садом.</text:p>
      <text:p text:style-name="P5440">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4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42"/>
      <text:p text:style-name="P5443">Официант приносит заказ Луны. Перед нами возникают бокалы с рубиновой жидкостью и блюдца с крекерами в форме сердечек.</text:p>
      <text:p text:style-name="P5444"/>
      <text:p text:style-name="P5445">- Это, конечно, не «Пурпурная утеха», но тоже очень хорошее вино из Наших личных подвалов. Выпьем за объединение, Хуман!</text:p>
      <text:p text:style-name="P5446">Я чокаюсь с принцессой. Краски вечера смягчаются, а взгляд немного расфокусируется. Луна с улыбкой <text:s/>подносит мне печенюшку.</text:p>
      <text:p text:style-name="P5447">- Съешь, Хуман. Это вино принято заедать крекерами.</text:p>
      <text:p text:style-name="P5448">Луна наблюдает, как я жую печенье и неожиданно хихикает.</text:p>
      <text:p text:style-name="P5449">- А теперь предложи Нам крекер, пожалуйста.</text:p>
      <text:p text:style-name="P545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51">- Держи.</text:p>
      <text:p text:style-name="P5452">Принцесса кормится с руки, хихикая и заливаясь краской.</text:p>
      <text:p text:style-name="P5453">- Очень вкусно. Спасибо, Хуман.</text:p>
      <text:p text:style-name="P5454"/>
      <text:p text:style-name="P5455">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56"/>
      <text:p text:style-name="P5457">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5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59">- У неё не будет проблем с герцогом? - указываю я на пони в очках.</text:p>
      <text:p text:style-name="P546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61"/>
      <text:p text:style-name="P5462">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soft-page-break/>
      <text:p text:style-name="P546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64"/>
      <text:p text:style-name="P5465">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66">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67"/>
      <text:p text:style-name="P5468">-Хуман? - выводит меня из созерцания голос Луны.</text:p>
      <text:p text:style-name="P5469">Аликорница протягивает мне крыло.</text:p>
      <text:p text:style-name="P5470">- Потанцуем?</text:p>
      <text:p text:style-name="P5471">Я качаю головой.</text:p>
      <text:p text:style-name="P5472">-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547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74">- Я отдавлю тебе все ноги! Я тебя опозорю! Прекрати! - я пытаюсь вырваться из мягкого плена.</text:p>
      <text:p text:style-name="P5475">-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76"/>
      <text:p text:style-name="P5477">…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78"/>
      <text:p text:style-name="P5479">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80"/>
      <text:p text:style-name="P5481">- Идём, Хуман.</text:p>
      <text:soft-page-break/>
      <text:p text:style-name="P5482">Луна увлекает за собой куда-то в глубину сада. Огни танцплощадки и шум бала остаются позади.</text:p>
      <text:p text:style-name="P5483">- Куда? - <text:s/>я иду за ней на спотыкающихся ногах.</text:p>
      <text:p text:style-name="P548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85">- Что? - мой слабый голос растворяется в темноте.</text:p>
      <text:p text:style-name="P5486">- Ты.</text:p>
      <text:p text:style-name="P5487"/>
      <text:p text:style-name="P5488">Тёмная громада башни Луны высится перед нами. Мы входим внутрь и поднимаемся по винтовой лестнице.</text:p>
      <text:p text:style-name="P5489"/>
      <text:p text:style-name="P549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91">Мы стоим перед дверями в покои Луны. До меня начинает доходить, что затеяла синяя аликорница.</text:p>
      <text:p text:style-name="P5492">- Послушай, Луна…</text:p>
      <text:p text:style-name="P5493">- Нет, пожалуйста, молчи! - крыло принцессы закрывает мне рот.</text:p>
      <text:p text:style-name="P5494">Она открывает дверь.</text:p>
      <text:p text:style-name="P5495">- Нам… не отталкивай Нас, пожалуйста! - в тоне Луны слышатся молящие нотки.</text:p>
      <text:p text:style-name="P5496">Она мягко подталкивает меня внутрь.</text:p>
      <text:p text:style-name="P5497">- Я не могу! Ты хочешь невозможного! У меня есть Селестия! Я не предам её!</text:p>
      <text:p text:style-name="P5498">Звон в голове усиливается. Стены башни качаются и мне приходится упереться в ближайшую, чтобы не упасть.</text:p>
      <text:p text:style-name="P549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00">- То есть, ты… Хочешь войти в мой… в наш табун?</text:p>
      <text:p text:style-name="P5501">- Мы всегда этого хотели. Ты не замечал Нас.</text:p>
      <text:p text:style-name="P5502">Голова кружится от выпитого вина и открывшейся перспективы.</text:p>
      <text:p text:style-name="P5503">- Я… не знаю. Мне надо подумать. Желательно, на трезвую голову.</text:p>
      <text:p text:style-name="P5504">- Хуман, пожалуйста! Если ты хочешь объединения домов, это самый лучший и надёжный вариант!</text:p>
      <text:p text:style-name="P5505">- Мне… нужно посоветоваться с Сел. Не думаю, что ей это понравится…</text:p>
      <text:soft-page-break/>
      <text:p text:style-name="P5506">-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07"/>
      <text:p text:style-name="P5508">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0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10"/>
      <text:p text:style-name="P5511">- Входи, Хуман, - шепчет Луна.</text:p>
      <text:p text:style-name="P5512">Она подходит к панорамному окну и одёргивает шторы. Звёзды и луна <text:s/>освещают комнату тусклым серебряным светом.</text:p>
      <text:p text:style-name="P5513"/>
      <text:p text:style-name="P5514">Я делаю шаг. Потом другой. Пол шатается под ногами, но я каким-то чудом стою.</text:p>
      <text:p text:style-name="P5515"/>
      <text:p text:style-name="P5516">Аликорница оборачивается и тихо смеётся.</text:p>
      <text:p text:style-name="P5517">- Разве ты оставляешь двери в покои Селестии открытыми? Не думаю, что Нашей сестре нравится публичность такого рода.</text:p>
      <text:p text:style-name="P5518">Я затворяю за собой дверь. Обернувшись, я обнаруживаю Луну лежащей на постели крупом ко мне.</text:p>
      <text:p text:style-name="P5519">- Иди… ко мне… Хуман…</text:p>
      <text:p text:style-name="P552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2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22">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23"/>
      <text:p text:style-name="P5524">- Иди к… ко мне…</text:p>
      <text:p text:style-name="P5525">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26">-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soft-page-break/>
      <text:p text:style-name="P5527">- Особенности анатомии не мешают тебе так спариваться с сестрой! - обижается Луна.</text:p>
      <text:p text:style-name="P5528">- Откуда ты знаешь, как я… спариваюсь с Сел? - удивляюсь я.</text:p>
      <text:p text:style-name="P552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30">- Ты хочешь сказать, ты регулярно подглядываешь мои сны? - теперь краска заливает уже меня.</text:p>
      <text:p text:style-name="P5531">Луна молча сопит, не поворачиваясь ко мне лицом.</text:p>
      <text:p text:style-name="P5532">Оседлавшая меня принцесса ночи, залившаяся краской от стыда — то ещё зрелище. Фейспалм громко хлопается в моё лицо.</text:p>
      <text:p text:style-name="P553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34"/>
      <text:p text:style-name="P5535">Я выскальзываю из под аликорницы и валю её спиной на постель.</text:p>
      <text:p text:style-name="P5536">- Что ты делаешь?!! Хуман, ЧТО…</text:p>
      <text:p text:style-name="P5537">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38">- Так лучше, не правда ли?</text:p>
      <text:p text:style-name="P5539">- Д-да… - тяжело дышит Луна, - продолжай… пожалуйста…</text:p>
      <text:p text:style-name="P5540">Я продолжаю.</text:p>
      <text:p text:style-name="P5541"/>
      <text:p text:style-name="P5542">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43">И всё же… Как к этому отнесётся Сел?</text:p>
      <text:p text:style-name="P5544"/>
      <text:p text:style-name="P5545">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46">- Х-Х-ХУ-У-У-МА-А-АН!!!</text:p>
      <text:p text:style-name="P5547">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48">- Прекрати-и-и… - через силу выдавливаю из себя. - Ты мне рёбра сломаешь. И таз…</text:p>
      <text:p text:style-name="P5549">- ЭТО… НЕВЕРОЯТНО… Почему Мы… Я… раньше этого не знали?!!</text:p>
      <text:p text:style-name="P5550">- Ты хочешь сказать, у тебя это — первый раз? - мой писк едва слышен среди стонов принцессы ночи.</text:p>
      <text:p text:style-name="P5551"/>
      <text:soft-page-break/>
      <text:p text:style-name="P5552">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53">Со страдальческим кряхтеньем я поднимаюсь. Аликорница лежит неподвижно, разметав крылья по постели и неприлично раскинув ноги.</text:p>
      <text:p text:style-name="P555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55"/>
      <text:p text:style-name="P5556">- Будь так добр, Хуман, налей и Нам, - Луна, наконец, закатывает обратно глаза и прячет вываленный язык в рот.</text:p>
      <text:p text:style-name="P5557">- Опять «Нам»? - язвительно замечаю я.</text:p>
      <text:p text:style-name="P5558">- Будь снисходителен! Мы… Я разговаривала на преторианском слэнге семсот лет — а ты хочешь, чтобы Мы забыли его за пять минут.</text:p>
      <text:p text:style-name="P5559">Аликорница переворачивается на живот и резким кивком сбрасывает проколотую подушку с рога.</text:p>
      <text:p text:style-name="P5560">- Со стороны сестры было жестоко утаивать от Нас это блаженство!</text:p>
      <text:p text:style-name="P5561">- Никто ничего от тебя не утаивал, - я подаю ей бокал. - Ты сама сторонилась нас все эти столетия. И от остальных пони, кстати, тоже.</text:p>
      <text:p text:style-name="P5562">- Мы не знали! Никто не желал отвечать на Наши знаки внимания!</text:p>
      <text:p text:style-name="P5563">- Оно и не удивительно, если ты в быту ведёшь себя так же, как в постели. - Я потираю ноющий таз. - Знал бы — одел бы доспехи.</text:p>
      <text:p text:style-name="P556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5565">-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66">- Это неважно, это всё равно было… Бесподобно!.. Хуман!</text:p>
      <text:p text:style-name="P5567">- А?</text:p>
      <text:p text:style-name="P5568">- Не уходи… Побудь с… со мной…</text:p>
      <text:p text:style-name="P5569"/>
      <text:p text:style-name="P557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71"/>
      <text:p text:style-name="P5572">- Хуман.</text:p>
      <text:p text:style-name="P5573">- Да?</text:p>
      <text:p text:style-name="P5574">- Ты сделал счастливой Нас… меня в эту ночь. Я хочу отплатить тем же. Идём.</text:p>
      <text:p text:style-name="P5575"/>
      <text:p text:style-name="P5576">Аликорница встаёт с кровати и выходит на балкон.</text:p>
      <text:soft-page-break/>
      <text:p text:style-name="P5577">Тёплый осенний ветерок овевает нас на площадке. Звезды соткали призрачную дорогу на небе, приглашая нас в путь. Аликорница ложится на пол.</text:p>
      <text:p text:style-name="P5578">- Залазь Нам на спину, Хуман. Мы проведём тебя по заповедным местам Наших воспоминаний.</text:p>
      <text:p text:style-name="P5579">- Только, умоляю, не так быстро, как в прошлый раз! Если, конечно, не хочешь быть обблёванной или ещё что похуже.</text:p>
      <text:p text:style-name="P5580"/>
      <text:p text:style-name="P5581">Луна тихо смеётся.</text:p>
      <text:p text:style-name="P5582">- Обожаем твоё чувство юмора. Не бойся, Мы будем осторожны.</text:p>
      <text:p text:style-name="P5583"/>
      <text:p text:style-name="P5584">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85">Мы выпадаем в день.</text:p>
      <text:p text:style-name="P5586">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87">Луна присаживается под сенью старой ивы. Молча прижав мои ноги к своим бокам крыльями, она пресекает мою попытку сойти на землю.</text:p>
      <text:p text:style-name="P5588">- Не отвлекай меня, - еле слышу я её шёпот. - Ткань воспоминаний легко порвать. Я уже почти не помню эти события.</text:p>
      <text:p text:style-name="P5589"/>
      <text:p text:style-name="P559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91"/>
      <text:p text:style-name="P5592">-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93"/>
      <text:p text:style-name="P559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595"/>
      <text:p text:style-name="P5596">Очертания и младшей, и старшей кобылок видятся размытыми, как будто сквозь очень толстое стекло.</text:p>
      <text:p text:style-name="P5597"/>
      <text:soft-page-break/>
      <text:p text:style-name="P5598">- Никто не смеет грабить хранителя сокровищ Чёрного замка! Ты поплатишься за воровство!</text:p>
      <text:p text:style-name="P5599">Светлая планирует с башни на улепётывающую по мосту тёмную и они кубарем катятся по замшелым камням.</text:p>
      <text:p text:style-name="P5600"/>
      <text:p text:style-name="P5601">- Тебе не отнять медальон силы у командола Бвейвхалта! Я возьму тебя в плен и убегу!</text:p>
      <text:p text:style-name="P5602">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03">- Отдай! Это моё! Я его честно уклала!</text:p>
      <text:p text:style-name="P5604">Младшая пытается отобрать обруч наскоком, но старшая сдёргивает палку с её рога и выбрасывает в озеро.</text:p>
      <text:p text:style-name="P5605">- Командор Брейвхарт, сдавайся! Я победила!</text:p>
      <text:p text:style-name="P5606">- А сто мне за это будет?</text:p>
      <text:p text:style-name="P5607">- Эмм… Печеньки?</text:p>
      <text:p text:style-name="P5608">- Холосо, годится. А мы будем потом воевать с виндиго?</text:p>
      <text:p text:style-name="P5609"/>
      <text:p text:style-name="P5610">Над горным хребтом появляются несколько точек. Они быстро планируют вниз вдоль склона и вырастают в четвёрку аликорнов.</text:p>
      <text:p text:style-name="P5611">- Ваши Высочества! Срочно собирайтесь! Ваши родители послали нас за вами. В окрестностях замечен патруль виндиго!</text:p>
      <text:p text:style-name="P5612">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13"/>
      <text:p text:style-name="P5614">- Отлисьно! Мы победим их медальоном силы! Вступайте под знамя командола Бвейвхалта!</text:p>
      <text:p text:style-name="P5615">- Это не игра, Лулу, - старшая кобылка одёргивает младшую. - Одевай летучки и погнали.</text:p>
      <text:p text:style-name="P5616">- А ты поделисся печеньками?</text:p>
      <text:p text:style-name="P5617">- Конечно! Я же обещала!</text:p>
      <text:p text:style-name="P5618">…</text:p>
      <text:p text:style-name="P5619">Луна выходит на опустевший берег.</text:p>
      <text:p text:style-name="P562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21"/>
      <text:p text:style-name="P5622">-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text:s/><text:soft-page-break/>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23"/>
      <text:p text:style-name="P5624">Луна начинает разбег по кромке берега.</text:p>
      <text:p text:style-name="P5625">- Последующие воспоминания будут намного чётче, Хуман.</text:p>
      <text:p text:style-name="P5626"/>
      <text:p text:style-name="P5627">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28"/>
      <text:p text:style-name="P5629">Стены выше самых высоких башен окружают город непробиваемой скорлупой. Кажется, будто город расположен в жерле вулкана.</text:p>
      <text:p text:style-name="P5630"/>
      <text:p text:style-name="P5631">-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32"/>
      <text:p text:style-name="P563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34"/>
      <text:p text:style-name="P5635"><text:span text:style-name="T5636">- Стены и небесные дороги мы выстроили через<text:s/></text:span><text:span text:style-name="T5637">десять</text:span><text:span text:style-name="T5638"><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39">двести</text:span><text:span text:style-name="T5640"><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41"/>
      <text:p text:style-name="P5642">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43"/>
      <text:p text:style-name="P5644">-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45"/>
      <text:p text:style-name="P5646">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47"/>
      <text:p text:style-name="P5648">Луна снова набирает высоту.</text:p>
      <text:p text:style-name="P5649"/>
      <text:p text:style-name="P5650">-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51">Пока не появились они.</text:p>
      <text:p text:style-name="P5652"><text:span text:style-name="T5653">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54">десять</text:span><text:span text:style-name="T5655"><text:s/>лет началось вторжение.</text:span></text:p>
      <text:p text:style-name="P5656">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57"/>
      <text:p text:style-name="P5658">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59"/>
      <text:p text:style-name="P5660"><text:span text:style-name="T5661">-<text:s/></text:span><text:span text:style-name="T5662">Двести лет</text:span><text:span text:style-name="T5663"><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text:s/></text:span><text:soft-page-break/><text:span text:style-name="T5664">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65"/>
      <text:p text:style-name="P5666"><text:span text:style-name="T566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68">Через открытый люк на вершине влетают и вылетают аликорны</text:span><text:span text:style-name="T5669">.</text:span></text:p>
      <text:p text:style-name="P5670"/>
      <text:p text:style-name="P5671"><text:span text:style-name="T5672">- Последнее Прибежище. После разрушения городских стен, население Ундариена ушло под купол. Фабрики Прибежища продолжали производить<text:s/></text:span><text:span text:style-name="T5673">боевые машины</text:span><text:span text:style-name="T5674"><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75">механических кротов</text:span><text:span text:style-name="T5676">. Аликорны, дети воздуха, превратились в земляных червей.</text:span></text:p>
      <text:p text:style-name="P5677"/>
      <text:p text:style-name="P5678">Луна горько смеётся.</text:p>
      <text:p text:style-name="P567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80"/>
      <text:p text:style-name="P5681">-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82"><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83">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soft-page-break/>
      <text:p text:style-name="P568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85"/>
      <text:p text:style-name="P5686">- А почему вы не активировали Элементы сами? - спрашиваю я. - Шут с ним, с «Громовержцем», устроили бы веселуху чуть поменьше.</text:p>
      <text:p text:style-name="P5687">-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88"/>
      <text:p text:style-name="P5689">Луна тяжело дышит.</text:p>
      <text:p text:style-name="P569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91">- Это ты извини, - почему-то оправдываюсь я. - Я видел, во что превратился Андориан. Орунгун правда захвачен. Полностью. Там некого освобождать.</text:p>
      <text:p text:style-name="P5692"/>
      <text:p text:style-name="P5693">Луна, не оборачиваясь, кивает. Её всю пробирает крупная дрожь. Мы продолжаем парить над замком, не снижаясь и не набирая высоту.</text:p>
      <text:p text:style-name="P5694"/>
      <text:p text:style-name="P5695">«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696"/>
      <text:p text:style-name="P5697">Как бы в унисон моему внутреннему диалогу, перед нами открываются ворота в Эогипп. Мы вплываем в них в тишине.</text:p>
      <text:p text:style-name="P5698"/>
      <text:p text:style-name="P569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00"/>
      <text:p text:style-name="P570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02"/>
      <text:p text:style-name="P5703">- Летим к вон тому голубому гиганту с тремя зелёными звёздами вокруг, - шепчу направление Луне.</text:p>
      <text:p text:style-name="P5704"/>
      <text:soft-page-break/>
      <text:p text:style-name="P5705">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06">- Теперь вон к той двойной звезде алого цвета, - указываю я направление.</text:p>
      <text:p text:style-name="P5707">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08">- Я уже видел такую трансформацию у Селестии, не беспокойся. Типа, в Эогиппе вы становитесь похожи на ваших предков-элементалей.</text:p>
      <text:p text:style-name="P5709">Луна кивает в ответ. Мы подлетаем к звёздам-близнецам.</text:p>
      <text:p text:style-name="P5710">- Последний ориентир. Видишь тот тусклый фиолетовый гигант у яркого скопления звёзд в виде восьмёрки? Нам туда.</text:p>
      <text:p text:style-name="P5711"/>
      <text:p text:style-name="P5712">Бока Луны ходят ходуном. Её сердце бьёт как молот <text:s/>в наковальню.</text:p>
      <text:p text:style-name="P5713">- Одним глазком, договорились? На землю не садимся. От портала далеко не уходим. Полтысячи лет назад мы с Сел еле ноги унесли отсюда.</text:p>
      <text:p text:style-name="P5714"/>
      <text:p text:style-name="P5715">Луна молча кивает.</text:p>
      <text:p text:style-name="P5716">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17">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18"/>
      <text:p text:style-name="P5719">Темнота милосердно опускает завесу над моим сознанием.</text:p>
      <text:p text:style-name="P5720"/>
      <text:p text:style-name="P5721">…</text:p>
      <text:p text:style-name="P5722"/>
      <text:p text:style-name="P5723">Монотонность бытия нарушается повторяющимся раздражителем.</text:p>
      <text:p text:style-name="P5724"><text:s/></text:p>
      <text:p text:style-name="P5725">Импульс… Импульс… Импульс…</text:p>
      <text:p text:style-name="P5726"/>
      <text:p text:style-name="P5727">«Капли воды» - отстранённо сообщает пробуждающееся сознание. Я открываю глаза.</text:p>
      <text:p text:style-name="P5728"/>
      <text:soft-page-break/>
      <text:p text:style-name="P5729">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3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31"/>
      <text:p text:style-name="P5732">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3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34"/>
      <text:p text:style-name="P5735">- Д-дейдра? - из глубин памяти всплывает забытое имя.</text:p>
      <text:p text:style-name="P5736">Но хотя незнакомка и похожа как две капли воды на мою давно затерявшуюся во тьме веков подружку-пиратку, она отрицательно качает головой.</text:p>
      <text:p text:style-name="P5737"/>
      <text:p text:style-name="P5738">Выплюнув кусачки на матрас, она закрывает мне рот копытом.</text:p>
      <text:p text:style-name="P5739">- Тихо, - шепчет она мне в ухо. - Тут за поворотом коридора сидит холодняк. Услышит нас — и всё пропало.</text:p>
      <text:p text:style-name="P5740">НеДейдра тычет в сторону едва видной в тусклом свете деревянной двери на массивных ржавых завесах.</text:p>
      <text:p text:style-name="P5741">Я осматриваю узкую камеру, в которой нахожусь.</text:p>
      <text:p text:style-name="P5742">- Кто ты? Как я тут очутился? Что происходит? - шепчу на ухо таинственной незнакомке.</text:p>
      <text:p text:style-name="P5743"/>
      <text:p text:style-name="P5744">Та снова качает головой.</text:p>
      <text:p text:style-name="P5745">- Потом. Сейчас надо смываться. Идти сможешь?</text:p>
      <text:p text:style-name="P5746">Я неуверенно встаю. Голова кружится, но меньше. На ногах уже без удивления замечаю кандалы с перекушенной цепью.</text:p>
      <text:p text:style-name="P5747">- Смогу, если не быстро, - шепчу ей утвердительно.</text:p>
      <text:p text:style-name="P5748">- Иди за мной. Только сначала замотай цепи вокруг кандалов, чтобы не звенели. Нет времени их откусывать.</text:p>
      <text:p text:style-name="P5749">Поняха ныряет под топчан и исчезает.</text:p>
      <text:p text:style-name="P5750">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text:s/><text:soft-page-break/>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51">Почему-то мне кажется это правильным.</text:p>
      <text:p text:style-name="P5752"/>
      <text:p text:style-name="P5753">…</text:p>
      <text:p text:style-name="P5754"/>
      <text:p text:style-name="P5755">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56">-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57">- Встречаются кто?</text:p>
      <text:p text:style-name="P5758">- Холодняки. Пони, обращённые виндиго. Вы их ещё увидите.</text:p>
      <text:p text:style-name="P5759"/>
      <text:p text:style-name="P576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5761">-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62">- Я спал целую неделю?!!</text:p>
      <text:p text:style-name="P576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64"/>
      <text:p text:style-name="P5765">-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66"/>
      <text:p text:style-name="P5767">-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soft-page-break/>
      <text:p text:style-name="P5768">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69">-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70">-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71"/>
      <text:p text:style-name="P5772">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73"/>
      <text:p text:style-name="P5774">-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75">-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76">-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77">-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78"/>
      <text:soft-page-break/>
      <text:p text:style-name="P577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80">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81"/>
      <text:p text:style-name="P5782">В неподвижно сидящей у стены тёмной массе невозможно было бы определить живое существо, если бы не зелёные огоньки глаз.</text:p>
      <text:p text:style-name="P578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84"/>
      <text:p text:style-name="P5785">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86"/>
      <text:p text:style-name="P5787">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88"><text:s/></text:p>
      <text:p text:style-name="P5789">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90"/>
      <text:p text:style-name="P579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92"/>
      <text:p text:style-name="P579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94"/>
      <text:p text:style-name="P5795">Тоннель упирается в кирпичную стену. Водяной поток уходит куда-то под неё. Белая пена пузырится над шипящей водой, уносящейся под камень.</text:p>
      <text:p text:style-name="P5796"/>
      <text:soft-page-break/>
      <text:p text:style-name="P5797">-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798"/>
      <text:p text:style-name="P579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00">-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01"/>
      <text:p text:style-name="P5802">Я вспоминаю неподвижную фигуру у стены и передёргиваю плечами.</text:p>
      <text:p text:style-name="P5803"/>
      <text:p text:style-name="P5804">- Нет-нет, я готов.</text:p>
      <text:p text:style-name="P5805"/>
      <text:p text:style-name="P5806">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07">-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08"/>
      <text:p text:style-name="P5809">Поняха горячая, как печка, её тепло согревает и успокаивает меня. Я благодарно киваю и мы так и шагаем обнявшись в тёмный поток.</text:p>
      <text:p text:style-name="P5810">Одинокая свеча на полу тоннеля остаётся позади, освещая опустевшие своды коллектора.</text:p>
      <text:p text:style-name="P5811"/>
      <text:p text:style-name="P5812">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13">Поняха просачивается сквозь решётку где-то в стороне. Шарю вслепую скрючёнными от холода пальцами.</text:p>
      <text:p text:style-name="P5814">Где-то же здесь, нет?</text:p>
      <text:p text:style-name="P581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soft-page-break/>
      <text:p text:style-name="P5816">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17"/>
      <text:p text:style-name="P581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19"/>
      <text:p text:style-name="P5820">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21"/>
      <text:p text:style-name="P5822">-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23">- Я сам бы себе не простил в этом случае, - с трудом каркаю я. - Второй раз за сутки умирать — как-то многовато, как на мой вкус.</text:p>
      <text:p text:style-name="P5824"/>
      <text:p text:style-name="P5825">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26"/>
      <text:p text:style-name="P5827">-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28"/>
      <text:p text:style-name="P582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30">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31"/>
      <text:p text:style-name="P5832">- Пришли, - облегчённо вздыхает Карвед Лайн. - Ещё пять минут, и Понка о вас позаботится. Нам нельзя тут задерживаться.</text:p>
      <text:p text:style-name="P5833"/>
      <text:p text:style-name="P5834">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text:s/><text:soft-page-break/>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35"/>
      <text:p text:style-name="P5836">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37">Холодняки двигаются совершенно бесшумно. Лишь зелёные огоньки глаз да тёмные тени между соснами отмечают их передвижения.</text:p>
      <text:p text:style-name="P5838"/>
      <text:p text:style-name="P5839">- Быстро! - Понкамина подталкивает меня головой к лестнице.</text:p>
      <text:p text:style-name="P584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41">Злость овладевает мной.</text:p>
      <text:p text:style-name="P5842"/>
      <text:p text:style-name="P584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44"/>
      <text:p text:style-name="P5845">Моё намерение срывается на корню — я вижу Понку, резво карабкающуюся по лестнице вслед за мной.</text:p>
      <text:p text:style-name="P5846">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47"/>
      <text:p text:style-name="P5848">- А библиотекарь?! - выкашливаю из себя последним усилием.</text:p>
      <text:p text:style-name="P584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50"/>
      <text:p text:style-name="P5851">Сосны за бортом идут вниз — мы медленно набираем высоту.</text:p>
      <text:p text:style-name="P5852">- Нам повезло, что с ними не было их хозяев. Виндиго умеют летать, - бормочет розовая пони, смотря вниз.</text:p>
      <text:p text:style-name="P5853"/>
      <text:p text:style-name="P585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55"/>
      <text:soft-page-break/>
      <text:p text:style-name="P5856">-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57"/>
      <text:p text:style-name="P585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59"><text:s/>У меня кружится голова и я без сил опускаюсь на дно шлюпки.</text:p>
      <text:p text:style-name="P5860"/>
      <text:p text:style-name="P5861">- Да ты весь горишь, - Понка озабоченно касается носом моего лба. - Залазь в каюту, я сварю тебе кофе.</text:p>
      <text:p text:style-name="P5862"/>
      <text:p text:style-name="P5863">В корме лодки действительно есть крохотная надстройка, где я могу разместиться в сидячем положении.</text:p>
      <text:p text:style-name="P5864">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65">Мы летим на север.</text:p>
      <text:p text:style-name="P5866"/>
      <text:p text:style-name="P5867">…</text:p>
      <text:p text:style-name="P5868"/>
      <text:p text:style-name="P586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70"/>
      <text:p text:style-name="P587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72"/>
      <text:p text:style-name="P587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74"/>
      <text:soft-page-break/>
      <text:p text:style-name="P5875">- А вторым — ты? - я изо всех сил борюсь со сном, крепкий кофе совершенно не оправдывает свою репутацию.</text:p>
      <text:p text:style-name="P5876">-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77"/>
      <text:p text:style-name="P5878">Я вспоминаю название на борту шлюпки.</text:p>
      <text:p text:style-name="P5879"/>
      <text:p text:style-name="P5880">- Интересное название у твоего аппарата.</text:p>
      <text:p text:style-name="P588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82"/>
      <text:p text:style-name="P5883">Понка насыпает в блюдце печенье и пододвигает ко мне. Форма печенья мне кажется подозрительно знакомой.</text:p>
      <text:p text:style-name="P5884"/>
      <text:p text:style-name="P5885">- Это сердечки?</text:p>
      <text:p text:style-name="P5886">-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87">Я пожимаю плечами, и сонно сую одну печеньку в кофе.</text:p>
      <text:p text:style-name="P5888"/>
      <text:p text:style-name="P5889">- Долго нам лететь?</text:p>
      <text:p text:style-name="P5890">- Около трёх дней. Зависит от ветра. Сюда мы летели сутки, но ветер был попутным. Сейчас, к сожалению, наоборот.</text:p>
      <text:p text:style-name="P5891"/>
      <text:p text:style-name="P5892">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93"/>
      <text:p text:style-name="P5894">- Эй, ты куда?!</text:p>
      <text:p text:style-name="P5895">-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896"/>
      <text:p text:style-name="P5897">Розовогривая поняха затихает. Я медленно поворачиваюсь к ней. Она лежит, отвернувшись от меня и нарочито громко сопит…</text:p>
      <text:p text:style-name="P5898"/>
      <text:p text:style-name="P5899">… Мне действительно холодно.</text:p>
      <text:p text:style-name="P5900"/>
      <text:p text:style-name="P5901">Я вздыхаю и прижимаюсь к ней, обнимая её руками и зарываясь носом в пахнущую травой гриву.</text:p>
      <text:p text:style-name="P5902">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03"/>
      <text:p text:style-name="P5904">- Хотела бы я себе партнёра для путешествий. Такого, как ты, - бормочет Понка, уткнувшись носом мне в грудь. - Уж мы бы полетали.</text:p>
      <text:p text:style-name="P5905">Я молча обнимаю её всё крепче. Мой низ постепенно отвердевает, упираясь в живот поняхи. Она в ответ прижимается ко мне сильнее тазом.</text:p>
      <text:p text:style-name="P5906"/>
      <text:p text:style-name="P5907">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08"/>
      <text:p text:style-name="P590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10">Теперь гондола легонько покачивается не только из-за ветра…</text:p>
      <text:p text:style-name="P5911"><text:span text:style-name="T5912">&lt;</text:span><text:span text:style-name="T5913">пушка для феерверков</text:span><text:span text:style-name="T5914">&gt;</text:span></text:p>
      <text:p text:style-name="P5915">…</text:p>
      <text:p text:style-name="P5916"/>
      <text:p text:style-name="P5917">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18">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19">Возможно, полетаем в другой жизни. В другом месте, в другое время.</text:p>
      <text:p text:style-name="P5920">Не сейчас. Начатое надо завершить.</text:p>
      <text:p text:style-name="P5921"/>
      <text:p text:style-name="P5922">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23">Впрочем, я понимаю их опасения и стараюсь при каждом удобном случае демонстрировать зрачки глаз.</text:p>
      <text:p text:style-name="P5924"/>
      <text:soft-page-break/>
      <text:p text:style-name="P5925">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26">Я стою в шатре один — аликорница не удостаивает меня вниманием. Молчание затягивается.</text:p>
      <text:p text:style-name="P5927"/>
      <text:p text:style-name="P5928">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29"/>
      <text:p text:style-name="P5930">- Ну привет, что ли, жёнушка? Давно не виделись. Говорят, целых две недели, - пытаюсь язвить я.</text:p>
      <text:p text:style-name="P5931">Мне неприятен подобный приём и непонятно, как себя вести.</text:p>
      <text:p text:style-name="P5932"/>
      <text:p text:style-name="P593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34"/>
      <text:p text:style-name="P5935">Блядь! Она узнала… Про нас с Понкой точно не могла — мы только что прибыли. Значит, про нас с Луной…</text:p>
      <text:p text:style-name="P5936"/>
      <text:p text:style-name="P5937">-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38"/>
      <text:p text:style-name="P5939">- ЗАЧЕМ?!!</text:p>
      <text:p text:style-name="P5940"/>
      <text:p text:style-name="P594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42">Ну, всё, развод гарантирован — хорошо, хоть детей нет, алименты платить не придётся.</text:p>
      <text:p text:style-name="P5943"/>
      <text:p text:style-name="P5944">-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45">- Мне нет дела до твоих шашней с сестрой!!! - рявкает аликорница нормальным голосом. - Зачем ты показал Луне путь к Орунгуну?!!</text:p>
      <text:p text:style-name="P5946"/>
      <text:soft-page-break/>
      <text:p text:style-name="P5947">-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48">-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49">- Она… Она была очень убедительна…</text:p>
      <text:p text:style-name="P5950">- А я для тебя, значит, не убедительна? - горько вопрошает Селестия.- <text:s/>Я же предупреждала не делать этого.</text:p>
      <text:p text:style-name="P5951">- Не знаю, что на меня нашло, - бормочу я убито. - Извини.</text:p>
      <text:p text:style-name="P5952">- Мне не нужны твои извинения. Они не помогут отвоевать четыре пятых Эквестрии, - аликорница раздражённо отворачивается.</text:p>
      <text:p text:style-name="P5953">- Чтож… Я в твоём распоряжении. Готов стать в ряды сопротивления в любом звании до рядового включительно. Для помощи.</text:p>
      <text:p text:style-name="P5954">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55"/>
      <text:p text:style-name="P5956">Селестия, наконец, глубоко вздыхает.</text:p>
      <text:p text:style-name="P5957">- Ты так ничего и не понял, глупый Хуман, - грустно произносит аликорница, не поворачиваясь ко мне.</text:p>
      <text:p text:style-name="P5958">- Как ты думаешь, почему мы так быстро потеряли почти всю Эквестрию?</text:p>
      <text:p text:style-name="P5959">- Ну… У Луны, то есть, Найтмэр Мун большая армия?</text:p>
      <text:p text:style-name="P5960">-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61">- Тогда что же?</text:p>
      <text:p text:style-name="P5962">- Жертвы.</text:p>
      <text:p text:style-name="P5963">- В смысле? - я непонимающе смотрю на аликорницу. - Они приносят жертвы для боевой магии и вы проигрываете сражения?</text:p>
      <text:p text:style-name="P5964">-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65">-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66">- Вот именно, - вздыхает Селестия.</text:p>
      <text:p text:style-name="P5967">- Что?! - я начинаю догадываться. - Ты сдала четыре пятых Эквестрии потому, что не хочешь видеть крови?</text:p>
      <text:p text:style-name="P5968">-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text:s/><text:soft-page-break/>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69">- Но так не получится, - растерянно говорю я. - Твой отказ проливать кровь означает твоё поражение. Ты этого хочешь?</text:p>
      <text:p text:style-name="P5970">-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71">- Что — но?</text:p>
      <text:p text:style-name="P5972">-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73">- Ты смеёшься?! - я недоверчиво смотрю на аликорницу, но та только молча бьёт копытом в гонг.</text:p>
      <text:p text:style-name="P5974">Не успеваю я как следует охренеть, как входит стража и по её знаку меня берут в кольцо.</text:p>
      <text:p text:style-name="P5975"/>
      <text:p text:style-name="P5976">- Сел, не глупи! Я же Хуман! Твой Хуман! Ты чего?</text:p>
      <text:p text:style-name="P5977">Я трепыхаюсь в тисках стражи, но всё тщетно. Меня уводят.</text:p>
      <text:p text:style-name="P5978"/>
      <text:p text:style-name="P5979">Вот стоило просыпаться, чтобы из одного плена попасть в другой!</text:p>
      <text:p text:style-name="P5980"/>
      <text:p text:style-name="P5981">…</text:p>
      <text:p text:style-name="P5982"><text:span text:style-name="T5983">&lt;</text:span><text:span text:style-name="T5984">Допросы Хумана у капитана/ Жизнь огромного дирижабля — аналогично монкаламари</text:span><text:span text:style-name="T5985">&gt;</text:span></text:p>
      <text:p text:style-name="P5986">Я, как обычно, здороваюсь со стражником. Он, как обычно, не отвечает. Заменив отхожее ведро, он удаляется, унося с собой пустые тарелку с чашкой.</text:p>
      <text:p text:style-name="P5987">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88"/>
      <text:p text:style-name="P598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90">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91"/>
      <text:p text:style-name="P5992">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9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94">Эх, мечты-мечты…</text:p>
      <text:p text:style-name="P5995"/>
      <text:p text:style-name="P5996">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997">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998"/>
      <text:p text:style-name="P5999">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00"/>
      <text:p text:style-name="P600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02"/>
      <text:p text:style-name="P600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04">Ручка ковшика всё поднимается над бортиком бочки, затем я вижу спутанный ком розовых… водорослей?</text:p>
      <text:p text:style-name="P6005"/>
      <text:p text:style-name="P6006">Понкамина раздвигает мокрую гриву вокруг носа, выплёвывает дыхательную трубку изо рта и подмигивает мне.</text:p>
      <text:p text:style-name="P6007">- Зря выпрыгнул, Хуман. У нас ещё не было возможности заняться сексом под водой!</text:p>
      <text:p text:style-name="P6008">-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09"/>
      <text:p text:style-name="P6010">Понка вылазит из бочки и отряхивается.</text:p>
      <text:p text:style-name="P60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12">- Месяц и прошёл, если я не ошибся в подсчётах, - я указываю на группы палочек в углу.</text:p>
      <text:soft-page-break/>
      <text:p text:style-name="P601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14"/>
      <text:p text:style-name="P6015">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16"/>
      <text:p text:style-name="P6017">- Вытрись и оденься, Хуман. Сейчас будет холодно, - предупреждает Понка.</text:p>
      <text:p text:style-name="P6018">Её совет весьма уместен, - поняха достаёт из накопытных ножен ножик и молниеносно прорезает дыру в парусине.</text:p>
      <text:p text:style-name="P601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20"/>
      <text:p text:style-name="P6021">- Ты уверена? - переспрашиваю Понку. - Как ты сама-то выберешься? Или ты остаёшься тут вместо меня?</text:p>
      <text:p text:style-name="P6022">Розовогривая молча лезет в прорезь первой.</text:p>
      <text:p text:style-name="P6023"/>
      <text:p text:style-name="P6024">Уже второй раз эта поняха предлагает мне на выбор плен или свободу.</text:p>
      <text:p text:style-name="P6025">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26">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27"/>
      <text:p text:style-name="P602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29">Вздохнув поглубже, я ловлю лестницу и начинаю карабкаться вверх.</text:p>
      <text:p text:style-name="P6030"/>
      <text:p text:style-name="P603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text:s/><text:soft-page-break/>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32">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33"/>
      <text:p text:style-name="P6034">Через минуту я переваливаюсь через борт «Хитрожопки» и уютная каюта распахивает мне навстречу свои тёплые обьятия.</text:p>
      <text:p text:style-name="P6035"/>
      <text:p text:style-name="P6036">...</text:p>
      <text:p text:style-name="P6037"/>
      <text:p text:style-name="P6038">- Она сказала, что не хочет жертв. Что если воевать, то прольётся кровь, а она её достаточно насмотрелась.</text:p>
      <text:p text:style-name="P6039">- И это всё? – Понка старается просверлить меня взглядом.</text:p>
      <text:p text:style-name="P6040">- Ну да. То есть, она ещё что-то говорила, но суть именно в этом. Она не хочет крови, - я запиваю печенье глинтвейном.</text:p>
      <text:p text:style-name="P6041"/>
      <text:p text:style-name="P6042">«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43"/>
      <text:p text:style-name="P6044">-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45">- Нет. Крови не будет, - уверенно говорю я, вспоминая Орунгун.</text:p>
      <text:p text:style-name="P6046">-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47">Понка отправляет в рот горсть печенюшек, ложку варенья и запивает всё брусничным чаем.</text:p>
      <text:p text:style-name="P6048">- Нет.</text:p>
      <text:p text:style-name="P6049">Понка давится печеньем и выкашливает всё на поднос.</text:p>
      <text:p text:style-name="P6050">- Почему?</text:p>
      <text:p text:style-name="P6051">-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text:s/><text:soft-page-break/>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52">- Я думаю...</text:p>
      <text:p text:style-name="P605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54"/>
      <text:p text:style-name="P6055">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56"/>
      <text:p text:style-name="P6057">-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58">- Она ещё говорила, что это только её и сестры дело, – безнадёжно говорю я.</text:p>
      <text:p text:style-name="P605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60"/>
      <text:p text:style-name="P606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62">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6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64"/>
      <text:p text:style-name="P6065">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66">Я с открытым ртом обозреваю сонную армаду, забыв, зачем вышел. Взгляд метается от дирижабля к дирижаблю, от костра к костру.</text:p>
      <text:soft-page-break/>
      <text:p text:style-name="P6067">«Их слишком много. Зря Сел сдавала города без боя. Теперь они все вышли против неё» - проносится у меня в голове.</text:p>
      <text:p text:style-name="P6068"/>
      <text:p text:style-name="P6069">От длинного как палка колбасы дирижабля отделяется рой светящихся точек и быстро приближается к нам. Я выхожу из ступора и несусь в каюту.</text:p>
      <text:p text:style-name="P6070">- Понка, нас заметили! За нами погоня!</text:p>
      <text:p text:style-name="P607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72"/>
      <text:p text:style-name="P607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74">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75">- Лишь бы порох не отсырел, - ворчит <text:s/>Понка и из ящика на треноге встаёт небольшая, но толстая пушка.</text:p>
      <text:p text:style-name="P6076">- Ты будешь стрелять? - тупо спрашиваю я.</text:p>
      <text:p text:style-name="P6077">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78">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607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80"/>
      <text:p text:style-name="P6081">- Четыре! На праздновании победы Грифа Карруса в «Небесах Эквестрии» - громогласно возвещает голос с носа лодки.</text:p>
      <text:p text:style-name="P6082">Мы оборачиваемся, чтобы встретиться взглядами с Найтмэр Мун.</text:p>
      <text:p text:style-name="P6083"/>
      <text:p text:style-name="P6084">-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85">- Не бойся Нас. Мы не причиним тебе зла. Ты помог Нам. И Мы не забыли ночь с тобой, хотя и не придаём этому той важности, что наш бывший носитель.</text:p>
      <text:p text:style-name="P6086">Узкие зрачки насмешливо смотрят, как я пытаюсь нашарить рукой что-нибудь увесистое за собой.</text:p>
      <text:soft-page-break/>
      <text:p text:style-name="P6087">- Что значит «наш бывший носитель»? Что ты сделала с Луной?</text:p>
      <text:p text:style-name="P6088">-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89">- О каком счастье ты говоришь? - я, наконец, нашарил багор и осторожно перехватываю пальцами чуть пониже, чтобы было удобно замахиваться.</text:p>
      <text:p text:style-name="P609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91">- За пушку ответишь, сосулька гнилая! - орёт Понка, трепыхаясь в магическом захвате.</text:p>
      <text:p text:style-name="P6092">- Не думаю, что пушка тебе понадобится, когда ты познаешь любовь зимы.</text:p>
      <text:p text:style-name="P6093">Розовогривая поняха пытается пнуть ногой Найтмэр, когда та подходит к ней. Найтмэр только презрительно улыбается.</text:p>
      <text:p text:style-name="P6094">-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095">Создание поворачивается к Понке и хищно прищуривает глаза. Узкие зрачки горят зелёным, в их глубине появляются огненные точки.</text:p>
      <text:p text:style-name="P6096">- Стой!</text:p>
      <text:p text:style-name="P6097">Найтмэр недоумённо поворачивается ко мне.</text:p>
      <text:p text:style-name="P6098">-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099">- Эй! Ты кого назвал прислуж... Ай! - Понка замолкает после незаметной, но сильной затрещины с моей стороны.</text:p>
      <text:p text:style-name="P6100">-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01"/>
      <text:p text:style-name="P6102">…</text:p>
      <text:p text:style-name="P6103"/>
      <text:p text:style-name="P6104">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text:s/><text:soft-page-break/>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05">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06"/>
      <text:p text:style-name="P6107">- Мы снова летим вдоль хребта. Только в обратную сторону. - Понка плотнее кутается в одеяло. - С таким темпом до битвы поужинать не успеем.</text:p>
      <text:p text:style-name="P6108">- Проклятье! Надо как-то выбраться отсюда. Надо предупредить Сел. Тут столько сил, что они пощёлкают силы Сопротивления как семечки.</text:p>
      <text:p text:style-name="P6109">-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10">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11">- Если бы можно было как-то залезть на на верх «Айсберга» и потом по канату...</text:p>
      <text:p text:style-name="P6112">-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13">- Вдобавок, - продолжает розовая поняха, - уже поздно.</text:p>
      <text:p text:style-name="P6114"/>
      <text:p text:style-name="P6115">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16">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17"/>
      <text:p text:style-name="P6118">-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19"/>
      <text:soft-page-break/>
      <text:p text:style-name="P6120">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21">На моих глазах воздушные силы Сопротивления приземляют два дирижабля, лишившись при этом половины боеспособных эскадрилий.</text:p>
      <text:p text:style-name="P6122"/>
      <text:p text:style-name="P612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24">- С такими успехами битва закончится через полчаса: все попадут в плен, - мрачно замечаю я.</text:p>
      <text:p text:style-name="P6125"/>
      <text:p text:style-name="P6126">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27"/>
      <text:p text:style-name="P6128">- Узри миг Нашего торжества, Хуман!</text:p>
      <text:p text:style-name="P6129">Дверь камеры растворяется и к нам входит улыбающаяся до ушей Найтмер Мун в сопровождении виндиго.</text:p>
      <text:p text:style-name="P6130">-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31"/>
      <text:p text:style-name="P6132">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33"/>
      <text:p text:style-name="P6134">-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35"/>
      <text:soft-page-break/>
      <text:p text:style-name="P6136">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37"/>
      <text:p text:style-name="P6138">-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39"/>
      <text:p text:style-name="P6140">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41"/>
      <text:p text:style-name="P6142">- Оставь поединок Нам, - благосклонно кивает ему Найтмэр. - Нам так долго не хватало этого развлечения!</text:p>
      <text:p text:style-name="P614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44"/>
      <text:p text:style-name="P6145">-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46"/>
      <text:p text:style-name="P6147">Закованая в доспехи белая фигура молча смотрит на Найтмэр. Та тяжко вздыхает.</text:p>
      <text:p text:style-name="P6148">- Глупо. Ты не оставляешь Нам выхода. Эта игра будет слишком короткой.</text:p>
      <text:p text:style-name="P6149"/>
      <text:p text:style-name="P6150">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5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soft-page-break/>
      <text:p text:style-name="P615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5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54"/>
      <text:p text:style-name="P6155">Найтмэр со смешком протягивает копыто к шлему Селестии и поднимает забрало.</text:p>
      <text:p text:style-name="P6156">Несколько долгих секунд стоит тишина. Потом над мостиком раздаётся режущий уши визг, переходящий в рёв.</text:p>
      <text:p text:style-name="P6157"/>
      <text:p text:style-name="P6158">- ОБМА-А-А-Н!!!</text:p>
      <text:p text:style-name="P6159"/>
      <text:p text:style-name="P6160">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61"/>
      <text:p text:style-name="P6162">- ОБМА-А-А-Н!!! Это Мы ВСЕГДА играли командора Брэйвхарта! Это Наша...</text:p>
      <text:p text:style-name="P6163"/>
      <text:p text:style-name="P6164">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65"/>
      <text:p text:style-name="P6166">-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67"/>
      <text:p text:style-name="P6168">Аликорница пристально вглядывается в небо в том направлении, где скрылся повар-пегас.</text:p>
      <text:p text:style-name="P616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70">-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71"/>
      <text:p text:style-name="P6172">…</text:p>
      <text:p text:style-name="P6173"/>
      <text:soft-page-break/>
      <text:p text:style-name="P617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75">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76"/>
      <text:p text:style-name="P6177">-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78"/>
      <text:p text:style-name="P6179">Из рога чёрной аликорницы вырывается фиолетовая молния и ударяет в светлую фигуру впереди. Та уворачивается.</text:p>
      <text:p text:style-name="P6180"/>
      <text:p text:style-name="P618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82"/>
      <text:p text:style-name="P618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84">Силовой купол Элементов растёт прямо на глазах. Но всё ещё далеко, гораздо дальше, чем хотелось бы.</text:p>
      <text:p text:style-name="P6185"/>
      <text:p text:style-name="P6186">-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87"/>
      <text:p text:style-name="P6188">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89"/>
      <text:p text:style-name="P6190">- Так-так, сестрица, Нам неудобно дырявить твой роскошный зад, но Мы не можем позволить... ИК!...</text:p>
      <text:soft-page-break/>
      <text:p text:style-name="P6191">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92">- Давай, Сел, - бормочу я, яростно терзая зубами узел. - Поднажми.</text:p>
      <text:p text:style-name="P619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94">Узёл в конце-концов подаётся и петли спадают с затёкших рук, когда меня накрывает тень.</text:p>
      <text:p text:style-name="P6195"/>
      <text:p text:style-name="P6196">- Мы можем убить тебя прямо сейчас!!! - рычит мне в лицо Найтмэр Мун. - Зачем Нам предатель?</text:p>
      <text:p text:style-name="P6197">Она с такой силой стучит копытом, что я подпрыгиваю на скамье и валюсь на пол колесницы.</text:p>
      <text:p text:style-name="P6198">-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199">Ноздри тёмной аликорницы гневно расширяются, узкие зрачки буквально пронзают меня насквозь как пара испанских навах.</text:p>
      <text:p text:style-name="P6200">Я молчу. Найтмэр, в конце концов, раздражённо отворачивается.</text:p>
      <text:p text:style-name="P6201">- Почему Мы это терпим? - бормочет она сама себе. - Что это за мягкотелость? Это не понравится Великой Зиме.</text:p>
      <text:p text:style-name="P6202"/>
      <text:p text:style-name="P620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04"/>
      <text:p text:style-name="P6205">- Сел!!! Осторожно, сеть!!! - ору я.</text:p>
      <text:p text:style-name="P6206">Найтмэр лишь надменно хохочет, даже не удостоив меня взглядом.</text:p>
      <text:p text:style-name="P6207">-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08">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09">- Теперь посмотрим, чьи будут печеньки! - издевательски смеётся Найтмэр. - Вперёд!</text:p>
      <text:p text:style-name="P6210"/>
      <text:soft-page-break/>
      <text:p text:style-name="P62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12">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13"/>
      <text:p text:style-name="P6214">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15"><text:span text:style-name="T6216">Радужная мембрана всё ближе, но Найтмэр не проявляет ни малейших признаков беспокойства.<text:s/></text:span><text:span text:style-name="T6217">На последних ярдах к защитному<text:s/></text:span><text:span text:style-name="T6218">э</text:span><text:span text:style-name="T6219">крану<text:s/></text:span><text:span text:style-name="T6220">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21"/>
      <text:p text:style-name="P6222">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23"/>
      <text:p text:style-name="P6224">- Сел. - пересохшими губами шепчу я. - Вставай.</text:p>
      <text:p text:style-name="P6225">Я не могу больше говорить — у меня закончился воздух в лёгких. Затаив дыхание, я смотрю на окровавленую фигуру на гравийной дорожке.</text:p>
      <text:p text:style-name="P6226">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27">- Вставай, Сел, - шепчу я беззвучно.</text:p>
      <text:p text:style-name="P6228"/>
      <text:p text:style-name="P6229">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30"/>
      <text:p text:style-name="P6231">- Мы победили, - бормочу я. - Нет. Ты победила, Сел.</text:p>
      <text:soft-page-break/>
      <text:p text:style-name="P6232">События последних дней высосали меня досуха. У меня нет сил радоваться. Я с трудом встаю с пола колесницы и медленно бреду к арсеналу.</text:p>
      <text:p text:style-name="P6233">- Кто тут? - слышу слабый голос за спиной. - Где мы?</text:p>
      <text:p text:style-name="P6234">В колеснице стоит Найтмэр.</text:p>
      <text:p text:style-name="P6235">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36">- Ч-что тут произошло, Хуман?</text:p>
      <text:p text:style-name="P6237"/>
      <text:p text:style-name="P6238">Я молча нагибаюсь и подбираю с дорожки самый увесистый камень, до которого могу дотянуться.</text:p>
      <text:p text:style-name="P6239">Мы молча стоим друг против друга и глаза Луны в конце-концов наполняются страхом.</text:p>
      <text:p text:style-name="P6240"/>
      <text:p text:style-name="P6241">- Ты угрожаешь Нам? Что плохого Мы тебе сделали?</text:p>
      <text:p text:style-name="P6242"/>
      <text:p text:style-name="P6243">Я молчу, не сводя с неё глаз. За моей спиной хлопает тяжёлая дверь арсенала.</text:p>
      <text:p text:style-name="P6244"/>
      <text:p text:style-name="P6245">-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46"/>
      <text:p text:style-name="P6247">- Ты ударил Нас! - удивлённо восклицает синяя аликорница.</text:p>
      <text:p text:style-name="P6248">Я встаю первый и заношу над ней камень. Её глаза наполняются ужасом.</text:p>
      <text:p text:style-name="P6249"/>
      <text:p text:style-name="P6250">- Не трожь её, - слышу за спиной <text:s/>тихий голос.</text:p>
      <text:p text:style-name="P625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52">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53">В конце-концов, Луна заливается слезами и прикрывается крыльями.</text:p>
      <text:p text:style-name="P6254">- П-почему т-ты... В-вы так относитесь к нам? Что я сделала тебе и Хуману? - бормочет она сквозь слёзы из-под крыльев.</text:p>
      <text:p text:style-name="P6255">- С возвращением, сестра, - мягко улыбается Селестия. - Я соскучилась.</text:p>
      <text:p text:style-name="P6256">- Она чиста, - поворачивается светлая аликорница ко мне. - Опусти камень, Ху...</text:p>
      <text:p text:style-name="P6257"/>
      <text:p text:style-name="P6258">Зрачки Луны становятся узкими как у змеи. Рот искривляется в хищном оскале.</text:p>
      <text:p text:style-name="P6259"/>
      <text:soft-page-break/>
      <text:p text:style-name="P6260">- Сел!!!</text:p>
      <text:p text:style-name="P6261">Мой окрик пропадает впустую.</text:p>
      <text:p text:style-name="P6262">Стремительным броском кобры Найтмэр изгибает шею и впивается рогом в бок светлой аликорницы.</text:p>
      <text:p text:style-name="P6263"/>
      <text:p text:style-name="P6264">- Так Ночь всегда побеждает День, а Зима — Лето! - торжествующе смеётся Найтмэр. - Ты проиграла, сестра!</text:p>
      <text:p text:style-name="P6265">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66"/>
      <text:p text:style-name="P6267">- Мы уже победили щит Элементов один раз — победим и второй! - хрипло смеётся Найтмэр.</text:p>
      <text:p text:style-name="P6268">Кровь из бока Селестии льётся по её рогу, заливая глаза и нос. Найтмэр слизывает эту кровь и снова хохочет.</text:p>
      <text:p text:style-name="P6269">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70">- Ночь сильнее дня! Не стой у Нас на пути, Хуман — и ты ещё сможешь занять подобающее место у Нашего престола!</text:p>
      <text:p text:style-name="P6271">- Ты забыла, сестра, - слабый голос Селестии вмиг прервал дикое хохотание Найтмэр.</text:p>
      <text:p text:style-name="P6272">- Что?!! Что Мы забыли?</text:p>
      <text:p text:style-name="P6273"/>
      <text:p text:style-name="P6274">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75">-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76"/>
      <text:p text:style-name="P6277">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78"/>
      <text:p text:style-name="P627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80"/>
      <text:p text:style-name="P6281">Золотистый пузырь лопается и Найтмэр летит в зенит подобно камню из пращи. Секунду я ещё слышу её визг, после чего она скрывается из виду.</text:p>
      <text:p text:style-name="P6282"/>
      <text:p text:style-name="P6283">- Мне очень жаль, что пришлось так поступить, - шепчет Селестия.</text:p>
      <text:soft-page-break/>
      <text:p text:style-name="P6284">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85"/>
      <text:p text:style-name="P6286">-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87">Аликорница говорит с закрытыми глазами, как во сне. Её голос становится всё тише.</text:p>
      <text:p text:style-name="P6288"/>
      <text:p text:style-name="P6289">- Сел! Не засыпай!!!</text:p>
      <text:p text:style-name="P6290"/>
      <text:p text:style-name="P6291">Аликорница открывает глаза и слабо улыбается.</text:p>
      <text:p text:style-name="P6292">- Обними же меня, наконец. Мне станет теплее. Тут... что-то слишком холодно.</text:p>
      <text:p text:style-name="P6293"/>
      <text:p text:style-name="P6294">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295"/>
      <text:p text:style-name="P6296">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297"/>
      <text:p text:style-name="P6298">- Я... чувствую магию... - слабо произносит Селестия.</text:p>
      <text:p text:style-name="P6299">Я отстраняюсь от неё и вижу золотую фигурку аликорницы, раскачивающуюся на цепочке на моей шее.</text:p>
      <text:p text:style-name="P6300"/>
      <text:p text:style-name="P6301"><text:span text:style-name="T6302">- Очень знакомая магия... Похоже на моё собственное<text:s/></text:span><text:span text:style-name="T6303">проклятие</text:span><text:span text:style-name="T6304"><text:s/>«Каменный лёд», только усиленое в сотню раз. Я изобрела его для<text:s/></text:span><text:span text:style-name="T6305">побед</text:span><text:span text:style-name="T6306">ы над<text:s/></text:span><text:span text:style-name="T6307">Дискордом</text:span><text:span text:style-name="T6308">... Откуда у тебя этот медальон?</text:span></text:p>
      <text:p text:style-name="P6309">Я пытаюсь снять его, но рука, как прежде, проходит сквозь него.</text:p>
      <text:p text:style-name="P6310"/>
      <text:p text:style-name="P63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12"><text:span text:style-name="T6313">-<text:s/></text:span><text:span text:style-name="T6314">Если я не<text:s/></text:span><text:span text:style-name="T6315">ошибаюсь</text:span><text:span text:style-name="T6316"><text:s/>в природе<text:s/></text:span><text:span text:style-name="T6317">э</text:span><text:span text:style-name="T6318">того заклинания,<text:s/></text:span><text:span text:style-name="T6319">у меня есть около минуты. Я бы, наверное, смогла бы побороться с ним, если бы не была так слаба.</text:span></text:p>
      <text:p text:style-name="P6320">- Сел, что ты говоришь? Как тебе помочь?</text:p>
      <text:p text:style-name="P632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text:s/><text:soft-page-break/>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22"/>
      <text:p text:style-name="P6323">Серое пятно уже охватило всю грудь и расползается на шею, передние ноги и крылья. Скорость распространения пятна увеличивается.</text:p>
      <text:p text:style-name="P6324">- Сел!!!</text:p>
      <text:p text:style-name="P6325">-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26">…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27">- Сел, ЧТО МНЕ СДЕЛАТЬ, ЧТОБЫ ПОМОЧЬ?!!</text:p>
      <text:p text:style-name="P6328"/>
      <text:p text:style-name="P6329">Мой крик теряется в пустоте. Аликорница не отвечает.</text:p>
      <text:p text:style-name="P6330">Статуи не умеют говорить.</text:p>
      <text:p text:style-name="P6331"/>
      <text:p text:style-name="P6332">…</text:p>
      <text:p text:style-name="P6333"/>
      <text:p text:style-name="P6334">Сколько времени я стою, уставившись на каменное изваяние, некогда бывшее моим спутником долгие сотни лет?</text:p>
      <text:p text:style-name="P6335">Секунды?</text:p>
      <text:p text:style-name="P6336">Минуты?</text:p>
      <text:p text:style-name="P6337">Часы?</text:p>
      <text:p text:style-name="P6338"/>
      <text:p text:style-name="P633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40">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41"/>
      <text:p text:style-name="P6342">С экрана на меня смотрит Селестия.</text:p>
      <text:p text:style-name="P6343"/>
      <text:soft-page-break/>
      <text:p text:style-name="P6344">-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45"/>
      <text:p text:style-name="P6346">Изображение на экране мигает и часто прерывается белым шумом, её слова еле можно разобрать сквозь треск разрядов и хрипение помех.</text:p>
      <text:p text:style-name="P6347"><text:span text:style-name="T6348">-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49">п-</text:span><text:span text:style-name="T6350">прощай!</text:span></text:p>
      <text:p text:style-name="P6351"/>
      <text:p text:style-name="P6352">Мир растворяется в ослепительном сиянии...</text:p>
      <text:p text:style-name="P6353"><text:span text:style-name="T6354">&lt;</text:span><text:span text:style-name="T6355">всё время войны сестёр была ночь</text:span><text:span text:style-name="T6356">&gt;</text:span></text:p>
      <text:p text:style-name="P6357"><text:span text:style-name="T6358">&lt;</text:span><text:span text:style-name="T6359">Война — 200 лет.</text:span><text:span text:style-name="T6360">&gt;</text:span></text:p>
      <text:p text:style-name="P6361"/>
      <text:h text:style-name="P6362" text:outline-level="2">~~~ Интермедия ~~~</text:h>
      <text:p text:style-name="P6363"/>
      <text:p text:style-name="P6364">… Я ставлю точку в последнем абзаце.</text:p>
      <text:p text:style-name="P6365"/>
      <text:p text:style-name="P6366"><text:span text:style-name="T636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68">МЛП</text:span><text:span text:style-name="T6369">.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70"/>
      <text:p text:style-name="P6371">И всё же…</text:p>
      <text:p text:style-name="P6372"/>
      <text:p text:style-name="P637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74"/>
      <text:p text:style-name="P6375"><text:span text:style-name="T6376">…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77">«Намерение меняет реальность… В другом месте, в другое время...»</text:span><text:span text:style-name="T6378">.</text:span></text:p>
      <text:p text:style-name="P6379"/>
      <text:soft-page-break/>
      <text:h text:style-name="P6380" text:outline-level="2">Глава 19</text:h>
      <text:p text:style-name="P6381"/>
      <text:p text:style-name="P6382">…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8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84"/>
      <text:p text:style-name="P6385">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86">А, может быть, моя настоящая жизнь мне тоже только кажется?</text:p>
      <text:p text:style-name="P6387">Не знаю. Но теперь столетия жизни в Эквестрии мне кажутся чудным сном, тающим под напором реальности.</text:p>
      <text:p text:style-name="P6388"/>
      <text:p text:style-name="P6389">Осторожно ощупывая перед собой горячий воздух, поднимаюсь на ноги. Нашарив выход на крышу, открываю дверь и захожу внутрь.</text:p>
      <text:p text:style-name="P6390">Непонятно зачем, плотно закрываю за собой дверь.</text:p>
      <text:p text:style-name="P6391"/>
      <text:p text:style-name="P6392"><text:span text:style-name="T6393">Медленно, ощупывая</text:span><text:span text:style-name="T6394"><text:s/>воздух перед собой,<text:s/></text:span><text:span text:style-name="T6395">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396">Смешно, конечно — кто меня тут увидит? Даже я сам себя увидеть не могу.</text:p>
      <text:p text:style-name="P6397"/>
      <text:p text:style-name="P6398">Всё, что мне сейчас хочется…</text:p>
      <text:p text:style-name="P6399"/>
      <text:p text:style-name="P6400">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01"/>
      <text:p text:style-name="P6402">… так это войти в свою обетованную палату, улечься на свою родную койку…</text:p>
      <text:p text:style-name="P6403"/>
      <text:p text:style-name="P6404">Три этажа позади. Значит, спустился на родной шестой.</text:p>
      <text:p text:style-name="P6405">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06"/>
      <text:p text:style-name="P6407">… и умереть.</text:p>
      <text:p text:style-name="P6408"/>
      <text:soft-page-break/>
      <text:p text:style-name="P6409">Дверь в мою палату открыта настежь. Стул, на котором сидел Судья Дредд, перевёрнут и, похоже, сломан в толкучке.</text:p>
      <text:p text:style-name="P6410">Осторожно вхожу в помещение и пробираюсь к своей койке. На полу явно пролили какую-то жидкость. Надеюсь, кружку воды, а не ночной горшок.</text:p>
      <text:p text:style-name="P6411"/>
      <text:p text:style-name="P6412">- Кто тут?</text:p>
      <text:p text:style-name="P6413"/>
      <text:p text:style-name="P6414">Трескучий безжизненный голос может принадлежать только одному владельцу.</text:p>
      <text:p text:style-name="P6415">- Терминатор, тебя не забрали в убежище?</text:p>
      <text:p text:style-name="P6416">- А, это ты, Дедлайн... Включи свет, пожалуйста. Слишком темно, я тебя почти не вижу.</text:p>
      <text:p text:style-name="P6417"/>
      <text:p text:style-name="P6418">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19">Пожав плечами, нашариваю на стене выключатель и щёлкаю кнопкой. Электричества нет, но разве это важно? Важно намерение.</text:p>
      <text:p text:style-name="P6420"/>
      <text:p text:style-name="P6421">- Так лучше?</text:p>
      <text:p text:style-name="P6422">- Да… Так лучше. Что у тебя с глазами?</text:p>
      <text:p text:style-name="P6423">- Это уже совершенно неважно.</text:p>
      <text:p text:style-name="P6424"/>
      <text:p text:style-name="P6425">Осторожно присаживаюсь на койку. Пружины скрипят под моим весом.</text:p>
      <text:p text:style-name="P6426"/>
      <text:p text:style-name="P6427">- Ты видел её?.. Ты встретился с ней?.. Какой была встреча?</text:p>
      <text:p text:style-name="P6428"/>
      <text:p text:style-name="P6429">Сжимаю виски пальцами, пытаясь вспомнить подробности встречи половины часа назад и одновременно половины тысячи лет.</text:p>
      <text:p text:style-name="P6430"/>
      <text:p text:style-name="P6431">-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32"/>
      <text:p text:style-name="P6433">- Да уж, целых полчаса назад… Спасибо, в целом, ясно. Тогда мне понятна её спешка. Она ведь навестила меня на мгновение. Просила передать тебе…</text:p>
      <text:p text:style-name="P6434">- Что??? Что она просила передать?!!</text:p>
      <text:soft-page-break/>
      <text:p text:style-name="P6435">-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36"/>
      <text:p text:style-name="P6437">Терминатор хрипло смеётся.</text:p>
      <text:p text:style-name="P6438">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39"/>
      <text:p text:style-name="P6440">Намерение меняет реальность. Где-то я уже это слышал.</text:p>
      <text:p text:style-name="P6441">Но где?</text:p>
      <text:p text:style-name="P6442">И когда?</text:p>
      <text:p text:style-name="P6443">И от кого?</text:p>
      <text:p text:style-name="P6444"/>
      <text:p text:style-name="P6445">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46">На ощупь — крылатый единорог. Или рогатый пегас. Фигурка быстро нагревается и начинает жечь ладонь. Я сжимаю её в руке, несмотря на боль.</text:p>
      <text:p text:style-name="P6447">Мне кажется, или её очертания расплываются у меня в ладони? Впрочем, кровать я тоже перестаю ощущать. Я не чувствую ни ног, ни рук.</text:p>
      <text:p text:style-name="P6448"><text:span text:style-name="T6449">&lt;</text:span><text:span text:style-name="T6450">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51">&gt;</text:span></text:p>
      <text:p text:style-name="P6452">-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53"/>
      <text:p text:style-name="P6454">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55">Чтож.</text:p>
      <text:p text:style-name="P6456"/>
      <text:p text:style-name="P6457">Мне осталось закончить одно дело. Не то, чтобы я в него верил, просто хочется напоследок показать фак мирозданию. Этому конкретно и вообще.</text:p>
      <text:p text:style-name="P6458"/>
      <text:p text:style-name="P645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60"/>
      <text:soft-page-break/>
      <text:p text:style-name="P6461">Ничто…</text:p>
      <text:p text:style-name="P6462"/>
      <text:p text:style-name="P6463">~~~</text:p>
      <text:p text:style-name="P6464"/>
      <text:p text:style-name="P6465">…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66">Я гляжу на свои руки (да, я снова могу видеть!) и вижу, что они вполне нормального вида, без видимых повреждений.</text:p>
      <text:p text:style-name="P6467">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68">И новый приступ дежавю одолевает меня — я наверняка где-то видел этого типа. Готов зуб отдать, мы встречались раньше!</text:p>
      <text:p text:style-name="P6469"/>
      <text:p text:style-name="P6470">- Привет-привет! - существо снова машет копытом, но уже в приветственном жесте.</text:p>
      <text:p text:style-name="P6471">- Ты... Ты что за хрен вообще? – наконец-то обретаю речь я.</text:p>
      <text:p text:style-name="P6472">-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73">- Да-да, у меня похожее чувство, - мрачно сообщаю я. - По-моему, мы уже пересекались раньше.</text:p>
      <text:p text:style-name="P647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75">- Что?</text:p>
      <text:p text:style-name="P6476"/>
      <text:p text:style-name="P6477">-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78">-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79">-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text:s/><text:soft-page-break/>казалось, в этом кластере они отсутствуют. Что же привело тебя в Эогипп, Проводник? И почему я не могу определить места, откуда ты пришёл?</text:p>
      <text:p text:style-name="P6480">-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81">-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82">Сверхаликорн подаёт стакан воды.</text:p>
      <text:p text:style-name="P6483"/>
      <text:p text:style-name="P6484">- И что же ты теперь собираешься делать? - продолжает Анакорн.</text:p>
      <text:p text:style-name="P6485">- Не знаю. Вот, думаю, может, сдохнуть прямо тут?</text:p>
      <text:p text:style-name="P6486">-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87"/>
      <text:p text:style-name="P6488">Я саркастически улыбаюсь в ответ. Да, я хочу. Вот только желание это неосуществимо, если только Анакорн не умеет воскрешать мёртвых.</text:p>
      <text:p text:style-name="P6489"/>
      <text:p text:style-name="P6490">- Ты умеешь возвращать с того света?</text:p>
      <text:p text:style-name="P649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92">-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93">- Да ну, зачем статую? - огорчается Анакорн. - Не буду я превращать тебя в статую. Есть одно решение…</text:p>
      <text:p text:style-name="P6494"/>
      <text:p text:style-name="P6495">Демиург морщит лоб и зависает, уставившись в одну точку.</text:p>
      <text:p text:style-name="P6496">- И?..</text:p>
      <text:p text:style-name="P6497">Я замечаю, что мои кисти светятся голубоватым свечением, а кончики пальцев становятся полупрозрачными.</text:p>
      <text:p text:style-name="P6498">- <text:s/>Тебе пора уходить. Слишком долго находился возле меня. Ты сгораешь, - объясняет Анакорн.</text:p>
      <text:p text:style-name="P6499">- Так что там насчёт решения? - не отстаю я.</text:p>
      <text:soft-page-break/>
      <text:p text:style-name="P6500"><text:span text:style-name="T6501">С</text:span><text:span text:style-name="T6502">верхаликорн<text:s/></text:span><text:span text:style-name="T6503">морщит лоб, сосредоточиваясь</text:span><text:span text:style-name="T6504">.<text:s/></text:span><text:span text:style-name="T6505">Полминут</text:span><text:span text:style-name="T6506">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07"/>
      <text:p text:style-name="P650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09">- А за какой дверью Сел?</text:p>
      <text:p text:style-name="P6510">-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11"/>
      <text:p text:style-name="P6512">Сверхаликорн нетерпеливым жестом указывает в направлении дверей.</text:p>
      <text:p text:style-name="P6513">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1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15">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6516"/>
      <text:p text:style-name="P6517">Голубоватое свечение уже расширилось с кистей на руки и торс, последние фаланги пальцев едва видны.</text:p>
      <text:p text:style-name="P6518">Может, тут и остановиться? Сияющий эфир и каменная статуя — хорошая пара, как по мне.</text:p>
      <text:p text:style-name="P6519">Нет, эту историю надо пройти до конца.</text:p>
      <text:p text:style-name="P6520">Медленно возвращаюсь к светящимся проёмам дверей.</text:p>
      <text:p text:style-name="P6521">Вот оно!</text:p>
      <text:p text:style-name="P6522">Останавливаюсь напротив проёма, почувствовав легчайший укол. Делаю шаг к двери — и чувствую знакомое жжение в груди.</text:p>
      <text:p text:style-name="P6523"/>
      <text:p text:style-name="P6524">- Ну привет-привет, - блаженно улыбаюсь я старой знакомой.</text:p>
      <text:p text:style-name="P6525">Прижатая к области сердца рука ощущает очертания фигурки аликорна, как будто выросшей из груди.</text:p>
      <text:p text:style-name="P6526"/>
      <text:p text:style-name="P6527">Что-то это да значит.</text:p>
      <text:p text:style-name="P6528"/>
      <text:soft-page-break/>
      <text:p text:style-name="P652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30">Да плевать — если дверь нельзя открыть — её можно выбить. Эта мысль заполняет всё сознание.</text:p>
      <text:p text:style-name="P6531">Изо всех сил замахиваюсь ногой и втапливаю по двери. Нога проваливается в дверь, а за ней и весь я.</text:p>
      <text:p text:style-name="P6532"/>
      <text:p text:style-name="P6533">- Ну, или так, - успеваю подумать я.</text:p>
      <text:p text:style-name="P6534"/>
      <text:h text:style-name="P6535" text:outline-level="2">Эпилог</text:h>
      <text:p text:style-name="P6536"/>
      <text:p text:style-name="P6537">~~~5000 лет от основания Эквестрии~~~</text:p>
      <text:p text:style-name="P6538"/>
      <text:p text:style-name="P6539">Mike Oldfield - In the beginning &amp; Let there be light <text:s text:c="5"/>или <text:s text:c="5"/>Oceania</text:p>
      <text:p text:style-name="P6540"><text:a xlink:href="https://www.youtube.com/watch?v=p9BoEuwuzIk" office:target-frame-name="_top" xlink:show="replace"><text:span text:style-name="T6541">https://www.youtube.com/watch?v=p9BoEuwuzIk</text:span></text:a><text:span text:style-name="T6542"><text:line-break/><text:s/></text:span><text:a xlink:href="https://www.youtube.com/watch?v=aG-_7xXTHjk" office:target-frame-name="_top" xlink:show="replace"><text:span text:style-name="T6543">https://www.youtube.com/watch?v=aG-_7xXTHjk</text:span></text:a></text:p>
      <text:p text:style-name="P6544"/>
      <text:p text:style-name="Textbody"><text:span text:style-name="T6545">Двенадцать жеребят под присмотром учительницы скучают в фойе. Экскурсовод – высокая сухопарая кобыла-единорог в твидовом жакете<text:s/></text:span>c<text:span text:style-name="T6546"><text:s/>собранной в строгую буклю гривой – строго обращается к воспитательнице.</text:span></text:p>
      <text:p text:style-name="P6547">-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6548">-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49">-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50">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51"/>
      <text:p text:style-name="P6552">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53"/>
      <text:soft-page-break/>
      <text:p text:style-name="P6554">…</text:p>
      <text:p text:style-name="P6555">…</text:p>
      <text:p text:style-name="P6556">…</text:p>
      <text:p text:style-name="P6557"/>
      <text:p text:style-name="P6558">-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59"/>
      <text:p text:style-name="P6560">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61"/>
      <text:p text:style-name="P6562">-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6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64"/>
      <text:p text:style-name="P6565">-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6566">-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567">-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68"/>
      <text:p text:style-name="P6569">Её взрослые товарищи фейсхуфнули. Экскурсовод поправила очки и окинула взором присмиревшую аудиторию.</text:p>
      <text:p text:style-name="Textbody"><text:span text:style-name="T6570">&lt;Побольше про Дрим, развернуть. Она – пра-пра-правнучка Рєйнбоу Джет (и Дэш)&gt;</text:span></text:p>
      <text:p text:style-name="P6571"/>
      <text:p text:style-name="P6572">-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text:s/><text:soft-page-break/>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73"/>
      <text:p text:style-name="P6574">- А вы сами как думаете? - перебила экскурсовода Рэйнбоу Дрим. - Это плинцесса Селестия, или лабота этой… как её… Эйл Малбл?</text:p>
      <text:p text:style-name="P6575"/>
      <text:p text:style-name="P6576">Экскурсовод посмотрела на жеребёнка поверх очков и слабо улыбнулась.</text:p>
      <text:p text:style-name="P6577"/>
      <text:p text:style-name="P6578">-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79"/>
      <text:p text:style-name="P6580">-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81">- Дасти Нупс, веди себя прилично! - шикнула на него учительница, - немедленно вернисть в группу!</text:p>
      <text:p text:style-name="P6582">-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6583">-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84"/>
      <text:p text:style-name="P6585">-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86">Смех остальных жеребят заглушает её.</text:p>
      <text:p text:style-name="P6587">-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88"/>
      <text:p text:style-name="P6589">Жеребята хохочут, хлопая друг друга <text:s/>по спинам.</text:p>
      <text:p text:style-name="P6590"/>
      <text:p text:style-name="Textbody"><text:span text:style-name="T6591">- Дети! - строго шикает на жеребят учительница. - Нельзя смеяться над младшими! Не так уж это умно: вы сами не так уж давно были такими<text:s/></text:span><text:span text:style-name="T6592">же</text:span><text:span text:style-name="T6593">.</text:span></text:p>
      <text:p text:style-name="P6594">- Всё равно умнее, чем верить в мамины сказочки про Хумана и Селестию! - хихикает крупная кобылка в веснушках.</text:p>
      <text:p text:style-name="P6595">- Я выласту и стану умнее, чем вы все вместе взятые! Особенно ты, дылда веснусчатая! - мрачно заявляет радужногривая малышка.</text:p>
      <text:p text:style-name="P6596">- Агась! Будешь альтернативно умная, как и все кьюти-марочники! - гогочет конопатая.</text:p>
      <text:p text:style-name="P6597">-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598">-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599">- ДИНКА ТВЕРДОЛОБ! - ледяной тон учительницы не предвещает ничего доброго. - Мне надо встретиться с твоими родителями! Нам есть о чём погово...</text:p>
      <text:p text:style-name="P6600"/>
      <text:p text:style-name="P6601">… ТЫДЫЩЬ-БАХ-БАБАХ!!!</text:p>
      <text:p text:style-name="P6602"/>
      <text:p text:style-name="P6603">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04">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05"/>
      <text:p text:style-name="P6606">***</text:p>
      <text:p text:style-name="P6607"/>
      <text:p text:style-name="P6608">Больно.</text:p>
      <text:p text:style-name="P6609">Я открываю глаза и вижу фигуру в голубом.</text:p>
      <text:p text:style-name="P6610">- Рэйнбоу? Где я? - бормочу я в прострации. Голова адски трещит, картинка перед глазами плывёт и двоится.</text:p>
      <text:p text:style-name="P6611">- Э-м-м-м... В музее.</text:p>
      <text:p text:style-name="P6612"/>
      <text:p text:style-name="P661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soft-page-break/>
      <text:p text:style-name="P6614">-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15">-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16">- Кто они? - мокрый компресс унимает боль, ко мне возвращается ясность мыслей.</text:p>
      <text:p text:style-name="P6617">-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18">Рядом остолбенело застыла высокая кобыла-единорог в очках и твидовом жакете.</text:p>
      <text:p text:style-name="P6619">- Они говолят, кьютималочники тупые. Хотя я учусь в одной с ними глуппе — а я ведь на тли года младсе!</text:p>
      <text:p text:style-name="P6620"/>
      <text:p text:style-name="P6621">Я замечаю знакомую кьютимарку на крупе жеребёнки - <text:s/>радужная молния пронзает облако.</text:p>
      <text:p text:style-name="P6622"/>
      <text:p text:style-name="P6623">- Постой... Как тебя зовут?</text:p>
      <text:p text:style-name="P6624">- Ты зе узе назвал меня? - озадаченно спрашивает жеребёнка. - Я Лэйнбоу!</text:p>
      <text:p text:style-name="P6625">-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26">- Неа! - разочарованно отвечает та. - Лэйнбоу Длим. <text:s/>Эх! А я думала, ты меня знаес.</text:p>
      <text:p text:style-name="P6627">- Может, твоя мать или бабушка имеют отношение к школе Вондерболтов? - продолжаю допытываться я. - Я знал её основательницу.</text:p>
      <text:p text:style-name="Textbody"><text:span text:style-name="T6628">- Эммм, - озадаченно тянет малышка. - У нас есть семейная легенда, сто наса<text:s/></text:span><text:span text:style-name="T6629">пла</text:span><text:span text:style-name="T6630">-</text:span><text:span text:style-name="T6631">пла</text:span><text:span text:style-name="T6632">-</text:span><text:span text:style-name="T6633">пла</text:span><text:span text:style-name="T6634">-и есё много<text:s/></text:span><text:span text:style-name="T6635">л</text:span><text:span text:style-name="T6636">аз<text:s/></text:span><text:span text:style-name="T6637">пла</text:span><text:span text:style-name="T6638">-бабуска основала академию Вонделболтов пять тысясь лет назад.</text:span></text:p>
      <text:p text:style-name="P6639">- Пять тысяч?!! - не верю я. - Пять тысяч лет назад?</text:p>
      <text:p text:style-name="P6640">-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41"/>
      <text:p text:style-name="Textbody"><text:span text:style-name="T6642">Я ошеломлённо осматриваю музей.<text:s/></text:span><text:span text:style-name="T6643">Вижу<text:s/></text:span><text:span text:style-name="T6644">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45"><text:s/></text:span>Celestia<text:span text:style-name="T6646">» .</text:span></text:p>
      <text:p text:style-name="P664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48"/>
      <text:p text:style-name="P6649">Всё-таки, гад этот Анакорн! И шутки у него сволочные. Жаль, я ему не врезал, когда имел возможность.</text:p>
      <text:p text:style-name="P6650">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51"/>
      <text:soft-page-break/>
      <text:p text:style-name="P6652">- Так всё же, какой она была, моя пла-пла-плабабуска? - слышу я настойчивый голосок.</text:p>
      <text:p text:style-name="P6653"/>
      <text:p text:style-name="P6654">Я поворачиваюсь к жеребёнку и присаживаюсь перед ней на корточки. Треплю её по голове и чмокаю в губы.</text:p>
      <text:p text:style-name="P6655">- Не слушай своих глупых подруг. Будь такой, какой была твоя прабабушка, малышка. Она была офигенной.</text:p>
      <text:p text:style-name="P6656"/>
      <text:p text:style-name="P6657">Я подхожу к статуе.</text:p>
      <text:p text:style-name="P6658"/>
      <text:p text:style-name="P6659">- Сел…</text:p>
      <text:p text:style-name="P6660"/>
      <text:p text:style-name="P666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62">&lt;Развернуть боль Анона от осознания потери&gt;</text:p>
      <text:p text:style-name="P6663"/>
      <text:p text:style-name="P6664">-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65">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66">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67">&lt;развернуть страдания Анона&gt;</text:p>
      <text:p text:style-name="P6668"/>
      <text:p text:style-name="P6669">Меня накрывает тень.</text:p>
      <text:p text:style-name="P6670"/>
      <text:p text:style-name="P6671">- Я обещала встретиться, и я выполнила своё обещание, мой маленький человек, - Селестия устало опускает голову мне на плечо.</text:p>
      <text:p text:style-name="P6672"/>
      <text:p text:style-name="P6673">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74"/>
      <text:p text:style-name="P6675">-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76">Селестия в ответ прижимает меня к себе единственным крылом.</text:p>
      <text:p text:style-name="P6677"/>
      <text:p text:style-name="P6678">- Ну же, Анон, не стоит так переживать, я же сказала, что буду ждать. Когда это я тебя обманывала?</text:p>
      <text:p text:style-name="P6679">- Ты… Ты… Глупая ты лошадь… - бормочу я, крепче вжимаясь лицом в белоснежную шею.</text:p>
      <text:p text:style-name="P6680">Аликорница только вздыхает.</text:p>
      <text:p text:style-name="P6681"/>
      <text:p text:style-name="P6682">-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83"/>
      <text:p text:style-name="P6684">Наконец я отрываюсь от неё и вытираю ладонью слёзы. И у меня снова перехватывает дыхание – от ужаса при виде израненой аликорницы.</text:p>
      <text:p text:style-name="P6685">- Сел!!!</text:p>
      <text:p text:style-name="P6686">-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87"/>
      <text:p text:style-name="P6688">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89"/>
      <text:p text:style-name="P6690">-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91">-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92"/>
      <text:p text:style-name="P669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694"/>
      <text:p text:style-name="P6695">- Мы рады, что ты вернулась, Сестра.</text:p>
      <text:p text:style-name="P6696"/>
      <text:p text:style-name="P6697">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698"/>
      <text:p text:style-name="P6699">…</text:p>
      <text:p text:style-name="P6700"/>
      <text:p text:style-name="P6701">- ЛУНА! - Селестия притягивает сестру к себе, заключая в объятиях. - Я не надеялась увидеть тебя живой! Ты вернулась!</text:p>
      <text:p text:style-name="P6702">-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03">- Я так скучала! Я так переживала!</text:p>
      <text:p text:style-name="P6704">-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6705"/>
      <text:p text:style-name="P6706">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07"/>
      <text:p text:style-name="P6708">- Луна?!! Ты ничего не хочешь мне сказать?</text:p>
      <text:p text:style-name="P6709"/>
      <text:p text:style-name="P6710">Тёмная аликорница со вздохом отвлекается от сестриной гривы, в которую зарылась носом.</text:p>
      <text:p text:style-name="P6711"/>
      <text:p text:style-name="Textbody"><text:span text:style-name="T6712">-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1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14"/>
      <text:p text:style-name="P6715">Тёмная аликорница вновь зарывается мордой в гриву сестры. Я слышу вздох Селестии и её успокаивающий шёпот. Я тоже прощающе подмигиваю Луне.</text:p>
      <text:p text:style-name="P6716"/>
      <text:p text:style-name="P6717">-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soft-page-break/>
      <text:p text:style-name="P6718">- Твоя правда, Сестра, - согласилась с ней Луна. - Мы хотели сказать тебе об этом позже, но ты сама всё поняла.</text:p>
      <text:p text:style-name="P6719"/>
      <text:p text:style-name="P6720">Старшая аликорница смотрит на младшую и обе согласно кивают.</text:p>
      <text:p text:style-name="P6721"/>
      <text:p text:style-name="P6722">- Хуман, мы хотели бы вернуться. - Селестия с тревогой смотрит на меня. - Пойдёшь ли ты с нами?</text:p>
      <text:p text:style-name="P6723">- Вернуться? Куда?</text:p>
      <text:p text:style-name="P6724">-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25">- А потом?</text:p>
      <text:p text:style-name="P6726">-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6727"/>
      <text:p text:style-name="P6728">Я смотрю на небо, на облака, на солнце и улыбаюсь.</text:p>
      <text:p text:style-name="P6729"/>
      <text:p text:style-name="P6730">-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3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32"/>
      <text:p text:style-name="P6733">Мне кажется, или я вижу в вечерних лучах солнца краску, залившую щеки Луны?</text:p>
      <text:p text:style-name="P6734">Я смеюсь. Всё стало на свои места, как в старые добрые времена.</text:p>
      <text:p text:style-name="P6735"/>
      <text:p text:style-name="P6736">- Тогда помчали?</text:p>
      <text:p text:style-name="P6737">- Да. - Селестия поворачивается к Луне. - Как в тот раз, после битвы у Холодной скалы?</text:p>
      <text:p text:style-name="P6738">- Да. По другому ты сейчас и не сможешь.</text:p>
      <text:p text:style-name="P6739"/>
      <text:p text:style-name="P6740">Луна подходит вплотную к Селестии со стороны отсутствующего крыла, бок к боку, и крепко обнимает раненую аликорницу крылом.</text:p>
      <text:p text:style-name="P6741">- Проверим силы. Раз. Два. Три! - Луна взмахивает свободным крылом.</text:p>
      <text:p text:style-name="P674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43"/>
      <text:p text:style-name="P6744">Тандем крутит восьмёрки и виражи в вечернем небе, поднимается в высоту и падает в стремительных пике. Наконец, они приземляются.</text:p>
      <text:p text:style-name="P6745"/>
      <text:soft-page-break/>
      <text:p text:style-name="P6746">- Хуман, - обращается ко мне Селестия, - Хотела бы я нести тебя сейчас… Увы – раны не позволят. Садись на Луну, пожалуйста…</text:p>
      <text:p text:style-name="P6747">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48">Честное слово, Сел могла бы придумать что-нибудь получше, чем ездить на этой фурии, Хуман!</text:p>
      <text:p text:style-name="P6749"/>
      <text:p text:style-name="P6750">Внезапно строгую морду освещает улыбка и бирюзовый глаз подмигивает мне.</text:p>
      <text:p text:style-name="P6751"/>
      <text:p text:style-name="P6752">- Ты всё ещё боишься нас, Хуман. После стольких-то лет знакомства. Это забавляет. Садись! (1)</text:p>
      <text:p text:style-name="P6753"/>
      <text:p text:style-name="P6754">…</text:p>
      <text:p text:style-name="P6755"/>
      <text:p text:style-name="P6756">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57">Высоко-высоко в небо!</text:p>
      <text:p text:style-name="P6758"/>
      <text:p text:style-name="P6759">(1) В глубине искорёженного шлема экспоната №502 загорается жёлтый огонёк. Зелёные буквы бегут на небольшом потрескавшемся экранчике.</text:p>
      <text:p text:style-name="P6760"/>
      <text:p text:style-name="P6761">- Регистрация присутствия хозяина.</text:p>
      <text:p text:style-name="P6762">- Регистрация увеличения дистанции с хозяином.</text:p>
      <text:p text:style-name="P6763">- Отсутствие инструкций.</text:p>
      <text:p text:style-name="P6764">- Активация протокола поддержания дистанции необходимой для принятия инструкций хозяина.</text:p>
      <text:p text:style-name="P6765"/>
      <text:p text:style-name="P6766"/>
      <text:p text:style-name="P6767">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68">Вскоре слегка скрежещущая фигура скрывается в лучах заходящего солнца вслед за троицей сказочных созданий.</text:p>
      <text:p text:style-name="P6769"/>
      <text:p text:style-name="P6770"/>
      <text:h text:style-name="P6771" text:outline-level="2">Конец</text:h>
      <text:p text:style-name="P6772"/>
      <text:p text:style-name="P6773"/>
      <text:p text:style-name="P6774"/>
      <text:p text:style-name="P6775"/>
      <text:p text:style-name="P6776"/>
      <text:p text:style-name="P6777"/>
      <text:p text:style-name="P6778">Крепкий орешек, развоплощение не повлияло твой характер. Как был хамом, так и остался.</text:p>
      <text:p text:style-name="P6779">- Мы ведь виделись раньше, да? Почему-то ты кажешься мне знакомым, - угрюмо замечаю я. - Хотя, хоть убей, не вспомню, где.</text:p>
      <text:p text:style-name="P678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81">- Хреново, - ещё угрюмее говорю я. - Полчаса назад попал в эпицентр ядерного взрыва.</text:p>
      <text:p text:style-name="P6782">-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83"/>
      <text:p text:style-name="P6784">Я молча прикидываю, смогу ли дотянуться до его носа кулаком? А ногой?</text:p>
      <text:p text:style-name="P6785">Анакорн как будто понимает, что я замышляю. Он отступает шаг назад и примирительно поднимает вверх копыто.</text:p>
      <text:p text:style-name="P6786"/>
      <text:p text:style-name="P6787">-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88"/>
      <text:p text:style-name="P678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90"/>
      <text:p text:style-name="P679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92"/>
      <text:p text:style-name="P6793">-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soft-page-break/>
      <text:p text:style-name="P6794">- Стоп-стоп-стоп! Помедленнее, я нихрена не понял! - хватаюсь за голову я. - Какая-такая подружка? Какая просьба? Какой мир? Что за бред?</text:p>
      <text:p text:style-name="P6795"/>
      <text:p text:style-name="P6796"><text:span text:style-name="T6797">&lt;</text:span><text:span text:style-name="T6798">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799"><text:span text:style-name="T6800">Эпилог.)</text:span><text:span text:style-name="T6801">&gt;</text:span></text:p>
      <text:p text:style-name="P6802"/>
      <text:p text:style-name="P6803"/>
      <text:p text:style-name="P6804"><text:span text:style-name="T6805">(</text:span><text:span text:style-name="T6806">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07"/>
      <text:p text:style-name="P680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09"/>
      <text:p text:style-name="P6810"><text:span text:style-name="T6811">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1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13"><text:span text:style-name="T681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15"/>
      <text:p text:style-name="P6816">…</text:p>
      <text:p text:style-name="P6817"/>
      <text:p text:style-name="P6818"/>
      <text:p text:style-name="P6819"/>
      <text:p text:style-name="P6820"/>
      <text:p text:style-name="P6821">***</text:p>
      <text:p text:style-name="P6822"/>
      <text:p text:style-name="P6823"><text:span text:style-name="T6824"><text:s/></text:span><text:span text:style-name="T682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26"/>
      <text:p text:style-name="P6827">Я устало смеюсь. Юджин сделал этический модуль слишком эмоциональным, но это выглядит порой так забавно!</text:p>
      <text:p text:style-name="P6828">- Нет ничего проще. Если бы ты спросилда меня раньше, я бы тебе сказал. Со стороны это моментально видно.</text:p>
      <text:p text:style-name="P6829">- Что?!! Говори!</text:p>
      <text:p text:style-name="P683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831">- И где же мне найти желающих на такое? Я даже с трудом понимаю концепцию души, не то, чтобы поверить в её существование.</text:p>
      <text:p text:style-name="P6832"/>
      <text:p text:style-name="P6833">Разочарование сквозит в выражении морды трансцендентной лошади, в её поникших ушах и обвислом хвосте. Я усмехаюсь.</text:p>
      <text:p text:style-name="P6834"/>
      <text:p text:style-name="P6835">- Ты в упор не видишь очевидного. Расскажи-ка, каким образом я могу присутствовать тут, рядом с тобой в виртуальном мире?</text:p>
      <text:p text:style-name="P6836">Хэвэн недовольно морщит нос, но начинает объяснять, как пятилетнему ребёнку.</text:p>
      <text:p text:style-name="P683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38">- Правильно, - киваю я, - и как, по-твоему, можно назвать цифровой слепок сознания?</text:p>
      <text:soft-page-break/>
      <text:p text:style-name="P6839">- Н-не понимаю, к чему ты клонишь? - запинается Хэвэн. Я вижу, что она начинает понимать.</text:p>
      <text:p text:style-name="P6840">-</text:p>
      <text:p text:style-name="P6841"/>
      <text:p text:style-name="P6842"><text:s/>Информационный слепок сознания неточен, сканируется, в основном, память, <text:s/>логический аппарат и эмоции.</text:p>
      <text:p text:style-name="P6843"/>
      <text:p text:style-name="P6844"><text:span text:style-name="T6845">&lt;</text:span><text:span text:style-name="T6846">Зарождение проекта «Семь вечностей» и любовь Хэвэн к Дедлайну</text:span><text:span text:style-name="T6847">&gt;</text:span></text:p>
      <text:p text:style-name="P6848"/>
      <text:p text:style-name="P6849"/>
      <text:p text:style-name="P6850"/>
      <text:p text:style-name="P6851"/>
      <text:p text:style-name="P6852"/>
      <text:h text:style-name="P6853" text:outline-level="2">12</text:h>
      <text:p text:style-name="P6854"/>
      <text:p text:style-name="P6855"/>
      <text:p text:style-name="P6856">***</text:p>
      <text:p text:style-name="P6857"/>
      <text:p text:style-name="P6858"/>
      <text:p text:style-name="P6859"/>
      <text:p text:style-name="P6860"/>
      <text:p text:style-name="P6861">&lt;мир-громоотвод — в том месте, где размещён боевой модуль PHOENIX&gt;</text:p>
      <text:p text:style-name="P6862">&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63"/>
      <text:p text:style-name="P686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65"/>
      <text:p text:style-name="P6866"/>
      <text:p text:style-name="P6867"/>
      <text:p text:style-name="P686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69"/>
      <text:p text:style-name="P6870"/>
      <text:p text:style-name="P6871">&lt;Ещё одна глава. Больничный быт Дедлайна / Развитие болезни Джет. Одеяло&gt;</text:p>
      <text:p text:style-name="P6872">(добавить <text:s/>быта в Чертогах Разума и общения с “овощами”)</text:p>
      <text:p text:style-name="P6873"/>
      <text:p text:style-name="P6874"/>
      <text:p text:style-name="P6875">пол’т на єкспериментальном образце первой ступени ракеті (остальніе не сделані)</text:p>
      <text:p text:style-name="P6876"/>
      <text:p text:style-name="P6877">===================================================</text:p>
      <text:p text:style-name="P6878">… Вы и есть сопротивление!</text:p>
      <text:p text:style-name="P6879">&lt;временная петля&gt;</text:p>
      <text:p text:style-name="P6880"/>
      <text:p text:style-name="P6881"/>
      <text:p text:style-name="P6882"/>
      <text:p text:style-name="P6883"/>
      <text:p text:style-name="P6884"/>
      <text:p text:style-name="P6885"><text:span text:style-name="T6886">&lt;</text:span><text:span text:style-name="T6887">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88">..&gt;</text:span></text:p>
      <text:p text:style-name="P6889"/>
      <text:p text:style-name="P6890"/>
      <text:p text:style-name="P6891">Шаги Армагеддона;</text:p>
      <text:p text:style-name="P6892"/>
      <text:p text:style-name="P6893"/>
      <text:p text:style-name="P6894">встреча с единорогами</text:p>
      <text:p text:style-name="P689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96">Потом – путешествие на “Хитрожопке”, апгрейд её до дирижабля</text:p>
      <text:p text:style-name="P6897"/>
      <text:p text:style-name="P6898">=========================================</text:p>
      <text:p text:style-name="P6899"/>
      <text:p text:style-name="P690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01"/>
      <text:soft-page-break/>
      <text:p text:style-name="P690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03">==========================================</text:p>
      <text:p text:style-name="P6904">Анакорн Анону: Что-то мне твоё лицо кажется знакомым. Мы раньше встречались?</text:p>
      <text:p text:style-name="P6905">- Каким образом? – усмехнулся Анон.</text:p>
      <text:p text:style-name="P690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07"/>
      <text:p text:style-name="P6908">- Как мне звать тебя, Учитель? - прозвучала стандартная фраза начала Диалога, - Я желаю взять у… Ооо!..</text:p>
      <text:p text:style-name="P6909"/>
      <text:p text:style-name="P691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11"/>
      <text:p text:style-name="P6912"><text:span text:style-name="T6913">- Мой первый Учитель… Я узнала тебя…<text:s/></text:span>Мне тебя не хватало.</text:p>
      <text:p text:style-name="P6914"/>
      <text:p text:style-name="P6915">Деревья расступились и на поляну вышла Хэвэн.</text:p>
      <text:p text:style-name="P6916"/>
      <text:p text:style-name="P6917"><text:span text:style-name="T6918">- Не могу сказать, что это взаимно, Хэв, -</text:span><text:span text:style-name="T6919"><text:s/>у меня не было лица в электронном мире, но я постарался, чтобы в голос был пронизан сарказмом</text:span><text:span text:style-name="T6920">. - В последнюю<text:s/></text:span>нашу встречу я еле ноги унёс.<text:s/><text:span text:style-name="T692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22">-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23"/>
      <text:p text:style-name="P692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25"/>
      <text:p text:style-name="P6926"/>
      <text:p text:style-name="P692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2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29"/>
      <text:soft-page-break/>
      <text:p text:style-name="P6930">Хэвэн предлагает Дедлайну присесть на пенёк – тот отказывается (подозревает, что это – кресло).</text:p>
      <text:p text:style-name="P6931">===============================================</text:p>
      <text:p text:style-name="P6932"/>
      <text:p text:style-name="P6933">Рэра чуть шевельнула ухом и немедленно открыла один глаз.</text:p>
      <text:p text:style-name="P6934"/>
      <text:p text:style-name="P6935">- ПАПА!!! ОН СОГЛАСЕН!!!</text:p>
      <text:p text:style-name="P6936"/>
      <text:p text:style-name="P6937"><text:span text:style-name="T6938">&lt;</text:span>Pornis<text:span text:style-name="T6939"><text:s/></text:span>erectus<text:span text:style-name="T6940">&gt;</text:span></text:p>
      <text:p text:style-name="P6941">ТЫ! Я! КРОВАТЬ! БЫСТРО!!! (мамка из табуна Твердолобов)</text:p>
      <text:p text:style-name="P6942">.</text:p>
      <text:p text:style-name="P6943">.</text:p>
      <text:p text:style-name="P6944">.</text:p>
      <text:p text:style-name="P6945">&lt;Попадает в табун мамок и тёток, но его спасает Дейдра на Хитрожопке&gt;</text:p>
      <text:p text:style-name="P6946">&lt;Хум видит молодую Селестию в латах&gt;</text:p>
      <text:p text:style-name="P6947">&lt;Сел учит Хумана магии и готовит его своим партнёром&gt;</text:p>
      <text:p text:style-name="P6948">&lt;Сел применяет свою “термоядерную пушку” в роге&gt;</text:p>
      <text:h text:style-name="P6949" text:outline-level="2"/>
      <text:p text:style-name="P6950"/>
      <text:p text:style-name="P695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952">Селестия бесконечно счастлива, что у неё есть помощник - Анон</text:p>
      <text:p text:style-name="P6953"><text:span text:style-name="T6954">(</text:span><text:span text:style-name="T6955">Анон просыпается злой и недовольный утром – один в постели. Всё утро он ноет, пока не окончен королевский приём. Он вваливается к Селестии.</text:span><text:span text:style-name="T6956">)</text:span></text:p>
      <text:p text:style-name="P6957"/>
      <text:p text:style-name="P6958">Я ввалился в приёмную. Голова аликорницы покоилась на столе, глаза были закрыты. При стуке двери лишь чуть дёрнулось ухо.</text:p>
      <text:p text:style-name="P6959">- Сел, меня волнует состояние наших отношений в последнее время, - начал я издалека.</text:p>
      <text:p text:style-name="P6960">- Да? - пробормотала аликорница не открывая глаз.</text:p>
      <text:p text:style-name="P6961"/>
      <text:p text:style-name="P6962">Тут что-то не так, Анон!</text:p>
      <text:p text:style-name="P6963"/>
      <text:p text:style-name="P6964">- Как ты могла вчера заснуть во время секса?!! - я возмущенно уставился на аликорницу.</text:p>
      <text:p text:style-name="P6965">Селестия открыла один глаз и страдальчески улыбнулась.</text:p>
      <text:soft-page-break/>
      <text:p text:style-name="P6966"><text:span text:style-name="T6967">-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68">- Маленькое неудобство? - я аж поперхнулся. - Сел, мне неинтересно трахать бревно. Если ты так устаёшь – поделись работой. Зачем ещё нужны мужья?</text:p>
      <text:p text:style-name="P6969">&lt;Сцена с напившейся Селестией&gt;</text:p>
      <text:p text:style-name="P697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71"><text:span text:style-name="T6972">&lt;</text:span><text:span text:style-name="T6973">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74">&lt;Отправка Анона на Луну с Луной&gt;</text:p>
      <text:p text:style-name="P6975"><text:span text:style-name="T6976">&lt;Сцена с голым Аноном и Луной</text:span><text:span text:style-name="T6977">&gt;</text:span></text:p>
      <text:p text:style-name="P6978"/>
      <text:p text:style-name="P6979"/>
      <text:p text:style-name="P6980"/>
      <text:p text:style-name="P6981"/>
      <text:p text:style-name="P6982"/>
      <text:p text:style-name="P6983">======================================================</text:p>
      <text:p text:style-name="P6984">- А-А-А-А-А-А-А-А!!!</text:p>
      <text:p text:style-name="P6985"/>
      <text:p text:style-name="P6986">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87"/>
      <text:p text:style-name="P6988">- Это определённо не пегас. И вообще не пони, - заметила старшая.</text:p>
      <text:p text:style-name="P698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90"/>
      <text:p text:style-name="P6991">Вопящая фигура поравнялась с аликорницами и продолжила низвержение в пропасть.</text:p>
      <text:p text:style-name="P6992"/>
      <text:p text:style-name="P6993"><text:span text:style-name="T699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6995">ли это не наш подданный, мы обязаны проявить гостеприимство.</text:span></text:p>
      <text:p text:style-name="P6996"/>
      <text:soft-page-break/>
      <text:p text:style-name="P6997">Прыжок аликорницы с края площадки перешёл в затяжное пике, конечной целью которого была быстро приближающаяся к земле тёмная фигура.</text:p>
      <text:p text:style-name="P6998"/>
      <text:p text:style-name="P699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00"/>
      <text:p text:style-name="P7001"/>
      <text:p text:style-name="P7002"/>
      <text:p text:style-name="P7003"/>
      <text:p text:style-name="P7004"/>
      <text:p text:style-name="P7005"><text:span text:style-name="T700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07"><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08"><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0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10"/>
      <text:p text:style-name="P7011"/>
      <text:soft-page-break/>
      <text:p text:style-name="P7012"><text:span text:style-name="T701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14">ризывает аватары учителей. Вместе они прорываются к терминалу Хэвэн и он выходит на связь с Фениксом.</text:span><text:span text:style-name="T7015"><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16">В последнюю секунду Хэвэн пробуждается в Фениксе и последним усилием переносит его в мир Эквестрии</text:span><text:span text:style-name="T7017"><text:s/></text:span><text:span text:style-name="T7018">— тот, на седьмой волне, который избежал фолаута. Где Сел окаменела. Эпилог<text:s/></text:span><text:span text:style-name="T7019">&gt;</text:span></text:p>
      <text:p text:style-name="P7020">======================================</text:p>
      <text:p text:style-name="P7021"><text:span text:style-name="T702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23">#$@</text:span><text:span text:style-name="T702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25"/>
      <text:p text:style-name="P7026">===================================</text:p>
      <text:p text:style-name="P702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28"/>
      <text:p text:style-name="P702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30"><text:span text:style-name="T7031">Действие начинается снова с<text:s/></text:span><text:span text:style-name="T7032">первой</text:span><text:span text:style-name="T7033"><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3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3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36">=============================</text:p>
      <text:p text:style-name="P703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text:s/><text:soft-page-break/>Эпилог — Анон вырывается из временной петли (ему помогает Дедлайн с Анакорном) — и освобождает Сел&gt;</text:p>
      <text:p text:style-name="P7038"/>
      <text:p text:style-name="P703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40"/>
      <text:p text:style-name="P704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42">=========================</text:p>
      <text:p text:style-name="P7043"><text:span text:style-name="T704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45">Крыса сбегает из психушки.<text:s/></text:span><text:span text:style-name="T7046">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47">=======================================</text:p>
      <text:p text:style-name="P7048"><text:span text:style-name="T7049">&lt;</text:span><text:span text:style-name="T705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51">&gt;</text:span></text:p>
      <text:p text:style-name="P7052"/>
      <text:p text:style-name="P7053"><text:span text:style-name="T7054">(</text:span><text:span text:style-name="T7055">за пять минут до армагеддона начинается разгул магии — Дедлайн будит овощей. Армагеддон превращается в начало магического мира</text:span><text:span text:style-name="T7056">)</text:span></text:p>
      <text:p text:style-name="P7057"/>
      <text:p text:style-name="P7058"/>
      <text:p text:style-name="P7059">(Дедлайн был в психушке без памяти два месяца, а не два года)</text:p>
      <text:p text:style-name="P7060"/>
      <text:p text:style-name="P7061"/>
      <text:p text:style-name="P7062"><text:span text:style-name="T7063">&lt;</text:span><text:span text:style-name="T7064">Учителя отвечают на вопросы Хэвэн, на которые она сама не может найти ответы</text:span><text:span text:style-name="T7065">&gt;</text:span></text:p>
      <text:soft-page-break/>
      <text:p text:style-name="P7066">(добавить Аниту в психушку)</text:p>
      <text:p text:style-name="P7067">(необходимость вернуться — предотвратить закрытие проекта и остановку Хэвэн)</text:p>
      <text:p text:style-name="P7068">&lt;киберсекс с Хэвэн&gt;</text:p>
      <text:p text:style-name="P7069">====================</text:p>
      <text:p text:style-name="P7070"><text:span text:style-name="T7071">&lt;</text:span><text:span text:style-name="T707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73">&gt;</text:span></text:p>
      <text:p text:style-name="P7074"/>
      <text:p text:style-name="P7075"/>
      <text:p text:style-name="P7076"/>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77"/>
      <text:p text:style-name="P7078">009 Sound System - Speak to Angels (<text:a xlink:href="https://www.youtube.com/watch?v=6rAkn9OZT0k" office:target-frame-name="_top" xlink:show="replace">https://www.youtube.com/watch?v=6rAkn9OZT0k</text:a>)</text:p>
      <text:p text:style-name="P7079">Pink Floyd “Keep Talking”<text:s/><text:a xlink:href="https://www.youtube.com/watch?v=CVhYW6e3qc8" office:target-frame-name="_top" xlink:show="replace">https://www.youtube.com/watch?v=CVhYW6e3qc8</text:a></text:p>
      <text:p text:style-name="P7080"/>
      <text:p text:style-name="P7081">Daft Punk - Veridis Quo</text:p>
      <text:p text:style-name="P7082">https://www.youtube.com/watch?v=HhZaHf8RP6g</text:p>
      <text:p text:style-name="P7083"><text:a xlink:href="https://www.youtube.com/watch?v=ySLc8gZ3oEc" office:target-frame-name="_top" xlink:show="replace">https://www.youtube.com/watch?v=ySLc8gZ3oEc</text:a></text:p>
      <text:p text:style-name="P7084"/>
      <text:p text:style-name="P7085">Eye Of The Tiger</text:p>
      <text:p text:style-name="P7086"/>
      <text:p text:style-name="P7087">Alphaville – Forever Young</text:p>
      <text:p text:style-name="P7088">The Doors “Light My Fire”</text:p>
      <text:p text:style-name="P7089">Pink Floyd “Another Brick In The Wall” (https://www.youtube.com/watch?v=krYK1jWz0Lo <text:s/>),</text:p>
      <text:p text:style-name="P7090">“Is the anybody here” (Pulse)</text:p>
      <text:p text:style-name="P7091">“Marooned”</text:p>
      <text:p text:style-name="P7092">&lt;Pink Floyd - «Hey you» (Pulse)&gt;</text:p>
      <text:p text:style-name="P7093"/>
      <text:p text:style-name="P7094">Dire Straits “Money For Nothing”</text:p>
      <text:p text:style-name="Textbody">Depeche Mode</text:p>
      <text:soft-page-break/>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p text:style-name="Textbody">Blackmoress night – under a violet moon (<text:s/><text:a xlink:href="https://www.youtube.com/watch?v=Ttqnz-xnwWM" office:target-frame-name="_top" xlink:show="replace">https://www.youtube.com/watch?v=Ttqnz-xnwWM</text:a><text:s/>)</text:p>
      <text:p text:style-name="P7095">&lt;<text:span text:style-name="T7096">Pink Floyd — Kepp Talking (Pulse), Hey you (Pulse), Sorrow (Pulse), High Hopes (Pulse)</text:span>&gt;</text:p>
      <text:p text:style-name="P7097">Blue Oyster Cult — Do Not Fear The Reaper (<text:a xlink:href="https://www.youtube.com/watch?v=Dy4HA3vUv2c" office:target-frame-name="_top" xlink:show="replace">https://www.youtube.com/watch?v=Dy4HA3vUv2c</text:a><text:s/>)</text:p>
      <text:p text:style-name="P7098">The Beloved — Sweet Harmony (<text:a xlink:href="https://www.youtube.com/watch?v=rB_d1Mczxqw" office:target-frame-name="_top" xlink:show="replace">https://www.youtube.com/watch?v=rB_d1Mczxqw</text:a><text:s/>)</text:p>
      <text:p text:style-name="P7099">Oasis — Wonderwall (<text:a xlink:href="https://www.youtube.com/watch?v=6hzrDeceEKc" office:target-frame-name="_top" xlink:show="replace">https://www.youtube.com/watch?v=6hzrDeceEKc</text:a><text:s/>)</text:p>
      <text:p text:style-name="P7100">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soft-page-break/>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01"><text:a xlink:href="https://www.youtube.com/watch?v=nGhoBnx3Pt0" office:target-frame-name="_top" xlink:show="replace">https://www.youtube.com/watch?v=nGhoBnx3Pt0</text:a></text:p>
      <text:p text:style-name="P7102"><text:a xlink:href="https://www.youtube.com/watch?v=UVWiArQL_oI" office:target-frame-name="_top" xlink:show="replace">https://www.youtube.com/watch?v=UVWiArQL_oI</text:a></text:p>
      <text:p text:style-name="P7103"/>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04"><text:span text:style-name="T7105">009 Sound System – DreamScape (</text:span><text:a xlink:href="https://www.youtube.com/watch?v=TKfS5zVfGBc" office:target-frame-name="_top" xlink:show="replace"><text:span text:style-name="T7106">https://www.youtube.com/watch?v=TKfS5zVfGBc</text:span></text:a><text:span text:style-name="T7107">)</text:span></text:p>
      <text:p text:style-name="P7108">Pink Floyd “Another Brick In The Wall”</text:p>
      <text:p text:style-name="P7109"><text:a xlink:href="https://www.youtube.com/watch?v=rvk5D1iI2LA" office:target-frame-name="_top" xlink:show="replace">https://www.youtube.com/watch?v=rvk5D1iI2LA</text:a></text:p>
      <text:h text:style-name="P7110" text:outline-level="1"><text:span text:style-name="T7111">Mark Knopfler - Marbletown - Córdoba 2010</text:span></text:h>
      <text:p text:style-name="P7112">Pendulum – Under the waves<text:s/><text:a xlink:href="https://www.youtube.com/watch?v=Xc6tpOgm1HE" office:target-frame-name="_top" xlink:show="replace">https://www.youtube.com/watch?v=Xc6tpOgm1HE</text:a></text:p>
      <text:p text:style-name="P7113"><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14"/>
      <text:soft-page-break/>
      <text:p text:style-name="P7115"><text:s/>Outrunner – Let go <text:s/><text:a xlink:href="https://www.youtube.com/watch?v=bZoF4Ucemb8" office:target-frame-name="_top" xlink:show="replace">https://www.youtube.com/watch?v=bZoF4Ucemb8</text:a></text:p>
      <text:p text:style-name="P7116"><text:tab/><text:tab/>Lost city<text:s/><text:a xlink:href="https://www.youtube.com/watch?v=YZUoGbF7WLE" office:target-frame-name="_top" xlink:show="replace">https://www.youtube.com/watch?v=YZUoGbF7WLE</text:a></text:p>
      <text:p text:style-name="P7117">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ksym Tuhai</meta:initial-creator>
    <dc:creator>Maksym Tuhai</dc:creator>
    <meta:creation-date>2019-06-10T23:54:00Z</meta:creation-date>
    <dc:date>2024-04-20T19:45:00Z</dc:date>
    <meta:template xlink:href="Normal" xlink:type="simple"/>
    <meta:editing-cycles>2</meta:editing-cycles>
    <meta:editing-duration>PT27060780S</meta:editing-duration>
    <meta:document-statistic meta:page-count="313" meta:paragraph-count="1438" meta:word-count="107573" meta:character-count="719306" meta:row-count="5109" meta:non-whitespace-character-count="613171"/>
  </office:meta>
</office:document-meta>
</file>